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Lucida Grande" svg:font-family="Lucida Grande"/>
    <style:font-face style:name="PingFang SC" svg:font-family="PingFang SC"/>
    <style:font-face style:name="PingFang TC" svg:font-family="PingFang TC"/>
    <style:font-face style:name="Times" svg:font-family="Times"/>
  </office:font-face-decls>
  <office:automatic-styles>
    <style:style style:name="P1" style:family="paragraph" style:parent-style-name="Standard">
      <style:paragraph-properties>
        <style:tab-stops>
          <style:tab-stop style:position="0.3938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P4" style:family="paragraph" style:parent-style-name="Standard">
      <style:paragraph-properties fo:margin-bottom="0.1667in" style:line-height-at-least="0.2361in"/>
      <style:text-properties style:font-name="PingFang TC" fo:font-size="12.0pt" fo:color="#000000" fo:background-color="#ececec"/>
    </style:style>
    <style:style style:name="P5" style:family="paragraph" style:parent-style-name="Standard">
      <style:paragraph-properties fo:margin-bottom="0.1667in" style:line-height-at-least="0.2361in"/>
      <style:text-properties style:font-name="Times" fo:font-size="12.0pt" fo:color="#000000" fo:background-color="#ececec"/>
    </style:style>
    <style:style style:name="P6" style:family="paragraph" style:parent-style-name="Standard">
      <style:paragraph-properties fo:margin-bottom="0.1667in" style:line-height-at-least="0.2361in"/>
      <style:text-properties style:font-name="PingFang TC" fo:font-size="12.0pt" fo:color="#000000" fo:background-color="#868686"/>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5" style:family="text">
      <style:text-properties style:font-name="PingFang SC" fo:letter-spacing="0.0000in"/>
    </style:style>
    <style:style style:name="T6" style:family="text">
      <style:text-properties style:font-name="PingFang TC" fo:letter-spacing="0.0000in"/>
    </style:style>
    <style:style style:name="T7" style:family="text">
      <style:text-properties fo:font-style="italic" fo:font-style-asian="italic" fo:font-style-complex="italic" fo:letter-spacing="0.0000in"/>
    </style:style>
    <style:style style:name="T8" style:family="text">
      <style:text-properties style:font-name="PingFang TC" fo:letter-spacing="0.0000in" fo:background-color="#868686"/>
    </style:style>
    <style:style style:name="T9" style:family="text">
      <style:text-properties style:font-name="PingFang TC" fo:letter-spacing="0.0000in" fo:color="#032726" fo:background-color="#868686"/>
    </style:style>
    <style:style style:name="T10" style:family="text">
      <style:text-properties style:font-name="Lucida Grande"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阿水   |  2020.06.08 22:48   |   </text:span><text:a xlink:type="simple" xlink:href="http://palinfo.habago.org/Entry?Command=Information_PrintForum#FORUM39522"><text:span text:style-name="T2">#</text:span></text:a></text:p>
      <text:p text:style-name="P3"><text:span text:style-name="T1">陽陽葛格：</text:span><text:span text:style-name="T3"><text:line-break/><text:line-break/></text:span><text:span text:style-name="T1">「你是对的，你是法律专业人士，可以从细节方面去对法律进行探讨；我非专业人士，不可能凭几篇文章就理解法律细节，很难对焦也是很正常的。」</text:span><text:span text:style-name="T3"><text:line-break/><text:line-break/></text:span><text:span text:style-name="T1">１、您在先前緊接著法律細節（訓誡書）的連結之下所貼的「法律」和「法律與道德」的文章是要跟我說明什麼呢？是提醒我既要見樹也要見林嗎？麻煩您以後說明一下，不然我會一頭霧水，自然無法對焦。</text:span><text:span text:style-name="T3"><text:line-break/><text:line-break/></text:span><text:span text:style-name="T1">２、關於中共本身的「防呆設計」，我前面找出了好幾個條例和指導原則，這些都是中共一再耳提面命，一再要求全黨從嚴、全覆蓋的，這麼重要的制度怎麼會只是法律細節呢？</text:span><text:span text:style-name="T3"><text:line-break/><text:line-break/></text:span><text:span text:style-name="T1">３、您知道「防呆」也可以叫「糾錯」，應該是有參考其他資料，但您又舉大陸的改革政策為例，顯然又跟我失焦了。因為「改革」雖然也是改正過去的錯誤，但「防呆」是任何改革政策的形成及執行過程都要遵守的一套防止出軌、能把錯誤糾出來示警改正的制度。</text:span><text:span text:style-name="T3"><text:line-break/></text:span><text:span text:style-name="T1">從我上面找的中共本身防呆機制可以推知，您所舉為例的改革政策是中共中央集體做出來的決策，不是領導人個人專斷獨行，而且不能違反憲法及法律；在執行改革政策時，有執行機關，執行機關底下也有分權單位各職其司，另設監督機關，不會由一個單位一把抓，而且政策的執行過程有一定的程序，也要求這些程序都要透明化等等。</text:span><text:span text:style-name="T3"><text:line-break/></text:span><text:span text:style-name="T1">既然您是理工科系的，據說「防呆」原本是工業管理的觀念，任何工業產品都有防呆的設計，有共通的原則可以依循，反而我借來比喻，您卻被這個名詞誤導了。這樣，有沒有清楚了呢？（最後一句是「台灣國語」的語法）</text:span><text:span text:style-name="T3"><text:line-break/><text:line-break/></text:span></text:p>
      <text:p text:style-name="P2"><text:span text:style-name="T1">Ethan   |  2020.06.08 22:46   |   </text:span><text:a xlink:type="simple" xlink:href="http://palinfo.habago.org/Entry?Command=Information_PrintForum#FORUM39516"><text:span text:style-name="T2">#</text:span></text:a></text:p>
      <text:p text:style-name="P3"><text:span text:style-name="T1">如果對文化或文物的保護或傳承有興趣或有義務責任的，也有很多民間團體或活動是可以參與的，其中最沒有幫住的就是泛政治或泛民族主義的意識型態。</text:span><text:span text:style-name="T3"><text:line-break/><text:line-break/></text:span><text:span text:style-name="T1">我自己看大陸有個 古村之友的團體，看起來是一些年輕人組成的組織，會有一些活動或行動關注一些即將消失或弱勢的文化。 會嘗試做一些事情或運用新的方法來團結社會的力量，來監督或補足政府的缺失。</text:span><text:span text:style-name="T3"><text:line-break/><text:line-break/></text:span><text:span text:style-name="T1">做的好不好是一回事， 但我感覺這是一種比較正面的社會力量。</text:span><text:span text:style-name="T3"><text:line-break/><text:line-break/></text:span><text:span text:style-name="T1">在台灣有些時候會有一些社會團體，利益看起來是為文化，為環保，為人權， 但其想法或行事風格充滿了意識形態或操弄不同意見族群對立的屬性。</text:span><text:span text:style-name="T3"><text:line-break/></text:span></text:p>
      <text:p text:style-name="P2"><text:span text:style-name="T1">Ethan   |  2020.06.08 22:00   |   </text:span><text:a xlink:type="simple" xlink:href="http://palinfo.habago.org/Entry?Command=Information_PrintForum#FORUM39515"><text:span text:style-name="T2">#</text:span></text:a></text:p>
      <text:p text:style-name="P4"><text:span text:style-name="T1">To 劉旭同學</text:span><text:span text:style-name="T3"><text:line-break/><text:line-break/></text:span><text:span text:style-name="T1">你的維族朋友的問題，聽完我也有許多問題產生。</text:span><text:span text:style-name="T3"><text:line-break/><text:line-break/></text:span><text:span text:style-name="T1">多數國家都不是單一民族國家，即使一般我們以為的單一民族國家也很可能是許多不同不族結合或融合的結果。</text:span><text:span text:style-name="T3"><text:line-break/><text:line-break/></text:span><text:span text:style-name="T1">漢族，日本族，蒙古族，突厥是單一民族嗎？ 上述這些被認為是所謂單一民族的民族，往前回溯上又是多少族群呢？ （蒙古是蒙古族？日本是日本族？）</text:span><text:span text:style-name="T3"><text:line-break/><text:line-break/></text:span><text:span text:style-name="T1">亞洲國家緬甸，柬埔寨，菲律賓，印度，尼泊爾...隨便一個國家裡面都有許多不同民族。</text:span><text:span text:style-name="T3"><text:line-break/></text:span><text:span text:style-name="T1">如果有所謂單一民族，單一民族獨立成一個國家，有什麼必然或普世的道理嗎？</text:span><text:span text:style-name="T3"><text:line-break/><text:line-break/></text:span><text:span text:style-name="T1">不同民族的矛盾問題，或文化斷層等同殖民問題嗎？</text:span><text:span text:style-name="T3"><text:line-break/><text:line-break/></text:span><text:span text:style-name="T1">不信仰伊斯蘭的人民，在信仰伊斯蘭的國家，算是被伊斯蘭國家殖民嗎？</text:span><text:span text:style-name="T3"><text:line-break/><text:line-break/></text:span><text:span text:style-name="T1">新疆或中亞地區的維族人的歷史或伊斯蘭的歷史有多長呢？</text:span></text:p>
      <text:p text:style-name="P2"><text:span text:style-name="T1">洋洋   |  2020.06.08 21:44   |   </text:span><text:a xlink:type="simple" xlink:href="http://palinfo.habago.org/Entry?Command=Information_PrintForum#FORUM39514"><text:span text:style-name="T2">#</text:span></text:a></text:p>
      <text:p text:style-name="P3"><text:span text:style-name="T1">我看CCTV13，常看到大陸公布的新法或什麼規定，很有感觸，我不懂法，但我知道對岸的立法用意良善，一直在往好的地方發展或者在補洞。</text:span><text:span text:style-name="T3"><text:line-break/><text:line-break/></text:span><text:span text:style-name="T1">法律好壞很難量化，但可以比較</text:span><text:span text:style-name="T3"><text:line-break/></text:span><text:span text:style-name="T1">網上有張表，比較兩岸的勞基法，很明顯台灣對勞工的照顧遠遠不及對岸。</text:span><text:span text:style-name="T3"><text:line-break/></text:span><text:a xlink:type="simple" xlink:href="https://attach.mobile01.com/attach/201801/mobile01-e6e4a5ce54cbc8669f1340e600cfc72b.jpg"><text:span text:style-name="T4">https://attach.mobile01.com/attach/201801/mobile01-e6e4a5ce54cbc8669f1340e600cfc72b.jpg</text:span></text:a><text:span text:style-name="T3"><text:line-break/><text:line-break/></text:span><text:span text:style-name="T1">想問阿水律師，有一天會有相對更客觀公正的AI法官嗎 ?</text:span><text:span text:style-name="T3"><text:line-break/></text:span><text:span text:style-name="T1">我希望看到這一天的來到。</text:span><text:span text:style-name="T3"><text:line-break/><text:line-break/></text:span></text:p>
      <text:p text:style-name="P2"><text:span text:style-name="T1">陳默   |  2020.06.08 20:52   |   </text:span><text:a xlink:type="simple" xlink:href="http://palinfo.habago.org/Entry?Command=Information_PrintForum#FORUM39513"><text:span text:style-name="T2">#</text:span></text:a></text:p>
      <text:p text:style-name="P4"><text:span text:style-name="T1">就拿印度来说，印度有28个邦，有9个邦在闹独立，无数次，印度都靠武力镇压，开枪</text:span><text:span text:style-name="T5">杀</text:span><text:span text:style-name="T1">人不算什么，开炮。美国西方从来不吭一声。</text:span></text:p>
      <text:p text:style-name="P2"><text:span text:style-name="T1">刘旭   |  2020.06.08 20:51   |   </text:span><text:a xlink:type="simple" xlink:href="http://palinfo.habago.org/Entry?Command=Information_PrintForum#FORUM39512"><text:span text:style-name="T2">#</text:span></text:a></text:p>
      <text:p text:style-name="P3"><text:span text:style-name="T1">陳真先生</text:span><text:span text:style-name="T3"><text:line-break/></text:span><text:span text:style-name="T1">这是那位朋友的原话，我只是转述。</text:span><text:span text:style-name="T3"><text:line-break/></text:span><text:span text:style-name="T1">他接着说，蒙古族有蒙古，塔吉克族有塔吉克斯坦，所以很多维吾尔人，也想建立自己的国家，他是个现实主义者，他说新疆独立了能得到什么？ 一个贫穷的内陆国？ 一个伊斯兰法的国家？ 而且现在汉族的核心足够强大，不可能发生如一百年前，蒙古国可以独立的情况。他能做的，只是哀怨，看着自己民族的文化和语言逐渐消亡。</text:span><text:span text:style-name="T3"><text:line-break/></text:span><text:span text:style-name="T1">对于一些维吾尔人来说，汉族在他们的视角里是殖民者。这种情绪是存在的，我只是想说这一点。至于这种情绪，对不对，合不合理，我不下判断。</text:span><text:span text:style-name="T3"><text:line-break/></text:span><text:span text:style-name="T1">文化和语言的消亡，在中国大陆随处可见，只是其他的民族，不如维吾尔族那么难以同化而已。</text:span></text:p>
      <text:p text:style-name="P2"><text:span text:style-name="T1">陳默   |  2020.06.08 20:31   |   </text:span><text:a xlink:type="simple" xlink:href="http://palinfo.habago.org/Entry?Command=Information_PrintForum#FORUM39511"><text:span text:style-name="T2">#</text:span></text:a></text:p>
      <text:p text:style-name="P4"><text:span text:style-name="T1">劉旭好</text:span><text:span text:style-name="T3"><text:line-break/></text:span><text:span text:style-name="T1">本来想说点啥，看见陈真先生回答你了，我没他水平高就不说了。但你可以关心一下以下几个民族的遭遇，他们不是某个人说了一句话就是什么，而是整个民族的心声，随便举几个：巴勒斯坦、库尔德、加拿大魁北克、西班牙加泰罗尼亚、印度曼尼普尔邦、英国北爱尔兰等等，据统计，目前全世界有七十三个民族地区在闹独立。</text:span></text:p>
      <text:p text:style-name="P2"><text:span text:style-name="T1">陳真   |  2020.06.08 20:02   |   </text:span><text:a xlink:type="simple" xlink:href="http://palinfo.habago.org/Entry?Command=Information_PrintForum#FORUM39510"><text:span text:style-name="T2">#</text:span></text:a></text:p>
      <text:p text:style-name="P3"><text:span text:style-name="T1">劉旭，</text:span><text:span text:style-name="T3"><text:line-break/><text:line-break/></text:span><text:span text:style-name="T1">你提供的是「某個」維吾爾人的角度，但你卻無限擴大成「整個」維吾爾人的角度，然後再進一步擴大成其它族群亦然，然後再刻意以日本鬼子做類比，直接論斷所謂「弱小民族」的悲慘下場。</text:span><text:span text:style-name="T3"><text:line-break/><text:line-break/></text:span><text:span text:style-name="T1">你真的相信這樣一種自說自話、任意無限飛躍的議論方式？如果這能說得懂，意味著一種「族群」必須單獨成立一個國家，否則就是被「吞噬和同化」，被「殖民」，失去自己的「文化和語言」。你不覺得這很荒唐嗎？</text:span><text:span text:style-name="T3"><text:line-break/><text:line-break/></text:span><text:span text:style-name="T1">所以，全世界應該分裂為幾千個國家？然後，這幾千個國家還必須進一步分裂為幾萬個國家，因為光是一個族群裏頭就有各種不同的族別。這樣還不夠，不同的次族群因為歷史發展的不同，必然各有不同的內部次文化，勢必得再分裂為上百萬個國家不可。</text:span><text:span text:style-name="T3"><text:line-break/><text:line-break/></text:span><text:span text:style-name="T1">如果這說得通，何不乾脆主張一人一國？以免自己所喜歡的文化與生活方式遭到「吞噬與同化」。</text:span><text:span text:style-name="T3"><text:line-break/><text:line-break/></text:span><text:span text:style-name="T1">其實，我早已經這麼幹了。1998年，我成立一個「黑貓白貓共和國」，立國已有22年的歷史，就在「黑貓白貓」上映那一年，我就宣布獨立建國了。雖是一人國度，但我還是很歡迎外來移民。</text:span><text:span text:style-name="T3"><text:line-break/><text:line-break/></text:span><text:span text:style-name="T1">你的思考，不具理性功能，而是為特定的既成偏見不斷尋找各種缺乏認知意義的修辭。台灣的名嘴，事實上也都是這樣子談事情。聞之無言。</text:span></text:p>
      <text:p text:style-name="P2"><text:span text:style-name="T1">陳默   |  2020.06.08 19:56   |   </text:span><text:a xlink:type="simple" xlink:href="http://palinfo.habago.org/Entry?Command=Information_PrintForum#FORUM39509"><text:span text:style-name="T2">#</text:span></text:a></text:p>
      <text:p text:style-name="P4"><text:span text:style-name="T3"><text:line-break/></text:span><text:span text:style-name="T1">我不懂法律，但我感觉到阿水律师对大陆抱有偏见，特别是对大陆的法治，潜意识中有种高人一等的感觉，话语中显出台湾的法律比大陆的优越。确实，台湾实行法治时间长一点，比大陆好一点，某些方面优点可能也明显一点。必经大陆地广人多，比台湾多60倍的人口，3000多个县级以上的行政区，法治起步晚，经济发展也不平衡，管理上不是那么容易，中央制定的法律一级级贯彻到基层，都不走样已经不错了。中国还要面对西方的渗透和颠覆，在言论自由度方面确实不如台湾自由。但是台湾法治也有很多地方不如大陆的，要不为什么台湾社会一直有呼声要求司法改革，会社上流传的司法关说、恐龙法官、办蓝不办绿、有钱判生无钱判死、蔡英文干预司法个案、高官300万掉在火车上竟没人调查、苏贞昌家偷了许多钱警局也没人敢查，等等等等无数声音和事例，这都说明了台湾的法治存在着严重的问题；又比如法官说因为他学生时代是个好学生，</text:span><text:span text:style-name="T5">杀</text:span><text:span text:style-name="T1">人可以不判死，因为他抄几百遍佛经，</text:span><text:span text:style-name="T5">杀</text:span><text:span text:style-name="T1">了人可以不判死等等，这些在大陆人看来是荒谬可笑的司法判决，台湾随时可见。还有陈水扁案判了，儿子陈致中洗钱却没人过问？女婿陈建铭的内线炒股案审了十多年了，还没结案，一个不大的案子多要拖十年二十年才有结果，等等、等等很多很多，还有如陈真先生所说的很多事例，都说明台湾的法治还有很长的路要走。。。。。</text:span></text:p>
      <text:p text:style-name="P2"><text:span text:style-name="T1">阿水   |  2020.06.08 18:38   |   </text:span><text:a xlink:type="simple" xlink:href="http://palinfo.habago.org/Entry?Command=Information_PrintForum#FORUM39508"><text:span text:style-name="T2">#</text:span></text:a></text:p>
      <text:p text:style-name="P3"><text:span text:style-name="T1">小魚兄：</text:span><text:span text:style-name="T3"><text:line-break/><text:line-break/></text:span><text:span text:style-name="T1">您所提到的大陸法治現況，與我的猜想不謀而合；多一番印證，總比自己隔岸摸索還強。另外，大陸的民法學界也是奉台大王澤鑑教授的《天龍八部》為聖典，至於其他的我空再來說。</text:span><text:span text:style-name="T3"><text:line-break/><text:line-break/></text:span><text:span text:style-name="T1">接下來，您要打住的部分，我自己來說：</text:span><text:span text:style-name="T3"><text:line-break/><text:line-break/></text:span><text:span text:style-name="T1">畢竟都是華人嘛，我一直是以台灣蔣經國解除戒嚴以前的時代來摸擬、觀察、評比大陸的法治現況，也用來預測將來發展。當然，小巫與大巫之間，還是難以完全類比。</text:span><text:span text:style-name="T3"><text:line-break/><text:line-break/></text:span><text:span text:style-name="T1">首先，您說台灣法律人比較難接受大陸行政、刑法、國家安全等法治現況這一點。咱們來回顧一下台灣的歷史。在美麗島大審之前，陳水扁、蘇貞昌當時是被告施明德等人的辯護律師之二，而這兩位大律師有被抓過嗎？（陳水扁是兼當政治人物以後，才有被抓被關），還有您的那位愛開第五縱隊政治冷笑話的老師，他也有被抓過嗎？</text:span><text:span text:style-name="T3"><text:line-break/><text:line-break/></text:span><text:span text:style-name="T1">您說「實際上如果你不相信這個國家的制度，就根本不用在那個國家從事法律工作」，可是上面那三位在台灣法律人中非常有頭有險的人物，不是也在當時的台灣活得好好的、安然無恙的從事著法律工作？</text:span><text:span text:style-name="T3"><text:line-break/><text:line-break/></text:span><text:span text:style-name="T1">現在綠營當政，毀敗民主憲政價值的事還少幹了嗎？那麼，台灣那些百分之90親綠的法律人有從鼻孔出氣的吭一聲嗎？是不是台灣的法律人一親綠，就只會比較難接受大陸的法治？真是笑話！嗯，既然是笑話，那我也打住。</text:span><text:span text:style-name="T3"><text:line-break/><text:line-break/></text:span><text:span text:style-name="T1">本版的網友大都同意大陸當局以對內霸道來應付當前的國內外情勢；反觀台灣這段期間的防疫法令及禁制措施不也非常的專制嗎？簡單來說：沒事就開放，有事就緊縮，道在其中矣！</text:span></text:p>
      <text:p text:style-name="P2"><text:span text:style-name="T1">刘旭   |  2020.06.08 16:26   |   </text:span><text:a xlink:type="simple" xlink:href="http://palinfo.habago.org/Entry?Command=Information_PrintForum#FORUM39507"><text:span text:style-name="T2">#</text:span></text:a></text:p>
      <text:p text:style-name="P4"><text:span text:style-name="T1">秉叡先生好</text:span><text:span text:style-name="T3"><text:line-break/></text:span><text:span text:style-name="T1">我给你提供一个维吾尔人的角度吧</text:span><text:span text:style-name="T3"><text:line-break/></text:span><text:span text:style-name="T1">有天我问一个维吾尔的朋友你对共产党的看法。</text:span><text:span text:style-name="T3"><text:line-break/></text:span><text:span text:style-name="T1">他反问我说，你喜欢被日本人统治吗？</text:span><text:span text:style-name="T3"><text:line-break/></text:span><text:span text:style-name="T1">我回，应该不喜欢把。</text:span><text:span text:style-name="T3"><text:line-break/></text:span><text:span text:style-name="T1">他说，我也是一样，假如你是台湾人，有自己的文化，习俗，文字和宗教，有一天你被新的帝国统治了，修建了道路，医院和学校，你的生活有了很大的改善。但是你得学习，殖民者的，文字和历史。放弃自己的祖先和文化。并不是每个台湾人都能变成岩里政男，也不是每个维吾尔人能变成，中国人不是吗？但是很无奈，弱小的民族总是被吞噬和同化，将来的维吾尔人，也会失去自己祖先的文化和语言，变成王建国或李援朝。</text:span><text:span text:style-name="T3"><text:line-break/><text:line-break/></text:span></text:p>
      <text:p text:style-name="P2"><text:span text:style-name="T1">許世勤   |  2020.06.08 15:36   |   </text:span><text:a xlink:type="simple" xlink:href="http://palinfo.habago.org/Entry?Command=Information_PrintForum#FORUM39506"><text:span text:style-name="T2">#</text:span></text:a></text:p>
      <text:p text:style-name="P3"><text:span text:style-name="T1">台灣的政治有如黑幫，不問施政的良窳，一切的基準都只在乎是否「自己人」？如果因為某些質疑或目地而離開，選民會將其視之為「背骨」。以往我最討厭選舉中的一幕，就是某某人的「驚天一跪」，只要跪了，選民往往「同仇敵愾」，便一把鼻涕一把眼淚地把票投給了「台灣囝仔」，要「教訓」那個ＸＸＸ，欺負咱台灣人！過去在計程車聽到地下電台的這種廣播，直想把這個播音員揪出來痛打一頓，真把台灣人都當作是白癡了？這種政治正常嗎？</text:span><text:span text:style-name="T3"><text:line-break/><text:line-break/></text:span><text:span text:style-name="T1">「四君子」現在站出來呼籲選舉已經撕裂台灣，要大家放下仇恨，「團結」打拚。這好像強盜闖入你家殺人放火、打家劫舍，然後跟你說「不要仇恨」...分化、撕裂台灣的正是這一群人，實在很難想像，一個人如果內心起碼還有一點做人的良知，是要怎麼跟一群人渣「團結」？2016年選舉過後，台灣一片綠油油，有其支持者高聲歡呼「台灣人出頭天」了，都忘了陳水扁已經讓你出過頭天了，然而「台灣人」出頭天了？</text:span><text:span text:style-name="T3"><text:line-break/><text:line-break/></text:span><text:span text:style-name="T1">相由心生，起碼從以前到現在，我所認識或遇到的民進黨「狂粉」中，幾乎都是尖酸刻薄樣，隨時就是一副別人都欠他，這個世界他最大的姿態。或者，一副「林北」才是「正港」台灣人，「林北」才是代表台灣，「林北」大腸仔生菜花的「大腸花」就是尚蓋覺醒啦！看到有人殉難以死明志，又見綠色人渣藉機消費，心中只剩怒火。</text:span><text:span text:style-name="T3"><text:line-break/></text:span></text:p>
      <text:p text:style-name="P2"><text:span text:style-name="T1">阿水   |  2020.06.08 12:47   |   </text:span><text:a xlink:type="simple" xlink:href="http://palinfo.habago.org/Entry?Command=Information_PrintForum#FORUM39505"><text:span text:style-name="T2">#</text:span></text:a></text:p>
      <text:p text:style-name="P4"><text:span text:style-name="T1">各位處於絕對少數的同胞們：</text:span><text:span text:style-name="T3"><text:line-break/><text:line-break/></text:span><text:span text:style-name="T1">若是您認同現行罷免制度不合理，請積極參與各地罷免活動，雖然連署即便過關，在我們處於絕對少數之下，無法罷免成功。但是，我們這是在彰顯罷免制度的不合理，就算政府預算無謂的花費，但以目前一黨獨大要過就過的情勢，執政黨會負擇把這個制度做適當的調整，這種無謂的花費也就有了正面的代價（這個我願意被笑白痴）。</text:span><text:span text:style-name="T3"><text:line-break/><text:line-break/></text:span><text:span text:style-name="T1">還有，不必在意他們的嘲笑，說我們是報復式罷免等等鬼話。我們不是三不五時就被嘲笑嗎？不差這一件。</text:span><text:span text:style-name="T3"><text:line-break/></text:span></text:p>
      <text:p text:style-name="P2"><text:span text:style-name="T1">阿水   |  2020.06.08 12:29   |   </text:span><text:a xlink:type="simple" xlink:href="http://palinfo.habago.org/Entry?Command=Information_PrintForum&amp;iPage=2#FORUM39504"><text:span text:style-name="T2">#</text:span></text:a></text:p>
      <text:p text:style-name="P4"><text:span text:style-name="T1">《緊急通告》</text:span><text:span text:style-name="T3"><text:line-break/><text:line-break/></text:span><text:span text:style-name="T1">各位要發起或參與罷免的同胞們：</text:span><text:span text:style-name="T3"><text:line-break/><text:line-break/></text:span><text:span text:style-name="T1">請注意依法行事，不要沒有居住的事實寄遷戶籍，成為「幽靈人口」，因為這是違法的。然後，也不要問我為什麼這次罷免沒有查幽靈人口?對不起，這個問題很白痴!</text:span><text:span text:style-name="T3"><text:line-break/></text:span></text:p>
      <text:p text:style-name="P2"><text:span text:style-name="T1">陳真   |  2020.06.08 11:34   |   </text:span><text:a xlink:type="simple" xlink:href="http://palinfo.habago.org/Entry?Command=Information_PrintForum&amp;iPage=2#FORUM39503"><text:span text:style-name="T2">#</text:span></text:a></text:p>
      <text:p text:style-name="P3"><text:span text:style-name="T1">阿水律師好，</text:span><text:span text:style-name="T3"><text:line-break/><text:line-break/></text:span><text:span text:style-name="T1">我要說的重點並非 AIT 或以色列駐台機構是民間團體，而是不管它是何種性質的機構，台灣之所謂法律是完全沒有一定的執行標準的。</text:span><text:span text:style-name="T3"><text:line-break/><text:line-break/></text:span><text:span text:style-name="T1">今天，如果是大腸花或是綠色人渣搞仇中反華活動，想要幹啥都行，即便打砸搶，即便佔領官署，破壞公物，毆打警察，不但不會有事，而且會受到綠營與綠媒英雄式的表揚，親綠學者們還會幫忙載入史冊歌頌，收錄教科書，說你是偉大的民主先鋒；綠媒更是會把你捧成人民的英雄。</text:span><text:span text:style-name="T3"><text:line-break/><text:line-break/></text:span><text:span text:style-name="T1">但是，今天如果是巴勒網，後果就完全不一樣了，即便你只有一個人，舉著牌子像銅像一樣日曬雨淋站在大馬路邊，你還是有可能會被逮捕，繩之以法，抑或是用各種方法懲罰你。</text:span><text:span text:style-name="T3"><text:line-break/><text:line-break/></text:span><text:span text:style-name="T1">對於這種荒唐的執法狀況以及完全顛倒是非黑白的綠營式評價，我們當然不應感到一絲意外，因為這就是一種政治鬥爭，而非法律。法律只是一種政治工具。</text:span><text:span text:style-name="T3"><text:line-break/><text:line-break/></text:span><text:span text:style-name="T1">另外，我看你6月7日質問說：</text:span><text:span text:style-name="T3"><text:line-break/><text:line-break/></text:span><text:span text:style-name="T1">「大陸現在標榜法治，而您 (指江南先生) 所分析的言論自由現況，是把人民分門別類，隱隱然言論有相對的尺度，但大陸對言論的管制有依法行政嗎？也就是說，只要我在法令的範圍內的言論，是不是被胡亂舉發，一般來說也不會被處罰？」</text:span><text:span text:style-name="T3"><text:line-break/><text:line-break/></text:span><text:span text:style-name="T1">我來幫忙回答。台灣豈止言論有相對尺度，就連行為都是完全兩套截然不同的標準，只要顏色對了，只要仇中反華，打砸搶之惡行，都能說得可歌可泣，一如香港暴民統統變成民主鬥士。反之，只要顏色不對，只要對綠色稍稍稍稍略有不敬，就算你只是說出一些眾人皆知的事實，卻很可能會被繩之以法，警察會找你做筆錄；就算最後無罪開釋，整個所謂司法程序，照樣能把你折磨得痛苦不堪。</text:span><text:span text:style-name="T3"><text:line-break/><text:line-break/></text:span><text:span text:style-name="T1">在雙重標準這一點上，我想大陸是完全跟台灣沒得比的。</text:span><text:span text:style-name="T3"><text:line-break/><text:line-break/></text:span><text:span text:style-name="T1">好吧，那就舉個「西方先進國家」來比較，比方說我比較熟悉的英國，不是什麼「老牌子民主法治國家」嗎？英國法律基本上是很公正，但是只要遇到政治，照樣轉彎。</text:span><text:span text:style-name="T3"><text:line-break/><text:line-break/></text:span><text:span text:style-name="T1">比方說，2000年及2003年，英國分別有幾場抗爭，前者是紀念第一次波灣戰爭十周年，後者是抗議美軍入侵伊拉克，另外還有幾次是轟炸南斯拉夫的幾個軍頭與軍火商來劍橋開會，這些我都有參加，因此我知道警方怎麼執法，知道法律怎麼整人。舉個例，比方說警察用人海戰術把你們小貓兩三百隻團團圍住，讓你憋尿，憋不住了就只好往外找廁所。只要你一離開抗爭現場，警察就會「護送」你離開，連回頭看一下都不行，強制驅離。你看，連個小便的人權都沒有，下回難道要包尿布才能上街抗議？</text:span><text:span text:style-name="T3"><text:line-break/><text:line-break/></text:span><text:span text:style-name="T1">另外，依據英國的反恐法，抗議時不得攜帶武器。有些參與者年紀大，拄著拐杖，後來，這些人被捕之後，拐杖竟然也被視同武器。有人隨身背包裏帶著牙刷，以防被拘捕時能夠盥洗之用，竟然也被說是一種武器。這是可以加重刑責的。</text:span><text:span text:style-name="T3"><text:line-break/><text:line-break/></text:span><text:span text:style-name="T1">懂我的意思吧，我們都不是三歲小孩，我們畢竟不是在討論幼兒園的校規，把大陸開給李文亮一張訓誡書之事給拿出來大作文章，不會太幼稚嗎？我不是說「出具訓誡書 」是否合乎或不合乎大陸的法律，而是說，我不知道特別以之為例有何意義可言？離現實政治太遙遠了。那是幼兒園小朋友之間的爭執水平，現實政治當然不是這麼一回事，而且舉世皆然。</text:span><text:span text:style-name="T3"><text:line-break/><text:line-break/></text:span><text:span text:style-name="T1">相較之下，大陸應該是全世界最不會雙重標準的一個法治國度了，也就是說，它的法律至少是內外一致的，而且可預測。但是，台灣不是，美國也不是，甚且不堪聞問；喊的是「民主與法治」，搞的卻是政治鬥爭與族群歧視，法律只是一種工具。</text:span></text:p>
      <text:p text:style-name="P2"><text:span text:style-name="T1">阿水   |  2020.06.08 09:42   |   </text:span><text:a xlink:type="simple" xlink:href="http://palinfo.habago.org/Entry?Command=Information_PrintForum&amp;iPage=2#FORUM39502"><text:span text:style-name="T2">#</text:span></text:a></text:p>
      <text:p text:style-name="P4"><text:span text:style-name="T1">趕緊出來附和一下，樓下陳真兄說我講錯了，而我也確實講錯了。陳真兄在台灣的抗議地點是在「民間團體」的外圍抗議，而不是在如同大陸的美國大使館抗議。而且我樓下問題所謂的「像陳真兄一樣」，不只講錯了，也太順手、太廉價、太沒有重量。</text:span><text:span text:style-name="T3"><text:line-break/><text:line-break/></text:span><text:span text:style-name="T1">這就是我喜歡用本版的網友舉例的原因，因為當事人隨時可以出來表示意見，不會只是我的一面之詞。在此也向陳真兄致意，我真的講錯了。</text:span><text:span text:style-name="T3"><text:line-break/></text:span></text:p>
      <text:p text:style-name="P2"><text:span text:style-name="T1">欧阳阳   |  2020.06.08 07:33   |   </text:span><text:a xlink:type="simple" xlink:href="http://palinfo.habago.org/Entry?Command=Information_PrintForum&amp;iPage=2#FORUM39501"><text:span text:style-name="T2">#</text:span></text:a></text:p>
      <text:p text:style-name="P3"><text:span text:style-name="T1">阿水，</text:span><text:span text:style-name="T3"><text:line-break/><text:line-break/></text:span><text:span text:style-name="T1">你是对的，你是法律专业人士，可以从细节方面去对法律进行探讨；我非专业人士，不可能凭几篇文章就理解法律细节，很难对焦也是很正常的。</text:span><text:span text:style-name="T3"><text:line-break/><text:line-break/></text:span><text:span text:style-name="T1">但是，法律宏观的上的意义，即使不是法律专业，很多人凭生活常识感悟应该也是可以理解一二的。</text:span><text:span text:style-name="T3"><text:line-break/><text:line-break/><text:line-break/></text:span><text:span text:style-name="T1">当然，像陈真前辈这类哲学人士，可以理解更为透彻一些。</text:span><text:span text:style-name="T3"><text:line-break/><text:line-break/></text:span><text:span text:style-name="T1">我本身是理工科专业的，谈的这些只是自己生活的一些感悟，很多地方可能是肤浅的，不全面的。</text:span><text:span text:style-name="T3"><text:line-break/><text:line-break/></text:span><text:span text:style-name="T1">法律应社会需要而立，与经济政治体制一样，它不可能是万能的，它很多时候也会犯错误，甚至助纣为虐，但是又是必不可少的，它是维护社会和谐</text:span><text:span text:style-name="T5">稳</text:span><text:span text:style-name="T1">定发展的必不可少的工具，生活在其中的个人，当然也应该在基本面上服从它。</text:span><text:span text:style-name="T3"><text:line-break/><text:line-break/></text:span><text:span text:style-name="T1">生活告诉我的经验就是，相信专业但是不要迷信专业，特别是社会学，经济学这等领域的专业，很多经济学家，社会学家可能是在某细节里面执念太深，导致整体结果的判断可能完全错误。</text:span><text:span text:style-name="T3"><text:line-break/><text:line-break/></text:span></text:p>
      <text:p text:style-name="P2"><text:span text:style-name="T1">秉叡   |  2020.06.08 03:57   |   </text:span><text:a xlink:type="simple" xlink:href="http://palinfo.habago.org/Entry?Command=Information_PrintForum&amp;iPage=2#FORUM39500"><text:span text:style-name="T2">#</text:span></text:a></text:p>
      <text:p text:style-name="P4"><text:span text:style-name="T1">刘旭先生好，關於您提到的新疆維吾爾族的問題，台灣有位長期研究中國近代邊疆少數民族議題的吳啟訥教授，以下是他對於中共的民族政策的評論，希望對您能有些幫助</text:span><text:span text:style-name="T3"><text:line-break/><text:line-break/></text:span><text:span text:style-name="T1">==============================================</text:span><text:span text:style-name="T3"><text:line-break/><text:line-break/></text:span><text:span text:style-name="T1">吳啟訥談「中國三度發表白皮書 重申新疆領土問題」 逐字稿</text:span><text:span text:style-name="T3"><text:line-break/><text:line-break/></text:span><text:span text:style-name="T1">《POP大國民》蔡詩萍 專訪 吳啟訥</text:span><text:span text:style-name="T3"><text:line-break/><text:line-break/></text:span><text:span text:style-name="T1">時間：2019-08-19</text:span><text:span text:style-name="T3"><text:line-break/><text:line-break/></text:span><text:span text:style-name="T1">文章來源： </text:span><text:a xlink:type="simple" xlink:href="https://hackmd.io/@phoenixx/SklT4wrbL?type=view"><text:span text:style-name="T4">https://hackmd.io/@phoenixx/SklT4wrbL?type=view</text:span></text:a><text:span text:style-name="T3"><text:line-break/><text:line-break/><text:line-break/></text:span><text:span text:style-name="T1">蔡：歡迎大家回到大國民，而我是主持人蔡詩萍，今天五點到六點多，我們為各位帶來探討一個話題。</text:span><text:span text:style-name="T3"><text:line-break/><text:line-break/></text:span><text:span text:style-name="T1">在今年的七月二十一號的時候呢。這個大陸國務院、中國國務院發表了一份非常特別的新疆若干歷史問題白皮書，為什麼會在這個七月間所發表這份白皮書？白皮書裡面的，它當然重申了新疆是中國領土不可分割的一部分，而非東突厥斯坦，然後再隔了了幾天之後，中國的大陸國防部發表白皮書所呢。其實又重提到包括台灣的藏獨，或者是藏獨、東突厥問題。我們想要對所有的朋友提供一個比較完整的、比較宏觀的角度來看待這個話題。中國的少數民族問題其實相當的嚴重，但他解決的方式，能不能夠有不同的思維。也許我們可以從第三者的角度，來拉高一些知識的程度，給大家做個參考。我們很高興的請到在國內研究這方面的專家都解釋。中央研究院近代史研究所副研究員吳啟訥。</text:span><text:span text:style-name="T3"><text:line-break/><text:line-break/></text:span><text:span text:style-name="T1">吳老師也在台大歷史系有開一個關於中國族群議題的專題討論。我先請教您，您對這個中國的議題。特別是在新疆維吾爾族及相關議題鑽研多久？了</text:span><text:span text:style-name="T3"><text:line-break/><text:line-break/></text:span><text:span text:style-name="T1">吳：大約有二十年了。</text:span><text:span text:style-name="T3"><text:line-break/><text:line-break/></text:span><text:span text:style-name="T1">蔡：當時怎麽會對這問題有興趣。</text:span><text:span text:style-name="T3"><text:line-break/><text:line-break/></text:span><text:span text:style-name="T1">吳：我自己一方面，有少數民族的背景，另外一方面，我覺得，整個在歷史方面涉及到一個中國的近代轉型這個議題。而在這當中，這個中國是現在這樣一個特殊的國家，不太像這個傳統國家，也不像是現代民族國家。這個背後跟中國現實當中他的一個文化上的多元性、族群的多元性是有關係的。所以我覺得這是一個很重要的議題，我們比較缺乏研究。</text:span><text:span text:style-name="T3"><text:line-break/><text:line-break/></text:span><text:span text:style-name="T1">蔡：我也注意到說，當中國在講這個不管是新疆、西藏這些問題時候。它其實都會強調說，各民族都是中華民族的組成的一部分。它用了一個中華民族去涵括他的多元性。這個在理論上也好，或在歷史的依據上來說，中國大陸他們用了什麼、怎麼樣的一個原則、標準來涵括，這個涵括有用嗎？</text:span><text:span text:style-name="T3"><text:line-break/><text:line-break/></text:span><text:span text:style-name="T1">吳：您這個問題非常好。我自己感覺，其實中華民族這個論述它是在近代才出現的論述。更確切一點，它是二十世紀才出現的。也就是說在傳統的中國裡面，它有很多很多的不同的文化群體。但是這些人從來沒有被界定成為什麼民族、什麼民族，因為現代民族國家的建構，它在亞洲來說，就是從十九世紀末、二十世紀初才開始。那麼這樣子呢。如果說我們假設中華民族是一個從古到今都有的實體，這個就有點違背歷史。</text:span><text:span text:style-name="T3"><text:line-break/><text:line-break/></text:span><text:span text:style-name="T1">我想，不僅是中華民族。在西方的所有的民族國家，它的民族也都是一個近代建構的結果。</text:span><text:span text:style-name="T3"><text:line-break/><text:line-break/></text:span><text:span text:style-name="T1">蔡：民族國家的概念出來以後，民族主義的概念出來以後。所以呢？</text:span><text:span text:style-name="T3"><text:line-break/><text:line-break/></text:span><text:span text:style-name="T1">吳：所以我感覺這個對話體系，它就跟整個西方的對話體系中間出了一個問題。這個體系，我們如果放到整個的一個。我的一個感覺，在冷戰期間，整個世界形成的兩種知識體系，這兩種知識體系，就是各自用各自的話語去自說自話。那麼雙方之間不能夠對話。</text:span><text:span text:style-name="T3"><text:line-break/><text:line-break/></text:span><text:span text:style-name="T1">蔡：哪兩種呢？</text:span><text:span text:style-name="T3"><text:line-break/><text:line-break/></text:span><text:span text:style-name="T1">吳：一個是西方它在看待這個蘇聯集團以及亞洲還有伊斯蘭世界的時候，他們通常是以自己習慣的，已經形成的民族國家、主權國家、民主政治這個這個體系的角度去看。它的知識基本也是文藝復興之後建立的這套知識體系。另外一套就是說，在這個蘇聯、東歐還有中國還有革命的話語體系裡面。這個革命話語體系裡面，先是把共產主義，全人類解放當作一個話語體系的核心，接下來又把這個民族主義，又轉向民族主義。那麼，他們傾向於把這個民族視為一個天然的實體。這樣子，兩個體系之間的對話就有很大的問題。</text:span><text:span text:style-name="T3"><text:line-break/><text:line-break/></text:span><text:span text:style-name="T1">那麼我想這個現象就有點像是我們在台灣這種體會，我們會看到從中國大陸來的，不管是遊客直到這個官員、學者，他們對台灣的了解非常非常的有限。其實反過來也是一樣，我們其實多數的人對中國大陸的了解也是有限的。經常有非常非常多的誤解。西方對於蘇聯中國的了解也是也是類似。這種情形是說，雙方其實陷入了兩種知識體系、話語體系當中。</text:span><text:span text:style-name="T3"><text:line-break/><text:line-break/></text:span><text:span text:style-name="T1">我想，要去這個促進他們的溝通，我們有必要重新回到冷戰以前或者要在這個冷戰跟後冷戰以後。創造一種第三個知識體系，跟第三個話語體系。</text:span><text:span text:style-name="T3"><text:line-break/><text:line-break/></text:span><text:span text:style-name="T1">蔡：到目前為止第三個知識體系或第三話語體系有形成嗎？</text:span><text:span text:style-name="T3"><text:line-break/><text:line-break/></text:span><text:span text:style-name="T1">吳：我想這個是大家在努力當中。當然這個努力我想很困難。因為我們其實如果是講後冷戰。它出現的一個現象就是我們現在的資訊爆炸。這個資訊爆炸造成一個結果是，其實很多有關重大的議題、嚴肅的議題，它的門檻降低了。有很多政界的人、或者是學界當中，不是內行的人可以進來討論。大眾也可以進入到了這討論。討論過程當中，其實帶進來了很多的錯誤資訊，錯的這個見解，因為它是基於這個誤解而做判斷，那麼去判斷的，跟跟這個比較有知識基礎的判斷、有洞見的判斷混在一起，所以讓我們其實判斷卻變得很困難。這是很大挑戰，就是我們怎麼樣去讓一個說有說服力的、能夠公正、客觀和正在第三者角度的這個體系能夠立足，這是我們需要去做很大、很大的努力。</text:span><text:span text:style-name="T3"><text:line-break/><text:line-break/></text:span><text:span text:style-name="T1">蔡：這次我們今天請來了這個吳教授來談這個話題很重要原因。因為我一直在想，每次我看到這個媒體報導這個關於中國大陸的新疆問題或者是西藏問題，當然會引起不同程度的反應。你如果是一個對中國的中共政權非常不爽的人，你很自然就會說，你看這是漢人的大漢人主義、沙文主義的迫害。可是如果說你是站在一個中國大陸角度來看，也許會認為說它情有可原，它的處理上面這麼多民族要怎麼樣來做一個局勢的掌控，或者是再加上所謂的帝國主義，在中間有沒有在那邊搞分裂，搞藏獨等等。</text:span><text:span text:style-name="T3"><text:line-break/><text:line-break/></text:span><text:span text:style-name="T1">所以它的確為會牽扯到剛才吳老師所講的。你在這兩種態度之下，你很難去釐清他，可是我們今天請你來，就是非常希望，知道說這事情一定有一些脈絡。在脈絡當中我們會看到現在中國大陸處理的少數民族政策上面有沒有一些盲點。盲點有沒有可能有不同的做法。像我們看到這個英國過去處理北愛問題，或者是像加拿大在處理這個法屬殖民地遺留下來的老問題等等。就是說，西方國家裡面用西方國家的這種模式，有可能可以參考嗎？</text:span><text:span text:style-name="T3"><text:line-break/><text:line-break/></text:span><text:span text:style-name="T1">吳：我覺得西方國家的模式，至少在歐洲的模式，其實它的參考意義不算大。因為西方他們是這個整個的近代化的過程，他是透過建立民族國家的方式來做的。那這個過程當中，它伴隨的一個是內部，他們對於對於傳統的這種族群之間關係的處理，它是簡單的把它民族國家化。我認為你是公民，我把這個文化差異能夠，我就把這個文化差異盡力小消彌到最小。我太在意這個文化差異。另外一面呢，他們是西歐國家，面對殖民地的時候，他們是另外一套，對殖民地做了比較多的歧視。有很多歧視性的措施，包括這種經濟上面的、政治上面還有文化上面的歧視措施。</text:span><text:span text:style-name="T3"><text:line-break/><text:line-break/></text:span><text:span text:style-name="T1">那麼後來這個做得比較成功的典範是這個加拿大、澳洲、紐西蘭這樣的國家，他們的多元文化主義，也就尊重各個族群，包括，尤其是尊重這個原住民的一個狀態下面，要去建設一種</text:span><text:span text:style-name="T3"><text:line-break/></text:span><text:span text:style-name="T1">多元文化並存，但是又有共同公民意識的狀態。</text:span><text:span text:style-name="T3"><text:line-break/><text:line-break/></text:span><text:span text:style-name="T1">那麼這些國家做的應該說不是完美，但是相對比較成功。至於說美國呢？其實他們在這個種族議題上做得不算成功。我們通常會說美國是個種族的熔爐，現實當中美國種族衝突其實蠻大的，他們只能說是種族的拼盤。到現在為止。那麼就是說美國的很多政治的議題，他是因為種族之間的這種衝突張力造成的。我覺得美國，它來說，對於亞洲國家的參考意義也不大。</text:span><text:span text:style-name="T3"><text:line-break/><text:line-break/></text:span><text:span text:style-name="T1">那麼對亞洲國家來說其實它有個差異，就是說其實亞洲國家多數的人他們都有共同的身份就是大家都是原住民。那麼這些人，他們其實相處的時間在兩千年以上了。互相相處的人，他們形成了一種相處的模式，這種相處模式在過去兩千年當中，它有一些相處的制度出現。這些制度是有參考價值。</text:span><text:span text:style-name="T3"><text:line-break/><text:line-break/></text:span><text:span text:style-name="T1">蔡：我想我們越來越談到一個重點，就是說，如果西方的模式的確有它的侷限，那回到東方、回到自己的歷史傳統文化，有沒有可能找到答案呢？</text:span><text:span text:style-name="T3"><text:line-break/><text:line-break/></text:span><text:span text:style-name="T1">蔡：剛才吳老師也告訴我們從西方的或近代自由民族主義的角度來看，或民族國家角度來看待新疆問題的話，其實有點，因為包括美國在內自己的種族問題也不是處理得非常的好好，但是剛才吳老師有特別講到一點。在剛好在那一點上，我想要完整的討論。所以我停下來。再回到這一段開始。您特別提到說，因為在亞洲地區，東方國家大部分都有了，大部分都是隨著原住民、在地的住民嘛。那不同的種族之間實際上也相處了兩千多年，它自己其實也發展出了一些文化。</text:span><text:span text:style-name="T3"><text:line-break/><text:line-break/></text:span><text:span text:style-name="T1">可以再詳細一點嗎？比如說，以新疆為例的話，那你所謂的兩千多年來，歷史發展出自己的一種處理問題的模式是什麼呢？</text:span><text:span text:style-name="T3"><text:line-break/><text:line-break/></text:span><text:span text:style-name="T1">吳：新疆這個概念，其實它是一個到了近古才出現的概念。在傳統時代的中國，模糊地把它稱作西域。這個地方並沒有形成一個統一的政治體，那麼有不同的政治體統治那邊。也許小型的政治體自治，這些自治因為他們有地緣的關係。他們跟中國的中原王朝之間是有一些接觸。有的時候，王朝大約在接近一半的時間對它實行名義上的統治。另外一半的時間，他大概跟中原王朝有非常密切的經濟、文化的來往，可是不管是直接統治的狀況，還是政治影響的這種狀況裡面。當地都維持了非常大的一種現實當中的自治，這種自治了就是它不僅是跟中原的農耕民族的接觸不是那麼直接的，在政治上面的跟中原王朝的接觸也不是太直接的。但是他並不去從政治上挑戰中原王朝的某種控制權。</text:span><text:span text:style-name="T3"><text:line-break/><text:line-break/></text:span><text:span text:style-name="T1">這種情況下了，事實上，這個不管是中文的農耕的王朝、政治勢力，還是在新疆的這些綠洲的住民或是草原的住民，他們各自都發展出來的一種經濟上面相互來往，或者有依賴，政治上面建立一定的關係。但是又維持相當大的自主空間這樣的狀態。這種狀態沒有發生像後來建立所謂的主權國家、民族國家體系之後，大家一定要針對主權議題、族群議題來對衝的這樣一種狀態。就是說，這中間的一個所謂空間空隙，是非常重要的一件事情。</text:span><text:span text:style-name="T3"><text:line-break/><text:line-break/></text:span><text:span text:style-name="T1">蔡：這個改變是近代以後才改變的嗎？</text:span><text:span text:style-name="T3"><text:line-break/><text:line-break/></text:span><text:span text:style-name="T1">吳：這個改變，其實這個很大程度上是因為西方的到來。西方到來之後，它基本上是開始壓縮傳統亞洲的這種族群的生態，以及政治生態。也就是說，傳統亞洲國家之間模糊的這種邊界，被迫的要釐清。基本上，我舉例子就是說，中國的邊界基本是被西方來劃定，不是中國自己要去劃定邊界。畫了邊界之後，西方人還要繼續往前推進。比較大的就是英國、俄國跟日本，他們繼續往前推進。這個過程當中，就使得中國傳統上面邊緣的地區變成了所謂的邊疆。這樣或者說，他成了國防前線。</text:span><text:span text:style-name="T3"><text:line-break/><text:line-break/></text:span><text:span text:style-name="T1">那麼近代的中國從晚清開始到民國，到後來的中國大陸、中共，都想把它變成一個主權的、有效管轄範圍內的一員。這種情況下，它就要去對把當地的這種原來的間接的統治，變成直接的統治。變成直接統治之後，我要一個統治的工具，那麼我可能還要利用移民。這種情況下，族群的接觸也增加了。政治的壓力也增加。這樣子，這個原來不太存在的族群衝突，就變成很現實的議題。衝突的最終，張力也加大。</text:span><text:span text:style-name="T3"><text:line-break/><text:line-break/></text:span><text:span text:style-name="T1">蔡：在這個中國大陸。這個不管是國務院發表新疆若干歷史問題白皮書，還是國防部最近發表的白皮書，他們都有提到一個東突厥斯坦。它特別強調說，新疆從來不是東突厥斯坦，所謂東突厥斯坦是一個什麼樣的概念，它的興起是多久了？</text:span><text:span text:style-name="T3"><text:line-break/><text:line-break/></text:span><text:span text:style-name="T1">吳：這個概念其實是在十九世紀才出現的概念。我想古代，新疆是沒有一個統一的地名。原因是，這裡並沒有建立過一個統一的政權，其實都是不同的勢力，接觸到它的某一部分。那麼在古代，中國的中原政權曾經模糊地把它稱作西域，可以勉強算一個。</text:span><text:span text:style-name="T3"><text:line-break/><text:line-break/></text:span><text:span text:style-name="T1">後來乾隆皇帝在一八五七年他帶打敗準噶爾之後，他要炫耀他的這個武力，於是把它稱作是甘肅新疆，就是我甘肅新擴展的地方。這個名字才變成了。後來才改名，不要甘肅，只有新疆那個字。</text:span><text:span text:style-name="T3"><text:line-break/><text:line-break/></text:span><text:span text:style-name="T1">這個字，嚴格講它當時是外來的名字，不是當地名字。那麼東突厥斯坦是不是當地名字，也不是。因為東突伊斯坦是俄國人，他們向這個烏拉爾山以東擴張的過程。它征服了中亞的那些講阿爾泰語系、突厥語族語言的傳統汗國。把那些小國征服了之後，他們把那些地區叫做西突厥斯坦，或者突厥斯坦。那麼在它東邊的帕米爾以東的這個新疆，他們就把它叫做</text:span><text:span text:style-name="T3"><text:line-break/></text:span><text:span text:style-name="T1">東突厥斯坦。他覺得這些人也是講突厥語族語言，所以這也是一個外來的名字。那麼沒有任何一個是就是當地，現在新疆這個範圍本地的人自稱的名字，因為並不存在。</text:span><text:span text:style-name="T3"><text:line-break/><text:line-break/></text:span><text:span text:style-name="T1">蔡：所以現在的，假如說你剛特別提到的阿爾泰語系、突厥阿爾泰語這個區域，現在有不少是獨立的國家了嘛。</text:span><text:span text:style-name="T3"><text:line-break/><text:line-break/></text:span><text:span text:style-name="T1">吳：是。</text:span><text:span text:style-name="T3"><text:line-break/><text:line-break/></text:span><text:span text:style-name="T1">蔡：中亞有些國家是各自獨立的。如果是這樣子的話，那你覺得中國或者是說以前的包含民國在內，晚清到民國，再到中華人民共和國。這幾個階段，大致上這三個王朝到民國，再到共產的國家政權，他們對於新疆政策基本上都很像嗎？</text:span><text:span text:style-name="T3"><text:line-break/><text:line-break/></text:span><text:span text:style-name="T1">吳：其實它中間有很強的連續性，晚清的話，它是從這個新疆。有個特色就是，曾經在一八六零年，因為浩罕，今天烏茲別克的軍閥的入侵讓它建立了另外一個外來的政權。這個政權後來被左宗棠驅逐了之後。在一八八五年新疆就建立了行省，這就是近代中國，它要把邊疆從一個間接統治變成直接統治的開始。因為之前並不是行省。都是軍府。</text:span><text:span text:style-name="T3"><text:line-break/><text:line-break/></text:span><text:span text:style-name="T1">一八八五年的建省，正好跟台灣是同一年。建省之後，清朝就是想第一個，我的政治上把當地跟內地變成同一個體制，就是原來的所謂的一國兩種制度。第二個文化上想要推動一致，所以在那裏推動儒學教育。不過這種進展並不是非常成功。所以到了一九一二年之後，新疆實質上面曾經一九一二到一九四九年期間，須由當地的地方的軍政勢力，主要漢人統治下面下面的一種實質獨立。中華民國不能夠實質管到它。那中華民國當然有軍隊進去，那是到了這個一九四四年以後，因為新疆當地的軍政勢力叫盛世才。他向中央輸誠，這樣子胡宗南的部隊才能夠進去。這些人進去，後來成為中華人民共和國統治新疆的基礎。因為中華人民共和國對新疆統治，很大程度上依靠漢人軍隊。這個胡宗南部隊留下來的十萬人，後來就全部被改編成新疆生產建設兵團，加上中共自己進軍的六萬人，十六萬人成為在新疆統治的政治基礎。</text:span><text:span text:style-name="T3"><text:line-break/><text:line-break/></text:span><text:span text:style-name="T1">當然我不是說之前沒有漢人，漢人大概是除了漢唐很多人進去之外，比較大的是乾隆以後的移民。移民主要是甘肅人。</text:span><text:span text:style-name="T3"><text:line-break/><text:line-break/></text:span><text:span text:style-name="T1">蔡：那中共建政以後，他們對於新疆的政策有階段性嗎？還是說從頭到尾都是一貫的措施？</text:span><text:span text:style-name="T3"><text:line-break/><text:line-break/></text:span><text:span text:style-name="T1">吳：它也有階段性。一開始中共基於它在革命時期他們還是有所謂民族平等的理想，所以它在一開始一九四九年接受新疆，一直到1957年的下半年。他們跟新疆當地住民有一段蜜月期。這個蜜月期就是說它在把新疆省體制逐漸改為民族區域自治體制，然後它要任命當地很多當地民族，主要是維吾爾出身的人來擔任各級幹部。當然它也在維吾爾人裡面來發展共產黨組織。由維吾爾人自己擔任共產黨員、各級領導。這段過程當中，共產黨自己也主張它要反對大漢族主義、漢人的沙文主義。這是蜜月期。</text:span><text:span text:style-name="T3"><text:line-break/><text:line-break/></text:span><text:span text:style-name="T1">但是到了一九五七年，因為在中國大陸內部也發生反右。反右的地方版就是反對地方民族主義。這樣子從一九五七年的下半年，到文革前夕曾經是這段對少數族群的監控變得比較嚴。那時正好碰到這一段時間，有這個大躍進的失敗，導致新疆有六萬人越過邊界，跑到蘇聯那邊。那麼到了這個文革期間，實際上進入動盪的階段。不過，比較有趣的事就是文革期間新疆的族群關係並沒那麼緊繃，因為那個時候，革命的話語取代了民族的話語。所以那個時候有很多很多的派系，他們也發動武鬥，可是每一個派系當中都是既有漢人也有維吾爾、有哈薩克也有所謂的回，都是有的。</text:span><text:span text:style-name="T3"><text:line-break/><text:line-break/></text:span><text:span text:style-name="T1">但是在這個文革結束之後，一個新的挑戰到來了。就是中國大陸逐漸地進入了市場化的時代。這個市場化的時代，它造成原來它需要強力的動員漢人到新疆去支援邊疆，漢人大部分不是心甘情願的。</text:span><text:span text:style-name="T3"><text:line-break/><text:line-break/></text:span><text:span text:style-name="T1">後來變成說，新疆開始出現了一些商機，那麼一些漢人湧進新疆去。同時在中國大陸的這些漢人居住地區，也出現了工作機會，那也有部分的維吾爾人跑到內地去尋找工作。這個過程造成了這個族群的基礎增加。裡面有一個現象，就是市場化的現象。漢人到了新疆之後，他們的競爭力坦白講是比較好一點。</text:span><text:span text:style-name="T3"><text:line-break/><text:line-break/></text:span><text:span text:style-name="T1">那麼維吾爾人在這個工作的技能上面、語言的技能上，他們相對的比較弱。他們感覺他們在競爭當中變得比較邊緣。他們同樣跑到內地之後，也有很強烈的文化適應問題，那麼內地的這些工廠老闆們對新疆的工人，他們也覺得在文化上有很大衝突，這樣子我們就發現這個文化衝突的增加造成了中共方面它不得不去用一種收緊的辦法來應對這件事情。</text:span><text:span text:style-name="T3"><text:line-break/><text:line-break/></text:span><text:span text:style-name="T1">那麼維吾爾人也覺得它變成這個而被排擠的邊緣人或者受害者。他們就有一種比較強烈的抗爭的態度去應對這些事情。</text:span><text:span text:style-name="T3"><text:line-break/><text:line-break/></text:span><text:span text:style-name="T1">蔡：我想剛才呢，吳教授一口氣把我們從清朝到民國，再到這個中華人民共和國建政以後，就幾個不同的階段，新疆議題，特別是到了改革開放以後，中國大陸改革開放以後，新疆議題出現的新的變化。</text:span><text:span text:style-name="T3"><text:line-break/><text:line-break/></text:span><text:span text:style-name="T1">吳老師剛才特地提早到改革開放以後，因為市場化的因素進來，漢人進到新疆，在就業上在商業上搶到了人家的生存的空間。同樣的，新疆的維吾爾人的，他們離開這個新疆，到中國大陸其他省份去找工作也增加了文化與文化之間的接觸，但換個角度來說，也增加很多的摩擦，他們可能感覺更多的被歧視。</text:span><text:span text:style-name="T3"><text:line-break/><text:line-break/></text:span><text:span text:style-name="T1">那為什麼感覺起來。新疆問題在八零、九零以後，常常成為國際版面上的焦點。這是什麼原因？</text:span><text:span text:style-name="T3"><text:line-break/><text:line-break/></text:span><text:span text:style-name="T1">吳：我想這個原因它兩個方面。第一個，它跟整個全球化的過程當中，伊斯蘭的世界遭到邊緣化有關。也就是說這不是中國單獨現象，當這個全球的市場發展的過程當中，伊斯蘭文化本身跟他有一些衝突的地方。我們在世界各地看到這個整個伊斯蘭世界，跟西方，跟市場化的國家都有些衝突。</text:span><text:span text:style-name="T3"><text:line-break/><text:line-break/></text:span><text:span text:style-name="T1">蔡：這算一種文明衝突論嗎？</text:span><text:span text:style-name="T3"><text:line-break/><text:line-break/></text:span><text:span text:style-name="T1">吳：我想這個，與其說它是文明衝突，不如說是對於市場經濟的一個適應能力。這是有點差距，我想這個東亞的這個儒家世界裡面，其實對市場經濟蠻適應的。它對西方主導的市場接軌其實沒那麼難，伊斯蘭世界就困難比較大。這是一個原因。</text:span><text:span text:style-name="T3"><text:line-break/><text:line-break/></text:span><text:span text:style-name="T1">另外一個原因，就是在這個一九九零年代之後，伴隨的新疆它的開放，其實有一個很重要的事情，就是新疆的這些伊斯蘭的社區，它跟全球的伊斯蘭社區連結起來了。他們原來這個去</text:span><text:span text:style-name="T3"><text:line-break/></text:span><text:span text:style-name="T1">朝聖是比較困難的一件事情。不僅是因為政治上面的限制，更主要是他沒有錢去。一九九零年代之後，這種連結變得非常比較密切。這種情形下讓新疆的這些維吾爾等等這種伊斯蘭民族，他們感覺到自己好像原來信的不是那麼正宗的伊斯蘭教。他們希望可以去追尋所謂正宗的伊斯蘭教。同時用這個來解決他們一個問題，就是在市場經濟下面他們覺得邊緣化，他們覺得跟漢人接觸的過程當中，漢人沒有精神信仰。他們覺得漢人在道德上比較墮落，他們自己也在連帶之下也去追求物質的享受。</text:span><text:span text:style-name="T3"><text:line-break/><text:line-break/></text:span><text:span text:style-name="T1">這種情況下，他們找一個什麼樣的解決辦法？去用宗教去解決。那麼當宗教這種意識變的很強烈，尤其是在新疆恢復了很多、很多的清真寺，新疆可以說是全世界世界清真寺的密度最高的地方。</text:span><text:span text:style-name="T3"><text:line-break/><text:line-break/></text:span><text:span text:style-name="T1">恢復了很多清真寺，然後同時又缺乏這個系統的宗教教育傳承的情況下，他們從這個沙烏地引進了一個比較極端的教派，叫做瓦哈比。這個瓦哈比教派呢，它主張去排斥異教徒，很激烈的排斥，也排斥伊斯蘭教當中比較溫和的派別。</text:span><text:span text:style-name="T3"><text:line-break/><text:line-break/></text:span><text:span text:style-name="T1">這種情形下維吾爾跟漢人在宗教方面的衝突就比較強化。我想這種惡性的循環就開始了，所以我們在一九九零年代就看到新疆開始出現針對警察或軍人的，後來是針對跟中共密切合作的上層維吾爾人的襲擊事件，後來被稱作恐怖事件的情形。在一九九零年代中期後，就越來越多了。我們知道2009年就到了巔峰，七五事件。後來還有昆明車站的砍殺事件，這些事情都跟宗教在新疆的生態發生很大的變化有直接關係。</text:span><text:span text:style-name="T3"><text:line-break/><text:line-break/></text:span><text:span text:style-name="T1">蔡：從一個學者的角度來看。當然新疆問題的變得複雜，有它的歷史的成因，一層層的累積，但是你剛剛講得很好，就也有一個全球化以後連帶的效應。說到這個伊斯蘭激進主義的某些影響。但是中國大陸本身的新疆政策，你覺得到目前為止來看的話，他們有在調整嗎？意思就是說，他難道不知道這個問題的越來越日益嚴重。日益嚴重的話，她勢必要再找出一些對策來。到底是更嚴格製造更大的緊張，還是應該在某些地方放。比如說，你剛有提到</text:span><text:span text:style-name="T3"><text:line-break/></text:span><text:span text:style-name="T1">回到這個冷戰以前那種稍微在歷史的脈絡，去找尋這種不同的民族、漢人跟維吾爾直接相處的某些模式，難道不能在裡面去重新發掘一些老祖宗的智慧嗎？</text:span><text:span text:style-name="T3"><text:line-break/><text:line-break/></text:span><text:span text:style-name="T1">吳：這是非常好的問題，我覺得其實這個去發掘傳統的智慧或者尋找新的辦法，都還是可以的。不過呢，這個目前為止，對於中共或者是維吾爾雙方來說，他們都等於是騎在一個很高的馬上有點下不來了。對於中共來說，他們已經比較喪失在他們革命時期1950年代，還帶有的一些理想主義的色彩，理想主義本身是有一些用處的。</text:span><text:span text:style-name="T3"><text:line-break/><text:line-break/></text:span><text:span text:style-name="T1">他們現在基本上是這個物質主義的，他們完全從經濟的角度去看待問題。那麼他們覺得說，他們可以用經濟的方式解決維吾爾人所有的問題，當然維吾爾人希望自己的經濟發展，這毫無疑問，是他們非常重要的一個層面。這個可以解決一部分問題。</text:span><text:span text:style-name="T3"><text:line-break/><text:line-break/></text:span><text:span text:style-name="T1">但是基本上，中共是一個唯物主義的政黨，他們對於宗教事務、文化事務相對陌生的。這種情況下，他們可能經常採取兩極的辦法去應對宗教，第一個就是我給你錢，我讓你建清真寺，我這樣對你很好了吧？它不知道這個清真寺是背後還有別的文化內容，尤其是宗教教育的內容。</text:span><text:span text:style-name="T3"><text:line-break/><text:line-break/></text:span><text:span text:style-name="T1">第二種就說我清真寺已經幫你建了很多。你現在的宗教活動，已經超出了我們限定的範圍。那我怎辦，我去縮減你清真寺的數量。這裡就有動用強硬的手段，這種情況下，不管前面一個手段，還是後面的手段，它都比較違反宗教本身的規律。讓人覺得你不管是軟的手還是硬的一手，都是不了解狀況下面去發生的事情。</text:span><text:span text:style-name="T3"><text:line-break/><text:line-break/></text:span><text:span text:style-name="T1">所以這種情況它可能沒辦法去緩解，不過你給錢，或者是去壓制。它沒辦法緩解緊張的情緒。如果說換一種辦法說，我去對這個文化本身多一些寬容，我可以有政治上面的一些措施，但是文化上去寬容。這個問題可以解決很多，所以我感覺有一個辦法說。</text:span><text:span text:style-name="T3"><text:line-break/><text:line-break/></text:span><text:span text:style-name="T1">你提到，如果對傳統裡面，就是傳統的智慧知識，傳統的中央王朝跟各個邊緣地區不同文化群體之間相處，它會留一定空間。這個傳統智慧到今天為止還是重要的。</text:span><text:span text:style-name="T3"><text:line-break/><text:line-break/></text:span><text:span text:style-name="T1">另外一個現代就說，我們看到這個1949之後中共在應對邊疆少數族群，它採取了一個政策叫做民族識別跟民族區域自治。民族識別就是說我把原來我不能確定是什麼族群的人我界定為一個民族，然後給他一定的政治權利。民族區域自治就是特別劃定的範圍，取消原來的省，變自治區。這在1950年代曾經是有一些用處，因為少數民族對自己的政治文化期望得到了一定的滿足。可是這個制度再延續下去，少數民族也有自己的不滿。他覺得我的民族本身應該有更多的政治權利，最多包括自決、獨立。</text:span><text:span text:style-name="T3"><text:line-break/><text:line-break/></text:span><text:span text:style-name="T1">民族識別把族群識別成為政治的民族之後，它的邊界就變得非常清晰。這種邊界越來越清晰，原來可能沒有存在那麼多的衝突，那麼邊界清晰之後，大家的自我認同越來越強化。那麼衝突就越來越強烈。後來的辦法就是說，如果在這個體系之外建立一個超然的體系，就說這個體系重點要強調這個整個國家的公民，每個人在人格上都是平等的，同時我尊重它的文化，但是不能把這些文化當作是一個政治的標記。這種情況下，當然這個國家，我期待中國大陸他可以日漸法制化去強調個人的權利，這是一個正確的方向。這種情況下，原來的清晰的這種族群、民族的邊界就會變得淡化。</text:span><text:span text:style-name="T3"><text:line-break/><text:line-break/></text:span><text:span text:style-name="T1">蔡：所以換句話說，這回到一個民主國家的一個重要的原則，就是公民嘛。公民的權利的平等，那使得在不同的族群之間，它都會在這個公民的概念下，其實取得一個平等的地位。可是，你這一回答剛好碰到一個中國大陸本身，現在的政治制度本身的問題。所以我想是剛好又碰到它的一個盲點。</text:span><text:span text:style-name="T3"><text:line-break/><text:line-break/></text:span><text:span text:style-name="T1">現在因為新疆議題動輒就成為國際關注的焦點，當然，因為中國現在夠強啦，它的不管軍事還是在聯合國的常任理事國等等的，所以它也可以很強悍地來處理這個議題。</text:span><text:span text:style-name="T3"><text:line-break/><text:line-break/></text:span><text:span text:style-name="T1">可是就學者的角度來看，我們總希望新疆的維吾爾族的朋友們，也能夠得到更大的空間。也希望說，漢人跟維吾爾人之間，也不要因為這樣政治的關係，而搞到最後大家怒目相視，那其實是一個國家內部很大的不安。你會有怎麼樣的建議呢？這問題有解嗎？</text:span><text:span text:style-name="T3"><text:line-break/><text:line-break/></text:span><text:span text:style-name="T1">吳：我樂觀地看，我覺得長遠而言應該還是有解。就說這個有解，不管是對中共來說還是維吾爾來說，還是國際社會來說，它需要做幾件事。</text:span><text:span text:style-name="T3"><text:line-break/><text:line-break/></text:span><text:span text:style-name="T1">第一個就是在這個心態上面，要用寬容的心態。用一種同情的態度，去看待新疆的現象，不要把它看成是一個簡單的這個所謂，而不管是暴力的衝突，還是強力壓制。它背後有複雜背景，跟這個比如美國移民之間發生的那種衝突相比，要複雜非常非常多。我們有必要去深入了解它背後的這些背景，就是對各方都付出一種同情的態度。這種情形下，國際社會用寬鬆的態度去看，它不至於對當事的各方造成壓力。當事各方有時候它是表演給國際社會來看的，那麼他們可能把這個衝突加劇。</text:span><text:span text:style-name="T3"><text:line-break/><text:line-break/></text:span><text:span text:style-name="T1">第二個，對於當事各方來說它也需要寬容，尤其是說對擁有權力的人來說，他（指中共）需要用一種比較寬容的、靈活的、有彈性的態度，他們曾經有過有這種彈性的情況下，得到一種正面回應的一種狀態。也就是說，他自己也不是完全沒有好的歷史經驗。</text:span><text:span text:style-name="T3"><text:line-break/><text:line-break/></text:span><text:span text:style-name="T1">這種情形就是說大家也需要，而我想兩邊如果政策寬鬆，它有個基礎就是要互相去深入了解對方，如果說一直去檢舉堅持用傳統的話語，那這是傳統的政治話語理念，他經常是衝突性的，比如說，民族主義會帶來民族主義。如果這個對於中國主流官方的歷史研究，一直強調，新疆自古以來就是中國的一部分，那麼維吾爾自古以來就是中華民族的一部分，它其實是跟學理上面有一定差距。其實，你不如去講這個這個新疆加入中國，那麼維吾爾加入中華民族家庭，它是近代大家有了共同的歷史經驗之後造成的。這個共同的歷史經驗、共同的利益，這是很重要的一件事情。那麼這樣子，它跟實際更切合。</text:span><text:span text:style-name="T3"><text:line-break/><text:line-break/></text:span><text:span text:style-name="T1">那麼同樣的，維吾爾民族主義跟一個中華民族主義和民族對抗之下產生的東西，他在很大程度上也是虛構的。比如說，他們也要追溯它的歷史成因有數千年來直到九千年。它曾經是新疆的政治方面的主人，這個也不是現實。那維吾爾形成的過程當中，事實上它的一方面是各種政治勢力互動的結果。另外一方面，它的整個族群的行程，也是一個近代的事情。而這個近代的心態其實跟中國有密切關係，當然跟蘇聯、跟英國人也有一些關係，這個中間的過程要釐清。</text:span><text:span text:style-name="T3"><text:line-break/><text:line-break/></text:span><text:span text:style-name="T1">但是同時的現實政治裡面用一個概念，我們講到了國家的公民的概念來取代民族的感覺，它很可能會比較有效地來消弭族群之間的這種緊張狀態。</text:span><text:span text:style-name="T3"><text:line-break/><text:line-break/></text:span><text:span text:style-name="T1">蔡：當然我們也知道，聊到這個公民的態度、公民的意識和公民的架子這一塊。當然也會牽扯整個國家的體制的問題。我想對中國來說，它怎麼樣提升自己在這個至少要符合這個現代的公民社會所認可的這些公民權益的保障，我覺得這對中國來說，他也是要學習的。也是一個應該學習的過程。但是無論如何，我們今天從一個知識的角度，學歷史的角度來給各位分析了新疆問題的變化，也給各位做一個很好的參考。</text:span><text:span text:style-name="T3"><text:line-break/><text:line-break/><text:line-break/></text:span></text:p>
      <text:p text:style-name="P2"><text:span text:style-name="T1">陳真   |  2020.06.08 03:21   |   </text:span><text:a xlink:type="simple" xlink:href="http://palinfo.habago.org/Entry?Command=Information_PrintForum&amp;iPage=2#FORUM39499"><text:span text:style-name="T2">#</text:span></text:a></text:p>
      <text:p text:style-name="P3"><text:span text:style-name="T1">阿水律師，你講錯了，台灣並沒有去以色列和美國等駐台機構舉牌抗議的什麼「言論自由」或「表現自由」。這類駐台機構，因無邦交，其實都屬民間團體，而非什麼「大使館」，但是照樣被劃歸為集會遊行的禁制區。</text:span><text:span text:style-name="T3"><text:line-break/><text:line-break/></text:span><text:span text:style-name="T1">台灣不但沒有對這些機構進行任何集會遊行的自由，當我們人數僅有一人或兩人，根本不符合集遊法「兩人以上」之基本要件時，哪怕你只是一個人舉著牌子呆站路旁，一樣有可能會被抓，其實就跟土匪擄人沒兩樣。抓或不抓，不是根據什麼法律，而是根據某種政治需要。</text:span><text:span text:style-name="T3"><text:line-break/><text:line-break/></text:span><text:span text:style-name="T1">我們在美國和以色列的駐台機構都被警察抓過，有一次是在以色列，只有我一個人被逮捕，正確來說應該是說被綁架，連夜移送台北地檢署偵辦。據綁架我的警方之高層主管私下透露，不是他們樂意這麼做，而是以色列打電話給警政署，要求將我逮捕歸案，繩之以法。</text:span><text:span text:style-name="T3"><text:line-break/><text:line-break/></text:span><text:span text:style-name="T1">另外，劉旭別對祖國太失望，台灣在內政方面，也許比大陸好一些或好上許多，但是種種違法亂紀荒腔走板的作法，依然還是常態。</text:span><text:span text:style-name="T3"><text:line-break/><text:line-break/></text:span><text:span text:style-name="T1">我找到一些以前的文章，有一些已經被《立報》刪除，只剩標題，比方說「我的獄政考察（一）：當警察比歹徒還像歹徒」。我只找到（二）至（五），後面應該還有（六）至（十），一時找不到。</text:span><text:span text:style-name="T3"><text:line-break/><text:line-break/></text:span><text:span text:style-name="T1">我把「我的獄政考察」（二）至（五）以及過去一兩則留言依時間順序貼在下面。</text:span><text:span text:style-name="T3"><text:line-break/><text:line-break/></text:span><text:span text:style-name="T1">陳真 2020. 06. 08.</text:span><text:span text:style-name="T3"><text:line-break/><text:line-break/></text:span><text:span text:style-name="T1">============</text:span><text:span text:style-name="T3"><text:line-break/><text:line-break/></text:span><text:span text:style-name="T1">陳真</text:span><text:span text:style-name="T3"><text:line-break/><text:line-break/></text:span><text:span text:style-name="T1">2010.07.09.</text:span><text:span text:style-name="T3"><text:line-break/><text:line-break/><text:line-break/></text:span><text:span text:style-name="T1">剛回到家，一切無礙，謝謝各位。</text:span><text:span text:style-name="T3"><text:line-break/><text:line-break/></text:span><text:span text:style-name="T1">「吃飽太閒快速瘦身法」相當管用，我的青蛙肚一下都沒了，特別是頭一天晚上「投宿」台北地檢署，一整晚斷水斷食 (誰說裏頭有水喝？有是有，不過卻是一個丟棄式塑膠杯由所有囚犯共同飲用，我寧渴勿濫不敢喝)。而且，由數名法警聯手不斷以一百分貝音量莫名其妙對你咆哮怒罵威脅恐嚇，甚至暗拳偷襲外加無影腿等等等，身心靈三管齊下，瘦身效果非常好！但有心臟病者最好還是不要輕易嚐試。</text:span><text:span text:style-name="T3"><text:line-break/><text:line-break/></text:span><text:span text:style-name="T1">相對於在稍早前在警察局問筆錄之噓寒問暖，東一句陳教授，西一句陳醫師，地檢署的法警室卻顯然完全不把人當人看，百般虐待，肆無忌憚地違法。</text:span><text:span text:style-name="T3"><text:line-break/><text:line-break/></text:span><text:span text:style-name="T1">我實在看不下去，於是隔著鐵窗，問一位法警尊姓大名。之所以問他名字是因為，此人彷彿急性重度躁症發作，狂暴怒吼踹門威脅，狂飆巨大音量之髒話。不斷怒罵囚犯。</text:span><text:span text:style-name="T3"><text:line-break/><text:line-break/></text:span><text:span text:style-name="T1">即便是在精神病房，這樣的狂躁暴力行為恐怕也已經老早被醫護人員給五花大綁打上兩三管鎮靜劑了，但在台北地檢署卻似乎是常態。我實在分不清究竟是鐵窗內的囚犯還是鐵窗外這些所謂法警比較像歹徒。</text:span><text:span text:style-name="T3"><text:line-break/><text:line-break/></text:span><text:span text:style-name="T1">這位身心狀況顯然不太穩定的法警先生，大概是不相信我會對他怎樣或能對他怎樣，所以當我問他姓名時，他雖不敢表明，但仍指著自己的臂章「編號xxx」(姑隱其編號)大聲怒罵回應，要我儘管放馬過來，說他沒在怕。</text:span><text:span text:style-name="T3"><text:line-break/><text:line-break/></text:span><text:span text:style-name="T1">我「出獄」後第一分鐘，就是去櫃台找主管，當場跟他們索取投訴書。我說我要公開檢舉該署惡行，並指名其中一些人根本完全不適任。結果他們竟然告訴我說本署沒有任何申訴或檢舉管道。</text:span><text:span text:style-name="T3"><text:line-break/><text:line-break/></text:span><text:span text:style-name="T1">其實這樣說也對，當警察比歹徒還像歹徒，當執法機關本身就是違法亂紀的巢穴時，你要向誰投訴或檢舉？</text:span><text:span text:style-name="T3"><text:line-break/><text:line-break/></text:span><text:span text:style-name="T1">幾分鐘後，我找到一位自稱是法警主管的人，我問他說：「你們以為嫌犯不是人嗎？你們沒有一點人權與法治觀念嗎？甚至竟然可以違反檢察官的諭令，私自扣押嫌犯，故意不讓他們交保！」</text:span><text:span text:style-name="T3"><text:line-break/><text:line-break/></text:span><text:span text:style-name="T1">對方這位主管並沒有默然以對，竟然反而說「他們本來就是這樣啊」，還說「檢察官或法官通常都不知道我們 (法警)的實際執行交保狀況。」</text:span><text:span text:style-name="T3"><text:line-break/><text:line-break/></text:span><text:span text:style-name="T1">在台北地檢署發呆時，我不禁想起被台大醫院連續十七次開具所謂「有生命危險故不宜出庭」的診斷書之扁嫂吳淑珍，她後來出庭更是由台大派出醫療團隊一路呵護備至。我們對高官巨賈也未免體貼得太窩囊了吧？但是，對一般平民百姓的生命或尊嚴或各項權利卻視如敝屣。</text:span><text:span text:style-name="T3"><text:line-break/><text:line-break/></text:span><text:span text:style-name="T1">我曾在書上看過歐洲數百年前一些監獄或精神病院訴諸怒罵叫囂毆打甚至屎尿四溢餵人如餵狗的場景，當我待在台北地檢署時，不禁聯想，場面十分類似。</text:span><text:span text:style-name="T3"><text:line-break/><text:line-break/></text:span><text:span text:style-name="T1">看到這樣一種拘留場景，心裏實在有說不出的悲傷，為何我的家鄉是這樣一種社會？為何社會發展之良善果實如此難以成長？究竟要多少歲月多少痛苦多少筆墨、青春與血淚才能灌溉出一片美麗森林？</text:span><text:span text:style-name="T3"><text:line-break/><text:line-break/></text:span><text:span text:style-name="T1">於是，當檢察官諭令法警解開我的手銬讓我交保候傳時，我說我拒絕交保，我不願花一毛錢保釋。檢察官聞言很訝異，表示不解，還說一萬元保釋金額已經夠低了。</text:span><text:span text:style-name="T3"><text:line-break/><text:line-break/></text:span><text:span text:style-name="T1">重點是：這不是金額大小的問題。</text:span><text:span text:style-name="T3"><text:line-break/><text:line-break/></text:span><text:span text:style-name="T1">數小時後，見我依然不走，於是深夜二度提訊，一直要問我為什麼，為什麼，為什麼拒絕交保？我給了檢察官一個庸俗答案。我說惡法非法，邪惡的法律不是法律，我說我對集會遊行法缺乏敬意，我不願意在這樣的罪名下為自己做任何辯護，更不用說交保。而且，你們就算放我出去，我還是會再去以色列辦事處前舉牌靜站。</text:span><text:span text:style-name="T3"><text:line-break/><text:line-break/></text:span><text:span text:style-name="T1">但事實上，我拒絕交保的真正原因完全不是因為集遊法，而是因為一些我所無法清楚表達的心裏感受，肯定是跟監牢裏可悲的場景有關。這大概就像你沒辦法清楚表達你對親友的感情一樣。</text:span><text:span text:style-name="T3"><text:line-break/><text:line-break/></text:span><text:span text:style-name="T1">幾個小時的長考：交保或不交保？的確讓我很為難。只要我同意交保，馬上可重見天日，可以好好喝點水吃點東西然後睡覺，但我若拒絕交保，便可能被收押，然後就不知道什麼時候才能出來了。只要關個一兩星期，我籌畫已久的新工作便可能永久失去，而且恐怕一時也不會有人敢雇用我了。</text:span><text:span text:style-name="T3"><text:line-break/><text:line-break/></text:span><text:span text:style-name="T1">天人交戰的結果，良心終究還是獲勝了。再度開庭時，我心意已決，告訴檢察官說我決定不交保。</text:span><text:span text:style-name="T3"><text:line-break/><text:line-break/></text:span><text:span text:style-name="T1">生命是這樣一種東西，你不可能什麼都要，至少會有些時候，你總得犧牲一些東西來成就某種果實，就像一種敬拜天地的祭品那樣。</text:span><text:span text:style-name="T3"><text:line-break/><text:line-break/></text:span><text:span text:style-name="T1">==================</text:span><text:span text:style-name="T3"><text:line-break/><text:line-break/></text:span><text:span text:style-name="T1">陳真 </text:span><text:span text:style-name="T3"><text:line-break/><text:line-break/></text:span><text:span text:style-name="T1">2010.07.10.</text:span><text:span text:style-name="T3"><text:line-break/><text:line-break/><text:line-break/></text:span><text:span text:style-name="T1">警方偵訊中，問我過去有無其它案子？我說有，二十幾年前我曾有個叛亂案。警方還問我如何認識其他「群眾」等等一些怪問題，真不知道他們到底在想什麼。我說，沒有什麼「群眾」，參與者原本就都是好朋友。</text:span><text:span text:style-name="T3"><text:line-break/><text:line-break/></text:span><text:span text:style-name="T1">其實，我一進偵訊室便表明「除了認罪之外，其它問題我都不願回答，何必浪費彼此的時間？」也因此，我的偵訊很快就結束。</text:span><text:span text:style-name="T3"><text:line-break/><text:line-break/></text:span><text:span text:style-name="T1">偵訊完之後，我被關在一個小房間，關了大約兩小時，七點左右，兩位信義分局的刑警押我上車，來到總統府附近的台北地檢署，也許是因為知道我是醫生，一路上對我十分有禮。</text:span><text:span text:style-name="T3"><text:line-break/><text:line-break/></text:span><text:span text:style-name="T1">來到地檢署門口，竟然有大批媒體記者守候在場。開車的刑警不敢停車而只好一直往前開，在附近兜圈子。我說別緊張啊，這些記者絕不會是衝著我來的，我又不是名人。(就算把我押赴刑場，也不會有記者來。)</text:span><text:span text:style-name="T3"><text:line-break/><text:line-break/></text:span><text:span text:style-name="T1">兩位刑警半信半疑，但我說沒事沒事，不用擔心，這一大群記者絕對不是因為我而來。於是，刑警們本來似乎要把我從後門偷渡進去，後來就還是決定走前門。沒想到我們一下車，大批記者馬上衝過來，包圍著我，鎂光燈閃個不停。我當下心裏很納悶，難道是台大醫院為了營救我，把事情鬧大？不會吧？有那麼嚴重嗎？</text:span><text:span text:style-name="T3"><text:line-break/><text:line-break/></text:span><text:span text:style-name="T1">我當時根本不知道狀況，心裏想說記者愛拍就拍吧，於是我一路微笑慢慢往前走，就像好萊塢明星在走紅地毯那樣，好不容易走到大門口時，一位女記者在後方稍遠處開口大聲問說：「為什麼你要枉顧消防安全？為什麼要貪污？」我停下腳步回頭問說：「什麼消防安全？」「我什麼時候貪污？」</text:span><text:span text:style-name="T3"><text:line-break/><text:line-break/></text:span><text:span text:style-name="T1">記者們統統愣住，沒有人回答。我接著說：「我看你們應該是拍錯人了？這不會是新聞現場直播吧？」</text:span><text:span text:style-name="T3"><text:line-break/><text:line-break/></text:span><text:span text:style-name="T1">記者群中有人發出笑聲說：「 唉呀，拍錯人了啦。」我後來問刑警他們是想拍什麼案子？刑警說好像是一樁有關消防器材的弊案。</text:span><text:span text:style-name="T3"><text:line-break/><text:line-break/></text:span><text:span text:style-name="T1">記者知道拍錯人了，馬上像潮水一樣迅即退去。</text:span><text:span text:style-name="T3"><text:line-break/><text:line-break/></text:span><text:span text:style-name="T1">擺脫了烏龍記者，我隨即被押進一個傳出哀嚎與劇烈怒罵及毆打聲音的地下室，迅即從裏頭衝出一位法警，從刑警手上把我接過去，一路對我怒斥叫囂，就像精神病急性發作那樣，不知道他到底是在憤怒什麼，好像我連呼吸都會激怒他似的。</text:span><text:span text:style-name="T3"><text:line-break/><text:line-break/></text:span><text:span text:style-name="T1">接著，我被押到一個櫃台前。櫃台後方站著一個更為凶惡的法警，滿臉橫肉，一副怒不可遏彷彿隨時要殺人打人那種感覺。他要我把身上的東西全交出來，包括手機也不能擁有，連褲腰帶也要拿下。我提出質疑，他便暴跳如雷，抓狂怒斥，好像隨時會氣死那種感覺。</text:span><text:span text:style-name="T3"><text:line-break/><text:line-break/></text:span><text:span text:style-name="T1">我長期待在精神病房照顧病患，倒沒見過如此瘋狂的場所。我突然覺得自己不是被移送法辦，而比較像是被一群身心狀況極度不穩定的歹徒綁架，落入黑幫巢穴任人宰割。整個過程中，不斷傳來辱罵踹門的劇烈聲響。</text:span><text:span text:style-name="T3"><text:line-break/><text:line-break/></text:span><text:span text:style-name="T1">而且，更荒謬的是，我都還沒收押，當時甚至連「被告」的身份都還稱不上，我只是個「嫌犯」，但我與外界通訊的自由竟然就此被完全剝奪。</text:span><text:span text:style-name="T3"><text:line-break/><text:line-break/></text:span><text:span text:style-name="T1">當時，有位嫌犯似乎有自傷之虞且身體不適，被關在一間特製的「保護室」。法警問他話，他氣息奄奄答得不夠大聲，法警便立刻踹門怒罵大吼大叫要他大聲點。這樣一些人，情緒真的是異常不穩定，其身心狀況與人格其實都完全不適合擔任法警。他們身上要是配槍，我看隨時會鬧出人命。</text:span><text:span text:style-name="T3"><text:line-break/><text:line-break/></text:span><text:span text:style-name="T1">後來，我跟四、五位看起來像是吸毒的嫌犯關在一起，角落地上還有著一團新鮮的大便，牢房非常悶熱骯髒，雖有空調設備，不過卻是裝飾用，也許長官視察時才會打開。</text:span><text:span text:style-name="T3"><text:line-break/><text:line-break/></text:span><text:span text:style-name="T1">我在牢房入口處牆上看到 GAZA 字樣，想必是唐曙上回刻下的正氣歌。於是我也用硬幣在 GAZA 旁邊刻下我的名字：EMIR。</text:span><text:span text:style-name="T3"><text:line-break/><text:line-break/></text:span><text:span text:style-name="T1">晚上八點多，開完偵查庭之後，諭令交保。我當庭表示拒絕。檢察官笑笑說：「你如果不想麻煩家人或朋友來幫你辦理交保，那你也可以自己具保，你就去樓上提款嘛，一樓也有提款機啊！」我說不是這樣，主要是我不願意支付這筆交保費用。</text:span><text:span text:style-name="T3"><text:line-break/><text:line-break/></text:span><text:span text:style-name="T1">檢察官說，將來結案後錢就會還給你啊。我搖頭表示我還是不願意拿錢出來交保。檢察官說：交保一定要支付一筆錢啊！我說那我就不交保了。檢察官說：我很尊重你的理念，但我還是得依法行事。我說：我並不想為難你們，但我有我的想法。我不願交保。察官沒辦法，就要我回牢房再想一想，說我有四小時的時間可以考慮要不要上樓去提款自己辦交保或是請家人來辦也可以。</text:span><text:span text:style-name="T3"><text:line-break/><text:line-break/></text:span><text:span text:style-name="T1">偵查庭之後，我跟一群被諭令交保的人關在另一個牢房裏。那牢房裏頭有個公用電話。問題是：你怎麼可能記得住每個親友的手機號碼？別人也根本無法連絡你，更無從知道你的下落。而且，你最好身上剛好帶著錢，否則連想打電話也沒錢跟法警買電話卡。我在裏面就買了兩張電話卡送給同房難友。</text:span><text:span text:style-name="T3"><text:line-break/><text:line-break/></text:span><text:span text:style-name="T1">牢房裏頭，悶熱污濁的空氣與屎尿味及各種穢物，實在令人作嘔，很想離開這裏，已經兩天沒睡覺沒吃東西了，而且沒水喝很渴，但另一方面卻又覺得不該交保，於是我開始進行長考。</text:span><text:span text:style-name="T3"><text:line-break/><text:line-break/></text:span><text:span text:style-name="T1">難友一個個離開，鄰房有位小女生的媽媽來得最快，不到半小時就拿錢來保人了。但有位中年難友，一直打電話請人帶七萬元來幫他交保，親朋好友卻統統拒絕，他氣得對著電話筒破口大罵對方冷血無情。</text:span><text:span text:style-name="T3"><text:line-break/><text:line-break/></text:span><text:span text:style-name="T1">後來他絕望了，主動開口跟法警說：「你們找人來把我帶走吧！送我去北所 (台北看守所)，沒有人要帶錢來保我了，我就去坐牢吧！」另一位難友說：「對啦對啦，要認命啦，趕緊去跟阿扁當鄰居啦！」</text:span><text:span text:style-name="T3"><text:line-break/><text:line-break/></text:span><text:span text:style-name="T1">到了十一點多，只剩我和另一位通緝犯還沒交保或收押。我問他為何被通緝？他說他在開計程車，離了婚，有一次不慎和一輛摩托車相撞，對方是個千金小姐，雖然只有兩公分的手背撕裂傷，但那千金小姐說這是「毀容」，需要皮膚整型，要求賠償五萬元。</text:span><text:span text:style-name="T3"><text:line-break/><text:line-break/></text:span><text:span text:style-name="T1">司機說他頂多只付得起兩萬元，其中一萬元給現金，另一萬元則要求分期付款。千金小姐不接受，於是就告他「過失傷害」。司機說他因為不住在戶籍地，沒接到傳票，兩次開庭不到就被通緝。他說這真是很小題大作，說是警方在「拼業績」。而且，警方不是直接逮捕他到案，而是騙說他的證件被歹徒冒用，要求他前來警局「協助查案」，沒想到他一走進警局就被抓，方才知道自己竟然是通緝犯。</text:span><text:span text:style-name="T3"><text:line-break/><text:line-break/></text:span><text:span text:style-name="T1">他被諭令一萬元交保，但他說他從無前科，一生奉公守法，今天之所以會落到通緝犯的下場，就是因為沒錢。他說，他去哪生出一萬元來交保？不過，他顯然很擔心若籌不出一萬元之後很可能會被收押，他說他的計程車還停在路邊，若只吃牢飯往後日子會更難過。</text:span><text:span text:style-name="T3"><text:line-break/><text:line-break/></text:span><text:span text:style-name="T1">後來，我就說那我去提款保你出去好了，一萬元就等你很有錢之後再還我或不還也沒關係。他很高興，一直強調說他一定會還。我說還不還都沒關係。</text:span><text:span text:style-name="T3"><text:line-break/><text:line-break/></text:span><text:span text:style-name="T1">於是，我就跟一位看起來最友善大約二十多歲的女法警說我要到樓上提款，沒想到她說不行。我說怎麼不行？剛才檢察官不是一直叫我到樓上提款機提款？我只是要提款讓別人交保為何不行？</text:span><text:span text:style-name="T3"><text:line-break/><text:line-break/></text:span><text:span text:style-name="T1">女法警說：「我相信你是好心，但我就是不能讓你上去提款。」我問她為什麼？我說檢察官不是說我們都可以到樓上提款？這時候，那位情緒非常不穩的法警突然像發狂的猛獸一般從角落衝出來，不斷以超高分貝怒罵說「不要一直拿檢察官來壓我！聽到沒有？要不要我把這句話再說一遍？要不要我把這句話再說一遍？聽到沒有？聽到沒有？懂了嗎？」</text:span><text:span text:style-name="T3"><text:line-break/><text:line-break/></text:span><text:span text:style-name="T1">似乎我若再多說一句他就要動手打人或開槍殺我那種感覺,，真是非常病態。</text:span><text:span text:style-name="T3"><text:line-break/><text:line-break/></text:span><text:span text:style-name="T1">女法警站在一旁，從眼神上看來，似乎是站在我這邊，但她不敢多說什麼。我跟她說：「檢察官說的那些話，妳當時不也在場都有聽到？怎麼法警竟然可以違反檢察官的諭令而不准我們提款？」女法警說：「我們向來都是這樣做的。人手不足嘛，怕人犯逃走。我知道你不會逃走，但我還是沒辦法幫你。」</text:span><text:span text:style-name="T3"><text:line-break/><text:line-break/></text:span><text:span text:style-name="T1">可是，誰會為一萬元保釋金逃獄而成為通緝犯或逃走時冒著被打傷或打死的風險？所謂人手不足純粹胡扯。那幾位情緒不穩的暴力法警，閒閒地沒事到處莫名其妙怒罵，哪有人手不足的問題？而且，哪有因為人手不足就擅自推翻檢察官的裁決，硬要把被告給拘留或使之因此被收押的道理？</text:span><text:span text:style-name="T3"><text:line-break/><text:line-break/></text:span><text:span text:style-name="T1">我努力想幫這位因為少付了三萬元賠償金的通緝犯交保，但仍然沒辦法。那位編號xxx的混蛋法警顯然認為他比檢察官還大，可以任意為所欲為。</text:span><text:span text:style-name="T3"><text:line-break/><text:line-break/></text:span><text:span text:style-name="T1">這就是台北地檢署！平常電視上看到什麼發言人，總是講得一副有模有樣好像很文明的樣子，但事實上完完全全不是這樣。除非你是有權有勢者，否則來到這裏其實就等於落入黑幫手裏差不多，頓時完全喪失做為一個人應有的各種基本人權與尊嚴，完全任人宰割任人糟蹋。</text:span><text:span text:style-name="T3"><text:line-break/><text:line-break/></text:span><text:span text:style-name="T1">至於開庭時一路戴手銬，那只是很小兒科的問題，相較於其它惡行，根本不值得一提了。</text:span><text:span text:style-name="T3"><text:line-break/><text:line-break/></text:span><text:span text:style-name="T1">後來，檢察官(或法官我也搞不清楚？) 再度找我去談為什麼要拒絕交保？為什麼要抗議以色列？我順便幫他講授了一點以巴問題的普通常識。之後，我又被送回牢房等待。</text:span><text:span text:style-name="T3"><text:line-break/><text:line-break/></text:span><text:span text:style-name="T1">十二點多，檢察官同意讓我和那位通緝犯統統無保釋放。那位編號XXX的混蛋法警又過來GGYY，我沒理他。</text:span><text:span text:style-name="T3"><text:line-break/><text:line-break/></text:span><text:span text:style-name="T1">老實說，這樣一種自我創造的暴戾氛圍，法警們自己何嘗不也是個受害者？他們給別人也給自己創造了一個地獄。</text:span><text:span text:style-name="T3"><text:line-break/><text:line-break/></text:span><text:span text:style-name="T1">不過，臨走時，那位唯一友善的女法警竟突然在我走過她身邊時低聲問說：「你明天不用上班嗎？」倒是讓我有點訝異，我遲疑了一會兒說我請了兩天假。此時，她終於露出正常人的笑容，甚至最後還跟我說了一句：「再見」。我沒來得及答腔，因為一時之間，我還以為是自己聽錯了，「再見」？</text:span><text:span text:style-name="T3"><text:line-break/><text:line-break/></text:span><text:span text:style-name="T1">=================</text:span><text:span text:style-name="T3"><text:line-break/></text:span><text:span text:style-name="T1">我的獄政考察（二）：衙門與黑幫</text:span><text:span text:style-name="T3"><text:line-break/><text:line-break/></text:span><text:span text:style-name="T1">陳真</text:span><text:span text:style-name="T3"><text:line-break/><text:line-break/></text:span><text:span text:style-name="T1">2010-07-19.</text:span><text:span text:style-name="T3"><text:line-break/><text:line-break/></text:span><text:span text:style-name="T1">因為靜站抗議以色列長期封鎖迦薩及屠殺巴人行徑，我以首謀身分被捕。在一個文明國家，被警察逮捕理當就像被老師請去學校辦理註冊入學一樣，不該有什麼驚心動魄的場面。但在21世紀的台灣，人權喊得震天響，拘留偵訊過程卻窮凶惡極無法無天，與黑幫綁架無異，不但剝奪人權，而且為所欲為，宛如時光倒流回到衙門獄卒的年代。</text:span><text:span text:style-name="T3"><text:line-break/><text:line-break/></text:span><text:span text:style-name="T1">《色戒》將來拍續集，我看不必花錢搭建，建議直接到台北地檢署取景即可；至於臨時演員更可由該署法警擔任，張牙舞爪面目猙獰，連化粧費都能省了。</text:span><text:span text:style-name="T3"><text:line-break/><text:line-break/></text:span><text:span text:style-name="T1">為此，我打電話給北檢政風室，檢舉該署法警室之嚴重違法濫權。我提出三個問題。</text:span><text:span text:style-name="T3"><text:line-break/><text:line-break/></text:span><text:span text:style-name="T1">第一，法警竟可否決檢察官的諭令交保，技術性變相拘留當事人；法警主管竟說這是常態。</text:span><text:span text:style-name="T3"><text:line-break/><text:line-break/></text:span><text:span text:style-name="T1">第二，部份法警之情緒極度異常而失控，動輒辱罵叫囂威脅恐嚇，彷彿連呼吸都會激怒使之暴跳如雷。這樣的人不適任此一職務。</text:span><text:span text:style-name="T3"><text:line-break/><text:line-break/></text:span><text:span text:style-name="T1">第三，當事人連被告身分都還談不上，竟然一進地檢署，手機及所有物品就全被沒收（且無提供沒收物品清單），完全無法與外界有任何聯繫。一直到可以交保時才移到另一間有公用電話的交保室。但這時候你若身上沒零錢或你記不住各項電話號碼，那你還是一樣無法與外界有任何聯繫，別人更無從知道你的下落。</text:span><text:span text:style-name="T3"><text:line-break/><text:line-break/></text:span><text:span text:style-name="T1">政風室表示驚訝，說要進行調查。但我對此一「驚訝」倒是很驚訝，因為這顯然是長久以來的作風慣例，難道他們從來一無所悉？司法改革基金會也表示驚訝說怎麼可能不讓你使用手機？我說不是不讓「我」使用，而是所有人一進大門就馬上被沒收手機及身上所有物品，包括紙筆都不准擁有，連皮帶都被搜身收走，你必須兩手戴著手銬，同時得小心褲子隨時會掉下來。</text:span><text:span text:style-name="T3"><text:line-break/><text:line-break/></text:span><text:span text:style-name="T1">我還向監察院提出陳情，寫信給檢察總長及馬英九。我對各單位之回覆表示「驚訝」真是覺得很驚訝，因為這顯然是一套早已行之多年的既定流程，包括搜身及沒收手機和一切物品，包括威嚇怒罵或技術性變相拘留（等於是綁架）等等等；特別是變相禁止與外界聯繫一事，更是一套固定的違法流程。</text:span><text:span text:style-name="T3"><text:line-break/><text:line-break/></text:span><text:span text:style-name="T1">我當時手機被沒收，無法蒐證，否則各位如果聽到或看到那種武打場面，你會以為時光倒流回到衙門年代，種種侵害人權的作法與囂張程度，與黑幫綁架無異。這樣一些人，從法警到其主管，甚至北檢主任檢察官，都應負起行政與法律責任。某些法警之惡形惡狀及違法濫權，更應撤職查辦，繩之以法。</text:span><text:span text:style-name="T3"><text:line-break/><text:line-break/></text:span><text:span text:style-name="T1">========================</text:span><text:span text:style-name="T3"><text:line-break/><text:line-break/></text:span><text:span text:style-name="T1">我的獄政考察（三）：法律之前人人不平等</text:span><text:span text:style-name="T3"><text:line-break/><text:line-break/></text:span><text:span text:style-name="T1">陳真</text:span><text:span text:style-name="T3"><text:line-break/><text:line-break/></text:span><text:span text:style-name="T1">2010-07-26. </text:span><text:span text:style-name="T3"><text:line-break/><text:line-break/><text:line-break/></text:span><text:span text:style-name="T1">老唐不是賣牛肉麵，而是開計程車。他說他從沒想到有一天會變成通緝犯，甚至連自己被通緝都不知道。他說，警察就像詐騙集團一樣，打電話騙他說他的信用卡被歹徒冒用，請他有空時來警局一趟，協助辦案。他說，當他興沖沖到了警局，警方卻說他被逮捕了，連夜送到地檢署。「抓到」他之後，警察粉開心，因為抓到通緝犯對於警方業績及升遷是很「補」的。</text:span><text:span text:style-name="T3"><text:line-break/><text:line-break/></text:span><text:span text:style-name="T1">老唐是外省人，台語卻很溜。他說他幾個月前與一輛摩托車擦撞，對方手背有兩公分撕裂傷，要求賠五萬。老唐說他只願賠兩萬，而且其中一萬須分期支付，因為他沒那麼多錢。對方不接受，於是告上法院。老唐說他很久沒回家，沒接到傳票，錯過開庭日僅三天，便被宣告通緝。一直到他被捕之後，才知道自己是通緝犯，本來還以為真的是來警局協助警方打擊不法。</text:span><text:span text:style-name="T3"><text:line-break/><text:line-break/></text:span><text:span text:style-name="T1">跟老唐一樣，我也是一萬元諭令交保；差別在於我拒繳保釋金，堅持收押或無保釋放，而老唐則是無錢支付。他說他從無前科，循規蹈矩，之所以成為通緝犯就是因為沒錢賠償，哪來一萬元交保？一直拖到深夜，所有嫌犯都被收押或交保，只剩我們兩人枯坐牢房。我看他很擔心無錢交保而被收押，於是就說要替他繳保釋金。</text:span><text:span text:style-name="T3"><text:line-break/><text:line-break/></text:span><text:span text:style-name="T1">他很高興，但沒想到法警竟說不行，說我不能給他錢。法律有這種規定嗎？法律有規定保釋金不能由親屬以外的人提供嗎？實在太離譜。這些法警，仗著你根本無從對他蒐證（因為身上物品全被沒收），簡直就是立地為王，當起土皇帝來了。</text:span><text:span text:style-name="T3"><text:line-break/><text:line-break/></text:span><text:span text:style-name="T1">我連皮帶都被沒收，兩手銬著手銬，一直擔心褲子會掉下來。當我被塞入一個很髒的牆角被迫面壁思過等候開庭時，不禁想起溫柔體貼的台大醫院，連續17次開具所謂「有生命危險故不宜出庭」的診斷書給吳淑珍，後來出庭時台大更派出一整個醫療團隊一路呵護備至。我們對高官巨賈也未免溫柔體貼得太窩囊了，簡直可以說是「用舔的」那樣一種低姿態，但是對於一般平民百姓的生命尊嚴或各項權利卻視如敝屣。</text:span><text:span text:style-name="T3"><text:line-break/><text:line-break/></text:span><text:span text:style-name="T1">法律之前，人人不平等；你有多少身價權勢，往往將決定你的判決後果與各項司法待遇。可悲的是，這樣一種人人不平等的現象，絕非某個法院或檢察署或某些法警的問題，而是一整個台灣社會的問題。</text:span><text:span text:style-name="T3"><text:line-break/><text:line-break/></text:span><text:span text:style-name="T1">各位看倌看我的《獄政考察》，義憤填膺之餘，不妨捫心自問，自己是否真的平等對待眾生？是否真的抑強扶弱？還是也一樣遇弱則強，遇強則舔？甘地說得對：「你希望世界怎麼改變，你就必須先怎麼改變自己。」</text:span><text:span text:style-name="T3"><text:line-break/><text:line-break/></text:span><text:span text:style-name="T1">===============</text:span><text:span text:style-name="T3"><text:line-break/></text:span><text:span text:style-name="T1">我的獄政考察（四）：監獄是社會的縮影</text:span><text:span text:style-name="T3"><text:line-break/><text:line-break/></text:span><text:span text:style-name="T1">陳真</text:span><text:span text:style-name="T3"><text:line-break/><text:line-break/></text:span><text:span text:style-name="T1">2010-08-02.</text:span><text:span text:style-name="T3"><text:line-break/><text:line-break/><text:line-break/></text:span><text:span text:style-name="T1">「人球」邱小妹事件發生時，一片撻伐，幾位醫師被妖魔化，一如這個嗜血社會向來面對事件之習性：首先，故做訝異狀；明明積弊已深，眾人卻彷彿從未聽聞。訝異之後則表痛心疾首，彷彿人人清廉單純，難以理解其惡。接著當然就是檢討改進，把一切問題歸咎於「少數害群之馬」。一整套戲演下來差不多一兩星期，之後就彷彿沒這回事，一切又回歸天下太平。</text:span><text:span text:style-name="T3"><text:line-break/><text:line-break/></text:span><text:span text:style-name="T1">為此我遠從英國寫了封越洋信給其中一位素昧平生、千夫所指的醫師，希望他能捱得住這些全然針對個人所進行的妖魔化。</text:span><text:span text:style-name="T3"><text:line-break/><text:line-break/></text:span><text:span text:style-name="T1">最近法官收賄案亦是一例；先是社會大嘩，繼之檢討改進。但我免不了納悶：在這樣一種特權橫行有錢判生無錢判死的社會，一聊起天來，人人討厭特權，個個痛恨貪瀆，可當有機會特權加持，有機會沾滿油水飛黃騰達時，又有幾人真能拒絕甚至由衷厭惡？我看少之又少。</text:span><text:span text:style-name="T3"><text:line-break/><text:line-break/></text:span><text:span text:style-name="T1">抗議以色列屠殺巴人之集遊法偵訊中，警方問我過去有無其它案子，我說二十幾年前我曾有個叛亂案，當時罪名之一是我公然主張以選票推翻政府。另外還一直問我如何認識其他「群眾」等等一些怪問題，真不知道他們在想什麼，我一概以微笑沉默做答。</text:span><text:span text:style-name="T3"><text:line-break/><text:line-break/></text:span><text:span text:style-name="T1">偵訊完畢，拍照，建指紋檔，夜裡被移送台北地檢署，押進一個不斷傳出哀嚎怒吼與鬥毆踹門聲的地下室。兩位法警一路怒斥叫囂，彷彿隨時要失控，不知道他們是在憤怒什麼，似乎我連呼吸都會嚴重激怒他們。我頓時覺得自己不是被移送法辦，而是被一群身心狀況極不穩定的歹徒綁架，落入黑幫巢穴任人宰割。這樣一些人，情緒異常不穩，要是身上配槍，早晚會鬧出人命。</text:span><text:span text:style-name="T3"><text:line-break/><text:line-break/></text:span><text:span text:style-name="T1">但我相信，當他們面對長官，想必笑容可掬。就如許多醫護人員總擺著一張臭臉，只要多問一句就不耐煩，可當他們面對「自己人」時卻甜美斯文。我經常帶親友就醫，刻意不提醫生身分，往往飽受窩囊氣。牢房也好，病房也罷，不過是社會縮影。掌權者不論權勢大小，往往趾高氣揚，動輒自我擴權百般刁難。</text:span><text:span text:style-name="T3"><text:line-break/><text:line-break/></text:span><text:span text:style-name="T1">維根斯坦言語冷清，少有溫情，千萬著作更是如此，通篇符號與概念語言，無想無念。但他卻曾說過一句很「不」維根斯坦的話，經常縈繞我心。他說：「善意就是天意」、「在所有一切事物中，人與人之間的善意最能貼近我心。」善意或許不足以解決制度與文化問題，但善意可使一切痛苦變得可以忍受。人類文明如果有什麼值得令人眷戀的內涵，不會是船堅炮利或所謂快捷便利的物質成就，而是對待萬般生命的善意與憐憫。</text:span><text:span text:style-name="T3"><text:line-break/><text:line-break/></text:span><text:span text:style-name="T1">===============</text:span><text:span text:style-name="T3"><text:line-break/><text:line-break/></text:span><text:span text:style-name="T1">我的獄政考察（五）：人權做為一種裝飾品</text:span><text:span text:style-name="T3"><text:line-break/><text:line-break/></text:span><text:span text:style-name="T1">陳真</text:span><text:span text:style-name="T3"><text:line-break/><text:line-break/></text:span><text:span text:style-name="T1">2010-08-09.</text:span><text:span text:style-name="T3"><text:line-break/><text:line-break/><text:line-break/></text:span><text:span text:style-name="T1">因為換工作，準備開業，最近面試了二、三十位護士，我問她們原有的工作單位有無虐待病患等情事，特別是精神病患或失智老人或智能不足兒童，更易受虐。應徵護士聽我這樣問，往往愣住，經過一番遲疑，然後點頭說有，包括各種體罰凌辱與性騷擾。我不相信醫院主管不知情，但卻往往不當一回事或甚至刻意隱瞞淡化。這時候，與其責怪第一線基層人員，不如請其主管負起責任。</text:span><text:span text:style-name="T3"><text:line-break/><text:line-break/></text:span><text:span text:style-name="T1">囚犯也一樣，一旦落入衙門，便任人宰割。當我於深夜獲釋離開台北地檢署時，透過電話，當場找到一位自稱是「法警主管」；我跟他說：「為什麼你們的法警竟然認為自己無須聽檢察官的裁決而能任意決定要不要讓誰提款交保？」我還具體指控北檢某某法警之粗暴言行與任意公然辱罵威脅恐嚇等等惡形惡狀，我說：「你們怎麼這麼離譜？完全沒有半點人權概念！做為一個主管，你是失職的，是你應該負起責任。」該主管唯唯諾諾，說他們會調查。（自己調查自己？）</text:span><text:span text:style-name="T3"><text:line-break/><text:line-break/></text:span><text:span text:style-name="T1">更荒謬的是，我既沒被收押，開庭偵察之前理應連被告身分都談不上，與外界通訊自由竟然就此被剝奪。一直到最後來到交保室，才終於有個公用電話。問題是，你怎麼可能記得住每位親友的手機號碼？別人更無法主動連絡你。而且，你最好身上剛好帶著錢，否則就算可交保，連公用電話也打不成。</text:span><text:span text:style-name="T3"><text:line-break/><text:line-break/></text:span><text:span text:style-name="T1">等候開庭前，我跟幾位吸毒嫌犯關一起，角落還有著一團大便，非常悶熱骯髒。表面上有空調，卻是裝飾用，也許長官視察時才會打開使用。鐵窗外地上放一壺茶水，卻只有一個免洗茶杯供所有嫌犯共同使用。有位嫌犯似乎有自傷之虞且身體不適，被關在一間特製的「保護室」，法警問他話，他氣息奄奄答得不夠大聲，法警便立刻踹門怒罵，強逼他大聲、大聲、再大聲，藉此羞辱。</text:span><text:span text:style-name="T3"><text:line-break/><text:line-break/></text:span><text:span text:style-name="T1">對於嫌犯交保，法警們則一再強調檢察官講歸講，法警室做歸做，顯然自以為比檢察官還大，可以任意拘留任意威脅怒罵。</text:span><text:span text:style-name="T3"><text:line-break/><text:line-break/></text:span><text:span text:style-name="T1">這就是台北地檢署！平常你在電視上看到什麼發言人出來針對名人案子發言，總是講得一副有模有樣好像很文明的樣子，但事實上完完全全不是這樣。除非你有權有勢，否則來到這裡就等於落入黑幫手裡，頓時喪失做為一個人應有的各種基本人權，任人宰割任人糟蹋。</text:span><text:span text:style-name="T3"><text:line-break/><text:line-break/></text:span><text:span text:style-name="T1">至於開庭前後一路戴著手銬並沒收褲腰帶一事，相較於其它惡行，只能說是小兒科。</text:span><text:span text:style-name="T3"><text:line-break/><text:line-break/></text:span><text:span text:style-name="T1">台灣人喜歡講倫理講愛講人權，但講歸講，做歸做，離文明社會的理想狀況，恐怕還有千百光年之遙。</text:span><text:span text:style-name="T3"><text:line-break/><text:line-break/></text:span><text:span text:style-name="T1">============</text:span><text:span text:style-name="T3"><text:line-break/><text:line-break/></text:span><text:span text:style-name="T1">陳真</text:span><text:span text:style-name="T3"><text:line-break/><text:line-break/></text:span><text:span text:style-name="T1">2017. 04.30</text:span><text:span text:style-name="T3"><text:line-break/><text:line-break/><text:line-break/></text:span><text:span text:style-name="T1">幾年前，巴勒網在以色列駐台辦事處靜站。有一次，我被抓，先送去警局拘留，做完筆錄，接著上銬移送台北地檢署偵訊，連夜開庭。最後，法官要我以一萬元交保候傳，我說我一毛錢也不付，我選擇繼續拘留。幾小時後的凌晨，法官重新做出決定，讓我無保釋放。</text:span><text:span text:style-name="T3"><text:line-break/><text:line-break/></text:span><text:span text:style-name="T1">當我被送到地檢署時，幾名警察一路「護送」我走進去。那時都已經深夜十一、二點了，地檢署大門口竟然還圍著幾十名記者和攝影機。一見到我出現，記者們就像餓虎撲狼一樣衝了過來，鎂光閃爍，對我拍照拍個不停。我很納悶，我既不是公眾人物，也不是什麼江洋大盜，記者怎麼會對我感興趣？我心裏想，會不會是台大知道我被捕的消息，怕我沒法回去上班看門診，所以派人來救我？心裏頗感欣慰。結果不是，原來是認錯人了。</text:span><text:span text:style-name="T3"><text:line-break/><text:line-break/></text:span><text:span text:style-name="T1">一堆記者擋住去路，搶著發問，有人問我說：「你知不知道自己錯了？」我微笑不語。還有一個把麥克風堵到我面前問說：「你不覺得可恥嗎？有沒有什麼話要對大家說？」我還是微笑不語，一概當做耳邊風。直到有位記者問說：「你為什麼要貪污？」我才停下腳步，回頭問說：「我什麼時候貪污？」 他說：「那你是為什麼被逮捕？」我說，「因為我在以色列辦事處靜站啊。」</text:span><text:span text:style-name="T3"><text:line-break/><text:line-break/></text:span><text:span text:style-name="T1">這下換記者們納悶了，有一個義憤填膺地大聲喊說：「那你採購消防器材為什麼要污錢？」。我說，「你們認錯人了啦。」他們說：「署長！署長，您不是消防署署長嗎？」我說我不是啦。於是大家都笑了，整個鎂光閃閃竟然瞬間熄滅。我問說，「你們拍這麼多，電視上不會直接播出吧？」他們說，「不會播啦，這不是同步播出，等一下馬上就刪掉了啦。」</text:span><text:span text:style-name="T3"><text:line-break/><text:line-break/></text:span><text:span text:style-name="T1">我被關在地檢署一個很髒的小牢房，地上、牆上四處屎尿痕跡，很髒，惡臭至極，坐也不是，站也不是，也不敢靠牆休息，怕沾到大便。我待的牢房角落處地上，甚至還有一坨臭到爆的新鮮大便。</text:span><text:span text:style-name="T3"><text:line-break/><text:line-break/></text:span><text:span text:style-name="T1">大多數法警對待嫌犯極其粗暴，任意羞辱叫罵甚至動粗。就在我進去不到幾分鐘，一幕圍毆、動粗的暴行，竟然就在我眼前上演。我真是不敢相信自己的眼睛。這絕對不可能是特例，肯定是常態。其中有個法警，對待嫌犯的態度更是惡劣到極點，比方說，我看到他把一個剛送進來的女嫌犯當做足球射門一樣，竟然從她背後一腳把她「踢進」牢房裏。</text:span><text:span text:style-name="T3"><text:line-break/><text:line-break/></text:span><text:span text:style-name="T1">我看了這一幕，受不了，就隔著欄杆喊他過來，我說我要知道你的姓名和編號，我說我出去之後一定檢舉你的惡行。他聽了，表面上雖然還是一副凶神惡煞，但我從他的回話和眼神中察覺到他其實是有點怕了，讓我突然心裏有了一絲憐憫。我是他的俎上肉，在牢裏只能任其宰割，他當然不是怕我，而是沒想到會在牢裏頭作威作福之際，竟然當場會被我這樣一個嫌犯給叫去質問。</text:span><text:span text:style-name="T3"><text:line-break/><text:line-break/></text:span><text:span text:style-name="T1">他雖然眼神有點懼怕(不太敢直視我)，不過，表面上還是裝出很凶狠的模樣，指著自己的制服臂章，亮出他的編號，表示他才不怕，但不管我怎麼問，他就是不願告訴我他叫什麼名字。後來，當他離去後，旋即有個約莫二十多歲的年輕女法警走過來，隔著欄杆小聲對我說，「你自己小心點，不要去惹他。」</text:span><text:span text:style-name="T3"><text:line-break/><text:line-break/></text:span><text:span text:style-name="T1">半夜獲釋後，我就馬上在地檢署裏頭打公用電話，要求填寫檢舉文件，具名檢舉這個法警的粗暴惡行，一個自稱當夜值班的主管出面安撫，企圖大事化小，小事化無。</text:span><text:span text:style-name="T3"><text:line-break/><text:line-break/></text:span><text:span text:style-name="T1">那天晚上，我先是被關在警察局。原本牢裏只有我一個人，後來又進來一個男的，像是道上兄弟。我見他一臉憂愁，於是就問他犯什麼案，他說「組織犯罪，搞幫派」。他心神不寧，一直盯著鐵窗外發呆，似乎心事重重，我就問他說要不要吃便當？警察剛剛給我一個便當，我就送給他吃，他說好，卻依舊一直看著鐵窗外發呆。</text:span><text:span text:style-name="T3"><text:line-break/><text:line-break/></text:span><text:span text:style-name="T1">後來，這個幫派份子先被送走，又剩我一人。深夜，有個警方高階主管，單獨拿著鑰匙打開鐵門進來，說想跟我「以私人身份」聊聊。聊什麼我忘了，只記得他說他女兒正在英國留學，他說他知道我也是留英。他同時也提到，要不要抓我們，他們是沒有權限的，主要都還是看「上面」的態度。他所謂「上面」，他倒是很具體地說了，說是以色列駐台辦事處向警政署施壓，要求要把我們給抓起來，他們只好照辦，至少得抓一個帶頭的，所以我就被抓進來了。</text:span><text:span text:style-name="T3"><text:line-break/><text:line-break/></text:span><text:span text:style-name="T1">幾個月後，我收到不起訴書，內容沒細看，只記得法官對我們的靜站活動「頗有好評」。我還記得當晚開庭偵訊時，承審法官出示我的許多「犯罪證據」，是一疊照片。他把照片全攤開在桌上仔細看，看完之後問我說，「為什麼每一張都拍得一模一樣？」 我說，「因為我身體都沒有動啊。」</text:span><text:span text:style-name="T3"><text:line-break/><text:line-break/></text:span><text:span text:style-name="T1">法官遞了其中幾張照片給我看，我看到自己拿著牌子站著，突然意識到自己就像一尊銅像。你就算給銅像拍一千張照片，他還是一動也不動。</text:span><text:span text:style-name="T3"><text:line-break/><text:line-break/></text:span><text:span text:style-name="T1">我被無保釋放，正要離開牢房時，那個年輕女法警，突然問了我一句：「你明天不用上班嗎？」我被這突如其來的一問給嚇了一跳。</text:span><text:span text:style-name="T3"><text:line-break/><text:line-break/></text:span><text:span text:style-name="T1">後來，我寫了一些文章，好像就叫做「我的獄政考察」之類，登在《立報》，不過只登了其中五、六篇，後面還有一堆，我就沒登了，但我都有寄給相關司法單位，同時也寄到總統府，寄給號稱關心獄中人權的馬英九，收到的回應卻全是官樣文章，或故做驚訝狀，或說要徹查，結果是查個屁。</text:span><text:span text:style-name="T3"><text:line-break/><text:line-break/></text:span><text:span text:style-name="T1">這鬼島，人權口號滿天飛，其實全是放屁，所謂人權，只是屬於名人或政治人物的一種特權，一般人是享受不到的。而且，越是脆弱 (例如女性或老年人或病人)、越是地位微小的個人，所遭受的待遇就越慘。</text:span><text:span text:style-name="T3"><text:line-break/><text:line-break/></text:span><text:span text:style-name="T1">比方說，我有許多精神病人，只不過因為一點點小案子，例如因為精神或智能問題，隨手拿了隔壁鄰居放在家門口外面地上的一瓶羊奶喝，或是偷了人家農田上一顆西瓜，就被以竊盜罪甚至強盜罪抓去關，甚至還被刑求，藉此栽贓更多案子。我有一位病患，被警察打得膝蓋都碎了。</text:span><text:span text:style-name="T3"><text:line-break/><text:line-break/></text:span><text:span text:style-name="T1">每次想到這些活生生、甚至就在眼前不斷發生的事，我心裏就有恨，思緒難平。人們的眼光似乎永遠只關注那些所謂的名人或權勢者，對於弱者卻根本不屑一顧。</text:span></text:p>
      <text:p text:style-name="P2"><text:span text:style-name="T1">孫韋懷   |  2020.06.08 01:29   |   </text:span><text:a xlink:type="simple" xlink:href="http://palinfo.habago.org/Entry?Command=Information_PrintForum&amp;iPage=2#FORUM39498"><text:span text:style-name="T2">#</text:span></text:a></text:p>
      <text:p text:style-name="P4"><text:span text:style-name="T1">談一下關於大陸對言論的管控與開放：</text:span><text:span text:style-name="T3"><text:line-break/></text:span><text:span text:style-name="T1">《中华人民共和国计算机信息网络国际联网管理暂行规定》</text:span><text:span text:style-name="T3"><text:line-break/></text:span><text:span text:style-name="T1">第二条 中华人民共和国境内的计算机信息网络进行国际联网，应当依照本规定办理。</text:span><text:span text:style-name="T3"><text:line-break/></text:span><text:span text:style-name="T1">第六条 计算机信息网络直接进行国际联网，必须使用邮电部国家公用电信网提供的国际出入口信道。任何单位和个人不得自行建立或者使用其他信道进行国际联网。</text:span><text:span text:style-name="T3"><text:line-break/></text:span><text:span text:style-name="T1">第十四条 违反本规定第六条、第八条和第十条的规定的，由公安机关责令停止联网，给予警告，可以并处15000元以下的罚款；有违法所得的，没收违法所得。</text:span><text:span text:style-name="T3"><text:line-break/><text:line-break/></text:span><text:span text:style-name="T1">我個人每天都使用VPN，身邊朋友也用，都還沒被抓過。據警察朋友說，實際上不涉及違法犯罪行為就不會被抓。其實專門強調一下我沒被抓還挺好笑的。</text:span><text:span text:style-name="T3"><text:line-break/></text:span><text:span text:style-name="T1">5月17日，陝西漢濱公安在微博公佈，一名男子因為使用VPN，被给予行政警告，并处500元罚款。這件事當天引起不少人冷嘲熱諷政府機構，但後來有人深究，發現此人在網絡上上傳色情視頻，這事的熱度隨之冷卻。</text:span><text:span text:style-name="T3"><text:line-break/></text:span><text:span text:style-name="T1">6月4日當天，郝海東發表「新中國聯邦宣言」。而我所使用的VPN直到20點才失靈，第二天又能正常使用，我認為從這可以看出大陸政府的管控力度。題外話，郝海東先生的視頻大家可以看個一兩分鐘，再久就沒必要了，會變得沒那麼好笑。</text:span><text:span text:style-name="T3"><text:line-break/><text:line-break/></text:span><text:span text:style-name="T1">==========================</text:span><text:span text:style-name="T3"><text:line-break/></text:span><text:span text:style-name="T1">陕西省安康市汉滨区公安分局微博发布消息，称：近日，汉滨公安分局依法查处一起使用非法软件建立互联网信道进行国际联网案件。5月17日，分局情指中心在工作中发现，有人使用“翻墙”软件接入境外网络。情指中心立即会同城郊派出所展开调查，并迅速查明该“翻墙”软件使用人为杨某某，随即依法将杨某某传唤至公安机关接受询问。经查，违法行为人杨某某于2019年9月在手机上下载老王VPN、蚂蚁VPN两款软件，安装在手机上免费使用，并擅自利用这两款软件建立非法信道进行国际联网。经审查，违法行为人杨某某对自己的违法事实供认不讳。依据《中华人民共和国计算机信息网络国际联网管理暂行规定》第六条、第十四条之规定，汉滨分局给予杨某某行政警告，并处500元罚款的处罚。</text:span><text:span text:style-name="T3"><text:line-break/></text:span><text:span text:style-name="T1">==========================</text:span><text:span text:style-name="T3"><text:line-break/></text:span><text:span text:style-name="T1">2020年6月4日，根据德国之声报道，郝海东在当天与“爆料革命”发起者郭文贵和美国白宫前战略顾问班农等人共同宣布成立“新中国联邦”，同时郝海东宣读了“新中国联邦宣言”并声称要“消灭中共”。截至德国之声发稿时，郝海东的新浪微博账户遭到封号。另有两家中国大陆媒体虎扑和《体坛周报》在当天谴责郝海东发表严重损害中国主权的言论，并从即日起禁止报道和讨论一切有关郝海东的内容。現在在中国大陆已被全网封</text:span><text:span text:style-name="T5">杀</text:span><text:span text:style-name="T1">。</text:span></text:p>
      <text:p text:style-name="P2"><text:span text:style-name="T1">小魚   |  2020.06.08 00:44   |   </text:span><text:a xlink:type="simple" xlink:href="http://palinfo.habago.org/Entry?Command=Information_PrintForum&amp;iPage=2#FORUM39497"><text:span text:style-name="T2">#</text:span></text:a></text:p>
      <text:p text:style-name="P3"><text:span text:style-name="T1">謝謝阿水兄的抬舉，實際上，我雖不在法律界工作，但對對岸法律卻是有一定的理解與瞭解，這部分既然這裡是公開場合，也不便提出，特別是反滲透法當頭，就當我自己的神秘好了</text:span><text:span text:style-name="T3"><text:line-break/></text:span><text:span text:style-name="T1">實際上如果你不相信這個國家的制度，就根本不用在那個國家從事法律工作，我不能說對岸那些被抓起來的律師不勇敢，但他們犯了一個根本的錯誤</text:span><text:span text:style-name="T3"><text:line-break/></text:span><text:span text:style-name="T1">對岸的民法、商法跟民事及海洋等國際條約法等，因為是聯合國五常，加上會參酌台灣以及其他大陸法系的立法，所以民商法等東西，並不會差台灣到哪裡去，實際上我想更棒，因為後發會先至，最近新通過的民法，我還沒沒花時間看</text:span><text:span text:style-name="T3"><text:line-break/></text:span><text:span text:style-name="T1">但刑法等，因為就像在對岸刑事法律師常出事一般，這個容易各地方法院因地制宜，也有輿論重典的思想在，律師也有風險，所以還沒發展成，真正的實用性，縱使條文內有，但與我們想像的，把受刑事制裁的人民與受雇律師 跟檢察體系在有無入罪這件事情 平等的來法律辯論一般，這個達不到，公檢法三個字常連著說可見一斑，但社會輿論慢慢有影響，昆山流氓被殺的正當防衛事件，可以找來看看</text:span><text:span text:style-name="T3"><text:line-break/></text:span><text:span text:style-name="T1">總的來說，他們畢竟是中共，是摸著石頭過河的，是強調『實用』的，不是理論至上的，這在他們的法律體系中處處可見，值得欽佩，不存在什麼判例、學說的一大堆，卻存在很多通知啦這種司法規則或行政規則，也存在我們看來一些為了『國家安全』的不確定法律概念，可能台灣法律人比較難接受，這問題打住吧！謝謝！</text:span></text:p>
      <text:p text:style-name="P2"><text:span text:style-name="T1">阿水   |  2020.06.07 23:37   |   </text:span><text:a xlink:type="simple" xlink:href="http://palinfo.habago.org/Entry?Command=Information_PrintForum&amp;iPage=2#FORUM39496"><text:span text:style-name="T2">#</text:span></text:a></text:p>
      <text:p text:style-name="P4"><text:span text:style-name="T1">謝謝小魚兄和陽陽葛格。</text:span><text:span text:style-name="T3"><text:line-break/><text:line-break/></text:span><text:span text:style-name="T1">小魚兄果然曾經是法律人，專業的嗅覺準確，您找來的資料確實讓我撥雲見日，一掃疑團。這種同道之間的互通聲息，有心有靈犀一點通的喜悅。</text:span><text:span text:style-name="T3"><text:line-break/><text:line-break/></text:span><text:span text:style-name="T1">同道之間用法律專業名詞一點就通，溝通起來不費勁，但本版我一直試著說「人話」，怕沒有法律專業的網友懷疑自己看的是中文嗎？我為了說人話起見，把政治體制內的某些制度用「防呆」這個名詞來比喻，可是我發現除了老羊兄誤會以外，到現在還是沒能跟陽陽葛格對焦。哎喲，好難吶！不過有空我會再試看看。</text:span><text:span text:style-name="T3"><text:line-break/><text:line-break/></text:span><text:span text:style-name="T1">陽陽葛格，我說我有「見樹不見林」的毛病，是因為整體林相不好掌握。比如說，您轉貼百度百科对法律的解释，這種文章對我們法律人來說，是家常便飯，但請問一下，您能確實掌握嗎？因為時間的關係，我只能以專業的傲慢善意的提醒您，我不相信您靠這篇轉貼的文章就懂得「法律」。</text:span><text:span text:style-name="T3"><text:line-break/><text:line-break/></text:span><text:span text:style-name="T1">若是只藉著囫圇吞棗來談「見林」的問題，恐怕流於天馬行空，各自訴說自已看到的故事；這只能在同溫層內互相取暖，沒有實用性。不然，我們來做個測驗好了，請問，就小魚兄跟您查到的資料，如果您是李文亮醫師，警察要您簽訓誡書時，您簽不簽？</text:span><text:span text:style-name="T3"><text:line-break/><text:line-break/></text:span><text:span text:style-name="T1">當大陸在推行法治時，建議大陸同胞跟著黨國良善的政策走，因為這是西方文明國家的精華，大陸當局不想自成一套。這從小魚兄和陽陽的葛格的資料就可以看得出來，幾乎與西方大陸法系的法治觀念無異，而且這是跟您切身有關的，好好瞭解，也照著用，不懂就詢問當地的免費法律援助機構或律師。既然大陸往法治的方向走，應該不怕大家認真用，畢竟大陸體制靈活度很高，一見不對就會修法，這是我「見林」的觀察，不知對不對。</text:span><text:span text:style-name="T3"><text:line-break/><text:line-break/></text:span><text:span text:style-name="T1">高雄韓市長被罷免了，許議長也走了，這兩天心比較冷，謝謝小魚兄和陽陽葛格給我的溫暖。</text:span><text:span text:style-name="T3"><text:line-break/><text:line-break/><text:line-break/></text:span></text:p>
      <text:p text:style-name="P2"><text:span text:style-name="T1">欧阳阳   |  2020.06.07 22:06   |   </text:span><text:a xlink:type="simple" xlink:href="http://palinfo.habago.org/Entry?Command=Information_PrintForum#FORUM39495"><text:span text:style-name="T2">#</text:span></text:a></text:p>
      <text:p text:style-name="P4"><text:span text:style-name="T1">关于言论自由，新闻自由的的一点看法<text:line-break/><text:line-break/>自由一把双刃剑，现实生活中有恶意的言论资讯，也有善意的言论资讯，作为政府管理机构如何把握这个度，很重要。<text:line-break/><text:line-break/>比如美国，韩国等这些国家，也会有一些互联网相关的管理法律，对一些恶意的资讯言论进行屏蔽，只是相比中国的而言，他们的开口比较宽松。<text:line-break/><text:line-break/>中国对很多国外的网站进行了屏蔽，设立了信息防火墙，这个信息防火墙并不是完全封闭，会开一些口，让一些企业，一些大学科研机构，或者通过的一定的技术手段可以访问，<text:line-break/>中国政府在限制言论资讯的时候，毫无疑问，它不可能拥有全面的</text:span><text:span text:style-name="T5">鉴</text:span><text:span text:style-name="T1">别能力，在限制恶意言论资讯的时候，把一些善意的，正面的言论资讯也给限制了。<text:line-break/><text:line-break/>我个人觉得，中国政府对于言论资讯的管控也应该与时间俱进，要在限制与开放之间寻找一个合适的度，在限制恶意言论资讯的同时，尽量能够让有需要的国民获取到善意，正面的，需要的，比较全面的资讯。</text:span></text:p>
      <text:p text:style-name="P2"><text:span text:style-name="T1">欧阳阳   |  2020.06.07 20:32   |   </text:span><text:a xlink:type="simple" xlink:href="http://palinfo.habago.org/Entry?Command=Information_PrintForum#FORUM39494"><text:span text:style-name="T2">#</text:span></text:a></text:p>
      <text:p text:style-name="P4"><text:span text:style-name="T1">阿水，<text:line-break/><text:line-break/>作者：卢建平<text:line-break/>链接：</text:span><text:a xlink:type="simple" xlink:href="http://dwz.date/aW8v"><text:span text:style-name="T4">http://dwz.date/aW8v</text:span></text:a><text:span text:style-name="T1"><text:line-break/>来源：中华人民共和国最高人民检察院网站<text:line-break/>《疫情灾难下谣言的传播与治理》<text:line-break/><text:line-break/><text:line-break/><text:line-break/>知乎上关于“训诫是行政处罚吗？可以复议、行政诉讼吗？”相关问题的探讨<text:line-break/>链接：</text:span><text:a xlink:type="simple" xlink:href="http://dwz.date/aW8z"><text:span text:style-name="T4">http://dwz.date/aW8z</text:span></text:a><text:span text:style-name="T1"><text:line-break/><text:line-break/>百度百科对法律的解释：<text:line-break/>“法律是由国家制定或认可并以国家强制力保证实施的，反映由特定物质生活条件所决定的统治阶级意志的规范体系。 法律是统治阶级意志的体现，是国家的统治工具。”<text:line-break/><text:line-break/>比如美国最近不是制定了一个《台北法案》吗？ 一个国家的统治阶级可以根据自己的国家利益或者统治阶级的利益来定制法律！<text:line-break/><text:line-break/><text:line-break/>有些时候，守法未必代表正义，违法未必代表邪恶，不能一概而论。<text:line-break/>下面是知乎上有人对“法律和道德的意义”一些看法<text:line-break/>作者：李逍遥<text:line-break/>链接：</text:span><text:a xlink:type="simple" xlink:href="http://dwz.date/aW8D"><text:span text:style-name="T4">http://dwz.date/aW8D</text:span></text:a><text:span text:style-name="T1"><text:line-break/>“电影《素媛》的结局让人脊背发凉，这是不是法律的无力——只有在伤害已经造成的情况下，法律才能干预。<text:line-break/>如果说立法的目的是为了惩罚罪犯，就好像辛苦打造鸡圈的初衷是为了鸡蛋，总觉得有些畸形，有些去本逐末。<text:line-break/>那法律和道德的意义是什么?从意义上没找到结果，那就去找他们的根源吧。<text:line-break/>想了很久，得出一个结论： 法律和道德的前身是迷信。<text:line-break/><text:line-break/>别急着反驳，听听我的辩解。<text:line-break/>在古代，法律存在于刑堂，道德存在于祠堂。当着两个地方都颠倒黑白，是非不分时，道德和法律在哪里?<text:line-break/>故事告诉我们：在老天，在它下的那场六月雪里。那场雪重要吗?窦娥已经血浸白绫，再下雪还有意义吗？可那场雪从来不是下给窦娥看的，那是下给这个世上还相信道义，还相信美好的那些人看的，那些还相信善良美好的人们需要一场雪，一场洁白的，能够覆盖洗涤罪恶的一场雪，一场老天的雪：看吧，苍天有眼，善恶有报。苍天也总有不开眼的时候，那个时候人们怎么办呢？<text:line-break/>古代的话本又告诉我们了，当含恨而终，陈冤未雪的时候，人们相信天道轮回，相信神魔系统，相信十八层地狱，相信来生，相信有一个超自然的力量会代替法律和道德去伸张正义，或是鬼怪，或是钟馗。“你难道不怕下地狱吗”<text:line-break/>迷信是这样吗?这是中国古代的一则故事，国外也是一样的。<text:line-break/><text:line-break/>《东方快车谋</text:span><text:span text:style-name="T5">杀</text:span><text:span text:style-name="T1">案》就是最好的例子，为什么那十二的人耗费了几年的时间甚至不惜自己身陷囹圄也要把雷切尔</text:span><text:span text:style-name="T5">杀</text:span><text:span text:style-name="T1">死，注意哦，还不是一刀毙命，是十二刀，一人一刀捅死了他。他们也需要那场雪，在法律无计可施时，他们需要一个形式——恶人受惩罚，来安抚他们的创伤，维护内心的秩序。<text:line-break/>所以，法律和道德存在的意义更多的像是一个形式，一个不仅仅慰藉受害者的形式。<text:line-break/>所以，惩恶的后面还有扬善，让那些相信美好的人能够坚定内心的信念，让他们有勇气，有理由去相信美好终将到来，波罗给了两种推断，老天给了一场雪，而我们有了道德和法律。”<text:line-break/><text:line-break/><text:line-break/><text:line-break/></text:span></text:p>
      <text:p text:style-name="P2"><text:span text:style-name="T1">小魚   |  2020.06.07 18:56   |   </text:span><text:a xlink:type="simple" xlink:href="http://palinfo.habago.org/Entry?Command=Information_PrintForum#FORUM39493"><text:span text:style-name="T2">#</text:span></text:a></text:p>
      <text:p text:style-name="P3"><text:span text:style-name="T1">阿水兄，我用找到的資料回答您吧，我覺得符合法律分析，代書是簡體字，節錄如下：<text:line-break/>1.《治安管理处罚法》第25条规定：“散布谣言，谎报险情、疫情、警情或者以其他方法故意扰乱公共秩序的”，“处五日以上十日以下拘留，可以并处五百元以下罚款；情节较轻的，处五日以下拘留或者五百元以下罚款”。<text:line-break/>认定严重扰乱公共秩序，是违法行为，但情节特别轻微，没有对其作出警告、罚款、拘留的处罚。<text:line-break/>2.《治安管理处罚法》规定：“治安案件调查结束后，公安机关应当根据不同情况，分别作出以下处理： （一）确有依法应当给予治安管理处罚的违法行为的，根据情节轻重及具体情况，作出处罚决定； （二）依法不予处罚的，或者违法事实不能成立的，作出不予处罚决定。”《行政处罚法》还规定：“违法事实不清的，不得给予行政处罚”。但武汉警方没有按照法律作出不予处罚决定，即使认定李文亮违法情节特别轻微，武汉警方还是制作了训诫书。<text:line-break/>3.对于行政机关及其工作人员，“法无规定即禁止”，“法无授权不可为”。我们查阅了各方面的法律规定，都没有对无违反治安管理的人训诫的规定，即使认定情节特别轻微。无论如何武汉警方还是违反了法律保留。</text:span></text:p>
      <text:p text:style-name="P2"><text:span text:style-name="T1">阿水   |  2020.06.07 17:20   |   </text:span><text:a xlink:type="simple" xlink:href="http://palinfo.habago.org/Entry?Command=Information_PrintForum#FORUM39492"><text:span text:style-name="T2">#</text:span></text:a></text:p>
      <text:p text:style-name="P4"><text:span text:style-name="T1">江南葛格：<text:line-break/><text:line-break/>難得看到像您這樣對大陸現況分析得有條有理，請問您：<text:line-break/><text:line-break/>1、為什麼李文亮一案，警方可以出具訓誡書？有法律依據嗎？<text:line-break/><text:line-break/>2、若是警方認為李文亮違法，為什麼可以不依法處罰而用訓誡書結案？警方有這種裁量權嗎？<text:line-break/><text:line-break/>3、大陸現在標榜法治，而您所分析的言論自由現況，是把人民分門別類，隱隱然言論有相對的尺度，但大陸對言論的管制有依法行政嗎？也就是說，只要我在法令的範圍內的言論，是不是被胡亂舉發，一般來說也不會被處罰？<text:line-break/><text:line-break/>4、西方的言論自由，也包括表現自由，可以像陳真兄一樣，拿標語牌到美國大使館抗議嗎？<text:line-break/><text:line-break/>以上的問題，應該是我自己要去觀察研究的，但若果您方便，麻煩就您所見所聞回答。謝謝。</text:span></text:p>
      <text:p text:style-name="P2"><text:span text:style-name="T1">欧阳阳   |  2020.06.07 07:25   |   </text:span><text:a xlink:type="simple" xlink:href="http://palinfo.habago.org/Entry?Command=Information_PrintForum#FORUM39491"><text:span text:style-name="T2">#</text:span></text:a></text:p>
      <text:p text:style-name="P4"><text:span text:style-name="T1">作者：Franz<text:line-break/>链接：</text:span><text:a xlink:type="simple" xlink:href="https://bit.ly/2YbNku7"><text:span text:style-name="T4">https://bit.ly/2YbNku7</text:span></text:a><text:span text:style-name="T1"><text:line-break/>来源：知乎<text:line-break/><text:line-break/><text:line-break/>一八八七年，二月二十三日，尼采在致友人的信中写道：<text:line-break/><text:line-break/>“几周前，我甚至连陀思妥耶夫斯基的名字都不知道——我这个无知的人，竟然不看点“日报”！在书店的偶然把翻，恰巧让《地下室手记》的法文译本映入眼帘（同样如此偶然的是，我二十一岁遇到叔本华，三十五岁遇到司汤达！）亲和性本能（或者我该如何称之？）呼之欲出，我极度狂喜：我必须回顾一下我知道司汤达《红与黑》的时候，以便我想起同样的喜悦。（是两篇小说，第一篇在根本上是一章音乐；第二篇是心理学的天才绝作，一种对“认识你自己”的自嘲）。”<text:line-break/><text:line-break/>在发疯的前两年，尼采于偶然中知道刚去世几年的陀思妥耶夫斯基。读了《地下室手记》后，他便如痴如醉地迷上了后者，于他，陀思妥耶夫斯基如同叔本华、如同司汤达，是让他惊叹的人。一个孤独的行者，在偶然中遇到知音，该是何等喜悦！何等快活！虽难以言表，却禁不住又要言表。于是，尼采继续读陀思妥耶夫斯基，并在自己的书中多加赞誉。也正是靠着尼采的多番美誉，陀思妥耶夫斯基迅速在德国得到关注，获得认可。<text:line-break/><text:line-break/>说起陀思妥耶夫斯基，不得不想起他的代表作《罪与罚》。里面诸多深刻入微的心理描写，无疑正中尼采的下怀。因为尼采总喜欢自称心理学家，而且还认为自己才是真正的心理学家。在《罪与罚》中，主人公拉斯科利尼科夫做过一个可怕的梦。他梦见自己回到童年，大概六七岁时，和父亲一道于一个节日的傍晚在小城里散步。这时，他们看到一辆满载货物的大车却被一匹小母马拉着：<text:line-break/><text:line-break/>“可现在，真是怪事，这么大的一辆大车上套着的却是一匹庄稼人养的、又瘦又小、黄毛黑鬃的驽马，他常常看到，像这样的马有时拚命用力拉着满载木柴或干草的高大的大车，尤其是当大车陷进泥泞或车辙里的时候，庄稼人总是用鞭子狠狠地抽它，打得那么痛，有时鞭子劈头盖脸地打下来，甚至打到它的眼睛上，他那么同情、那么怜悯地看着这可怕的景象，几乎要哭出来，这时妈妈总是拉着他离开小窗子。”<text:line-break/><text:line-break/>而醉醺醺的车夫却让酒馆出来的同伴都坐上车，他要送他们回去。可如此瘦小的马，如何拉得动这么多人？车夫不但不怜悯它，反倒不停使劲地抽它。他以为，在重鞭之下，马就能飞快地奔跑起来了。在几个人上车之后，他还不停地叫人上车，一鞭又一鞭地抽打着马。后来又有人上去，也有人拿起鞭子，加入抽打的行列。他们鞭打马，目的早已不是让它奔跑起来，而是为了取乐，为了发泄，他们大喊，他们高呼，他们唱歌，他们吹口哨，他们嘿嘿笑。年幼的拉斯科利尼科夫此刻却受不了这般的虐待动物，他离开了父亲的怀抱“在那匹马旁边奔跑，他跑到前面去，看到人们怎样抽打它的眼睛，照准它的眼睛猛抽！他哭了。他的心剧烈地跳动，泪如泉涌。打马的人中有一个用鞭子碰到了他的脸，他一点儿也感觉不到，他难过极了，大声叫喊着，向那个摇着头谴责这一切的、须发苍白的老头儿跑去。一个女人拉住他的手，想要领他走开，但是他挣脱出来，又跑到马跟前去。那马已经作了最后的努力，不过又尥起蹶子来了。”<text:line-break/><text:line-break/>马夫依旧在虐待小马，不过此时已经将鞭子换成铁棒，一棒又一棒重重打在马身上：<text:line-break/>““打死它！”米科尔卡大声喊，他好像控制不住自己，从大车上跳了下来。几个也是满脸通红、喝得醉醺醺的小伙子随手抓起鞭子、棍棒、辕木，朝那匹奄奄一息的母马跑去。米科尔卡站到一边，抡起铁棒狠狠地打它的背脊。马伸着脑袋，痛苦地长长吁了一口气，慢慢断了气。”<text:line-break/><text:line-break/>马死了，人们在围观，在议论，而小拉斯科利尼科夫已无法控制自己。“他高声叫喊着，从人丛中挤进去，冲到那匹黄毛黑鬃马前，抱住鲜血淋漓、已经死了的马脸，吻它，吻它的眼睛，吻它的嘴唇……随后他突然跳起来，发疯似地攥着两只小拳头朝米科尔卡扑了过去。就在这一瞬间，已经追了他好久的父亲一把抓住他，终于把他拉出了人群。”<text:line-break/>这个场景，或许已深深植入尼采的脑海。后来，一八八年五月十三日在图灵，尼采给友人写信说：<text:line-break/><text:line-break/>“昨天，我想象一幅道德上泪眼婆娑（moralité larmoyante）的画面，和狄德罗交谈。冬日的场景。一个老车夫，带有极其残暴的犬儒主义表情，比四周弥漫的冬天还冷酷，对着他的马撒尿。那匹马，可怜的、受虐的造物，四下张望着，充满感激，非 常 感激。”<text:line-break/><text:line-break/>将近八个月后，尼采的虚构成了现实。<text:line-break/>一八八九年一月三日，在图灵居所前的广场上，他目睹一个车夫在虐马。于是他走将前去，抱着马的脖子哭泣。<text:line-break/>此时，或许他回想起拉斯科利尼科夫的那个梦，或许也想起他曾虚构的那副画面，或许这便是他的“永恒轮回”罢。然而，不论如何，在他，的确实现了道德上的泪眼婆娑。<text:line-break/><text:line-break/>一个鼓吹个人主义、利己主义的人，一个强烈批判道德、批判庸人、蔑视同情的人，却终究免不了因对一匹马的同情而哭泣。<text:line-break/>这样的同情，也成了促使他发疯的最后一根稻草。<text:line-break/><text:line-break/>那个呼求超人的人，那个大喊高贵和真诚的人，那个赞扬权力意志和生命本能的人，在抱着马痛哭之后昏厥了。<text:line-break/>从此，他便告别了这个冷眼待他的世界。<text:line-break/>一个内心脆弱的人，才会不时要求自己应像犬儒那样，以大笑来抵抗自己的多愁善感，来抵抗自己的抑郁忧伤。<text:line-break/>一个心灵沉重的人，才会希望自己带着脚镣起舞、翩翩飞翔，而且要脱下衣服，赤裸地面对世界，大叫、欢呼和狂吠。冬日的严寒、世界的冷漠，终究战胜了他脸上的大笑。随着内心深处的同情被激起，他哭了。眼泪过后，在绝望中他毅然决然地告别了世界。<text:line-break/><text:line-break/>那个大白天打着灯笼在集市上高呼“上帝死了”的狂人，无人理解且受人嘲笑，最后愤而扯碎灯笼离去。这是人性的，太人性的？不，快乐的科学还未到来。<text:line-break/>那是极度的孤独，那是无尽的冰川，暗夜弥漫，曙光何在？而生命的漫游者，一生唯有同其影子交谈。当日薄西山，就连那影子也要离其而去，这又何等凄凉！何等悲惨！<text:line-break/><text:line-break/>哲学家诗人荷尔德林后来疯了，诗人哲学家尼采最终也疯了，也许这就是宿命吧。<text:line-break/>在生命挣扎了十一个年头后，这位自由精神，虽随着旧世纪的终结而逝去，却开启了另一个崭新的百年。<text:line-break/><text:line-break/>那一天，是一九零零年八月二十五日，在魏玛。<text:line-break/></text:span></text:p>
      <text:p text:style-name="P2"><text:span text:style-name="T1">欧阳阳   |  2020.06.07 07:05   |   </text:span><text:a xlink:type="simple" xlink:href="http://palinfo.habago.org/Entry?Command=Information_PrintForum#FORUM39490"><text:span text:style-name="T2">#</text:span></text:a></text:p>
      <text:p text:style-name="P3"><text:span text:style-name="T1">精神家园的毁灭，信仰被彻底摧毁，是非常残酷的，許崑源的死可能就是如此，是他对理想，对信仰的彻底绝望！“人民”如此，他要如何？<text:line-break/><text:line-break/>他信仰“民主”，信仰正义真理，当“人民”与“正义真理”发生冲突，他要如何？当“多数人要作恶”，他要如何？2000年前古希腊的苏格拉底可能是如此，如今台湾的許崑源可能也是如此！</text:span></text:p>
      <text:p text:style-name="P2"><text:span text:style-name="T1">刘旭   |  2020.06.07 06:49   |   </text:span><text:a xlink:type="simple" xlink:href="http://palinfo.habago.org/Entry?Command=Information_PrintForum#FORUM39489"><text:span text:style-name="T2">#</text:span></text:a></text:p>
      <text:p text:style-name="P4"><text:span text:style-name="T1">陳真先生<text:line-break/>以前在学校学习知识，老师只是告诉我们标准答案，让我们记住，而且课业压力繁重，每天从早学到晚，离开学校后，便对读书和学习有了厌烦心理，几年也不曾完整的看完一本书。<text:line-break/>去年我第一次接触到认识论，他让我第一次开始怀疑知识本身，什么是知识，什么样的知识值得我们相信，相信的依据是什么。从那时候开始，我想要免于愚蠢。免于被欺骗，和被愚弄。<text:line-break/>但是，这世界上的书籍实在是太多了，自己去走出一条路来，太过困难，在网络上或现实中，遇到人，我总想问，您是如何学习，如何思考的。<text:line-break/>谢谢陈真先生，不厌其烦的回复我。</text:span></text:p>
      <text:p text:style-name="P2"><text:span text:style-name="T1">欧阳阳   |  2020.06.07 06:39   |   </text:span><text:a xlink:type="simple" xlink:href="http://palinfo.habago.org/Entry?Command=Information_PrintForum#FORUM39488"><text:span text:style-name="T2">#</text:span></text:a></text:p>
      <text:p text:style-name="P3"><text:span text:style-name="T1"><text:line-break/>再说说前面的“防呆制度”或者可以叫“纠错机制”，我感觉什么三权分立，什么多党制衡，这些基本上都是表面上，形式上的，其实际效能是非常有限的，针对“多数人的暴力”或者“多数人的愚蠢”，你要如何纠正？这个很困难！<text:line-break/><text:line-break/>相比而言，在实践过程中，中共是有进行过几次大的“纠错”，<text:line-break/>最大的一次要数，40多年前，邓小平废除以前的分配制度，施行包产到户政策；<text:line-break/>再一次，30年前，朱镕基时代的国有企业改革；<text:line-break/>这些改革都是中国影响深</text:span><text:span text:style-name="T5">远</text:span><text:span text:style-name="T1">的改革，很难想象，类似这样的改革可以在“西方宪政制”的国家完成?<text:line-break/><text:line-break/>“西方宪政制”下的多党制，很多时候沦为了利益争夺的尔虞我诈！<text:line-break/><text:line-break/>俾斯麦说过这样一句话，“真理,只在大炮射程之内。”，香港的那些反对派再怎么蹦跶，再怎么煽动民粹情绪，200万人上街，也依然逃脱了中国的绝对实力！<text:line-break/><text:line-break/>台湾问题，其实也是类似，民进党再怎么蹦跶，再什么阴谋诡计，依然逃脱不了中国崛起这个大势！<text:line-break/><text:line-break/>只是，台湾人民，前路如何？实在很难预测</text:span></text:p>
      <text:p text:style-name="P2"><text:span text:style-name="T1">江南   |  2020.06.07 01:53   |   </text:span><text:a xlink:type="simple" xlink:href="http://palinfo.habago.org/Entry?Command=Information_PrintForum#FORUM39487"><text:span text:style-name="T2">#</text:span></text:a></text:p>
      <text:p text:style-name="P4"><text:span text:style-name="T1">经常看到一些帖子上写的，“你说言论自由，你敢骂共产党么？你敢骂你们的领导人么？”好像做了这两件事情就是有言论自由，没做到就是没有言论自由，倒成了检验言论自由的标准似的。不过，也不能说完全没有道理，至少看上去这件事情可以做，其他的就不在话下了。那我结合这两点就国内的言论环境谈谈我个人的观察。<text:line-break/><text:line-break/>可以从几个方面来看国内的言论环境，一是场合，是公开场合还是私下场合，二是身份，说话人身份是体制内还是体制外，三是内容，发言的内容和公共事件是否相关。<text:line-break/><text:line-break/>如果说话人的身份是体制外的，比如农民，私营企业员工等情况，那不管他说什么都是不会引起麻烦的。骂中共也可以骂领导人也可以，不过少见，一般人还是就事论事，没事谩骂一个人也蛮没品的。在领导人里面，江泽民被谈论的较多，因为江在任的时候农民的税负很重，工人大量的下岗。至于举报，没有人会无聊到举报谁谁骂了共产党骂了领导人，就算有人举报，估计公安人员也会当做笑话吧。<text:line-break/><text:line-break/>如果发言人的身份是体制内的，这个就要分私下和公开场合了。我还是高中生的时候，曾经替父亲参加一个喜宴。一桌就餐的人基本上是县城的局长或副局长，其中有几个人谈起当时的国家副主席曾庆红，说他是当代李莲英，干了不少坏事。这给当时还年少的我很深的印象。<text:line-break/><text:line-break/>我还有一个当县长的亲戚，他曾在私下的场合说过中央出了坏人，为什么呢？当时国务院出台政策要涨公务员的工资，而县里的财政收入已经入不敷出了，他认为中央的政策会造成内部的矛盾。当然这个问题后来是通过转移支付解决了。可见公务人员在私下的场合言论是也不存在什么禁忌的，上班是上班，生活是生活。<text:line-break/><text:line-break/>但是，如果说话的场合是公开严肃的，那不当的发言可能就给个人带来极为不利的影响。2018年2月6日内蒙古自治区的安监局局长在处级以上干部会议上说，领导人号召“撸起袖子加油干”，我局要认真落实！要“撩起裙子使劲干”！”，引起全场哄笑。后来，自治区党委认为他不讲政治纪律，口无遮拦，影响极坏，予以免职处理。他的政治生涯就算是到头了。<text:line-break/><text:line-break/>2017年4月6日，央视主持人毕福剑在私人宴会上上辱骂开国领袖毛泽东的视频被曝光，立即引起网民强烈反感。第二天，央视决定停播毕福剑的节目。后来毕福剑离开央视，现在也想东山再起，可反响不好，估计这辈子和舞台就绝缘了。这个事情同样可以从私下和公开两个角度看。在私人聚会的场合是没有什么禁忌的，什么话都敢说，可当这个视频一旦被公开，情况就不同。这件事情发生以后，一些人的在私下的发言也相对谨慎了，尤其是领导干部。<text:line-break/><text:line-break/>除了私下和公开场合，还有一个要看有言论内容是不是公共事件有关了。大家都对李文亮的事件比较熟悉，如果他是在和亲友一起聊天谈起疫情，是不存在被派出所传唤的问题的。最初认定李文亮的违法行为是：“2019年12月30日在微信群‘武汉大学临床04级’发表有关华南水果海鲜市场确诊7例SARS的不属实言论。”这个微信群可能是一个很大的群，因为医学院临床医学专业的一个年级往往都有几百人的，疫情信息可能是被这几百人迅速散播出去的。那这是一个公共事件了。<text:line-break/><text:line-break/>当地派出所是依据《中华人民共和国治安管理处罚法》第二十五条规定的做出处理的。“有下列行为之一的，处五日以上十日以下拘留，可以并处五百元以下罚款;情节较轻的，处五日以下拘留或者五百元以下罚款：(一)散布谣言，谎报险情、疫情、警情或者以其他方法故意扰乱公共秩序的。<text:line-break/><text:line-break/>当然最后派出所并没有严格按照这个法律条纹来处理，只对李文亮出具了训诫书，并没有拘留，李文亮的工作也一切如常。后来在舆论的压力之下，武汉公安局撤销了对李文亮的训诫书，并向李文亮家属致歉。接着以对派出所副所长和民警的一个行政记过、一个行政警告结束了李文亮事件。<text:line-break/><text:line-break/>李文亮事件的后续处理其实是有不同的意见的，一些人认为按照这个法律进行处理是没问题的，因为当时并没有确定是SARS，也没有确定是能人传人的传染病 ，从公众利益来看确实扰乱了公共秩序，后续的撤销训诫更多的是从政治的角度来考</text:span><text:span text:style-name="T5">虑</text:span><text:span text:style-name="T1">的。也有人从故意非故意的角度来看，还有人从训诫本身的行为来看，角度不少，这里就不展开了。<text:line-break/><text:line-break/>有朋友说最近几年言论收紧的比较厉害，这个也要分开看，我做过公务员也做过高校教师，大家在办公室里熟悉的同事之间都是可以聊聊政治上各种问题的。在高校可能一些文科的教授会感觉到言论自由受到了挑战。其他理科工科医科的教授是没什么感觉的，因为本来这些学科的教授也不会去谈什么民主自由之类的内容，一般是信奉实事求是，理论实践相结合，相对务实的多。<text:line-break/><text:line-break/>大家可能听说过公知，带路党等等名词，其实高校的文科教授有不少是所谓的公知和带路党。他们说什么呢？最近在网路一些教授被扒皮，最出名的是湖北大学的梁</text:span><text:span text:style-name="T5">艳</text:span><text:span text:style-name="T1">萍，她不仅自己称呼中国人为支那人，还认为日本侵略包括八国联军侵华是为了拯救中国的。这些人的言论是不配享有自由的，他们面对的是刚入大学的十八九岁的孩子，他们的不当言论会对年龄人造成不良的影响。<text:line-break/><text:line-break/>以上只是我个人的一点生活体验。不同的人因家庭背景、生命历程、知识结构等因素会有不同的看法。但说到五步一岗十步一哨，监听汽车里的说话，确实实在是太过了。说句玩笑话，一个人要是能被共产党五步一岗十步一哨的监听，估计是要名留青史了。<text:line-break/><text:line-break/>1.体制内外的区别<text:line-break/><text:line-break/>体制内，可以理解为：一切“党管干部，组织选人”的单位。包括行政机关、事业单位、国有企业（及一些国有控股企业）、部分社会团体。<text:line-break/><text:line-break/>2. 财力性转移支付<text:line-break/><text:line-break/>是指为弥补财政实力薄弱地区的财力缺口，均衡地区间财力差距，实现地区间基本公共服务能力的均等化，中央财政安排给地方财政的补助支出，由地方统筹安排。</text:span></text:p>
      <text:p text:style-name="P2"><text:span text:style-name="T1">陳真   |  2020.06.07 01:48   |   </text:span><text:a xlink:type="simple" xlink:href="http://palinfo.habago.org/Entry?Command=Information_PrintForum#FORUM39486"><text:span text:style-name="T2">#</text:span></text:a></text:p>
      <text:p text:style-name="P3"><text:span text:style-name="T1">拍下韓國瑜落寞身影！許淑華送暖：「別失去堅強的勇氣」<text:line-break/><text:line-break/>今日新聞NOWnews<text:line-break/><text:line-break/>編輯中心/綜合報導<text:line-break/><text:line-break/>2020年6月6日 <text:line-break/><text:line-break/>韓國瑜成為台灣民主史上第一位遭罷免直轄市長，且最後同意罷免票數更高達 93 萬 9,090 人，遠遠超過罷免門檻。對此，國民黨立委許淑華分享了一張韓國瑜的側拍照，並替韓打氣「不要失去堅強的勇氣」。<text:line-break/><text:line-break/>許淑華在臉書發文表示，「當民進黨政府下令全體動員要把韓國瑜趕出高雄，結果我們並不意外」。從許淑華分享的照片中可以看到，韓國瑜在車廂內，一旁的許淑華由側面拍下韓國瑜的身影，雖然戴著帽子、表情不是十分清楚，但仍然可以看出韓國瑜目光低垂、嘴角緊閉，難掩落寞。<text:line-break/><text:line-break/>許淑華拍下韓國瑜落寞身影。（圖／翻攝自許淑華臉書）<text:line-break/><text:line-break/>圖見：</text:span><text:a xlink:type="simple" xlink:href="https://bit.ly/30dxotN"><text:span text:style-name="T4">https://bit.ly/30dxotN</text:span></text:a><text:span text:style-name="T1">   <text:line-break/><text:line-break/>許淑華替韓國瑜打氣，透露韓國瑜曾經在一本書簽了這段話，「做對的事，幫助弱小的人，有一顆正直的心，面對逆境都不要失去堅強的勇氣」，言談中可以看出滿滿對韓國瑜的鼓勵。<text:line-break/><text:line-break/>許多支持韓國瑜的網友也紛紛留言回覆說，「市長是英雄。是勇者」、「我挺韓，我驕傲」、「不管結果如何，你們的付出我們都看到了，謝謝你們，辛苦了」、「就讓高雄人自己玩吧，以後高雄好壞自己承受」、「靜待風雲再起，我不知道 817 之後還能剩多少，但是 552 沒離開」、「凡事自問無愧於心，一切都有最好的安排」。（編輯：倪浩軒）<text:line-break/><text:line-break/>=================<text:line-break/>遭罷免通過 韓國瑜臉書PO文︰真正的勝負選舉落幕才開始<text:line-break/><text:line-break/>Yahoo奇摩（即時新聞）<text:line-break/><text:line-break/>2020年6月6日 <text:line-break/><text:line-break/>韓國瑜晚間在臉書PO文表示，「這一次，誰會是贏家？」對人民而言，真正的勝負輸贏是在選舉落幕才真正開始。他強調，「一日高雄人、終生高雄心」，無論有沒有工作、不管在任何職務，只要能力所及、能為高雄盡一分心力，他一定會為高雄鄉親出力。<text:line-break/><text:line-break/>韓國瑜說，選舉就像比賽一樣有勝負輸贏，但是對作為政府頭家的人民而言，真正的勝負輸贏卻是在選舉落幕之後才真正開始。選一個作威作福的政府，人民最後是輸的；選一個做牛做馬的政府，人民才會是最後的贏家。<text:line-break/><text:line-break/>他解釋，以選舉結果來看，2018年我們贏了、這次他們贏了。但是社會的安定、經濟的繁榮、人民的幸福、下一代的未來⋯⋯，這麼多次的選舉結果，究竟誰贏了？這一次民進黨贏了罷免，但是高雄贏了嗎？<text:line-break/><text:line-break/>他說，自己虛心接受每一場選舉的結果，但對於那89萬2545張期盼高雄崛起的選票、以及千千萬萬在這兩年裡對他寄予厚望的好朋友們，他要誠摯地致上最深切的謝意與歉意。未來韓國瑜無論有沒有工作、是否在任何職務上，只要能力所及、能為高雄盡一分心力，他一定會為高雄鄉親出力。一日高雄人、終生高雄心。<text:line-break/><text:line-break/>韓國瑜臉書全文︰<text:line-break/><text:line-break/>這一次，誰會是贏家？<text:line-break/><text:line-break/>選舉就像比賽一樣有勝負輸贏，但是對作為政府頭家的人民而言，真正的勝負輸贏卻是在選舉落幕之後才真正開始。<text:line-break/><text:line-break/>選一個作威作福的政府，人民最後是輸的；<text:line-break/><text:line-break/>選一個做牛做馬的政府，人民才會是最後的贏家。<text:line-break/><text:line-break/>這段時間我忙於市政，同時我也冷靜觀察。<text:line-break/><text:line-break/>民進黨如果能夠將罷免韓國瑜的積極與不惜代價的力氣，拿出十分之一用在治國施政與自我操守上，2018年我不會當上高雄市長，2019年我更不會想進一步出來改變台灣。<text:line-break/><text:line-break/>以選舉結果來看，2018年我們贏了、這次他們贏了。<text:line-break/><text:line-break/>但是社會的安定、經濟的繁榮、人民的幸福、下一代的未來⋯⋯<text:line-break/><text:line-break/>這麼多次的選舉結果，究竟誰贏了？<text:line-break/><text:line-break/>這一次民進黨贏了罷免，但是高雄贏了嗎？<text:line-break/><text:line-break/>當然我希望，高雄市民是最後的贏家。<text:line-break/><text:line-break/>無論誰是下一任高雄市長，<text:line-break/><text:line-break/>高雄都需要一個「路平燈亮水溝通、貨出人進發大財」的未來；<text:line-break/><text:line-break/>無論誰是下一任高雄市長，<text:line-break/><text:line-break/>高雄所有的弱勢朋友們都應該得到更多的重視和更好的照顧；<text:line-break/><text:line-break/>無論誰是下一任高雄市長，<text:line-break/><text:line-break/>高雄的下一代都需要在國際競爭中有機會成為某一個領域裡發光發亮的新星。<text:line-break/><text:line-break/>我虛心接受每一場選舉的結果，但對於那89萬2545張期盼高雄崛起的選票、以及千千萬萬在這兩年裡對我寄予厚望的好朋友們，我要誠摯地致上我最深切的謝意與歉意。<text:line-break/><text:line-break/>未來我韓國瑜無論有沒有工作、是否在任何職務上，只要能力所及、能為高雄盡一分心力，我一定會為高雄鄉親出力。<text:line-break/><text:line-break/>一日高雄人、終生高雄心。<text:line-break/><text:line-break/>最後，我還要感謝那一群最讓我感到驕傲、不捨的市府團隊，他們有專業、有熱忱、最重要的是有拚勁、肯付出。<text:line-break/><text:line-break/>為了高雄，好多人不惜離家背井、放棄高薪來這個城市和我一起打拼，我知道，這群跟我一起捲起袖子拼命的市府團隊夥伴、每一個人都不是為了做官、而是為了做事而來。他們和我一樣不在乎被罷與不罷，但這一年多來他們為高雄做牛做馬、承受巨大壓力，還要不時地被網軍抹黑攻擊，<text:line-break/><text:line-break/>這一年多來他們每一件事都做得比以前好、但是雜誌民調排名卻都是吊車尾，我知道，都是我的關係。<text:line-break/><text:line-break/>今天理論上是我在市長位子上的最後一天，我想還他們一個公道，因為他們是最辛苦、最被唱衰、卻最認真、最有作為的一群模範公僕。<text:line-break/><text:line-break/>在這裡，我想代表所有高雄市民好好向您們說聲謝謝：<text:line-break/><text:line-break/>謝謝葉匡時葉副市長、謝謝李四川李副市長、謝謝陳雄文陳副市長、謝謝工務局吳明昌吳局長、謝謝都發局林裕益林局長、謝謝水利局李戎威李局長、謝謝農業局吳芳銘吳局長、謝謝海洋局趙紹廉趙局長、謝謝財政局李樑堅李局長、謝謝經發局伏和中伏局長、謝謝青年局林鼎超林局長、謝謝交通局鄭永祥鄭局長、謝謝觀光局邱俊龍邱局長、謝謝捷運局范揚材范局長、謝謝教育局吳榕峯吳局長、謝謝運發局許文宗許局長、謝謝文化局林思伶林局長、謝謝新聞局鄭照新鄭局長、謝謝社會局黃淵源黃局長、謝謝民政局曹桓榮曹局長、謝謝地政局黃進雄黃局長、謝謝環保局王玨王局長、謝謝衛生局林立人林局長、謝謝勞工局王秋冬王局長、謝謝毒防局阮清陽阮局長、謝謝法制局吳秋麗吳局長、謝謝研考會李銘義李主委、謝謝客委會黃永卿黃主委、謝謝原民會吳慧琴吳主委、謝謝消防局黃江祥黃局長、謝謝行政國際處蔡淑貞蔡處長、謝謝新住民辦公室林麗蟬林執行長、謝謝我們邱源寶邱主任以及市長室所有工作夥伴。<text:line-break/><text:line-break/>我也想謝謝之前曾經陪我們篳路藍縷、一起走過好多風雨、但因為公私因素而離開崗位的前任局處首長們，更謝謝每一位認真做事、任勞任怨的高雄市政府同仁，謝謝您們這段日子的付出與辛勞，是我拖累大家，您們的辛苦和成績，高雄市民會記得、歷史會記得。<text:line-break/><text:line-break/>今天，我是帶著遺憾離開高雄，我們還有好多正在做、正要做的事沒有完成：<text:line-break/><text:line-break/>我們的雙語教育才剛剛萌芽、我們的滿天星計畫正蓄勢待發、我們的農漁產品正打進國際市場、我們還沒有向中央爭取到蓋摩天輪的土地、還有好多道路和水溝需要鋪整⋯⋯好多好多。<text:line-break/><text:line-break/>但是，我相信，這些遺憾會跟著我離開，所有願景未來都能逐步完成。<text:line-break/><text:line-break/>因為，我相信，下一任的高雄市長會更認真、更努力。<text:line-break/><text:line-break/>我相信，人民會是最後的贏家。<text:line-break/><text:line-break/>謝謝高雄、謝謝大家！</text:span></text:p>
      <text:p text:style-name="P2"><text:span text:style-name="T1">陳真   |  2020.06.07 01:14   |   </text:span><text:a xlink:type="simple" xlink:href="http://palinfo.habago.org/Entry?Command=Information_PrintForum#FORUM39485"><text:span text:style-name="T2">#</text:span></text:a></text:p>
      <text:p text:style-name="P4"><text:span text:style-name="T1">紀念許崑源議長<text:line-break/><text:line-break/>陳真<text:line-break/><text:line-break/>2020. 06. 10.<text:line-break/><text:line-break/><text:line-break/>陳菊曾經是我的好朋友，我認識她三十多年。但是，這份友誼，早已成為過去式。<text:line-break/><text:line-break/>我依然期待她改邪歸正的一天；惟有向善，才不會使她所曾經承受的那些痛苦失去意義。<text:line-break/><text:line-break/>底下是我在2017年寫的一篇留言。為了紀念許崑源議長，我再貼一次。<text:line-break/><text:line-break/><text:line-break/>===============<text:line-break/>陳真<text:line-break/><text:line-break/>2017.12.25<text:line-break/><text:line-break/><text:line-break/>It's sad when someone you know becomes someone you knew.<text:line-break/><text:line-break/>(一個你認識的朋友，倘若有一天卻變成一個你 "曾經" 認識的人，那將十分可悲。)<text:line-break/><text:line-break/>---Henry Rollins<text:line-break/><text:line-break/>為了紀念一個我 "曾經" 認識並且 "曾經" 推崇的人--陳菊，為了表示我對一個行事正直、卻已含冤死去的人--黃俊英--的敬意，我花了點時間記錄高雄市議會上個月月底的一段質詢，因為是台語發音，怕有些人聽不懂，所以摘要記下部份發言內容。<text:line-break/><text:line-break/>地點：高雄市議會<text:line-break/><text:line-break/>時間：2017年11月24日<text:line-break/><text:line-break/>影音：</text:span><text:a xlink:type="simple" xlink:href="https://goo.gl/aeoTPe"><text:span text:style-name="T4">https://goo.gl/aeoTPe</text:span></text:a><text:span text:style-name="T1"><text:line-break/><text:line-break/>內容：<text:line-break/><text:line-break/>許崑源議員：請妳(指陳菊)站起來。<text:line-break/><text:line-break/>許：凡走過必留下痕跡。市長，請教妳，這位是黃俊英(中山大學)校長，妳也當過她的學生，以妳來看，他的人格是高尚呢？還是不好？請妳簡單答覆。<text:line-break/><text:line-break/>陳菊：是，是。黃俊英老師我們都很尊敬他。<text:line-break/><text:line-break/>許：他人格好還是不好？<text:line-break/><text:line-break/>陳：當然，非常好。<text:line-break/><text:line-break/>許：很高尚對不對。我敢說，全台灣省凡是認識黃俊英校長的人，無不讚嘆說這個人的人格很崇高。<text:line-break/><text:line-break/>許：往事只能回憶，還是不堪回首？真的很可惜，這麼好的一個人！結果卻含冤而死。市長啊，妳十一年前選舉時，就靠這一幕，(投票前一晚) 妳開記者招待會，指控說 "黃俊英賄選抓到了"！妳找來一些年輕人，個個包頭蒙面 (怕人家認出)，就像老鼠一樣，見不得光。這就是走路工(即賄選)事件。<text:line-break/><text:line-break/>許：在此我要跟各位市民報告，當年投票前夕那一晚，競選活動已經結束，剛好就是十點，黃俊英的總幹事對黃俊英說："喂，我說校長啊，雖然競選活動已經結束，但是我們還是要小心喔，這個黨(指民進黨)奧步一大堆哦"。你知道黃校長這個人有多可愛嗎？他竟然很天真地對總幹事說："不會啦，你想太多了，陳菊是我以前(中山大學) 的學生，是我教出來的學生，她不可能用奧步對付她的老師啦"。<text:line-break/><text:line-break/>許：黃俊英這些話才剛講完還不到三十分鐘，妳就召開了記者招待會，妳指控說 "黃俊英賄選抓到了！" 大家看，(記者招待會上這些年輕人) 個個就像老鼠，就像蟑螂躲在坑洞裏那樣，見不得人！妳當市長，妳的政權就是靠這個奧步得來的。<text:line-break/><text:line-break/>許：台語俗語說：小時候偷摘瓠，長大就會偷牽牛 (亦即重大卑劣行為往往是從小養成之意)。妳看，(記者招待會上) 這些年輕人，正在成長之中，妳卻為了奪取政權，竟然使用這種下三濫的步數。這些年輕人，其中有一兩個都已經當上議員了。當他們年紀還很輕，還在成長之中，妳就給他們灌輸這些不好的思想，專門教他們一些齷齪招數。台灣的道德觀念和是非現在全沒了，你們全都搞這樣一些骯髒奧步，老鼠招數，蟑螂招數。現在妳們得逞啦，政權全部都是你們的了，我給妳們恭喜啦。<text:line-break/><text:line-break/>許：還有，妳們的王端仁局長(明顯牽涉慶富弊案的那位高雄市海洋局局長)，這幾天竟然無保釋回，甚至據說很可能會沒事脫身，我還是給妳們恭喜啦。<text:line-break/><text:line-break/>許：如果時間可以倒流，如果真相可以還原，如果黃俊英不是輸妳這一千多票，如果沒有這個什麼賄選抹黑事件，如果高雄市長是黃俊英擔任，高雄會變成現在這副德性嗎？情何以堪！我絕對沒有冤枉妳，(這都是有證據的)，如果是黃俊英當市長，高雄市會這麼悽慘嗎？<text:line-break/><text:line-break/>許：妳這個市長，整天就只是想著拼選舉，究竟有沒有哪一天妳沒有在搞選舉？妳曾經在乎過老百姓的死活嗎？高雄有三高：高犯罪，高失業，高負債，勇奪全國三高王。陳菊主政下的行政團隊，貪污比例是全國第一名。這些事實我都沒有冤枉妳。根據2010年12月25日司法院裁判司系統的資料所顯示，高雄市政府涉嫌貪腐的案件，一共有131人，這幾年才發生的都還沒列入統計，而妳卻四處吹牛，自我誇耀清廉。<text:line-break/><text:line-break/>許：人家說，高雄現在窮得只能看得見花媽 (指陳菊的照片四處都是)，其實還有啦，還有兩個，一個是劉世芳，一個叫陳其邁 (民進黨大貪官陳哲男的兒子，現任立委)。整個高雄市到處就只能看見你們這三個人。晚上的高雄，你想在街上看見個人影都很難 (意即市政蕭條，民生凋敝)。如果時光可以倒流，如果沒有妳搞的這種骯髒選舉步數，如果是黃俊英當市長，他會跟妳一樣整天只知道拼選舉嗎？一個這麼老實、人格健全的人，卻被妳們用這樣一種齷齪骯髒的步數給他抹黑，一頂賄選的大帽子就硬是給他戴上去。<text:line-break/><text:line-break/>許：妳知道黃俊英校長有多高貴嗎？當他在競選高雄市長時，某個企業拿出六千萬給他，要讓他花用，前後派人來遊說黃校長六、七次，說這六千萬要給他當做競選經費，他卻拒絕了，不要就是不要，然後卻叫太太拿自己的房子去抵押貸款，借了一千八百萬來參選。一個人格如此高尚的人，妳們卻無中生有硬是抹黑他，讓他從此變得很消沉，很想不開，最後含冤抑鬱而死。<text:line-break/><text:line-break/>許：對啦，現在已經是妳們的天下了。但是，人力做不到的事，老天爺還是會有辦法的。(亦即別太囂張、是非善惡會有報之意)<text:line-break/><text:line-break/>許：陳菊，妳在怕什麼？(現在換另一個話題，改談上述牽涉數百億的慶富案) 陳菊，妳和妳的行政團隊涉入慶富詐貸案到底有多深，妳有必要向市民說清楚，講明白！妳對媒體說，妳跟(該弊案主角) 陳慶男不是很熟。我跟妳說，凡走過必留下痕跡。如果妳跟陳慶男沒有很熟，那我問妳，妳看 (照片)，人家陳慶男整個家族在拍全家照，妳陳菊竟然也在全家照裏面，憑什麼？這樣叫做不是很熟？<text:line-break/><text:line-break/>許：還有，劉世芳也一樣，妳看(照片)，劉世芳跑到慶富大樓參加淡江校友會，跟誰在一起？陳慶男的太太吳昭霞和兒子陳偉志。我覺得很奇怪，跟陳慶男他們熟識又如何？有什麼好隱瞞？有什麼見不得人？一個市長和當地的企業家熟識，這有什麼見不得人？這只是天經地義的事啊，妳是在逃避什麼？這幾天妳甚至還四處在媒體放話說誰敢質疑或影射 (妳和陳慶男的關係)，妳就恐嚇揚言要提告。<text:line-break/><text:line-break/>許：妳看，這是壹周刊，這是昨天最熱賣的雜誌，寫著陳菊 "剉咧等" (嚇得要命之意)，大家搶著買來看 (雜誌封面寫著慶富丟錄音炸彈反撲)。雜誌這樣寫妳，妳怎麼不提出告訴？妳以為妳嚇阻得了誰啊？妳一再說妳和陳慶富不是很熟，但事實證明妳們關係很深，妳到底在怕什麼？<text:line-break/><text:line-break/>許：這捲錄音帶曝光之後，我們國民黨議員就說，想要邀請涉案的高雄銀行及高雄市政府海洋局技正、科長及祕書來議會說明，妳們民進黨卻千方百計拼命阻擋，千擋萬擋，妳們到底是在怕什麼？我們想請他們來議會做專案報告，這只是天經地義的作法，妳們卻府會聯手，憑著妳們議員人數多，強力阻擋，連這樣的例行性作法，竟然也要透過多數暴力進行表決來阻擋。<text:line-break/><text:line-break/>許：當全省人民對於高雄市政府涉案，紛紛提出質疑時，我們想請幾位當事人前來議會進行專案報告，如此天經地義的事，妳們竟然也要透過強力表決來阻擋！這不是正好可以給妳們機會公開說明，好為自己洗刷清白嗎？如果妳們真的沒有幹壞事，那就公開來議會說明，向老百姓講清楚，這樣有什麼不好？陳菊，妳到底是在怕什麼？連這樣簡單的議案，竟然也要搞成政黨對決來表決阻擋，強行阻止。當然啦，妳們人多，不管怎麼表決都會贏，就算表決一萬個案子也會全贏，(妳們很有勢力)，我跟妳們恭喜啦，但是，陳菊，妳在怕什麼？我真的不知道妳在怕什麼？<text:line-break/><text:line-break/>許：(換另一話題) 高雄負債全台灣省第一名，這是祕密嗎？這只是人盡皆知的事實。柯文哲無心之下把它說出來，妳們就馬上好像要把人家掐死那樣，哪有人這麼囂張的？高雄市政府的負債全國最高，柯文哲有說錯嗎？<text:line-break/><text:line-break/>許：陳菊是神聖的，不容許批評的，凡是批評者，或是支持她的政敵者，即使只是民間人士，也一樣會被高雄市府團隊全力追殺，絕不手軟，這是陳菊的一貫作法。我這隻嘴是不是也該閉上？千萬不要得罪妳，還是我應該跟妳們一樣，學習當一隻老鼠？還是當一隻蟑螂？或是應該對妳搖尾巴？比較安全。<text:line-break/><text:line-break/>許：陳菊是神聖的，不可侵犯的，人家柯文哲講出 "高雄負債全國最多" 的事實，根本沒有半點惡意，但卻不小心踩到妳的痛腳。妳們真是鴨霸囂張得十分惡形惡狀。高雄的百姓說 "我們生活得很痛苦"，妳有聽見嗎？陳大市長，請問妳會在乎老百姓有沒有飯吃嗎？妳只關心妳的劉世芳有沒有辦法接妳的位子。<text:line-break/><text:line-break/>許：市長，來，請妳起立。義大世界開發案，高雄市府行政訴訟敗訴，義大世界因此申請國賠258億，這案子的是非對錯細節我先不談，因為這方面的問題報紙都有報導。我只是想問妳，如果真的判決出爐，高雄市政府必須賠償258億，到時候妳可能已經不在市長的位子上了，請問市長，妳做何打算？<text:line-break/><text:line-break/>陳：當然，申請國賠是每個市民的權利，相關法律過程非常嚴謹，是不是要賠258億，並不是義大世界提出就要賠這麼多。<text:line-break/><text:line-break/>許：這個我當然知道啦，這誰不知道呢？我是說，如果真的判決要賠258億怎麼辦？問題就出在妳把行政權無限擴大，人家義大世界合法申請執照，總共有三十幾個項目，妳卻僅僅因為其中一項工程的容積率超過規定，然後就把其它三十幾項工程全面禁止，於是人家就提出行政訴訟，最高行政法院也判決了，判決義大世界勝訴。那麼，這258億賠償金，請問以後怎麼支付？<text:line-break/><text:line-break/>許：外面大家都在說，義大世界的林義守當年押錯寶啦，竟然支持楊秋興選市長，而不是支持妳，所以妳就殺雞儆猴，秋後算帳。可是，人家義大可是合法申請，合法取得施工執照，妳憑什麼全面禁止施工？可以這樣做事情嗎？市民朋友你們聽清楚，這就是你們偉大的市長，全民愛戴的陳菊市長。<text:line-break/><text:line-break/>許：(這個國賠) 妳說妳會承擔，請問妳怎麼承擔？用嘴巴承擔嗎？這可是258億7千7 百多萬耶，不管到最後要賠人家多少，全是國庫的損失，全民必須負擔這些錢。妳用嘴承擔嗎？妳要不要把妳的財產拿出來承擔？這才是承擔。</text:span></text:p>
      <text:p text:style-name="P2"><text:span text:style-name="T1">陳真   |  2020.06.07 01:03   |   </text:span><text:a xlink:type="simple" xlink:href="http://palinfo.habago.org/Entry?Command=Information_PrintForum#FORUM39484"><text:span text:style-name="T2">#</text:span></text:a></text:p>
      <text:p text:style-name="P3"><text:span text:style-name="T1">劉旭好，<text:line-break/><text:line-break/>謝謝你問我如何學習思考。<text:line-break/><text:line-break/>我這輩子，最羨慕那些擁有很多時間的人，為什麼呢？因為時間一直是我最缺乏的東西；從小到大，我總是忙於那基本的生存活命；曾經在國中有兩年多的時間以及大學七年，前後長達將近十年的時間 (高中三年倒是有錢得不得了)，一貧如洗，與街頭遊民無異，一餐難求，一年365天，很難得有超過5天的時間不用承受饑餓之苦；直到醫學院畢業當上醫師，有了收入，方才擺脫極端貧窮。<text:line-break/><text:line-break/>緊接著，便是忙於臨床工作，忙於照顧家人親友，忙於處理他人各式各樣的天災人禍，忙於永遠忙不完的家事雜事，直到今天，依然如此。特別是最近十幾年，更是忙到讓我許多時候希望自己罹患一個什麼絕症，讓死亡儘早帶走這一切彷彿永無盡頭的疲憊與孤獨。<text:line-break/><text:line-break/>每天腦海裏最常想的一件事就是我下一回何時才能有時間睡上幾個鐘頭？生活，基本上就像個看護、消防員、業務員與夥計那樣，每一天，我只能利用那零零碎碎、三分、五秒、一點一滴的細碎時間，寫一些無須思索的通俗文字，做一點自認為或許有益於他人的工作。<text:line-break/><text:line-break/>我的每一篇文字，幾乎都是在各種時間縫隙中斷斷續續寫成。我永遠不知道，當我寫完一個字的時候，我是否還能有時間馬上繼續寫下一個字；老是一直中斷，中斷個幾百次。許多時候真是感到很挫折，很羨慕那些擁有許多時間的人，同時也很納悶人們為何不珍惜時光，如同珍惜生命那樣。希望上天可以在我失智或死亡之前，能夠給我幾年時間，讓我把腦海裏某個難以言喻的世界，做個整理與總結。<text:line-break/><text:line-break/>我之所以講這些只是想說，事實上我並不推崇什麼思想或思考能力。我覺得，沉溺於此者，無非就是一種病，一種瘋狂；就如同梵谷從精神病院寄出的一封家書所說：「如果我能有所選擇，我絕不會選擇瘋狂。」<text:line-break/><text:line-break/>同樣地，如果我能有所選擇，我也絕不會選擇走入其實沒什麼現實用途的哲學。哲學，做為一種病，是它找上我，而非我找上它。我從來不曾刻意想要學習什麼思考，它倒像是一種病，我無法抗拒，只能屈從。<text:line-break/><text:line-break/>我其實也不是真的樂於宣揚所謂思考。我對這東西並沒有很高的評價。我也不希望讓別人有此錯覺，彷彿我很推崇這些東西似的。<text:line-break/><text:line-break/>回到你所問的問題。首先得搞清楚，我指的思考能力，基本上是指一種抽象思維的能力，其實就跟數學運算差不多。擁有這樣一種能力，對於理解現實是沒什麼用的，就好像一個經濟學家對於時下西瓜一斤應該賣多少錢才合理並不清楚。腦殘上完我的課，我想還是一樣腦殘，因為那是另一種能力而無關現實。<text:line-break/><text:line-break/>只要有足夠的熱情，就足以在任何一種能力上成為專家。因此，熱情才是培養思考能力最基本的條件。最大的熱情當然就是得了某種「病」，這時候，你不想要那麼熱情都擋不住「病情」所帶來的強烈衝動。<text:line-break/><text:line-break/>至於我自己是怎麼學習所謂思考，說來話長，我其實是下過一番苦工夫的。在我進入哲學之前，我把哲學字典從第一頁鑽研到最後一頁，再從最後一頁，鑽研回到第一頁。很傻對吧，但我還不至於傻到想要從厚厚的哲學字典之中來求取知識，而是想理解西方歷史上無數的哲人，他們到底是被「什麼」所困惑？究竟他們是「如何」思索來解決困惑？<text:line-break/><text:line-break/>我還看過一本書，對我頗有啟發，是法國導演尚盧高達寫的《電影的七段航程》，收集他的一些演講。但我不認為每個人都能受用。另外，殷海光的《邏輯新引》也許可以買來看看，或是等待我寫的、不知道哪一天才會面世的《螺疾思考知多少？》。此外，我其實也想不出什麼入門書能夠幫助人們從事思考。<text:line-break/><text:line-break/>我曾看過醫院同事在看一些類似什麼「哲學的幾堂課」或是什麼「教你如何思考」之類的翻譯書，往往是一些國外的學者寫的，我曾翻閱過幾本，覺得很可怕，很腦殘。<text:line-break/><text:line-break/>至於我之前提到的這幾本書：<text:line-break/><text:line-break/>《Categories and Concepts》：</text:span><text:a xlink:type="simple" xlink:href="https://amzn.to/371ywSO"><text:span text:style-name="T4">https://amzn.to/371ywSO</text:span></text:a><text:span text:style-name="T1"><text:line-break/><text:line-break/>《Naturalizing Epistemology》：</text:span><text:a xlink:type="simple" xlink:href="https://amzn.to/2Bsoj61"><text:span text:style-name="T4">https://amzn.to/2Bsoj61</text:span></text:a><text:span text:style-name="T1"><text:line-break/><text:line-break/>《What is a case?》：</text:span><text:a xlink:type="simple" xlink:href="https://stanford.io/2U9OiG0"><text:span text:style-name="T4">https://stanford.io/2U9OiG0</text:span></text:a><text:span text:style-name="T1"><text:line-break/><text:line-break/>事實上，它可能比較適合真心想要投入哲學 (做為一種學術) 的人閱讀，若是一般人，恐怕很難讀出興致來。<text:line-break/><text:line-break/>其實也不需要特別去讀什麼書，我看你在巴勒網像葉問一樣，一人打全部，就是一種很好的思考訓練。我所提倡的那套對我有所啟蒙的「哲學轉換課程」，方法其實也就是這樣：把你思考的過程與結果拼命寫寫寫寫寫，統統寫下來，然後接受人們的質疑或反駁或嘲笑，乃至於羞辱都沒關係。如此練習個五年八年，思考謬誤或自欺欺人的成份自然就會減少。<text:line-break/><text:line-break/>寫很重要。因為，很多時候，你以為自己懂了什麼，其實根本不懂，根本寫不出來，講不出來。因此，你應該要不斷寫寫寫寫寫，就像要把游泳學好，就是要有方法，同時也要一直不斷游游游游游，光是在岸上比手畫腳是沒有用的，你必須跳入水裏一直游游游游游。<text:line-break/><text:line-break/>思想也一樣，思想的方法就是寫寫寫寫寫，一直寫，寫給自己看也沒關係。我看劍橋人文科系大學部的學生就是這樣，每天忙著一直寫寫寫寫寫。因此，當他們念完大學，通常都已經具備很好的寫作與研究能力。台灣的大學生卻很少會寫字的，他們通常都只會酸一兩句話，要不就是剪貼、抄襲，自己卻寫不出個所以然。<text:line-break/><text:line-break/>申請劍橋時，得先有個面試。我以為考官會考我什麼康德、羅素的，害我事先準備老半天，結果想不到考官一開口卻是問我「問題」(problem) 是什麼？<text:line-break/><text:line-break/>這是什麼鬼問題？我反問他說，「你是要我給你一個定義嗎？」他說當然不是。他說他想知道我對於「問題」之「本質」(nature) 的看法。我說「這樣問有點太籠統，應該把你的『問題』講得更具體一點，說清楚你到底是要問我什麼問題。」我還請他何不先說說他自己對於這個有關「問題」的問題的想法。就這樣一來一往，他問我，我問他，互相問來問去，問到最後，不知道究竟是他考我還是我考他。總之他很滿意就是。<text:line-break/><text:line-break/>第二個問題更無厘頭了，他問我說外星人如果蒞臨地球，「你有沒有辦法幫他介紹狗這種動物？有沒有辦法用一種『正面』(positive)陳述的方式，幫助這位外星人憑空精準掌握『狗』這個概念？」<text:line-break/><text:line-break/>我舉這些例子，目的是要說，「思考」無所不在。我常講的「一個茶杯」的故事，確實就是我決定走入哲學的一個真實原由。我不知道世界上有幾個人會懷疑自己為何知道眼前的茶杯是個茶杯，從而決定投入一生去鑽研。人們應該會覺得有夠無聊吧，茶杯就是茶杯，有什麼好懷疑？但我卻為了這樣的「無聊問題」飽受精神折磨，疑雲滿天，揮之不去。如果這不是一種病，理當大多數人都會有此困惑才對。<text:line-break/><text:line-break/>我能說的，大概就這些。我看你不要再問我問題了，這樣很累，而且很多東西已經寫過不知道幾百遍，請自行查閱。<text:line-break/><text:line-break/>你儘管去寫你所想說的事情吧。巴勒網的人，普遍面惡心善高貴不貴，言詞回應若粗魯不中聽，還請見諒。<text:line-break/><text:line-break/>另外，巴勒網從來沒有討論伊斯蘭教是否邪教，我們沒有那麼腦殘吧。我們也不曾討論中共迫害穆斯林，只有我曾經提到過中共在新疆的教育營，其實就是一種強迫學習的短期監獄；我批評其挑選及對待「學員」的方式往往過於粗暴。<text:line-break/><text:line-break/>我覺得你好像很容易擴大解釋或囫圇吞棗去理解事情。</text:span></text:p>
      <text:p text:style-name="P2"><text:span text:style-name="T1">張萬康   |  2020.06.07 00:46   |   </text:span><text:a xlink:type="simple" xlink:href="http://palinfo.habago.org/Entry?Command=Information_PrintForum#FORUM39483"><text:span text:style-name="T2">#</text:span></text:a></text:p>
      <text:p text:style-name="P4"><text:span text:style-name="T1">許崑源是真男人，男子漢一條。在綠營長年執政高雄，勢力強大的環境下，許崑源在議會仍勇敢質詢陳菊，口才好，有氣概，質詢影片堪稱經典。他的瀟灑、率真、思路、口才尤其超過很多講話陰陽怪氣、滿腦子妖蛾子的讀書人。韓國瑜競選2018市長期間，許站在韓的身旁時，神情沉穩，眼光巡睃台下全場，目光如鷹，給人一種有我在、你別怕的力量，尤其韓是外地人，需要這種照應。許崑源，俠之大者。李可染曾有墨寶：「可貴者膽，所要者魂。」我借這幅對聯向許崑源議長致敬。<text:line-break/></text:span></text:p>
      <text:p text:style-name="P2"><text:span text:style-name="T1">末學   |  2020.06.06 23:27   |   </text:span><text:a xlink:type="simple" xlink:href="http://palinfo.habago.org/Entry?Command=Information_PrintForum#FORUM39482"><text:span text:style-name="T2">#</text:span></text:a></text:p>
      <text:p text:style-name="P3"><text:span text:style-name="T1">董事長︰<text:line-break/><text:line-break/>許崑源議長眼睜睜看著韓國瑜先生的沉落，決定結束自我聲息，急促離開我們所有人而去。</text:span></text:p>
      <text:p text:style-name="P2"><text:span text:style-name="T1">穎芝   |  2020.06.06 22:56   |   </text:span><text:a xlink:type="simple" xlink:href="http://palinfo.habago.org/Entry?Command=Information_PrintForum&amp;#FORUM39481"><text:span text:style-name="T2">#</text:span></text:a></text:p>
      <text:p text:style-name="P4"><text:span text:style-name="T1">鬼島上的綠王八已經無法無天、沒人可以治的了了，<text:line-break/><text:line-break/>國民黨更是不用指望他們，這個黨是個扶不起的阿斗，毫無戰鬥力可言，<text:line-break/><text:line-break/>人民只能自求多福，過好每一天，<text:line-break/><text:line-break/>至於高雄人今天的抉擇，明日就得承擔自作自受的惡果⋯</text:span></text:p>
      <text:p text:style-name="P2"><text:span text:style-name="T1">李念淨   |  2020.06.06 22:40   |   </text:span><text:a xlink:type="simple" xlink:href="http://palinfo.habago.org/Entry?Command=Information_PrintForum&amp;#FORUM39480"><text:span text:style-name="T2">#</text:span></text:a></text:p>
      <text:p text:style-name="P3"><text:span text:style-name="T1">挺韓高雄市議長許崑源 今晚14樓住處跳樓身亡<text:line-break/><text:line-break/>2020-06-06 22:27 聯合報 記者楊濡嘉、林保光、徐白櫻、王慧瑛／高雄即時報導<text:line-break/><text:line-break/>高雄市長韓國瑜確定遭罷免，一向力挺韓國瑜的高雄市議會議長許崑源今晚在高雄市仁智街14樓住處墜樓，當場死亡，警方正封鎖現場調查，消息震驚地方。<text:line-break/><text:line-break/>國民黨籍的許崑源日前曾在臉書PO文挺韓，他近年身體微恙，為疾病所苦。<text:line-break/><text:line-break/></text:span></text:p>
      <text:p text:style-name="P2"><text:span text:style-name="T1">陳真   |  2020.06.06 18:50   |   </text:span><text:a xlink:type="simple" xlink:href="http://palinfo.habago.org/Entry?Command=Information_PrintForum&amp;#FORUM39479"><text:span text:style-name="T2">#</text:span></text:a></text:p>
      <text:p text:style-name="P4"><text:span text:style-name="T1">義人受難，會有意義的。古往今來盡皆如此。</text:span></text:p>
      <text:p text:style-name="P2"><text:span text:style-name="T1">黄川   |  2020.06.06 18:05   |   </text:span><text:a xlink:type="simple" xlink:href="http://palinfo.habago.org/Entry?Command=Information_PrintForum&amp;#FORUM39478"><text:span text:style-name="T2">#</text:span></text:a></text:p>
      <text:p text:style-name="P3"><text:span text:style-name="T1">韩的罢免投票居然比当选票还多。当年陈水扁做成那样了，我相信如果投罢免票的话，都不会超过当选票的。感觉现在岛内大概只有（泛）绿营还有组织动员能力了。</text:span></text:p>
      <text:p text:style-name="P2"><text:span text:style-name="T1">洋洋   |  2020.06.06 16:57   |   </text:span><text:a xlink:type="simple" xlink:href="http://palinfo.habago.org/Entry?Command=Information_PrintForum&amp;#FORUM39477"><text:span text:style-name="T2">#</text:span></text:a></text:p>
      <text:p text:style-name="P4"><text:span text:style-name="T1">三立LIVE<text:line-break/>同意:39萬7266票<text:line-break/>不同意:1萬1865票。<text:line-break/><text:line-break/>預估投票率 40%以上<text:line-break/><text:line-break/>人渣黨剛剛證明了一個偉大的定理。<text:line-break/>我不知道這定理要取啥名字，也不知道如何完整定義，姑且寫下第一條，其他就待大家補充<text:line-break/><text:line-break/>1、大多數人都可以被操弄成腦殘。<text:line-break/>2、...</text:span></text:p>
      <text:p text:style-name="P2"><text:span text:style-name="T1">欧阳阳   |  2020.06.06 16:51   |   </text:span><text:a xlink:type="simple" xlink:href="http://palinfo.habago.org/Entry?Command=Information_PrintForum&amp;#FORUM39476"><text:span text:style-name="T2">#</text:span></text:a></text:p>
      <text:p text:style-name="P3"><text:span text:style-name="T1"><text:line-break/>韓國瑜事件有其必然性，韩国瑜能够胜选高雄市长，不是靠高雄人的“觉醒”，主要是靠其带有一定民粹主义特性的口号，“货卖得出去,人进得来,高雄发大财”传遍大街小巷，激活高雄人对现状与执政当局的反弹，打得民进党措手不及。<text:line-break/>但是，在短时间内想选总统，底子还很薄弱，引发了民进党的全面反扑，在策略上，放弃了民粹路线，想走“正人君子”路线，连国民党内部都不能有效团结，其结果就基本确定。在一个民粹主义氛围浓厚的社会，你想靠“正人君子”路线胜选是很困难的，必须要激活民众对当局的反抗民粹力量，这种力量不是理性的，具有很强的情绪性。而韩国瑜却想要压制这种情绪性，结果基本就确定了<text:line-break/><text:line-break/>当时的国民党，只有郭台铭战胜民进党的可能性会比较大。在可预见的未来，国民党内部也没有发现有战胜民进党可能人选。除非外部发生激变，引发台湾内部剧烈变化。<text:line-break/><text:line-break/><text:line-break/>以上是个人对台湾选举的一些看法。<text:line-break/><text:line-break/><text:line-break/><text:line-break/></text:span></text:p>
      <text:p text:style-name="P2"><text:span text:style-name="T1">陳默   |  2020.06.06 16:20   |   </text:span><text:a xlink:type="simple" xlink:href="http://palinfo.habago.org/Entry?Command=Information_PrintForum&amp;#FORUM39475"><text:span text:style-name="T2">#</text:span></text:a></text:p>
      <text:p text:style-name="P4"><text:span text:style-name="T1">罢韩应该是过了，电视里说是投票率达30%以上，因为支持韩的不会去投票，所以25%同意就可以通过罢免安应该没有问题</text:span></text:p>
      <text:p text:style-name="P2"><text:span text:style-name="T1">陳真   |  2020.06.06 16:02   |   </text:span><text:a xlink:type="simple" xlink:href="http://palinfo.habago.org/Entry?Command=Information_PrintForum&amp;#FORUM39474"><text:span text:style-name="T2">#</text:span></text:a></text:p>
      <text:p text:style-name="P3"><text:span text:style-name="T1">雨停了，腦殘們還不趕快去投票，消滅韓國瑜。<text:line-break/><text:line-break/>當一個人受到人渣黨某種異常可怕的攻擊時，你就可以知道他對這個黨有多大的威脅性了。<text:line-break/><text:line-break/>希望韓國瑜可以被罷免，因為這只會彰顯公義的力量而非消滅之。</text:span></text:p>
      <text:p text:style-name="P2"><text:span text:style-name="T1">陳默   |  2020.06.06 15:29   |   </text:span><text:a xlink:type="simple" xlink:href="http://palinfo.habago.org/Entry?Command=Information_PrintForum&amp;#FORUM39473"><text:span text:style-name="T2">#</text:span></text:a></text:p>
      <text:p text:style-name="P4"><text:span text:style-name="T1">刘旭同学<text:line-break/><text:line-break/>绝大部分各种软件平台的群组被取消解散源于举报、举报、举报，别以为警方会有这么大的能力监控整个网络，网络软件千千万，警方不可能掌握所有企业的软件后门，没有企业提供后门，警方难道靠破解进入成千上万个游戏软件后台来监控成千上万的群组？这是天文夜谈，那需要多大的警力和人工资源，如果警方要监控你的游戏，这叫主动介入，那是要有目的的，没有目的，他就是大海捞针。还有一种叫被动介入，比如不断收到报警，警方就有可能介入，等等。<text:line-break/><text:line-break/>就比如FB、油管，规定不能有暴力的色情的，这些公司后台也不可能是雇用大量的人力天天巡视，大海里捞针，只有在举报人多了，他才要封你删除你。QQ群、百度贴吧等等也是这样，我以前看到过几个贴吧，谈了很长时间的不适当话题，后来才被封的。你只要想想，这些违规的群组，他是一违规就被发现？还是有一段时间才发现？你的游戏群是一谈敏感政治就发现？还是谈了很长一段时间才发现？如果是后者，那么就不一定是监控，而是源于举报。<text:line-break/><text:line-break/>关于李文亮的贴子是在群里发但被外传到社会后才被发现，而且这被警方发现到底是警方主动发现还是被举报不得而知。</text:span></text:p>
      <text:p text:style-name="P2"><text:span text:style-name="T1">阿水   |  2020.06.06 15:25   |   </text:span><text:a xlink:type="simple" xlink:href="http://palinfo.habago.org/Entry?Command=Information_PrintForum&amp;#FORUM39472"><text:span text:style-name="T2">#</text:span></text:a></text:p>
      <text:p text:style-name="P3"><text:span text:style-name="T1">高雄現在下著大雷雨，我剛剛去投是否同意罷免韓市長的票，順便觀察了周遭的人們。</text:span></text:p>
      <text:p text:style-name="P2"><text:span text:style-name="T1">刘旭   |  2020.06.06 14:32   |   </text:span><text:a xlink:type="simple" xlink:href="http://palinfo.habago.org/Entry?Command=Information_PrintForum&amp;#FORUM39471"><text:span text:style-name="T2">#</text:span></text:a></text:p>
      <text:p text:style-name="P4"><text:span text:style-name="T1">Ethan<text:line-break/>偏见源于我的经验。<text:line-break/>我曾经加入过一个游戏群，刚开始是聊游戏，但是渐渐的开始聊一些别的东西，涉及到了政治谈论，后来群主被请去喝茶，然后群组解散。<text:line-break/>所以我听到，李文亮在家族群发消息，而被约谈，就先入为主的认为，他的信息被国家监控了。<text:line-break/><text:line-break/>骁话一下：种族动乱年年上演，美国权贵为何还能</text:span><text:span text:style-name="T5">稳</text:span><text:span text:style-name="T1">坐泰山?<text:line-break/>视频里谈到，美国权贵，为了消解低层的团结反抗，开始给每个人，贴上各种族裔和身份认同的标签。在不同的族裔和身份标签下，挑起矛盾和分化。对人民采取分而治之的策略。<text:line-break/>你们觉得这个视频解读如何？</text:span></text:p>
      <text:p text:style-name="P2"><text:span text:style-name="T1">穎芝   |  2020.06.06 13:03   |   </text:span><text:a xlink:type="simple" xlink:href="http://palinfo.habago.org/Entry?Command=Information_PrintForum&amp;#FORUM39470"><text:span text:style-name="T2">#</text:span></text:a></text:p>
      <text:p text:style-name="P4"><text:span text:style-name="T1">原來「三倍券」的典故出處源自這裡。<text:line-break/><text:line-break/>政客是這麼來的：<text:line-break/><text:line-break/>當父親送三個兒子唸大學時，他告訴他們：「我覺得為你們提供最好的教育是我的責任，你們並不欠我任何東西，但我希望你們會心存感恩。當我逝去躺在棺材內時，請你們每一位放一千元在我棺材內。」<text:line-break/><text:line-break/>三個兒子的事業都很成功，分別成了醫生、律師和財務規劃師，也都很有錢。當他們的父親躺在棺材內時，他們想起了父親的心願。<text:line-break/><text:line-break/>首先，醫生兒子把10張百元美鈔放在死者的胸部。<text:line-break/><text:line-break/>然後，財務規劃師也把一千元放入。<text:line-break/><text:line-break/>最後，換了傷心欲絕的「律師」。<text:line-break/><text:line-break/>他把手伸進口袋，掏出了支票簿，寫了一張三千元的支票（酷碰券的前身）放進父親的棺木，並拿回那二千元的現金。<text:line-break/><text:line-break/>這位律師兒子後來成了國會議員。<text:line-break/><text:line-break/><text:line-break/><text:line-break/></text:span></text:p>
      <text:p text:style-name="P2"><text:span text:style-name="T1">Ethan   |  2020.06.06 10:50   |   </text:span><text:a xlink:type="simple" xlink:href="http://palinfo.habago.org/Entry?Command=Information_PrintForum&amp;iPage=1#FORUM39469"><text:span text:style-name="T2">#</text:span></text:a></text:p>
      <text:p text:style-name="P4"><text:span text:style-name="T1">對於海量的新聞或輿論資訊，我常發現，即便是善良的，在某些領域表現聰明的，在某些場景下就無法察覺某些簡單的矛盾。<text:line-break/><text:line-break/>私訊+約談警告 =》監聽或 侵害隱私。<text:line-break/><text:line-break/>上面把這種推論當事實是很有漏洞的，有一種是有意識的知道真實狀況，去推播非事實推論，這種有意識的手法其實就是造謠抹黑，有一種是無意識的容易接受邏輯性弱的推論當事實，這背後的原因是一種內化的偏見。<text:line-break/><text:line-break/>在日常生活中有很多私人的對話被搬到公眾平台，有太多原因的例子了。 但為何會比較相信某種答案？<text:line-break/>一般正常的思考模式是，當發現事實與推論不相符時，需要檢視為何會容易接受這種不嚴謹的推論當事實。我們就會發現自己的偏見，或某些輿論是如何影響自己的思路的。<text:line-break/><text:line-break/>在工程上或邏輯上看起來很自然的方式，但應用在人身上就不是一回事。<text:line-break/><text:line-break/>比如這次疫情的who的表現的看法，我身邊有很多好朋友，在接受了主流媒體的推播的意見當事實後， 便形成了自己堅定的看法。 即便後來接受到的事實可以推翻之前的新聞。也不會改變他之前對事情的看法。 似乎在他的神經迴路中形成一種短路，會忽略人對邏輯矛盾的修正。</text:span></text:p>
      <text:p text:style-name="P2"><text:span text:style-name="T1">欧阳阳   |  2020.06.06 08:06   |   </text:span><text:a xlink:type="simple" xlink:href="http://palinfo.habago.org/Entry?Command=Information_PrintForum&amp;iPage=1#FORUM39468"><text:span text:style-name="T2">#</text:span></text:a></text:p>
      <text:p text:style-name="P3"><text:span text:style-name="T1">关于李文亮事件，个人的一点看法！<text:line-break/><text:line-break/>李文亮早期处于自己的职业敏感，发出一些预警信息，本身也无可厚非！<text:line-break/><text:line-break/>但是当时武汉正处于一个敏感时期，公安警察并非医学专业人士，他们从防止恐慌，公众安全的角度来警告李文亮也是可以接受的，不然，如果大家都可以发出预警，说这里那里要发生地震之类，会引起社会恐慌。<text:line-break/><text:line-break/>在最早期，武汉能够识别那种未知病毒，并能够早期上报，中国的那种防传染病的机制应该来说还是非常有效率的，我不知道，如果这种未知病毒，如果发生在台湾或者美国，能不能够在早期被识别出来？ 根据媒体报道，台湾发现的第一例本土病例，是在病人发病20天左右才被确诊，这还是在已知病毒的情况下。<text:line-break/><text:line-break/>在中早期，在识别新病毒后，武汉当局及其医疗机构没有能够尽快确认病毒“人传人”的特性，以至于不能够采取果断的阻挡措施，在这期间的大约半个月时间，确实也是做得不够，有弊端的。但是再怎么样，也比美国等很多西方国家要做得好，在中国病毒爆发的情况下，美国当局还在当儿戏，导致大爆发，怎么会有脸面去怪中国？<text:line-break/><text:line-break/>在中后期，中国当局牺牲经济发展，果断采取严厉的阻隔措施，压制了病毒的蔓延，毫无疑问，这个是很成功的。</text:span></text:p>
      <text:p text:style-name="P2"><text:span text:style-name="T1">穎芝   |  2020.06.06 00:56   |   </text:span><text:a xlink:type="simple" xlink:href="http://palinfo.habago.org/Entry?Command=Information_PrintForum&amp;iPage=1#FORUM39467"><text:span text:style-name="T2">#</text:span></text:a></text:p>
      <text:p text:style-name="P4"><text:span text:style-name="T1">李文亮是常常被仇中反華團體拿來說嘴的談資，死人不會回嘴，仇中反華的媒體、政客等就容易加油添醋的拿來炒作，至於拿此洩漏訊息的事件來跟監聽掛鉤，就顯得非常離譜了！<text:line-break/><text:line-break/>底下是香港蘋果的新聞：<text:line-break/><text:line-break/>⋯⋯去年12月30日下午5時許，李文亮在微信的同學群中發佈訊息稱：「華南水果海鮮市場確診了7例SARS，在我們醫院急診科隔離」。有人將他的對話截圖流出網絡，而且沒有隱去他的名字和職業。不久，他就被醫院監察科約談，並在1月3日被傳喚到轄區派出所，簽了一份對「違法問題」警示的《訓誡書》。⋯⋯<text:line-break/></text:span><text:a xlink:type="simple" xlink:href="https://reurl.cc/R4QlR9"><text:span text:style-name="T4">https://reurl.cc/R4QlR9</text:span></text:a><text:span text:style-name="T1"><text:line-break/><text:line-break/>連仇中反華的香港蘋果都這麼說了，還有什麼理由把李文亮事件歸為監聽呢？<text:line-break/><text:line-break/>總是會有好事之人一直拿李文亮醫生來炒作，真的是夠了！<text:line-break/><text:line-break/>一個不是按照ＳＯＰ通報的醫生，到底有什麼理由一直拿來質疑這起事件？而對照美國的新冠吹哨者，又有哪個主流媒體比照李文亮事件來大炒特炒？簡直是莫名其妙！<text:line-break/><text:line-break/>新冠病毒(NOVID-19)兩個一毛不拔落井下石的政府⋯⋯<text:line-break/></text:span><text:a xlink:type="simple" xlink:href="https://reurl.cc/E7aMDa"><text:span text:style-name="T4">https://reurl.cc/E7aMDa</text:span></text:a><text:span text:style-name="T1"><text:line-break/><text:line-break/><text:line-break/></text:span></text:p>
      <text:p text:style-name="P2"><text:span text:style-name="T1">陳默   |  2020.06.05 19:57   |   </text:span><text:a xlink:type="simple" xlink:href="http://palinfo.habago.org/Entry?Command=Information_PrintForum&amp;iPage=1#FORUM39466"><text:span text:style-name="T2">#</text:span></text:a></text:p>
      <text:p text:style-name="P3"><text:span text:style-name="T1">关于隐私问题<text:line-break/>自从科技发展到今天，互联网通讯发展到今天和手机的普及，广义 上的隐私已经不存在了。你只要使用电脑，使用手机，你的所有互联网上的活动都会留下蛛丝马迹，留在你的电脑里，留在你的手机里。关于淘宝或者其它软件是否会通过手机话筒收集你的隐私？我认为技术上一点不难。问题是淘宝会收集你的隐私（不是偏好）吗？我认为不会，也没这个必要，越是大公司越是不会，不知名小软件到是难说。原理是这样的：这类软件只是通过话筒也好手输也好抓到你偏好的特定关键词，写进你的电脑或者手机里，或者你浏览了什么留下的足迹在手机里，你上网时软件通过扫描你手机里保存的特定关键词，根据这些推送他认为你喜欢的产品和广告，就这么简单，你手机里的数据包括其它数据通话内容等等是不会也不需要返回到服务器里保存在你的名下。象中国14亿人口，淘宝收集14亿人口的24小时的谈话记录然后保存到服务器里？显然完全是没有必要，也是违法的，他要这数据也没有用，庞大的数据储存还需要庞大的金钱。另外，你注册淘宝，你的姓名账号关联银行账号等等等等，都已经告诉了淘宝，淘宝也都必需永久保存，这些都叫隐私啊。所以，你安装一个软件的时候，它都会有隐私条款你必顺同意后才能装。</text:span></text:p>
      <text:p text:style-name="P2"><text:span text:style-name="T1">欧阳阳   |  2020.06.05 19:30   |   </text:span><text:a xlink:type="simple" xlink:href="http://palinfo.habago.org/Entry?Command=Information_PrintForum&amp;iPage=1#FORUM39465"><text:span text:style-name="T2">#</text:span></text:a></text:p>
      <text:p text:style-name="P4"><text:span text:style-name="T1">許世勤，<text:line-break/><text:line-break/>你说的分配问题，这个问题比较复</text:span><text:span text:style-name="T5">杂</text:span><text:span text:style-name="T1">，有句俗话叫做“人一有钱，就变坏”，这虽然是一句笑谈，但也揭露某些人性问题！还有句俗话叫做“一斗米养个恩人,一石米养个仇人”，中共毛泽东从建国之初就试图解决分配问题，给农民贫苦分田分地，给他们特殊待遇，但是最终的结果，大家都知道了，基本上就是失败了。<text:line-break/><text:line-break/>再说说前面提到的新疆维吾尔族的“切糕党”事件，我摘选一段2013年有成都市民的投诉反馈“成都市切糕党，经常在大白天就敢明抢，牛王庙附近，三环路东附近，一般情况，六七个新疆卖切糕的站成一排，拿刀夺一个核桃叫你尝，你不尝，五六个新疆人就围过来了，逼着你买，其实就是明抢，抢完就跑，报警都没得用，这个明抢已经发生不知道多少了，你不买还要打你”<text:line-break/><text:line-break/>为什么会出现这个情况，少数民族可以到汉人聚居地搞这些事情？因为中共官方为了和谐民族团结，很长一段时间都是对少数民族采取纵容保护的政策，如果出了事情一般都是大事化小，小事花了。<text:line-break/>长此以往，就形成了上面提到的这个情况，出了事情，他们就闹，然后还上升到民族高度，搞群体事件。<text:line-break/><text:line-break/>再加上后面还有中东一些维吾尔族，还是有西方外国势力的挑拨，后面的情况就是中共加强的新疆地区少数民族的管控和教育<text:line-break/><text:line-break/>现在很多西方台湾媒体，天天炒作什么新疆人权问题，其目的根本不是真的关心什么新疆人权，他们就是想在中国制造一点混乱，如此而已。<text:line-break/><text:line-break/>我支持应该给社会低层的穷困人群一些支持，让他们生活的更好一些，但是应该用一些比较科学的方式来进行，具体怎么弄，我也没有比较明确的概念，最近几年，中国搞的扶贫政策其实就是非常不错的，给很多穷困人群带去了很实际的帮助。</text:span></text:p>
      <text:p text:style-name="P2"><text:span text:style-name="T1">陳默   |  2020.06.05 18:55   |   </text:span><text:a xlink:type="simple" xlink:href="http://palinfo.habago.org/Entry?Command=Information_PrintForum&amp;iPage=1#FORUM39464"><text:span text:style-name="T2">#</text:span></text:a></text:p>
      <text:p text:style-name="P3"><text:span text:style-name="T1">可能误会了，我说的台湾人不能加入共产党是指在台湾定居生活工作的台湾人，不是指在大陆工作生活定居的台湾藉中国人，卢丽安早就在大陆工作定居了，而且是担任大陆公职的领导干部，她完全是一个台湾藉的中国人了。共产党也不傻，如果让在台的台湾人加入共产党，那民进党会如何疯狂的炒作可想而知了，恐怕不是捡到枪是捡到炮了。</text:span></text:p>
      <text:p text:style-name="P2"><text:span text:style-name="T1">ethan   |  2020.06.05 18:55   |   </text:span><text:a xlink:type="simple" xlink:href="http://palinfo.habago.org/Entry?Command=Information_PrintForum&amp;iPage=1#FORUM39463"><text:span text:style-name="T2">#</text:span></text:a></text:p>
      <text:p text:style-name="P4"><text:span text:style-name="T1">To qegg<text:line-break/><text:line-break/>你說的這個淘寶的功能，我之前在youtube 有看到老外在試google,把google視窗關掉，麥克風有沒有關掉我忘了，然後一直講一個寵物的話題，然後再看一些google 推薦的廣告裡面有之前沒有的寵物相關物品的廣告。<text:line-break/><text:line-break/>這部分基本上技術不是問題， 的確現實使用上也有人遇過，這樣的技術在史諾登的稜鏡計劃裡面就有提過了，手機的收音與鏡頭基本上政府是是可以監聽的。<text:line-break/><text:line-break/></text:span></text:p>
      <text:p text:style-name="P2"><text:span text:style-name="T1">Ethan   |  2020.06.05 18:45   |   </text:span><text:a xlink:type="simple" xlink:href="http://palinfo.habago.org/Entry?Command=Information_PrintForum&amp;iPage=1#FORUM39462"><text:span text:style-name="T2">#</text:span></text:a></text:p>
      <text:p text:style-name="P3"><text:span text:style-name="T1">To 劉旭 同學<text:line-break/><text:line-break/>不好意思，有一些李文亮醫生的前因後果我不是完全知道。<text:line-break/>所以你認為李文亮醫生是不公開的私訊被檢調或警方透過秘密的方式截獲。 然後針對這個事實提出人民被監控的批評，而對嗎？<text:line-break/>如果是這樣，我想問的是<text:line-break/>1. 李文亮私訊的曝光，是因爲檢調竊聽才洩漏出來？ 這件事有確定嗎？<text:line-break/>2. 如果是檢調監聽的結果， 是無理由的被一直在監聽，還是什麼事件之後才開始被監聽呢？有沒有什麼其他理由被披露呢？<text:line-break/>3. 如果是（1）無理由的一直被監聽，那我同意這件事確實有問題，如果是（2）有理由的被監聽，那要先聽一下理由是什麼，才能判斷。 （3）如果跟監聽無關，比如其他人洩漏的。 那這又被人拿來跟監聽掛鉤，這樣是就是有矛盾。<text:line-break/><text:line-break/><text:line-break/>所以還是要根據事實來進行推論。<text:line-break/><text:line-break/><text:line-break/><text:line-break/></text:span></text:p>
      <text:p text:style-name="P2"><text:span text:style-name="T1">qegg   |  2020.06.05 18:25   |   </text:span><text:a xlink:type="simple" xlink:href="http://palinfo.habago.org/Entry?Command=Information_PrintForum&amp;iPage=1#FORUM39461"><text:span text:style-name="T2">#</text:span></text:a></text:p>
      <text:p text:style-name="P4"><text:span text:style-name="T1">本来有点不想回复，因为觉得利用了这些公开版面谈论一些支微末节的小事有点太浪费各位的宝贵时间。不过想稍微回复两句，顺便尽一点力补平两岸间在这些理解上面的gap。<text:line-break/><text:line-break/>先回复陈默，<text:line-break/><text:line-break/>我知道什么是cookies。我说的与同事讨论是面对面的时候以说话的方式讨论，没有经过手机输入。手机只是放在旁边待机中。所以当我再次打开淘宝看到出现那样商品（是日常生活中完全不会谈论到的）就非常惊讶！之后我在下载APP时会更介意授予权限的问题。但是这些是商业操作。跟政府监控是两个层面的问题。我只是在解释马路上摄像头收音这个问题上，不想太天真的说这种行为完全不存在也不可能。<text:line-break/><text:line-break/>911当时我在美国生活，也看着所谓“爱国者法案”通过。我知道美国对于普通人也是天罗地网的监控（好久以前为了支持巴勒斯坦人汇了款买的宣传书籍从来没有收到过）。<text:line-break/><text:line-break/>然后想回复颖芝，<text:line-break/><text:line-break/>陈默说的台湾人不能加入共产党是准确的。对方应该只是恭维，或者搞不清楚现况。实际上台湾人在大陆，如果要加入党派，就算是“台盟”也不可能，台盟只收中华人民共和国公民身份的人，而这“两者”之间是无法“双重”的。妳举的几个例子应该是特例特办。例如卢丽安老师，台湾现在已经完全不让她回家了，甚至牵连到她的家人。</text:span></text:p>
      <text:p text:style-name="P2"><text:span text:style-name="T1">許世勤   |  2020.06.05 17:11   |   </text:span><text:a xlink:type="simple" xlink:href="http://palinfo.habago.org/Entry?Command=Information_PrintForum&amp;iPage=1#FORUM39460"><text:span text:style-name="T2">#</text:span></text:a></text:p>
      <text:p text:style-name="P3"><text:span text:style-name="T1">中共的「為人民服務」我很認同，我也認同「民主集中制」，因為孫文認為「民主集權制」才能由賢能的人來為民眾做事，因為「民可使由之，不可使知之」。但是孫文也同時認為，「政府有能」但人民必需「有權」，這個權是監督政府菁英的權力。為了解決西方三權分立互相擎肘而導致政府失能的問題，於是有了五權憲法。至於共產黨的「防呆」機制，還需要再了解，這還有請專家解惑。<text:line-break/><text:line-break/>大陸方面強調民族主義我很認同，三民主義第一講首先就講「民族主義」。孫文認為中國革命的問題，不在於「爭自由」，他說西方總批評中國人是一片散沙，就是因為太自由，所以中國人首先要團結起來，於是先講「民族主義」。大陸的改革開放，到全面邁向小康社會，這個當然必需認同，然而前提是「團結」與「穩定」。「民生主義」提到中國長期積弱面對的問題是「貧苦」，所以「發財」是中國人願意革命的重要動力。到了今天，改善生活是人民願意努力的重要動力。<text:line-break/><text:line-break/>穎芝轉貼的連結中說到了黨性，每個人都有自己的黨性。前陣子研讀「共產黨宣言」，馬克思認為歷史的進步來自於階級鬥爭，但我其實比較認同孫文學說的觀點，人類歷史的進步來自於「生存」。鬥爭這種有你就沒有我的二元對立模式，不符合歷史上各階級既競爭又合作的關係，所以我認同孫文的說法。不過這也就說明了我沒有共產黨的黨性，因為人類是為了「生存」而進步，「鬥爭」只是個手段。<text:line-break/></text:span></text:p>
      <text:p text:style-name="P2"><text:span text:style-name="T1">穎芝   |  2020.06.05 15:21   |   </text:span><text:a xlink:type="simple" xlink:href="http://palinfo.habago.org/Entry?Command=Information_PrintForum&amp;iPage=1#FORUM39459"><text:span text:style-name="T2">#</text:span></text:a></text:p>
      <text:p text:style-name="P5"><text:span text:style-name="T6">「台灣人」加入中共，早就不是新聞了！<text:line-break/><text:line-break/></text:span><text:a xlink:type="simple" xlink:href="https://reurl.cc/7XWllD"><text:span text:style-name="T7">https://reurl.cc/7XWllD</text:span></text:a><text:span text:style-name="T6"><text:line-break/></text:span><text:a xlink:type="simple" xlink:href="https://reurl.cc/3DZmml"><text:span text:style-name="T7">https://reurl.cc/3DZmml</text:span></text:a><text:span text:style-name="T6"><text:line-break/></text:span><text:a xlink:type="simple" xlink:href="https://reurl.cc/E7aDLK"><text:span text:style-name="T7">https://reurl.cc/E7aDLK</text:span></text:a></text:p>
      <text:p text:style-name="P2"><text:span text:style-name="T1">許世勤   |  2020.06.05 15:20   |   </text:span><text:a xlink:type="simple" xlink:href="http://palinfo.habago.org/Entry?Command=Information_PrintForum&amp;iPage=1#FORUM39458"><text:span text:style-name="T2">#</text:span></text:a></text:p>
      <text:p text:style-name="P3"><text:span text:style-name="T1">劉旭，<text:line-break/><text:line-break/>以前研究所的時候，我曾跟同學說，如果我哪天掌握權力，我就要把全台灣人的財產進行重分配，因為社會的不公來自於分配的不平均。當然，這只是玩笑話，我並不是仇富份子。<text:line-break/><text:line-break/>由於我家族以前是佃農出身，三七五減租之後得到一些喘息，爺爺便開始去做一些生意，只是做得也不是很好。到我出生以後，還記得小時候下雨天經常被叔叔叫醒，因為屋子漏水了，要起床幫忙接水。那時候附近的鄰居，大家生活都窮困，台灣有很多宮廟，這時候宮廟成為許多人的一個寄託。但是宮廟文化崇拜的一些「王爺」「聖王」，這其中有著相當強烈的封建信仰，台灣的黑社會就在其中滋養茁壯。有些人則說得到「神明」的指示，因此成為乩童，在政府禁止以前，經常可以看到乩童用一整根叉子穿過自己的嘴，然後用狼牙棒打得全身都是血，藉此展現「神蹟」。這些人其實就是最容易被民進黨的一套「社會進步」說詞給打動的一群人，可是他們也是最辛苦的一群人。我之所以說猶如悲慘世界，也是看著我媽跑了，我爸離家出走，我跟弟弟成為隔代教養，三不五時又聽到誰家生病沒錢，或者錢關過不去燒炭了、上吊了，好像沒有聽過多少好事。因此我認為政治應該要做到讓最辛苦的一群人，得以好好的生活，過上有尊嚴的人生。經濟的成長看的不應該只是數字，因為數字的背後是人。<text:line-break/><text:line-break/>2014年的時候，我許多學弟妹都去參與「反服貿」抗爭了，我只跟他們說，你們提的這些問題，其實是分配的問題，但你們真正抗爭的目的卻不是為了這個。分配的問題就要從分配的問題來討論、解決，但是他們抗爭的目的其實是反華。也是從那個時候，我跟許多「覺醒」青年筆戰，輾轉便知道了陳真醫師，也知道了這個部落格，但大多數時間都在潛水。<text:line-break/></text:span></text:p>
      <text:p text:style-name="P2"><text:span text:style-name="T1">刘旭   |  2020.06.05 14:37   |   </text:span><text:a xlink:type="simple" xlink:href="http://palinfo.habago.org/Entry?Command=Information_PrintForum&amp;iPage=1#FORUM39457"><text:span text:style-name="T2">#</text:span></text:a></text:p>
      <text:p text:style-name="P4"><text:span text:style-name="T1">許世勤<text:line-break/>我并不认为现在的世界很悲惨，现在我们这一代人，比世界上绝大部分存在过的人类要幸福不是吗？ 当然在世界上一些地方有战争和屠</text:span><text:span text:style-name="T5">杀</text:span><text:span text:style-name="T1">，但是世界上的大部分地区的人，都过着相对和平的生活，我曾外婆和我说过她小时候的事情，他说就算在三年自然灾害时期，饿的吃不饱饭，也比当年，到处都是的土匪，恶霸，国民党，日本兵，要好过的不少。这句话我记得很深，她老人家，把吃不饱饭的日子都称之为好日子，何况现在呢。<text:line-break/></text:span></text:p>
      <text:p text:style-name="P2"><text:span text:style-name="T1">許世勤   |  2020.06.05 13:40   |   </text:span><text:a xlink:type="simple" xlink:href="http://palinfo.habago.org/Entry?Command=Information_PrintForum&amp;iPage=2#FORUM39456"><text:span text:style-name="T2">#</text:span></text:a></text:p>
      <text:p text:style-name="P4"><text:span text:style-name="T1">劉旭同學，<text:line-break/><text:line-break/>其實我是從你的一些提問，所以也開始寫下自己對事物的一些觀點與想法。你曾經跟許多不同的民眾交談過，理解過他們內心的恐懼與辛勞，這點是我認為非常好的部分。好好保持這樣的善良，柔軟的內心很不容易。我自己每天開車上下班都臭幹六譙，跟人吵架基本就是拚拳頭，因為我總認為某些人是不能講理的，要展現肌肉。這可能也跟我家背景有關，打小聽到的不是誰家兒子飆車死了，就是誰家老婆跑了。連我家也是組合家庭，弟弟出車禍以來躺很久了，每個月薪水就是得撥出醫藥費，所以我也不知道打算跟女朋友結婚，這錢要怎麼存。以前小時候基本上就是跟流氓一起玩耍，曾經覺得在胸口刺上一頭老虎很帥氣，而看見的世界似乎總是這麼悲慘，大家的情緒往往也就比較偏激一點。特地給你打氣！</text:span></text:p>
      <text:p text:style-name="P2"><text:span text:style-name="T1">老羊   |  2020.06.05 13:33   |   </text:span><text:a xlink:type="simple" xlink:href="http://palinfo.habago.org/Entry?Command=Information_PrintForum&amp;iPage=2#FORUM39455"><text:span text:style-name="T2">#</text:span></text:a></text:p>
      <text:p text:style-name="P3"><text:span text:style-name="T1">很多大陸朋友的一個錯覺就是以為某些讓他們覺得「不舒服」、「看不爽」的事情是大陸「全球唯一、別無分號」的。沒聽過前幾年歐巴馬當總統的時候被發現監聽德國總理默克爾的電話嗎？還有「稜鏡計畫」了解一下吧？</text:span></text:p>
      <text:p text:style-name="P2"><text:span text:style-name="T1">陳默   |  2020.06.05 13:16   |   </text:span><text:a xlink:type="simple" xlink:href="http://palinfo.habago.org/Entry?Command=Information_PrintForum&amp;iPage=2#FORUM39454"><text:span text:style-name="T2">#</text:span></text:a></text:p>
      <text:p text:style-name="P4"><text:span text:style-name="T1">刘旭<text:line-break/>這沒什麼，美國也監控社交媒體，而且還監控外國的社交媒體，說不定你的社交媒體也在美國的監控之內，美國監控的能力和力度之強，中國還望塵莫及。</text:span></text:p>
      <text:p text:style-name="P2"><text:span text:style-name="T1">陳默   |  2020.06.05 13:12   |   </text:span><text:a xlink:type="simple" xlink:href="http://palinfo.habago.org/Entry?Command=Information_PrintForum&amp;iPage=2#FORUM39453"><text:span text:style-name="T2">#</text:span></text:a></text:p>
      <text:p text:style-name="P3"><text:span text:style-name="T1">qegg<text:line-break/>這個App推送，所有這類軟件都有這個功能，不是中國特有也不是中國發明，美國的youtube也有這個功能，你瀏覽了什麼類型的視頻，它就會推送同一類的視頻，這和監控是兩回事，不會記錄你的談話內容和你的隱私信息。這個功能的祖始爺是-----微軟wondows，微軟的wondows中的Cookie 就是起這個作用的，你可以搜索一下Cookie 是什麼。</text:span></text:p>
      <text:p text:style-name="P2"><text:span text:style-name="T1">許世勤   |  2020.06.05 13:05   |   </text:span><text:a xlink:type="simple" xlink:href="http://palinfo.habago.org/Entry?Command=Information_PrintForum&amp;iPage=2#FORUM39452"><text:span text:style-name="T2">#</text:span></text:a></text:p>
      <text:p text:style-name="P4"><text:span text:style-name="T1">陳默，<text:line-break/><text:line-break/>入不入黨我無所謂，那是因為他們提到武漢大學有些助理教授的位置，我可以去申請。女所長說我適合從政，但我回說經濟跟生存比較重要。從政什麼的，那不是我的目的。同時他們提到他們學校裡有幾個台灣同事，也都加入了共產黨，這樣而已。我只是單純在「陳述」一些親身見聞罷了，並非炫耀說我被誰誰誰看中，有那個機會一展長才。<text:line-break/><text:line-break/>至於他們是不是開玩笑，這有關係嗎？因為我壓根不在意。<text:line-break/></text:span></text:p>
      <text:p text:style-name="P2"><text:span text:style-name="T1">刘旭   |  2020.06.05 13:03   |   </text:span><text:a xlink:type="simple" xlink:href="http://palinfo.habago.org/Entry?Command=Information_PrintForum&amp;iPage=2#FORUM39451"><text:span text:style-name="T2">#</text:span></text:a></text:p>
      <text:p text:style-name="P3"><text:span text:style-name="T1">Ethan<text:line-break/>我并不是说李文亮，被请去喝茶这件事情是对是错，我想说的是，现在中国境内，私人的通讯软体的交流，都在国家的监察之下，有个在政府机关单位的，朋友告诉我，在微信或QQ里面的通话记录或录音，只要国家有调查需要，可以直接去腾讯公司索要。</text:span></text:p>
      <text:p text:style-name="P2"><text:span text:style-name="T1">陳默   |  2020.06.05 12:58   |   </text:span><text:a xlink:type="simple" xlink:href="http://palinfo.habago.org/Entry?Command=Information_PrintForum&amp;iPage=2#FORUM39450"><text:span text:style-name="T2">#</text:span></text:a></text:p>
      <text:p text:style-name="P4"><text:span text:style-name="T1">許世勤<text:line-break/>其實台灣人被國民黨的白色恐怖統治了幾十年，想當然的認為大陸也是這樣，甚至現在也是這樣，當然還有媒體洗腦。我可以負責任的告訴你，大陸只有在文革十年內，有類似台灣這種恐怖，但也不是象台灣這種系統性的，強有力的警察國家，我小學到初中是在文革前，幾乎沒有記憶有身邊有匪諜這類教育，父母也沒有告誡什麼可以說什麼不可以說。但文革開始後就情況不一樣了，這說來話長就不說了。76年四人幫倒台，鄧公執掌大權，中國改革開放，這個大家都知道也不談了。就算文革期間，人民的生活中也沒有什麼情治單位，情治人員在人民的身邊刺探所謂的匪諜這回事，要知道，文革那個時候，中國的公安局都處於半癱瘓狀態，就算沒癱瘓，公安局的人員很少能力也是很差，破刑事案都來不及。除了公安局，在大陸從沒設立任何情治單位和類似情治單位的單位。所以在大陸人的心中，沒有所謂白色恐怖的記憶，這和前國民黨後民進黨的媒體所洗腦的完全不是一回事。</text:span></text:p>
      <text:p text:style-name="P2"><text:span text:style-name="T1">Ethan   |  2020.06.05 12:54   |   </text:span><text:a xlink:type="simple" xlink:href="http://palinfo.habago.org/Entry?Command=Information_PrintForum&amp;iPage=2#FORUM39449"><text:span text:style-name="T2">#</text:span></text:a></text:p>
      <text:p text:style-name="P3"><text:span text:style-name="T1">To 劉旭同學<text:line-break/><text:line-break/>我覺得李文亮醫生的問題是一個相當簡單的問題，可以用來檢視一下我們自己對問題的思考。 也許我們可以自己問幾個問題？ 或問自己更多問題？ 對問題的結論是從某種看法衍生過來的。 會有某種程度的的一致性。 人有時會偏見，無法察覺後面邏輯的不一致。或者會扭曲一些客觀的事實。<text:line-break/>所以應該常問自己一些問題？ 而不是被先前建立的立場帶著走。<text:line-break/><text:line-break/>1. 各國對傳染病的資訊傳播是否有限制， 是否有一些共同的基本原則？<text:line-break/>2. 所謂私底下訊息交流的定義，或適用的法律範圍是什麼？<text:line-break/>3 政府跟李文亮醫生的對錯問題 是一種二元對立的關係嗎？ 即ㄧ邊對，另一邊就是錯？<text:line-break/><text:line-break/><text:line-break/><text:line-break/>下面是火鍋大王對李文亮事件的看法，我覺得不錯，你可以看看<text:line-break/></text:span><text:a xlink:type="simple" xlink:href="https://youtu.be/b-Fy80yHYQo"><text:span text:style-name="T4">https://youtu.be/b-Fy80yHYQo</text:span></text:a><text:span text:style-name="T1"><text:line-break/><text:line-break/></text:span></text:p>
      <text:p text:style-name="P2"><text:span text:style-name="T1">陳默   |  2020.06.05 12:33   |   </text:span><text:a xlink:type="simple" xlink:href="http://palinfo.habago.org/Entry?Command=Information_PrintForum&amp;iPage=2#FORUM39447"><text:span text:style-name="T2">#</text:span></text:a></text:p>
      <text:p text:style-name="P4"><text:span text:style-name="T1">許世勤<text:line-break/>呵呵，恕我直言冒犯許先生，你的大陸朋友說介紹你入黨，這就是百分之百的開個玩笑而已，你就當真，或者是在調戲你，拿你當什麼調侃你。<text:line-break/>一是共產黨不會收一個台灣人入黨，<text:line-break/>二是大陸入黨手續很嚴格，不是報個名填張表就可以加入。<text:line-break/>三是入黨必需向所在單位的黨支部寫入黨申請書，經過支部大會討論同意你為入黨積極分子，然後經過一個的培養，必需每個季度寫一次思想彙報，參加一次為期一個星期的黨員培訓，經過一年觀察後支部大會討論舉手表決是否吸收你為中國預備黨員，通過後你才成為預備黨員，再過一年後，也就是第三年，支部大會全體黨員舉手表決決定是否能成為正式黨員，通過後，你才算一名正式的共產黨員，並報上級黨委批准。<text:line-break/>四是，綜上可以看出，本黨支部不能也不容許也不可能接收外單位的人加入共產黨。你一個台灣人，某個大陸單位的領導說一句話怎麼可以和可能接收你入黨？你想的太簡單了。</text:span></text:p>
      <text:p text:style-name="P2"><text:span text:style-name="T1">刘旭   |  2020.06.05 12:17   |   </text:span><text:a xlink:type="simple" xlink:href="http://palinfo.habago.org/Entry?Command=Information_PrintForum&amp;iPage=2#FORUM39446"><text:span text:style-name="T2">#</text:span></text:a></text:p>
      <text:p text:style-name="P3"><text:span text:style-name="T1">陳真先生<text:line-break/>看了几年前看关于，穆斯林的讨论，都在讨论伊斯兰这个宗教，是否是个邪恶宗教，中国是否迫害穆斯林。<text:line-break/>我想提供一个新的角度和观点，中国回族也是穆斯林，但并没有遭受到和维吾尔族一样的待遇。为什么回族能良好的融入中国社会呢，他们会说普通话，接受世俗化，能在城市中找到工作，能融入现在的中国的经济发展中。<text:line-break/>十年前，中国大陆各地流窜的新疆维吾尔小偷，给了新疆人很大的污名化，而导致很多汉族企业主，不愿意招惹麻烦，不愿意雇佣维吾尔人。前些年，极端的伊斯兰宗教势力，进入南疆，给一些维吾尔人，灌输了仇恨，和极端伊斯兰思想，你可以看下去土耳其的新疆人，基本抛弃了本民族的服装，而变成了中东的全身罩袍。只留一道眼睛的服装。还有很多新疆人不会说普通话，无法离开南疆。<text:line-break/>于是你会看到这样的南疆，一群长期，被灌输了仇恨中国和汉族的维吾尔人，长期被边缘在社会经济发展之外的维吾尔人，缺乏知识和文化，甚至普通话都不会说的维吾尔人，又由于汉族企业主的歧视，就业非常困难的维吾尔人。<text:line-break/>如果一个民族，长期被污名化，长期贫穷，缺乏教育，缺乏改变自身经济社会情况的通道。而又有极端的宗教思想在他们当中传播，会变成什么样呢？<text:line-break/>这个问题不是伊斯兰问题，是一群人，能否接受教育，能否解决贫穷，能否安居乐业，能否过上幸福生活的问题。<text:line-break/>共产党给出的答案，教育营给他们基本的语言和工作技能，合作的工厂，给他们工作，让他们能够融入现代社会的生活。 但这是不是一个好的办法呢，我无法评价<text:line-break/><text:line-break/></text:span></text:p>
      <text:p text:style-name="P2"><text:span text:style-name="T1">qegg   |  2020.06.05 12:01   |   </text:span><text:a xlink:type="simple" xlink:href="http://palinfo.habago.org/Entry?Command=Information_PrintForum&amp;iPage=2#FORUM39445"><text:span text:style-name="T2">#</text:span></text:a></text:p>
      <text:p text:style-name="P4"><text:span text:style-name="T1">我想就我所知道部分提供大家参考。技术上，现在大陆街道上部分摄像头有可以测乱鸣喇叭的功能，这是利用声波的杜普勒效应完成的技术。从这个考量，隔空（到车内）收音还分析是不可能的事。<text:line-break/><text:line-break/>但是这里不排除手机内APP利用手机麦克风对客户进行大数据搜集的行为，我有过经验和同事讨论某物之后被淘宝推送。</text:span></text:p>
      <text:p text:style-name="P2"><text:span text:style-name="T1">許世勤   |  2020.06.05 11:14   |   </text:span><text:a xlink:type="simple" xlink:href="http://palinfo.habago.org/Entry?Command=Information_PrintForum&amp;iPage=3#FORUM39444"><text:span text:style-name="T2">#</text:span></text:a></text:p>
      <text:p text:style-name="P4"><text:span text:style-name="T1">過去我曾跟指導教授討論有關「科學」的定義，因為很多人認為科學等於「真理」。但是我們的看法並非如此，我們認為科學只是種「手段」與「思考方式」。科學研究上為了確認一個「事實」，往往必需一再反覆驗證，所以我最後可以「描述」:在一定的「條件」下，這個「事實」「可能發生」，或「可以」在這個「條件」下進行預測。但是「事實(relality)」不等同於「真理(truth)」，把看見的部分事實當作真理，就會陷入科學帶來的謬誤。今天以生命科學來說，也只是在各種部分「事實」之間進行直向或橫向架構，而不能把這些研究成果等同於生命的「真理」。<text:line-break/><text:line-break/>我們在寫計畫書或論文的時候，第一件事就是要先明確「目的」，是要問什麼問題？提出「問題」比展現一堆「數據」來得更重要。<text:line-break/><text:line-break/>我這幾天寫的內容，其實是想反映每個人都會看見部分「事實」，也許存在也許不存在。但不要以自己看見的部分「事實」就遽下定論，說這個一定就是怎樣。科學家討論科學都在瞎子摸象了，更何況是複雜多變的政治。不過年輕人能夠看見一些「問題」，也許存在也許不存在，但這表示年輕人有一顆敏感纖細且體貼的心，這我很讚賞。只是年輕人容易被表面華麗的詞藻所「感動」，台灣有太多這種「文青式」的發言，讓好多年輕人感動萬分，因此紛紛投入各種「運動」。最後我們有了許多無知的政客，主導著我們的未來。<text:line-break/><text:line-break/>過去我有支手機鏡頭有一顆小水滴，但拍照功能還可以。但就是看著不順眼，所以我忍不住把手機給拆開，好清理小水滴。但笨手笨腳的我，雖然水滴清理了，但手機拍照功能也壞了，甚至還影響到主機板。這告訴我，當自己沒有全面的認識、十足的把握與專業時，不要隨便因為一個小瑕疵看不過眼就去「修理」，很可能會愈修愈差。我本身擔任某組織的幹部，因為某些立場與「中央」不合，所以被「冷凍」。我看到的問題，跟一些「叛徒」一樣。但僅僅是這些問題，就要妖魔化整個組織，我認為這些人是出於個人的權力慾。畢竟整個組織走的是一個「正確的方向」，如果僅僅一些小問題就要妖魔化甚至毀滅它，那麼在崩解的組織下，受到最大傷害的仍舊是最基層的人員。<text:line-break/><text:line-break/>感謝有這個平台，大家能夠理智地交換意見，這樣的平台不多見了。</text:span></text:p>
      <text:p text:style-name="P2"><text:span text:style-name="T1">許世勤   |  2020.06.05 10:26   |   </text:span><text:a xlink:type="simple" xlink:href="http://palinfo.habago.org/Entry?Command=Information_PrintForum&amp;iPage=3#FORUM39443"><text:span text:style-name="T2">#</text:span></text:a></text:p>
      <text:p text:style-name="P3"><text:span text:style-name="T1">欧阳阳<text:line-break/><text:line-break/>說得沒錯，所以對於這些挑撥與操弄，我只有「痛恨」兩字可以形容。<text:line-break/></text:span></text:p>
      <text:p text:style-name="P2"><text:span text:style-name="T1">欧阳阳   |  2020.06.05 10:24   |   </text:span><text:a xlink:type="simple" xlink:href="http://palinfo.habago.org/Entry?Command=Information_PrintForum&amp;iPage=3#FORUM39442"><text:span text:style-name="T2">#</text:span></text:a></text:p>
      <text:p text:style-name="P4"><text:span text:style-name="T1">許世勤,<text:line-break/><text:line-break/>"多元的種族、多元的文化，而能夠和平的生活在一起，在一個桌子上吃飯", 看似很简单的一种愿望，在很多地方，很多时候却很难实现；人在特定舆论的民粹鼓动挑拨之下，往往会莫名其妙地就会相互仇恨。<text:line-break/>比如很多台湾人，大陆政策应该说对台湾人很友善的，基本上可以说是单方面的开放，台湾人在大陆无论是工作，生活，还是旅游，基本上就是国民待遇，但是还是有很多整天脑袋想着要反中反华，这就是被政客舆论灌输的一种莫名其妙的意识。<text:line-break/><text:line-break/>世界上很多地方的百姓本可以很和平的生活在一起，但是在政客的挑弄之下，最后变成相互仇视。</text:span></text:p>
      <text:p text:style-name="P2"><text:span text:style-name="T1">許世勤   |  2020.06.05 10:24   |   </text:span><text:a xlink:type="simple" xlink:href="http://palinfo.habago.org/Entry?Command=Information_PrintForum&amp;iPage=3#FORUM39441"><text:span text:style-name="T2">#</text:span></text:a></text:p>
      <text:p text:style-name="P3"><text:span text:style-name="T1">陳默，<text:line-break/><text:line-break/>所以我就是當作交個朋友，統戰與否並沒有關係啊！交流、對話才能加深認識，排除誤解。席間我幾次被遊說可以加入共產黨，院長可以幫我寫介紹函，只是我沒答應。我畢竟不像陳明忠那麼有勇氣，在台灣當個地下黨。<text:line-break/><text:line-break/>當然，我們小時候就是接受黨國教育，在這體制下被教育要在蔣公底下當個「活活潑潑的好學生」，「統戰」兩個字自小聽到大，「小心匪諜就在你身邊」，舉報「匪諜」還可以有獎金賺。以往的黨國教育，讓我們聽到「共產黨」三個字就有種莫名的恐懼。所以當時得知席間一群人都是共產黨的時候，我感覺好像我跟女朋友兩隻小綿羊走入了狼群似的，雖然他們戲稱他們是「土匪」。我三嬸是桂林人，剛從大陸嫁來台灣的時候，我還特意拿出中華民國國旗「示威」，表示三嬸是來自「敵國」。那個時候的雲林鄉下，各種傳言大陸人多麼懶散、好吃懶作等等。其實，台灣人很大部分對大陸人都抱持歧視，在這種教育底下，又有多少人可以脫離腦殘？</text:span></text:p>
      <text:p text:style-name="P2"><text:span text:style-name="T1">陳默   |  2020.06.05 10:09   |   </text:span><text:a xlink:type="simple" xlink:href="http://palinfo.habago.org/Entry?Command=Information_PrintForum&amp;iPage=3#FORUM39440"><text:span text:style-name="T2">#</text:span></text:a></text:p>
      <text:p text:style-name="P4"><text:span text:style-name="T1">許世勤<text:line-break/>統戰？你真的想多了。我不得不冒犯你一次，象你這樣有知識有見解的人都會把統戰兩個字深深的刻在腦子裡，這充分說明，台灣洗腦真的很成功。大陸太大，在大陸，只有各地的台辦有服務台商和台人（你們叫統戰也行）的工作任務，其它任何單位部門和個人都沒這個義務和功能。</text:span></text:p>
      <text:p text:style-name="P2"><text:span text:style-name="T1">許世勤   |  2020.06.05 09:56   |   </text:span><text:a xlink:type="simple" xlink:href="http://palinfo.habago.org/Entry?Command=Information_PrintForum&amp;iPage=3#FORUM39439"><text:span text:style-name="T2">#</text:span></text:a></text:p>
      <text:p text:style-name="P3"><text:span text:style-name="T1">那次去徐州，原訂的班機，因為華航在徐州機場的航班縮減，導致我們必需先到南京祿口機場，然後由女朋友的客戶，也就是我說的大陸朋友來接送。南京跟徐州，跟我之前去廈門旅遊有著截然不同的風情。<text:line-break/><text:line-break/>去廈門旅遊的時候，因為是自由行，所以比較少與當地民眾交談。只是當地人講的閩南語「漳泉濫」跟台灣的口音很像，第八市場也好像台灣的菜市場，逛鼓浪嶼好像在走台灣的老街，連吃的東西也很類似。<text:line-break/><text:line-break/>去參觀福建土樓的路途中，經過一處交流道，一邊往泉州，一邊往漳州，讓我不禁聯想到台灣開墾時期的「漳泉械鬥」。因為我家祖先牌位上寫著「泉州府安溪縣」，於是看到的時候感到相當親切，第一次這麼接近祖先的原鄉。在漳州的一處民營休息站，我還以為來到台灣的民營休息站，一群看起來根本與台灣大媽一個模樣的漳州大媽，用閩南語高聲交談，其間我買了一碗紅糖水煮的湯圓，是小時候的味道。土樓一帶是客家人聚集的地方，我女朋友是客家人，這下就換她教我當地人講的方言是什麼意思。回程的時候，經過漳州的田野、宮廟、騎打檔機車巡田水的老農，根本是台灣農村的放大版。<text:line-break/><text:line-break/>徐州的朋友問我們聽不聽得懂當地的方言，我說很容易聽懂啊，因為很類似「國語」，他說這太不公平了，他完全聽不懂我們的閩南語跟客家話。退役的女性五警是回族人，說他們不吃豬肉，國企總經理是女真人，不吃狗肉。中國有著多元的種族、多元的文化，而能夠和平的生活在一起，在一個桌子上吃飯。政治就應該是這樣，讓人民能夠無所恐懼的生活著，這才是價值。<text:line-break/><text:line-break/>所以我的看法是，言論的控制方式，是技術問題，不是價值問題。<text:line-break/></text:span></text:p>
      <text:p text:style-name="P2"><text:span text:style-name="T1">許世勤   |  2020.06.05 09:22   |   </text:span><text:a xlink:type="simple" xlink:href="http://palinfo.habago.org/Entry?Command=Information_PrintForum&amp;iPage=3#FORUM39438"><text:span text:style-name="T2">#</text:span></text:a></text:p>
      <text:p text:style-name="P4"><text:span text:style-name="T1">陳默，<text:line-break/><text:line-break/>那次是陪女朋友去徐州拜訪客戶的，我原本不知道他的來歷。當時從南京的機場，他一路開車載我們到徐州附近的邳州吃晚餐(之前誤植邠州，因為這個字我一直念錯)，隔天帶我們去品嘗當地的特色早餐「啥湯」，喝起來類似台灣的酸辣湯。<text:line-break/><text:line-break/>後來聊天的過程中，他說他是共產黨員，也才知道他太太是大學教授，也是黨員。他同時安排我跟女友認識他的研究所指導教授，是個女性所長，還有武漢大學的院長、教師、退役的女性武警、國企的總經理等。女性所長的丈夫聽說是徐州的高層級幹部，我就這樣跟一群共產黨吃了幾天飯、喝了幾天酒。當然，那個時候我感覺到這其實是一個統戰。原本只是陪同拜會客戶，卻認識了當地的教授跟官員。那個時候剛好遇上大陸陸橋崩塌的新聞，他說相關負責人這下完蛋了，而前陣子台灣宜蘭也才發生過大橋崩塌的事故，我們於是順便比較了一下兩岸在處理相同問題上的態度。<text:line-break/><text:line-break/>有關言論控制的部分，是我聽這個朋友說的，實情是怎樣我當然不知道。只是他們雖然是共產黨員，但對於國民黨卻抱有相當的好感，那是當時讓我感到比較訝異的。那個時候他說他小時候在南京長大，說下次有機會一定要帶我去南京中山陵走走。</text:span></text:p>
      <text:p text:style-name="P2"><text:span text:style-name="T1">欧阳阳   |  2020.06.05 09:11   |   </text:span><text:a xlink:type="simple" xlink:href="http://palinfo.habago.org/Entry?Command=Information_PrintForum&amp;iPage=3#FORUM39437"><text:span text:style-name="T2">#</text:span></text:a></text:p>
      <text:p text:style-name="P3"><text:span text:style-name="T1">西方政客文人在很多时候，很多事情上那是非常虚伪。<text:line-break/><text:line-break/>当他们的企业竞争力碾压你的时候，他们说要开放市场，搞贸易自由，全球化；当中国企业开始崛起，他们就搞国家安全，贸易保护主义，用各种手段来打压你。<text:line-break/><text:line-break/>言论自由也是，当他们的媒体，意识形态碾压你的时候，他们说要开放言论自由，比如像台湾，香港这样的，对西方媒体完全就是不设防，主流就是引用西方媒体灌输的一些所谓言论自由。但是，当中国的一些文化意识进入到西方社会，开始产生影响的时候，他们就会极尽打压只能，比如最近几年的孔子学院事件。<text:line-break/><text:line-break/>“近日，美国两党的青年组织领袖竟然联名签署了一封公开信，要求永久关闭在美所有孔子学院。这封信题为“华盛顿倡议”（Washington Appeal），是由非盈利组织“雅典学会”（Athenai Institute）于5月13日在网上发表的。他们认为，中国正通过在世界各国高校设立孔子学院等方式，“公然试图胁迫并控制校内言论，对学术自由构成了致命威胁。”所以，信中呼吁美国政府立即永久关闭所有在美国的孔子学院。<text:line-break/>这信居然还获得了民主党和共和党双方学生组织领袖的支持。共和党下属的“大学共和党全国委员会”（College Republican National Committee)在官推上发表声明，该组织的10位执行委员会成员以及45个州主席，一起联名签署了公开信。”<text:line-break/><text:line-break/>美国Axios新闻网1月18日消息，马里兰大学校长陆道逵在写给学校师生的一份信中表示，“2018年美国总统特朗普签署2019财年国防授权法案。其中有段描述，任何承办孔子学院的机构，将无法获得2019年财年的联邦经费。在评估该法案对马里兰大学的影响后，很明显我们不能继续开设孔子学院了。”<text:line-break/><text:line-break/>2019年秋季，4名国会调查人员还冲进马里兰大学的孔子学院，对老师进行过盘问。<text:line-break/>同样设立孔子学院的斯坦福大学，其人文科学学院院长塞勒斯（Richard Saller）也表示，孔子学院不会干涉斯坦福大学的学术自由，“他们也没有这么尝试过”。<text:line-break/><text:line-break/>即便如此，美国国防部依旧向全美各地高校施压，要求后者关闭孔子学院。2004年至今，全美孔子学院数在巅峰时期曾超过100家，但截至2019年9月，已有13所美国大学宣布关闭孔子学院。至今在美国的孔子学院数约为90家。”<text:line-break/><text:line-break/><text:line-break/>你看，只是一个传播中国古代文化的机构，都被他们如此打压，你能相信他们扯淡的什么“言论自由”？</text:span></text:p>
      <text:p text:style-name="P2"><text:span text:style-name="T1">林書楷   |  2020.06.05 08:27   |   </text:span><text:a xlink:type="simple" xlink:href="http://palinfo.habago.org/Entry?Command=Information_PrintForum&amp;iPage=3#FORUM39436"><text:span text:style-name="T2">#</text:span></text:a></text:p>
      <text:p text:style-name="P4"><text:span text:style-name="T1">老實說，我就是那種因為孟子說過：「民為貴，社稷次之，君為輕。」就認定只有中國社會才有「民主」的蠢蛋。當然民貴思想和現代民主不能畫上等號，不過我還是覺得民貴有民本的意涵而且實質上比選票政治更接近所謂人民當家的概念。<text:line-break/><text:line-break/>俗話說：「造謠出張嘴，闢謠跑斷腿。」我比較偏向中共審言論的方式，光是防疫不力、華涌被迫害這兩件；稍微搜尋下網路就可以得到完全不一樣的解釋，WHO稱讚中國抗擊疫情，維基百科『華涌曾表示1989年八九民主運動時剛好20歲，雖因尚未定居北京而未能親身投入學運，但六四對他影響至深，令他更習慣於用批判的視野，審視中國現行制度⋯2011年7月1日中共90週年黨慶當天，華湧與另外12人到中共一大召開地浙江嘉興南湖⋯』，可見他可能不是因為二零一七年的事件“才”遭到打壓；台灣媒體乃至西方媒體的報導方式，閱讀者往往還需要自已多方蒐證，有幾個天天煩惱生活的市井小民會每天去查媒體的造謠？這也造就廣大的西方媒體讀者對中國大陸的種種錯誤認知。<text:line-break/><text:line-break/>歐陽陽說到：「第四类人属国家民族意识比较深的，很多也是现实生活的受益者，这类人应该是最多的，特别是留学生群体，比例可能更高，有一句流传的俗语叫“越留学，越爱国”，这也是西方势力最害怕，也是最无可奈何的地方。」其實反向來說，那些留學大陸的外籍學生，也有一部份變成了「親中」的異類。比如說小马在纽约、口语老炮儿马思瑞Chris、Noel苏诺伊、星悅⋯⋯等等，陳真醫師說「人心嚮善」，我想要是世界對現代中國大陸有更客觀的認識，中美之間已然分出勝負了吧？</text:span></text:p>
      <text:p text:style-name="P2"><text:span text:style-name="T1">陳默   |  2020.06.05 08:27   |   </text:span><text:a xlink:type="simple" xlink:href="http://palinfo.habago.org/Entry?Command=Information_PrintForum&amp;iPage=3#FORUM39435"><text:span text:style-name="T2">#</text:span></text:a></text:p>
      <text:p text:style-name="P3"><text:span text:style-name="T1">許世勤<text:line-break/>你的大陸“朋友”都很奇葩，但我出於禮貌不懷疑你真有這些大陸“朋友”。你稱朋友告訴你大陸的交通違章攝像頭可以監測到行駛過程中車內的談論“政治敏感”的談話，這是很可笑的。<text:line-break/>第一，別說沒有這種高科技，依目前的科技水平還沒達到這種能力，就算有，每個攝像頭要裝這麼一個高科技的東東，全國的攝像頭要多少經濟成本和人力成本？用巨大的成本目的是要偵測你我有沒有談政治敏感問題？然後呢？<text:line-break/>第二，車輛通過道路上的交通攝像頭的時間是很短的，幾秒種而已，一剎那的時間，你的車就開出幾十米了，能偵測到你什麼談話？科技進步好，但還沒進步到這種地步，請你和你大陸朋友方心。<text:line-break/>第三，你說你大陸朋友稱鄰居會告密，這我就不得不懷疑你的所謂朋友是在開玩笑還是在暗讽和嘲笑你這個长期受台灣媒體那个啥的台湾人了。</text:span></text:p>
      <text:p text:style-name="P2"><text:span text:style-name="T1">穎芝   |  2020.06.05 07:42   |   </text:span><text:a xlink:type="simple" xlink:href="http://palinfo.habago.org/Entry?Command=Information_PrintForum&amp;iPage=3#FORUM39434"><text:span text:style-name="T2">#</text:span></text:a></text:p>
      <text:p text:style-name="P5"><text:span text:style-name="T6">被「中選會」告的還不止一人⋯<text:line-break/><text:line-break/></text:span><text:a xlink:type="simple" xlink:href="https://www.youtube.com/watch?v=MiEjNFCEMVA"><text:span text:style-name="T7">https://www.youtube.com/watch?v=MiEjNFCEMVA</text:span></text:a><text:span text:style-name="T6"><text:line-break/></text:span><text:a xlink:type="simple" xlink:href="https://www.youtube.com/watch?v=6sSRu0l4M0g"><text:span text:style-name="T7">https://www.youtube.com/watch?v=6sSRu0l4M0g</text:span></text:a><text:span text:style-name="T6"><text:line-break/><text:line-break/></text:span><text:span text:style-name="T8">穎芝   |  2020.06.05 07:22   |   </text:span><text:a xlink:type="simple" xlink:href="http://palinfo.habago.org/Entry?Command=Information_PrintForum&amp;iPage=4#FORUM39433"><text:span text:style-name="T9">#</text:span></text:a></text:p>
      <text:p text:style-name="P5"><text:span text:style-name="T6">一介草民網紅，只是拆穿「霸韓國家隊」的把戲，就要被移送法辦，好一個號稱「言論自由、民主」的國家！<text:line-break/><text:line-break/></text:span><text:a xlink:type="simple" xlink:href="https://www.youtube.com/watch?v=Ss0Y1ayFId4"><text:span text:style-name="T7">https://www.youtube.com/watch?v=Ss0Y1ayFId4</text:span></text:a><text:span text:style-name="T6"><text:line-break/></text:span><text:a xlink:type="simple" xlink:href="https://www.youtube.com/watch?v=CvwMRMLrhnE"><text:span text:style-name="T7">https://www.youtube.com/watch?v=CvwMRMLrhnE</text:span></text:a><text:span text:style-name="T6"><text:line-break/></text:span></text:p>
      <text:p text:style-name="P2"><text:span text:style-name="T1">刘旭   |  2020.06.05 06:35   |   </text:span><text:a xlink:type="simple" xlink:href="http://palinfo.habago.org/Entry?Command=Information_PrintForum&amp;iPage=4#FORUM39432"><text:span text:style-name="T2">#</text:span></text:a></text:p>
      <text:p text:style-name="P3"><text:span text:style-name="T1">陳真先生<text:line-break/>我爸老说我，知道的太少而说的太多，这样就是告诉别人我很蠢。我想我还是默默关注好了，不再说一些愚蠢的话。<text:line-break/>陈真先生，如果要学会思考和发问，那么具体该学习什么？如何学习？有具体的书籍或书单，或课程可供参考吗？ 除了您提到的几本之外。在这里先谢过了。</text:span></text:p>
      <text:p text:style-name="P2"><text:span text:style-name="T1">阿水   |  2020.06.05 02:04   |   </text:span><text:a xlink:type="simple" xlink:href="http://palinfo.habago.org/Entry?Command=Information_PrintForum&amp;iPage=4#FORUM39431"><text:span text:style-name="T2">#</text:span></text:a></text:p>
      <text:p text:style-name="P4"><text:span text:style-name="T1">台灣不良的現狀，光一些清清楚楚的事實就足以證明了，不需要建立在有爭議的事實上，所以我列出如下：<text:line-break/><text:line-break/>一、「在民主自由的臺灣，你在網絡上在私人群組里私自發疫情信息，不管信息真假，將面臨三年牢獄和300萬罰款的處罰，這是臺灣福衛部長陳時中公開說的，而且在疫情開始的一個多月內就抓了一百多個普通老百姓（臺灣官方和媒體通報的）」<text:line-break/><text:line-break/>爭議點：<text:line-break/>不是不管信息真假都有罪，而是信息如果是真的，或關於疫情及防疫措施的討論合理的有所本，沒有胡亂吹虛，那就不違法。這條罪只罰故意犯，不處罰過失，所以如果是合理誤信謠言而散播，沒有謠言或不實訊息的認識或預見，雖然可能被抓，但若是檢察官不能證明是假消息或行為人是故意的，法院還是判無罪。例如：「今年3月，名嘴黃智賢在臉書PO文質疑衛福部長陳時中，因貼文中一句：「台灣的社區感染」，被民眾檢舉散布「台灣有社區感染」的謠言，但新北地檢署認為，黃智賢是因憂心台灣疫情而提出相關質疑，且在她貼文前，社區感染一事已經有媒體報導，貼文內容亦無擴大渲染情形，今處分不起訴。」<text:line-break/>參考法條：<text:line-break/>嚴重特殊傳染性肺炎防治及紓困振興特別條例第十四條：散播有關嚴重特殊傳染性肺炎流行疫情之謠言或不實訊息，足生損害於公眾或他人者，處三年以下有期徒刑、拘役或科或併科新臺幣三百萬元以下罰金。<text:line-break/><text:line-break/>二、「只是台灣的言論成了另一種面貌，說些什麼不敬英明偉大政府領導的話，如果是小咖，那大概就是網軍的「舉發」，以及前陣子被廣泛討論的Facebook, Twitter等的censorship。如果是大咖，調查局人員盯上了，刑警就上門了，所以新黨有幾個年輕人就這樣被請去『喝茶』跟『限制出境』。<text:line-break/><text:line-break/>爭議點：<text:line-break/>這應該指的是新黨的王炳忠等人，新黨雖然是小黨，但警察絕對不敢只因言論隨便請去喝茶或限制出境，這會鬧很大；而且限制出境也一定有相當的證據為依據，但還沒有經過法院審理確定之前，還不能說這些人一定有罪。<text:line-break/>對此，台灣媒體的報導：<text:line-break/>「新黨發言人王炳忠、新思維中心主任侯漢廷、宣傳部副主任林明正、王的父親王進步，被控接受中國解放軍旗下兩單位資助在台發展組織，意圖吸收包括現役軍官及學生發展組織，台北地檢署依違反國家安全法罪嫌起訴，由於4人原本的限制出境、出海令期限將屆，台北地院本月24日開庭調查後，今天裁定4人繼續限制出境、出海。」<text:line-break/><text:line-break/>三、「罷韓那些人渣，最近還冒用法務部的logo製作文宣，公然偽造文書，檢調理當提起公訴，繩之以法，所謂法務部居然說可以原諒他們。原來法律也可以私下原諒。」<text:line-break/>爭議點：<text:line-break/>中國時報的報導是「法務部長蔡清祥回說，犯罪與否要看動機，有時候是對法律不了解，以為Logo是公開的，才會這樣做，對於涉及什麼責任，待高雄地檢署調查清楚，法務部再表達意見，「如果能原諒就可以原諒」，且法務部表達立場後，對方已拿掉Logo，站在原諒犯錯的人的立場未嘗不可，並再次強調，要看事情的嚴重性與動機。」但中國時報的標題卻是「罷韓冒用法務部logo可原諒？網：顏色對了就沒關係…」<text:line-break/><text:line-break/>法務部長錯在不應該對個案說三道四，不然因行政統屬的關係，基層檢察官偵辦時可能會仰察上意，這是司法行政首長應有的政治道德，行政慣例上也是如此，他應該只回說「待高雄地檢署調查清楚，法務部再表達意見」。<text:line-break/></text:span></text:p>
      <text:p text:style-name="P2"><text:span text:style-name="T1">陳真   |  2020.06.05 01:36   |   </text:span><text:a xlink:type="simple" xlink:href="http://palinfo.habago.org/Entry?Command=Information_PrintForum&amp;iPage=4#FORUM39430"><text:span text:style-name="T2">#</text:span></text:a></text:p>
      <text:p text:style-name="P3"><text:span text:style-name="T1">言論自由知多少？<text:line-break/><text:line-break/>陳真<text:line-break/><text:line-break/>2020. 06. 05.<text:line-break/><text:line-break/><text:line-break/>幾點回應：<text:line-break/><text:line-break/>一，問一個好問題，比只會「覆誦」各種既有的「問題」或「答案」更重要<text:line-break/><text:line-break/>我有幾次負責甄試住院醫師的機會，我往往不是考他問題，而是要他發問，或是請他說說他心裏對於知識與研究本身或臨床工作等等等，有些什麼樣的困惑。因為我相信，一個人對於人事物的理解能力，並非在於他知道多少，而是在於他對於他所知道的東西究竟如何評價。<text:line-break/><text:line-break/>二，何謂「例子」(case) ？<text:line-break/><text:line-break/>在劍橋第一年，因為過去並沒有哲學背景，因此，我是以醫學系訪問學者的身份先念了一年的哲學轉換課程 (conversion course)。那一年，對我幫助最大。我甚至覺得，在那之後，就沒什麼進步了；我能做到的東西，似乎已經到達個人極限。剩下那九年，其實只是在同樣的「理性容量」上增添一些知識「內容物」而已。<text:line-break/><text:line-break/>我對小孩的智能教育也是這麼看待。很多家長急著讓小孩學很多知識，但我覺得與其忙著把東西倒進他的大腦裏，不如讓大腦本身發展出應有的「理性能力」與「智慧空間」，簡單說就是把容器做大，再來填入知識內容也不遲。<text:line-break/><text:line-break/>回台後，我曾試圖用上述第一年的課程方法，教導台大的一些住院醫師，可惜成效不彰，半途而廢，畢竟專科醫師考試不會考這個，學習意願低落。<text:line-break/><text:line-break/>如果有一個好的環境，不拘小學、中學、大學或研究所，我其實很樂意不藏私地把這套方法教給任何一個人，不管是大人或三歲小孩也許都能受用。不過，前提是當事人得「願意」 把他的腦子拿出來使用才行。<text:line-break/><text:line-break/>關於這段學習經歷，寫過很多次，我就不多說了。我記得，那一年的指導教授經常要我「忘記康德，忘記維根斯坦，忘記羅素...忘記所有哲學家」，為什麼呢？因為，他說：「重要的是你怎麼想，而不是維根斯坦怎麼想，康德怎麼想。我對他們怎麼想不感興趣，我只是想要知道你怎麼想事情。」<text:line-break/><text:line-break/>老師不但要我忘記哲學，甚至要我「遠離哲學圖書館」。他說：「我是要教你怎麼思考，不是要教你哲學。當你懂得怎麼思考，哲學就根本不是問題了。」<text:line-break/><text:line-break/>那一年，我每星期必須以論文形式寫一篇一千字的小文章，然後當眾陳述，回應老師和同學們的批判與質疑。每星期我會拿到一個題目，然後必須在六天內完成一篇小文章。那些題目，全是有點稀奇古怪，不過非常有趣就是，比方說「有沒有『一個人的科學』(a science of an individual)？」，「有無可能給心靈 (mind)下一個正面定義(positive definition)？」等等。<text:line-break/><text:line-break/>回答這些問題，當然不是憑空瞎掰，而是在整個課程開始之前，老師就會給你一份書單，裏頭有幾十本書，你得先把這些書讀過才行。比方說底下這幾本，不難，但很有啟發性：<text:line-break/><text:line-break/>《Categories and Concepts》：</text:span><text:a xlink:type="simple" xlink:href="https://amzn.to/371ywSO"><text:span text:style-name="T4">https://amzn.to/371ywSO</text:span></text:a><text:span text:style-name="T1"><text:line-break/><text:line-break/>《Naturalizing Epistemology》：</text:span><text:a xlink:type="simple" xlink:href="https://amzn.to/2Bsoj61"><text:span text:style-name="T4">https://amzn.to/2Bsoj61</text:span></text:a><text:span text:style-name="T1"><text:line-break/><text:line-break/>《What is a case?》：</text:span><text:a xlink:type="simple" xlink:href="https://stanford.io/2U9OiG0"><text:span text:style-name="T4">https://stanford.io/2U9OiG0</text:span></text:a><text:span text:style-name="T1"><text:line-break/><text:line-break/>這段算是題外話，跟現在的討論無關。不過，我之所以想起這些事是因為，我發現劉同學的思考方式似乎有個習慣就是：先有答案與立場，然後隨便找來一個東西，就說這是該立場的證據。不客氣地說，我真覺得很離譜。因為，如果要那樣胡亂推論，那我們幾乎可以論證任何一種主張或立場，反正瞎掰一通就是。<text:line-break/><text:line-break/>比方說，劉同學說起某種聽起來好像是「反實在論」(anti-realism) 又有點像是「後現代主義」的說法，但他卻胡扯說這是亞里斯多德說的，然後跳躍到結論是：西方人就是玩這一套詭辯術云云。亂湊一通，真的很離譜，概念任意飛躍，任意張冠李戴，台語有句俗話說「看到影子，就生了個兒子」，意思就是這樣，隨便看到一點什麼，馬上就能做出無限宏大的結論。這樣子的話，別人其實很無言。<text:line-break/><text:line-break/>三，「言論自由」的咒語<text:line-break/><text:line-break/>至於什麼「言論自由」的，其實就跟什麼「民主自由」一樣，像一種咒語，人們往往脫口而出，不知所云；所提問題，往往乏味蒼白至極，連「第一課」都談不上，只能算是幼兒園等級。這些無聊之問，回答過千萬遍；要再講一遍，實在很無奈。巴勒網這麼多資料，各位同學是都沒在看嗎？凡事不妨多看多想，再做論斷也不遲。光是說出一己之見是沒有多大意義的，總得說出一番道理來。<text:line-break/><text:line-break/>四，中國管控言論之程度，遠遠遠遠遠遠輸給西方與台灣<text:line-break/><text:line-break/>中國只是管控局部言論，管控特定說法，西方則是管控全世界的整個言論機器，滴水不漏。隨便透過一個演算法，你所看到的「世界」就馬上調整了，消毒了，變調了，但你卻根本不知道你損失了什麼，你更難以察覺你的認知世界早已被「程式設定」了。<text:line-break/><text:line-break/>太複雜的作法我就不說了，光說「消音」這回事，比方說有關阿桑吉的資訊，有關 WSWS 的資料或 RT 的報導，乃至巴勒網，同樣都遭到全面「消毒」或「消音」 ，從言論市場消失。你愛講就去講，麥克風插頭早已拔掉，你只能講給自己聽。<text:line-break/><text:line-break/>別說美國之管控世界，就連人渣黨之管控台灣言論都遠遠遠遠遠超過大陸，不但管控，而且全面性地、全天候地餵養假新聞，除了造謠抹黑，就是造謠抹黑，要不就是讓你「低能化」，餵養一些毫無意義的無聊八卦，比方說哪兒有正妹爆奶、爆紅、爆漿等等，每天就是餵你這些假東西、爛東西，幾乎沒有一句真話，沒有一句有意義的報導。你說這個叫做言論自由？除非腦殘到無可救藥，哪個腦子正常的人會說這個叫做擁有言論自由的社會？<text:line-break/><text:line-break/>除了永無止盡的全面造謠抹黑扭曲渲染，另一方面則刻意無限吹捧、抬舉各種迎合當道的一些低能人渣與走狗文人之言論，他們稍微放個屁，媒體馬上就大篇幅報導，抬舉為意見領袖。<text:line-break/><text:line-break/>我光是過去二十年就寫了不下一千萬字，主流媒體有沒有過一字的報導？幾乎是零。Noam Chomsky 也一樣，哪個西方主流媒體會報導他的言論？幾乎是零。麥克風整個把你關掉，你只能講給自己聽，講給三、五好友聽。這是因為我或Chomsky 或 WSWS 的言論水品很差嗎？阿桑吉被消音，是因為他的想法作法及遭遇對世人不重要嗎？<text:line-break/><text:line-break/>不光消音，只要對綠色略有不敬，在台灣更會有永無止盡、外人無法想像與忍受的懲罰與報復。<text:line-break/><text:line-break/>在過去蔣家年代，報復與懲罰之舉比較莊嚴，講究一種「積分制」，而且是由國家機器按照一定的程序出面執行懲罰。所謂「積分制」是說，國家不會因為你講了什麼不合黨的胃口的話，就馬上懲罰你，而是會給你「記點」，就像超商集點換獎品那樣，然後持續觀察你的作為，等到哪一天積分夠了，國家機器就會動起來，對你執行各種懲罰機制，一次性跟你算總帳。我的積分累積得很快，加入黨外短短七、八年，就達到叛亂等級了，只差一點點就進了黑牢。<text:line-break/><text:line-break/>但是，過去二十年來，懲罰方式卻變得極端猥瑣下流而缺乏嚴肅意義。簡單說就是：國家機器隱身幕後，由網軍及爪牙和任何一個「忠黨愛國」人士，隨便一個阿貓阿狗 (或是由權勢者親自匿名，化身阿貓阿狗)，只要他高興，不需要等候積分足夠，隨時隨地都可以透過鍵盤，透過耳語，透過各種齷齪不堪的手段，例如冒用你的名字進行各種卑劣作為，或是騷擾你的系所及醫院，散播各種惡毒謠言，對你直接進行懲罰，進行人格毀滅，讓你百口莫辯，把你妖魔化、爭議化，或是用一切無恥手段阻撓你的工作與前途等等等。<text:line-break/><text:line-break/>更惡劣的是，經常性地擴大攻擊範圍到你的家人身上，以你的家人為人質，做為一種報復與懲罰的對象；種種齷齪行徑，差不多可以寫成一本書，完全就是不擇手段，而這就是這個所謂熱愛「言論自由」的人渣黨將近三十年來的基本黨性與作風。你說這個叫做言論自由？<text:line-break/><text:line-break/>我能理解一些人 (例如那位被人渣黨之謝長廷網軍攻擊的台灣駐日外交官) 為何會不堪羞辱毀謗而自殺，因為那樣一種全面性的毀滅性攻擊，根本不是一般人所能承受。<text:line-break/><text:line-break/>如果說你不曾經歷這些事，那是因為你的言論還不夠真實，缺乏實質意義或殺傷力。<text:line-break/><text:line-break/>簡單說，懲罰機制無所不在，中國並沒有比較特別，反而相較之下更為疏漏寬鬆許多，不像西方與台灣之滴水不漏。你看，光是在台灣，幾個人敢公開坦蕩蕩地講一句對綠色不敬的話？稍有不敬，馬上就可能遭到懲罰。<text:line-break/><text:line-break/>比方說，許多人只是批評人渣黨在所謂「友邦」撒錢，進行金錢外交，警察就來抓人了，說你造謠，說你「影響民心與破壞社會秩序」，說你應該說「借錢」給「友邦」，不是「撒錢」。可是，他媽的這兩者有字義上的實質差別嗎？再說，那些所謂「金援」，往往都是拿給一些貪婪無度的國外人渣政客，日後拿得回來嗎？幾乎不可能。如果這樣就要抓人論罪，那麼，人渣黨及其文人走狗與御用媒體們，每天無時無刻造謠抹黑，豈不是應該統統槍斃？<text:line-break/><text:line-break/>結論是：中國只是管控極其有限的局部特定言論，根本微不足道，但是，西方世界卻掌握整個世界的「麥克風」，完全一手遮天，滴水不漏，由屈指可數的極少數人和情治單位來決定主流言論內容。台灣的媒體與高等教育，一樣也是由 CIA一手操控。<text:line-break/><text:line-break/>而且，根據史諾登和阿桑吉所揭露的無數訊息，美國管控世界管控到這樣一種地步：你平常跟誰講電話講了些什麼，你的EMAIL或LINE寫了些什麼，你每天去過哪些地方，所有這一切資料都直通CIA；然後甚至會在世界各地針對異己，公然進行完全不受控制的狙殺任務或暗殺行動，殺害成千上萬條人命。中國會這樣嗎？中國的那麼一點笑死人的管控言論能力及懲罰方式，能夠跟西方之管控與制裁相提並論嗎？<text:line-break/><text:line-break/>五，中西媒體言論品質大不同<text:line-break/><text:line-break/>中西方對於言論的處理方式有一個很大的根本差別就是：中國媒體詳實可信，專業且客觀，但西方媒體卻充滿偏見，擅於扭曲渲染，甚至造謠。至於台灣媒體，那就根本不用提了，那純粹就是一堆有毒的垃圾。<text:line-break/><text:line-break/>六，中國應該加強言論控制與掌握世界媒體話語權<text:line-break/><text:line-break/>就如 Andre Vltchek 所強烈主張，中國應該加強言論管控，加強管理敵對勢力之無孔不入的滲透，加強管理那些掛羊頭賣狗肉的各種所謂 NGO，怎麼會是還要放鬆呢？是不要命了嗎？中國之所以今天還能大致安然無恙地存活在地球上，那是因為在管控風險這方面做得勉強還可以，不過，仍然有很大的加強空間。<text:line-break/><text:line-break/>你要知道，現在就是戰爭狀態，只差還沒發射飛彈而已。戰爭就是這麼一回事。特別是過去差不多十年來，美國及西方幾乎是火力全開，發瘋似地猛烈攻擊中國，對中國展開赤裸裸的宣傳戰，透過浪潮一般的無數假新聞，造謠抹黑，全面妖魔化，哪有人會蠢到反而自己還門戶大開，開門揖盜？那不是瘋了嗎？<text:line-break/><text:line-break/>西方國家自己怎麼不開放其所謂言論自由？為何不讓中國媒體也去西方自由言論一番？反而是徹徹底底的全面禁止？西方國家為何不學習中國那樣自由開放，近乎完全不設防，讓CIA全面掌控港台的幾乎所有媒體與教育？西方應該也要讓中國的情治單位去控制西方所有的媒體與教育才對啊，讓中國在美國與西方每天散播仇視西方人、妖魔化西方人的思想與言論及教材才對啊。西方人卻完全不是這樣自由開放，而是用盡一切手段，徹底禁止中國的一切聲音進入西方世界。<text:line-break/><text:line-break/>七，言論自由是一種手段不是目的<text:line-break/><text:line-break/>每次聽到人家鼓吹什麼言論自由，我就會不自主地想看看他長什麼樣子，我想知道腦殘的長相是否具有某種特徵性。前些天，有人拿一張照片給我看，是個研討會，問我照片中哪一個是腦殘。我一秒鐘就辨識出來，非常厲害。照片中那些人我完全不認識，但我能感受到腦殘有一種特殊的愚蠢氣質與相貌神情。題外話。<text:line-break/><text:line-break/>回歸正題。「爭取言論自由」是很空洞很腦殘的一句話，因為言論之自由「程度」的行使，乃是一種手段，而非目的本身。天底下沒有人會去爭取某種手段，人們只會爭取各種目的，而不是爭取手段。這樣大家聽得懂嗎？就如同我不會爭取「爬很高的自由」一樣。爬很高是多高？是要爬去哪？是要做什麼？我也不會去爭取「過馬路的自由」，過馬路哪一點不自由？有紅綠燈，有禁止線，有各種規則與罰則，就是妨礙了你過馬路的自由嗎？這樣講不是很腦殘嗎？我意思是說，你應該表明，你究竟是想要爭取一種「什麼樣的」言論自由？在「何種意義」下的言論自由？<text:line-break/><text:line-break/>言論自由不是一種目標，它甚至連做為一種手段的「正面」(positive) 意義都極不明確，甚至可以說不存在。你只能從它的「反面」(negative) 意義去思考它的存在價值，也就是說，究竟我們應該管控言論到何種程度，方才是最有利的？<text:line-break/><text:line-break/>這裏有三個重點，一是「反面意義」，二是「程度之分」(matter of degree)，也就是說，言論自由不是有或沒有，而是一種matter of degree。第三更重要，亦即它之管理與控制究竟是想要達成何種目的？究竟這麼做是為了保護誰的普遍利益？在中國，毫無疑問是為了保護絕大多數人的利益與基本生存，使之免於被侵略、被毀滅，使之免於來自敵人無孔不入之無數假新聞與假消息的攻擊及製造混亂與衝突。<text:line-break/><text:line-break/>但是，美國之全盤控制世界媒體與言論，卻不是基於利他原則，不是基於保護絕大多數人的安全，而是為了保護極少數、幾乎是屈指可數的極少數人之既得利益，甚且長年拿來做為一種侵略工具，妖魔化異己，進行宣傳戰。<text:line-break/><text:line-break/>就如同「投票」也經常被拿來做為一種政治鬥爭的工具，總是講得好像每個人都能夠投票是多麼神聖偉大的民主似的，實在是腦殘到爆。「投票」 只是一種手段，它怎麼會是目的本身？「投票」如果那麼神聖那麼棒，為何不全部學生投票選校長？而且學生也應該要有參選校長的神聖權利才對。「投票」如果那麼神聖那麼棒，為何不讓所有股東票選每一家公司的董事長，而且每個股東也都應該要有參選董事長的神聖權利才對。台大、高醫、鴻海、台積電或中華電信等等等，如果願意實施民主，我願意出來參選董事長或校長。<text:line-break/><text:line-break/>此事之荒唐，會很難理解嗎？什麼狀況下應該採取什麼樣的手段，那才是討論事情應有的方式。手段就是手段，手段不會變成目的本身。<text:line-break/><text:line-break/>八，美國及西方以「言論」做為一種侵略工具<text:line-break/><text:line-break/>我常舉個例，在美國入侵伊拉克的前半年，全美國根本沒有幾個人知道海珊是誰，只有百分之二或三的人認為伊拉克對美國是一種安全威脅。但是，為了發動侵略戰爭，主流媒體卻撒了將近一千個謊言，每天不斷抹黑當時其實正逐漸穩定發展、一片欣欣向榮的伊拉克。結果，不到幾個月的時間，認為伊拉克是世界安全威脅的美國人，遽增到將近八成，支持並讚賞布希之侵略戰爭。由此你就能知道宣傳戰做為一種戰爭工具的威力。<text:line-break/><text:line-break/>還有個更具有個人意義的例子，那就是我大約在1998-1999年來到英國後開始使用email，有一長段時間，經常收到一些email，邀請我簽名連署，說要反對阿富汗之迫害女權。我很納悶，為何這事情突然在西方世界變成一項熱門話題？為何所謂國際人權組織突然開始關注阿富汗的女權？女性地位的問題，在中東世界不是由來已久的事嗎？為何突然變得如此熱門？<text:line-break/><text:line-break/>我那時候還不懂美國之恐怖，還很單純，真是百思不解。我還特地寫信問一位從事國際人權工作的好朋友，問他這是什麼回事？他沒直接回答。因為我想連他也不知道為何主流媒體突然關心阿富汗的女權問題。<text:line-break/><text:line-break/>兩年後我就懂了，原來是美國準備入侵阿富汗，推翻神學士政權。而當時的阿富汗，在神學士政權的執政下，社會秩序相對安全與穩定，但美國與西方世界卻把他們說成無惡不作的妖魔鬼怪，就如同稍早前之妖魔化塞爾維亞人進而對之發動一系列侵略戰爭一樣，製造上百萬條人命的傷亡，摧毀整個南斯拉夫。<text:line-break/><text:line-break/>阿富汗更是如此，美國入侵後，百萬人民的傷亡與饑饉這不用說了，就連社會安全秩序都整個崩盤。被美國「民主輸入」後的阿富汗，就像人間煉獄，完全就是土匪打家劫舍那樣一種場景，到處姦殺擄掠，無惡不作。至於侵略之前美國口口聲聲說要捍衛的女權，更是鬼扯蛋，連基本生命權都不保了還女權。<text:line-break/><text:line-break/>不管是阿富汗神學士政權或是伊拉克海珊，當他們開始企圖排除外患擺脫殖民，整個社會逐步走向繁榮之際，馬上被美國以所謂「自由與人權」之名侵略毀滅；所謂「民主輸出」，意味著人間煉獄般的暴亂、饑荒以及數百萬男女老幼的死亡，其中尤以最為脆弱的兒童傷亡最重。  <text:line-break/><text:line-break/>類似這樣血淋淋的例子，我可以舉出一百個侵略實例，在在告訴我們西方世界是如何操弄媒體，控制言論，製造所謂「輿論」。現在，箭頭終於直接指向中國，短短不到一年，中國被抹黑得像是什麼全人類的公敵禍害似的。以美國或一些歐洲國家例如英國為例，大約有六、七成的西方人討厭中國，各種種族攻擊事件更是以倍數不斷飆漲。<text:line-break/><text:line-break/>面對這樣一種刻意操作的宣傳戰，中國不想辦法謹慎應對，難道還要把已經所剩無幾的「真實言論空間」也要開門揖盜，拱手讓人，任其造謠生事，胡作非為？<text:line-break/><text:line-break/>我喜歡文學藝術，喜歡哲學，特別喜歡讀書做研究，喜歡那種皓首窮經專注一生與世無爭的一人事業。因此，若非父親重病因素，原本想要留在英國，不回台灣了，就是看重劍橋那樣一種生活環境，乾淨無車的鄉間小路，花花草草，到處有禽鳥野鴨的河流，以及一座圖書館寶藏。<text:line-break/><text:line-break/>但我現在想，我若留在英國，那我是不是每天出門都得擔心自己及家人、小孩會遭遇何種對待？是不是得一直隨時在心裏想著：眼前或四周的西方人，究竟哪些人是屬於那七成的仇中人士？哪些人是屬於另外三成的不反中人士？我該如何面對這樣一種完全不確定性的人際環境？既然周遭有七成的人對我是厭惡的，那我該對所有人微笑嗎？我該隨時對人心存提防戒備嗎？題外話。<text:line-break/><text:line-break/>九，言論管控就像一種白血球<text:line-break/><text:line-break/>言論管控就像一種白血球  ，要有殺菌功能，否則穩死無疑。中國的「白血球」不是太多，而是太少。<text:line-break/><text:line-break/>號稱走遍天下，其實我連香港至今都沒去過，「惟二」兩次也只是機場過境。但是，頭一次過境香港就讓我嚇一大跳，我在機場的書局，居然看到一些書，純粹就是類似像 CIA之「大紀元日報」那樣一種水平的書，旨在妖魔化習近平與胡錦濤等領導人，妖魔化中國，或是鼓吹藏獨。我當時心裏想，「天啊，中國也未免太自由了吧？」我一直不敢相信我所看到的，感覺很不可思議，當下心裏想：中國是存心不要香港了嗎？這樣不會出事嗎？<text:line-break/><text:line-break/>白血球太多，叫做血癌，但若太少，百毒馬上入侵，死得更快。最好的作法是審度時勢，合理管控。更重要的是，管控的目的是為了保障所有人的福祉與安全及生存環境的穩定發展。中國在這方面做得太鬆，而非太緊。<text:line-break/><text:line-break/>十，所謂「民主自由與人權」是一種仇中反華的鬥爭工具<text:line-break/><text:line-break/>地方上一些拆遷問題，居然能無限上綱到「必須消滅共產黨」，那不是存心胡扯嗎？反拆遷是假，藉機煽動製造動亂醜化中國才是目的。這類手法在台灣太多太多了。<text:line-break/><text:line-break/>比方說什麼大腸花，表面上說什麼「反黑箱」，什麼程序正義多麼民主神聖云云，然後就說應該要消滅國民黨政府，消滅支那賤畜，才能保護台灣。這真的是有夠無恥。服貿案恐怕是台灣立法院有史以來最透明、審查最仔細的一個案子，跟什麼「黑箱作業」完全扯不上關係，居然卻能講得正義凜然，說什麼民主不能遭受侵害，否則台灣就要完蛋，就會被中國奴役，然後一大堆腦殘就真的跳出來「救台灣」。<text:line-break/><text:line-break/>這些仇中反華戲碼，全非偶然，也不是人渣黨主導，而是CIA一手策畫。<text:line-break/><text:line-break/>十一，其它<text:line-break/><text:line-break/>所謂大陸實施「三步一崗，五步一哨」的言論監控，對黨稍有不敬就抓人，這絕非事實。</text:span></text:p>
      <text:p text:style-name="P2"><text:span text:style-name="T1">傅怡鈞   |  2020.06.05 01:03   |   </text:span><text:a xlink:type="simple" xlink:href="http://palinfo.habago.org/Entry?Command=Information_PrintForum&amp;iPage=4#FORUM39428"><text:span text:style-name="T2">#</text:span></text:a></text:p>
      <text:p text:style-name="P4"><text:span text:style-name="T1">刘旭，你寫到「我说李文亮的事情，重点在他是在私人群里面说的，而被请去喝茶，这说明。个人私下聊天的事情，是受到政府监控的。而且政府是可以随时查阅的。」<text:line-break/><text:line-break/>基本上你搞錯了，李醫師是在私群裡說的沒錯，但卻是私群的人將其散播出去，因此才會被請去喝茶開訓誡的<text:line-break/><text:line-break/>私下聊天，卻被公然散播，所以問題是什麼?</text:span></text:p>
      <text:p text:style-name="P2"><text:span text:style-name="T1">洋洋   |  2020.06.04 22:27   |   </text:span><text:a xlink:type="simple" xlink:href="http://palinfo.habago.org/Entry?Command=Information_PrintForum&amp;iPage=1#FORUM39427"><text:span text:style-name="T2">#</text:span></text:a></text:p>
      <text:p text:style-name="P4"><text:span text:style-name="T1">我說錯了，觀察者網上有關天津港爆炸案專頁追蹤報導，裡面有12頁共226條新聞。<text:line-break/>以下是第一頁的標題<text:line-break/><text:line-break/>天津消防烈士母亲产下龙凤胎：最忧心负担不起<text:line-break/><text:line-break/>战士天津大爆炸牺牲两年后，母亲诞下龙凤胎<text:line-break/><text:line-break/>天津港爆炸事故保险已赔付81亿<text:line-break/><text:line-break/>天津港一堆放万吨废纸货场发生大火 持续8小时<text:line-break/><text:line-break/>天津港爆炸案一审宣判 瑞海董事长被判死缓<text:line-break/><text:line-break/>习近平签命令 救援天津爆炸的防化团记一等功<text:line-break/><text:line-break/>天津市长黄兴国到天津港检查安全生产工作<text:line-break/><text:line-break/>为“找回”牺牲的儿子 43岁母亲产下男婴<text:line-break/><text:line-break/>天津港董事长张丽丽被撤销党内职务<text:line-break/><text:line-break/>天津爆炸案致苏黎世保险巨亏 CEO自</text:span><text:span text:style-name="T5">杀</text:span><text:span text:style-name="T1"><text:line-break/><text:line-break/>天津港爆炸质损车入市：切诺基5折出售 1天卖400台<text:line-break/><text:line-break/>天津滨海重化工项目启动搬迁天津爆炸报告建议处分5名省部级官员<text:line-break/><text:line-break/>天津爆炸调查报告：硝化棉高温自燃引发事故<text:line-break/><text:line-break/>利用天津爆炸事故骗捐 女子被判三年<text:line-break/><text:line-break/>2015，中国十大最美背影<text:line-break/><text:line-break/>一部微电影，记录了那个让全中国揪心的真实故事<text:line-break/><text:line-break/>十三五规划起草遇天津爆炸 习近平要求增加安全生产内容<text:line-break/><text:line-break/>天津港总裁终被免 此前已被立案侦查<text:line-break/><text:line-break/>“不管涉及到谁，该撤职的撤职！”<text:line-break/><text:line-break/>天津爆炸消防战士 昏迷一个月苏醒</text:span></text:p>
      <text:p text:style-name="P2"><text:span text:style-name="T1">洋洋   |  2020.06.04 22:07   |   </text:span><text:a xlink:type="simple" xlink:href="http://palinfo.habago.org/Entry?Command=Information_PrintForum&amp;iPage=1#FORUM39426"><text:span text:style-name="T2">#</text:span></text:a></text:p>
      <text:p text:style-name="P3"><text:span text:style-name="T1">刘旭 【比如这两年的，发生的爆炸案，媒体只单方面报道，消防队员如何努力救灾，党的官员如何英明领导，而问题为什么会发生，为什么会爆炸，哪里出现问题，为什么一个单位长期消防设施不过关，还能蒙混过关，是否存在官商勾结，却全然不提。】<text:line-break/><text:line-break/>觀察者網上有關天津港爆炸案，竟然成立專頁追蹤報導，裡面10幾20條新聞。<text:line-break/></text:span><text:a xlink:type="simple" xlink:href="https://www.guancha.cn/TianJinBinHaiXinQuBaoZha?web"><text:span text:style-name="T4">https://www.guancha.cn/TianJinBinHaiXinQuBaoZha?web</text:span></text:a><text:span text:style-name="T1"><text:line-break/><text:line-break/>劉旭，你讀讀法院的宣判，跟你說的不一樣<text:line-break/><text:line-break/>觀察者網<text:line-break/></text:span><text:a xlink:type="simple" xlink:href="https://www.guancha.cn/FaZhi/2016_11_09_380028.shtml"><text:span text:style-name="T4">https://www.guancha.cn/FaZhi/2016_11_09_380028.shtml</text:span></text:a><text:span text:style-name="T1"><text:line-break/><text:line-break/>天津港爆炸案一审宣判 瑞海董事长被判死缓<text:line-break/>2016-11-09 来源：新华网<text:line-break/>关键字: 天津港爆炸案一审宣判瑞海瑞海董事长于学伟死缓<text:line-break/>新华社天津11月9日电（记者李靖 邓中豪 翟永冠）记者从天津市高级人民法院了解到，11月7日至9日，天津港“8·12”特大火灾爆炸事故所涉27件刑事案件一审分别由天津市第二中级人民法院和9家基层法院公开开庭进行了审理，并于9日对上述案件涉及的被告单位及24名直接责任人员和25名相关职务犯罪被告人进行了公开宣判。<text:line-break/><text:line-break/>圖 天津港爆炸现场<text:line-break/><text:line-break/>法院经审理查明，2015年8月12日22时52分许，位于天津市滨海新区天津港的天津东疆保税港区瑞海国际物流有限公司（以下简称瑞海公司）危险品仓库发生火灾爆炸事故，造成165人遇难、8人失踪，798人受伤住院治疗，304幢建筑物、12428辆商品汽车、7533个集装箱受损。截至2015年12月10日，事故造成直接经济损失人民币68.66亿元。<text:line-break/><text:line-break/>法院经审理查明，该起火灾爆炸事故属于特别重大责任事故。瑞海公司严重违反有关法律规定，是造成事故发生的主体责任单位。该公司无视安全生产主体责任，严重违反天津市城市总体规划和滨海新区控制性详细规划，违法建设危险货物堆场，违法经营、违规储存危险货物，安全管理极其混乱，安全隐患长期存在。同时，天津中滨海盛卫生安全评价监测有限公司（以下简称中滨安评公司）作为中介及技术服务机构弄虚作假、违法违规进行安全审查、评价和验收，提供虚假证明文件，使得瑞海公司取得危险品经营资质，并在继续经营过程中造成“8·12”特大火灾爆炸事故的重大人员、财产损失。<text:line-break/><text:line-break/>法院经审理查明，天津交通、港口、海关、安监、规划、海事等单位的相关工作部门及具体工作人员，未认真贯彻落实有关法律法规，违法违规进行行政许可和项目审查，日常监管严重缺失；相关部门负责人和工作人员存在玩忽职守、滥用职权等失职渎职和受贿问题，最终导致了“8·12”特大火灾爆炸事故重大人员及财产损失。被告人瑞海公司董事长于学伟归案后主动供述其为瑞海公司违规办理港口危化品经营资质，多次向时任天津市交通运输和港口管理局副局长李志刚、港口管理处处长冯刚请托，送给李志刚、冯刚财物共计15.75万元。<text:line-break/><text:line-break/>根据各被告人犯罪的事实、性质、情节和造成的社会危害后果以及在共同犯罪中的地位、作用，法院依法作出一审判决。瑞海公司董事长于学伟构成非法储存危险物质罪、非法经营罪、危险物品肇事罪、行贿罪，予以数罪并罚，依法判处死刑缓期二年执行，并处罚金人民币70万元；瑞海公司副董事长董社轩、总经理只峰等5人构成非法储存危险物质罪、非法经营罪、危险物品肇事罪，分别被判处无期徒刑到十五年有期徒刑不等的刑罚；瑞海公司其他7名直接责任人员分别被判处十年到三年有期徒刑不等的刑罚。中滨安评公司犯提供虚假证明文件罪，依法判处罚金25万元：中滨安评公司董事长、总经理赵伯扬等11名直接责任人员分别被判处四年到一年六个月不等的有期徒刑。天津市交通运输委员会主任武岱等25名国家机关工作人员分别被以玩忽职守罪或滥用职权罪判处三年到七年不等的有期徒刑，其中李志刚等8人同时犯受贿罪，予以数罪并罚。<text:line-break/><text:line-break/>在“8·12”特大火灾爆炸事故系列案件审判中，公诉机关指控被告人的犯罪事实清楚，证据确实充分，罪名成立。对辩护人提出的经查属实、于法有据的辩护意见，法庭予以采纳。法庭上，检察机关运用多媒体出示了大量的证据，被告人及其辩护人充分发表了辩护意见。宣判后，各案被告人均表示认罪、悔罪。<text:line-break/></text:span></text:p>
      <text:p text:style-name="P2"><text:span text:style-name="T1">刘旭   |  2020.06.04 21:51   |   </text:span><text:a xlink:type="simple" xlink:href="http://palinfo.habago.org/Entry?Command=Information_PrintForum&amp;iPage=1#FORUM39425"><text:span text:style-name="T2">#</text:span></text:a></text:p>
      <text:p text:style-name="P4"><text:span text:style-name="T1">洋洋<text:line-break/>天津滨海新区 化工厂爆炸。你可以查阅一下当时的新闻报道，</text:span></text:p>
      <text:p text:style-name="P2"><text:span text:style-name="T1">刘旭   |  2020.06.04 21:50   |   </text:span><text:a xlink:type="simple" xlink:href="http://palinfo.habago.org/Entry?Command=Information_PrintForum&amp;iPage=1#FORUM39424"><text:span text:style-name="T2">#</text:span></text:a></text:p>
      <text:p text:style-name="P3"><text:span text:style-name="T1">洋洋<text:line-break/>天津滨海新区 化工厂爆炸。你可以查阅一下当时的新闻报道，</text:span></text:p>
      <text:p text:style-name="P2"><text:span text:style-name="T1">欧阳阳   |  2020.06.04 21:49   |   </text:span><text:a xlink:type="simple" xlink:href="http://palinfo.habago.org/Entry?Command=Information_PrintForum&amp;iPage=1#FORUM39423"><text:span text:style-name="T2">#</text:span></text:a></text:p>
      <text:p text:style-name="P4"><text:span text:style-name="T1">中国目前有那么几类人，<text:line-break/>第一类就是像郭文貴，王丹这种伪君子真小人，扯大皮，与西方反华势力勾结，完全以反中反华为职业，台湾和香港的很多政客也属于此类，以民主自由为皮，专门从事破坏中国的事情。<text:line-break/>这类人基本上属于跳梁小丑，危害性反而没有那么大。<text:line-break/><text:line-break/>第二类就是像是刘晓波那样的，接受一些西方思维的影响，思维偏执，一心想要在中国实现一个他们理想中的社会。<text:line-break/>这类人是中共要防范的重点，也是西方反华势力想要利用的重点对象，这类人最容易在国内发展出大量信徒，控制不好就会出大事情。<text:line-break/><text:line-break/><text:line-break/>第三类就是被西方意识形态影响，口里喜欢喊民主自由人权，但是毕竟以生活为重，也就嘴巴里面喊喊而已，要形成力量，是要看舆论氛围乌合之众的力量。第二类人是第三类人的领导者，第三类人是第二类人的信徒。<text:line-break/>第三类人在当今中国，数量应该还是比较庞大的。<text:line-break/><text:line-break/>第四类人属国家民族意识比较深的，很多也是现实生活的受益者，这类人应该是最多的，特别是留学生群体，比例可能更高，有一句流传的俗语叫“越留学，越爱国”，这也是西方势力最害怕，也是最无可奈何的地方。</text:span></text:p>
      <text:p text:style-name="P2"><text:span text:style-name="T1">刘旭   |  2020.06.04 21:27   |   </text:span><text:a xlink:type="simple" xlink:href="http://palinfo.habago.org/Entry?Command=Information_PrintForum&amp;iPage=1#FORUM39422"><text:span text:style-name="T2">#</text:span></text:a></text:p>
      <text:p text:style-name="P3"><text:span text:style-name="T1">鄭豐遠<text:line-break/>我说李文亮的事情，重点在他是在私人群里面说的，而被请去喝茶，这说明。个人私下聊天的事情，是受到政府监控的。而且政府是可以随时查阅的。</text:span></text:p>
      <text:p text:style-name="P2"><text:span text:style-name="T1">陳默   |  2020.06.04 21:27   |   </text:span><text:a xlink:type="simple" xlink:href="http://palinfo.habago.org/Entry?Command=Information_PrintForum&amp;iPage=1#FORUM39421"><text:span text:style-name="T2">#</text:span></text:a></text:p>
      <text:p text:style-name="P4"><text:span text:style-name="T1">刘旭<text:line-break/>李文亮是體制內的醫生，對還不明確的疫情和政府沒有正式公開時，私自在社交媒體公開，而且稱它為非典，這是否不妥和違規？警方請去喝茶是否不妥，可以討論，但也不至於嚴重到可以被西方拿來大做文章攻擊中國。至少疫情正式發布后大陸民眾可以在網上自由發布信息和討論疫情，只要你不是造謠，沒人會阻止你。反觀在民主自由的臺灣，你在網絡上在私人群組里私自發疫情信息，不管信息真假，將面臨三年牢獄和300萬罰款的處罰，這是臺灣福衛部長陳時中公開說的，而且在疫情開始的一個多月內就抓了一百多個普通老百姓（臺灣官方和媒體通報的），大陸的方方天天寫日記公開發布也沒罰款也沒被關也沒喝咖啡。</text:span></text:p>
      <text:p text:style-name="P2"><text:span text:style-name="T1">洋洋   |  2020.06.04 21:15   |   </text:span><text:a xlink:type="simple" xlink:href="http://palinfo.habago.org/Entry?Command=Information_PrintForum&amp;iPage=1#FORUM39420"><text:span text:style-name="T2">#</text:span></text:a></text:p>
      <text:p text:style-name="P3"><text:span text:style-name="T1">刘旭<text:line-break/>我常看觀察者網、央視及YOUTUBE(比如睡前消息)，以了解大陸的狀況，我覺得他們很專業，大致都能做到真實、客觀、公正、平衡報導。你大概不知道外面媒體是怎樣製作新聞的，我這井蛙看了大陸媒體才知道台灣媒體有多爛，西方媒體的偏見有多嚴重。<text:line-break/>你說爆炸案大陸媒體只會單方面報導云云，是哪件爆炸案如此?有一分證據說一分話，你可以提供新聞連結嗎?我很閒，可以幫忙找觀察網對照看看。至於李文亮醫師。我就ERRR !<text:line-break/></text:span></text:p>
      <text:p text:style-name="P2"><text:span text:style-name="T1">鄭豐遠   |  2020.06.04 20:53   |   </text:span><text:a xlink:type="simple" xlink:href="http://palinfo.habago.org/Entry?Command=Information_PrintForum&amp;iPage=1#FORUM39419"><text:span text:style-name="T2">#</text:span></text:a></text:p>
      <text:p text:style-name="P4"><text:span text:style-name="T1">還是那句話，如果一個人對西方現今針對中國從軍事，金融，貿易，生物，到最無孔不入的網路信息與輿論，以絕對優勢全面進行碾壓並企圖摧毀整個國家和民族時，對中國那一點相對微不足道的反制下，苦苦支撐而造成的社會壓力，要把它說成什麼暴政專制或言論自由的殺手，那你不是真的太傻，就是別有居心。<text:line-break/><text:line-break/>套一句劉旭的邏輯: 要一點說話的分寸，和絕對的言論箝制劃不上等號，不是嗎?<text:line-break/><text:line-break/>Ps1.不知道各位對中國的言論管控是鬆還是嚴，是以什麼標準作為參照? 不會是西方國家吧? 西方國家對人民的監控與思想箝制恐怕是中國的數倍不止。什麼攝像頭收音也要大驚小怪，別說這有點異想天開，就算真的有，這種程度的監控和西方相比，未免也太天真太溫柔了一點。新來巴勒網的人請自行在站內文章和留言版多做點功課，不然你真的會很狀況外。<text:line-break/><text:line-break/>Ps2.李文亮一事之前留言版就討論過了。此事屬於本人在防疫規定上有所疏失，加上新冠爆發初期整個國家對於此重大疾病的本質認知及通報尺度拿捏都處於手忙腳亂的狀態，就算這是地方政府的過度反應，這事本身對於整個疫情而言一點都不值得關注。到底是心智有多單純多好騙才會跟著起舞，拿這事說事?</text:span></text:p>
      <text:p text:style-name="P2"><text:span text:style-name="T1">周舟   |  2020.06.04 20:47   |   </text:span><text:a xlink:type="simple" xlink:href="http://palinfo.habago.org/Entry?Command=Information_PrintForum&amp;iPage=1#FORUM39418"><text:span text:style-name="T2">#</text:span></text:a></text:p>
      <text:p text:style-name="P3"><text:span text:style-name="T1">刘旭，<text:line-break/><text:line-break/>前幾天我有個廣州朋友說，他老家房子被拆了，但他很開心，拆了一賠二，也就是蓋新房會得到原來二倍大的坪数，現在有租金補助讓他們暫時找地方住。可見如何拆遷，大陸各地有不同作法，如前面你回答涓的，那個城中村的拆遷過程粗暴，可能是地方政府作法的問題，應當要找當事人解決。但那位華涌先生卻以此事控訴共產黨，這種藉機放大政治炒作，和我先前提到台灣的文林苑、大埔案和華光的抗議示威，背後動機太像了，我無法不懷疑背後也有反中的勢力在指點。<text:line-break/><text:line-break/>中國弱於西方的話語權，可不是搞些英文媒體就能輕鬆拿到，否則半島電視台不就讓全世界都臣服於中東文化了？西方霸權橫掃全球超過300年，所謂普世價值也是白人說了算，這一世紀來的民主人權自由概念，更是不分膚色，深植人心。中國之前200年的積弱不文明，和70年共產黨當政的結果，在西方人眼中當然是政治不正確。<text:line-break/><text:line-break/>現在中國經濟科技加速趕上西方，從前瞧不上眼的窮小子竟然發達了，開車住房都比我高檔，還成了我的情敵，如何能讓我這原本自傲的貴族公子服氣?當然要想辦法挫他銳氣，讓他在夢中情人面前出醜，我再趁機造謠，打敗情敵 ....如果你是這白手起家的有志青年，要得到佳人青睞，你是該穿著行止都模倣貴公子好呢，還是想辦法突顯自己的優勢，並且找出最能贏得佳人另眼相看的途徑?</text:span></text:p>
      <text:p text:style-name="P2"><text:span text:style-name="T1">刘旭   |  2020.06.04 20:00   |   </text:span><text:a xlink:type="simple" xlink:href="http://palinfo.habago.org/Entry?Command=Information_PrintForum&amp;iPage=1#FORUM39417"><text:span text:style-name="T2">#</text:span></text:a></text:p>
      <text:p text:style-name="P4"><text:span text:style-name="T1">鄭豐遠<text:line-break/>要一点说话的空间，和绝对的言论自由划不上等号，中国早就屏蔽了西方的媒体，多一点舆论空间，是中国境内的媒体可以说一些话，在胡温时代，媒体还能就一些社会问题，提出一些意见和看法，现在在习的领导下，只剩下了歌功颂德和社会主义核心价值观，人民生活幸福，比如这两年的，发生的爆炸案，媒体只单方面报道，消防队员如何努力救灾，党的官员如何英明领导，而问题为什么会发生，为什么会爆炸，哪里出现问题，为什么一个单位长期消防设施不过关，还能蒙混过关，是否存在官商勾结，却全然不提。<text:line-break/>长期在大陆生活的人，都会知道这些年来，对于言论的管制愈加严格，以李文亮为例，他是在自己的私人群组，说了局可能有SARS，就被警察机关请去喝茶，现在中国人的生活，公领域的有人脸识别的无处不在的摄像头，私领域的手机的通讯软体，也随时可以被国家，监听和查看。</text:span></text:p>
      <text:p text:style-name="P2"><text:span text:style-name="T1">欧阳阳   |  2020.06.04 19:09   |   </text:span><text:a xlink:type="simple" xlink:href="http://palinfo.habago.org/Entry?Command=Information_PrintForum&amp;iPage=2#FORUM39416"><text:span text:style-name="T2">#</text:span></text:a></text:p>
      <text:p text:style-name="P4"><text:span text:style-name="T1">許世勤，<text:line-break/>路口號誌上的監視器，一般是用来监控交通违章用的，有些地方也有可能治安管理需要。<text:line-break/>至于什么听到你车里谈话，应该是没有的，据我了解是没有，但是我也不是内部人士，不敢肯定。但是确实没有那个必要！</text:span></text:p>
      <text:p text:style-name="P2"><text:span text:style-name="T1">欧阳阳   |  2020.06.04 19:03   |   </text:span><text:a xlink:type="simple" xlink:href="http://palinfo.habago.org/Entry?Command=Information_PrintForum&amp;iPage=2#FORUM39415"><text:span text:style-name="T2">#</text:span></text:a></text:p>
      <text:p text:style-name="P3"><text:span text:style-name="T1">許世勤，<text:line-break/><text:line-break/>据我的了解，你那位朋友应该是言过其实，一般人私下聊天，没人会管你那么多！<text:line-break/>但是，比较知名的人物，比如前面提到的“華涌”，可能会被重点关注！开始的时候可能会那种“请喝茶”，“讲道理”，但是，次数多了，说服不了，就前面提到了，可能会有行政手段，比如前面提到的“華涌”那种失去工作。<text:line-break/>再进一步，严重一点，像刘晓波那样的，有实际的反政府行动，可能就被抓审判了，像刘晓波老婆那样的，如果没有什么行动一般也不会抓你，但是可能会被重点关注。<text:line-break/><text:line-break/>据我了解的情况，是这样的。</text:span></text:p>
      <text:p text:style-name="P2"><text:span text:style-name="T1">許世勤   |  2020.06.04 17:38   |   </text:span><text:a xlink:type="simple" xlink:href="http://palinfo.habago.org/Entry?Command=Information_PrintForum&amp;iPage=2#FORUM39414"><text:span text:style-name="T2">#</text:span></text:a></text:p>
      <text:p text:style-name="P4"><text:span text:style-name="T1">陳默，<text:line-break/><text:line-break/>那個時候朋友開車載我跟女友從大馬路過去，路口號誌上有監視器，他說那個監視器可以同時監聽到我們車內說的話，如果講些比較敏感的政治話題，可能會被聽到。他說科技進步很好，可是這方面的進步就不必了。<text:line-break/><text:line-break/>我說台灣的路口監視器也很多，可是我不知道有這種科技還可以探聽到我們在車內的談話。當時在朋友的家裡，他太太講一講便開始批評習近平，他便要他太太小心。這個小心只是我在當地，那個時候的見聞，實際上是怎樣我不知道。我畢竟沒在大陸生活過，所以對於這樣的言論監控也只是聽大陸的朋友講，就像我在這裡看到劉旭所說的言論控制。我不知道這樣的言論控制是好或壞，在我的原文裡只是要強調，言論的控制並不是只有大陸才有。</text:span></text:p>
      <text:p text:style-name="P2"><text:span text:style-name="T1">陳默   |  2020.06.04 17:26   |   </text:span><text:a xlink:type="simple" xlink:href="http://palinfo.habago.org/Entry?Command=Information_PrintForum&amp;iPage=2#FORUM39413"><text:span text:style-name="T2">#</text:span></text:a></text:p>
      <text:p text:style-name="P3"><text:span text:style-name="T1">許世勤<text:line-break/>你朋友所謂的在家談論政治會有五步一崗，十步一哨的言論監控這不是事實，也不可能是事實，這是如假包換的臺式謊言。 在大陸你平時發發牢騷，罵罵共產黨甚至習都沒有人會管你有人在乎你，這才是事實。我60出頭了，經常傍晚出去溜達，公園里常常會有一些老頭聚在一起評論天下事，一般老太太們對政治不感興趣，老頭們對政治事時很感興趣，天天在那里指點江山，罵罵這個罵罵那個，罵罵老共罵罵老習都是常事，也很有趣，但誰也沒見警察來管過這種事，五步之外也沒有密探，十步之外也沒有哨所，別說所謂的抓人了。有點智商的想想也不可能，要是人人身邊都密探，中國要多少密探？所謂“罵共產黨就會被警察抓去失蹤”是臺灣人在網络上的常用語，是臺灣媒體編造的謊言。我這一輩子，除了少年時期的文革時期看到和听到因說了一句話就打成反革命被抓被關這種事，改開后再也沒看到過和聽到過身邊有這種事發生。我一個姪子在稅務局工作，我們有時聊天時他告訴我有的納稅人脾氣比較暴，在服務大廳里等的時間長了就發脾氣罵我們稅務人員，大罵共產黨，也從來没看到有警察来抓人，甚至带到警局喝咖啡都轮不上。现在网络用文字骂共产党的多如牛毛，谁见过失踪的？都什麽年代了，不知道你那個所謂的共產黨員朋友何來此言？</text:span></text:p>
      <text:p text:style-name="P2"><text:span text:style-name="T1">鄭豐遠   |  2020.06.04 10:51   |   </text:span><text:a xlink:type="simple" xlink:href="http://palinfo.habago.org/Entry?Command=Information_PrintForum&amp;iPage=2#FORUM39412"><text:span text:style-name="T2">#</text:span></text:a></text:p>
      <text:p text:style-name="P4"><text:span text:style-name="T1">刘旭，<text:line-break/><text:line-break/>你說"整个世界的话语权，被西方媒体垄断，是中国的对外宣传部门，太过垃圾的缘故，俄罗斯有RT，中东有半岛电视台，中国堂堂，第二大经济体，没有一个拿的出手的英文媒体，在国际话语权的争夺上，被西方人吊起来打。但这和中国国内的言论控制有什么关系？"<text:line-break/><text:line-break/>一個人如果是這樣理解話語權，這樣用國內/國外一刀切的方式來理解言論控制，那這種理解會不會太單純了一點? 西方進入工業文明後，靠著堅船利炮和金融大鎚和無處不在的洗腦和謊言，打遍全世界，可以說大人打小孩，一個打十個都不成問題。孩子都還沒長大，當然只能挨打，這時候一個人把這種這種強弱懸殊的原因歸咎於是孩子自己太不爭氣太过垃圾，這會不會有點太那個了一點?<text:line-break/><text:line-break/>至於國內言論控制和國際輿論怎麼會沒有關係呢? 要是沒有網路長城，要是沒有對社交媒體大鱷如 Google 和 Facebook 的封鎖，實在很難想像現今的中國會亂成什麼樣。如同欧阳阳對你的提問，你自己說"大多数人是容易被操控，不理智的”，那你怎麼又同時會認為在如今外敵環伺，國際輿論如此險惡地圍堵中國的同時，國內不該進行言論管控，而該讓人們"自由"地暢所欲言呢?<text:line-break/><text:line-break/>你的許多想法不斷自相矛盾，你沒有發現嗎?</text:span></text:p>
      <text:p text:style-name="P2"><text:span text:style-name="T1">許世勤   |  2020.06.04 09:38   |   </text:span><text:a xlink:type="simple" xlink:href="http://palinfo.habago.org/Entry?Command=Information_PrintForum&amp;iPage=2#FORUM39411"><text:span text:style-name="T2">#</text:span></text:a></text:p>
      <text:p text:style-name="P3"><text:span text:style-name="T1">有次去徐州的時候，當地的朋友提到言論管控的事。那朋友是共產黨員，但他也認為五步一岡、十步一哨的言論監控太過了。一次在他家聊天的時候，他太太談到關於國民黨的事，是比較正面的，但他即時提醒他太太講話不要太激動，怕是小區裡的鄰居聽到了會去舉發。我說，這好像黨國時期的台灣，如果說了一些什麼不敬的話語，鄰居聽到了，警總隔天就會來帶人，然後就「被消失」了。類似的故事聽過很多，一直到開放黨禁報禁，這些情況才逐漸改善。<text:line-break/><text:line-break/>只是台灣的言論成了另一種面貌，說些什麼不敬英明偉大政府領導的話，如果是小咖，那大概就是網軍的「舉發」，以及前陣子被廣泛討論的Facebook, Twitter等的censorship。如果是大咖，調查局人員盯上了，刑警就上門了，所以新黨有幾個年輕人就這樣被請去「喝茶」跟「限制出境」。原來言論管控從來就沒有消失過，它只是換了個面貌。表面上民主多元，但實際上它有一套方式限制你什麼可以說，什麼不可以說。<text:line-break/><text:line-break/>有一次我在家看店的時候，剛好新聞撥放著扁政府海角七億的事。我隨口批評了阿扁幾句，剛好一名顧客是扁迷，他突然發狂似地開始數落我。我本想講道理，但是這些綠營支持者絲毫不講理，愈罵愈難聽，最後我抽出了刀子，他就開溜了。那時我就發現，這些綠色支持者，平時威風八面，但是遇上要拚拳頭的時候，溜得比誰都快。但是之後呢，我家三不五時收到檢舉，警察上了門，說這個地方這樣擺不行，那台冰箱太吵要關掉等等，因此罰單不知道繳了多少。言論管控換了個面貌，但它還存在。<text:line-break/><text:line-break/>言論管控不管用什麼方式，最大的壓迫其實來自於那些「相信政府相信黨」的民眾，他們壓根相信某些言論不能允許，那會造成國家的毀滅、「賣台」，所以對於這些「異己」要徹底打壓，而且打壓時會覺得自己「好正義」「好愛國」。<text:line-break/><text:line-break/>政府存在的目的，或說政治的良窳，應該要以民生結果來做評斷。能否讓百分之九十五的人過上好的生活，出門在外不用擔心被偷、被搶，不用擔心這餐吃完下一餐卻沒有著落，這樣的政治就該給予肯定。最近美國遭到新冠肺炎肆虐，有病人在病死前還要擔心醫藥費由誰來支付，請問這樣的政治成功嗎？川普力推hydroxychloroquine作為COVID-19用藥，這個美國教授直說horribly toxic的藥物，還沒有確認最基本的安全性就施用在病人身上，最後造成無辜病患因藥害死亡。最近一些醫生因著Hippocratic Oath集體撰文，要求全面停止開立hydroxychloroquine作為COVID-19用藥，但有些醫生突然隔天就不用再去醫院上班了。川普口中的game changer，考量的只是藥物通過測試後的龐大商機，民主自由人權至上的美國，真的自由嗎？更不用說他們現在正準備用軍隊鎮壓抗爭的人民。言論管控一直都在，只是方法有千千萬萬種。<text:line-break/></text:span></text:p>
      <text:p text:style-name="P2"><text:span text:style-name="T1">刘旭   |  2020.06.04 08:55   |   </text:span><text:a xlink:type="simple" xlink:href="http://palinfo.habago.org/Entry?Command=Information_PrintForum&amp;iPage=2#FORUM39410"><text:span text:style-name="T2">#</text:span></text:a></text:p>
      <text:p text:style-name="P4"><text:span text:style-name="T1">鄭豐遠<text:line-break/>西方媒体对中国的妖魔化，就和对前苏联的妖魔化，是一样的，因为中国和西方世界的，意识形态和国家形态有根本的不同，而中国的崛起又进一步蚕食了西方的工业品市场，西方媒体对中国抱有</text:span><text:span text:style-name="T5">敌</text:span><text:span text:style-name="T1">意，这是中国人的常识。<text:line-break/>但是我不同意您的第二点，整个世界的话语权，被西方媒体垄断，是中国的对外宣传部门，太过垃圾的缘故，俄罗斯有RT，中东有半岛电视台，中国堂堂，第二大经济体，没有一个拿的出手的英文媒体，在国际话语权的争夺上，被西方人吊起来打。但这和中国国内的言论控制有什么关系？</text:span></text:p>
      <text:p text:style-name="P2"><text:span text:style-name="T1">刘旭   |  2020.06.04 08:41   |   </text:span><text:a xlink:type="simple" xlink:href="http://palinfo.habago.org/Entry?Command=Information_PrintForum&amp;iPage=2#FORUM39409"><text:span text:style-name="T2">#</text:span></text:a></text:p>
      <text:p text:style-name="P3"><text:span text:style-name="T1">鄭豐遠<text:line-break/>西方媒体对中国的妖魔化，就和对前苏联的妖魔化，是一样的，因为中国和西方世界的，意识形态和国家形态有根本的不同，而中国的崛起又进一步蚕食了西方的工业品市场，西方媒体对中国抱有</text:span><text:span text:style-name="T5">敌</text:span><text:span text:style-name="T1">意，这是中国人的常识。<text:line-break/>但是我不同意您的第二点，这不是由于中国言论管控引起的，而是中国的对外宣传部门，太过垃圾的缘故，俄罗斯有RT，中东有半岛电视台，中国堂堂，第二大经济体，没有一个拿的出手的英文媒体，在国际话语权的争夺上，被西方人吊起来打，这和中国国内的言论控制有什么关系？<text:line-break/></text:span></text:p>
      <text:p text:style-name="P2"><text:span text:style-name="T1">鄭豐遠   |  2020.06.04 08:03   |   </text:span><text:a xlink:type="simple" xlink:href="http://palinfo.habago.org/Entry?Command=Information_PrintForum&amp;iPage=2#FORUM39408"><text:span text:style-name="T2">#</text:span></text:a></text:p>
      <text:p text:style-name="P4"><text:span text:style-name="T1">十幾年來，我們常說巴勒網留言版百無禁忌，看你是要談政治人生風花雪月都行，但不管你談什麼，都必須嚴格遵守一個規矩，那就是你的言論不准在個人身上打轉，不准扣帽子，不准以一己臆度對他人指指點點。換句話說，巴勒網其實是沒有什麼言論自由的，因為這樣的一套規矩，基本上已經讓華人世界百分之九十九點九的言論內容都被禁止了。你應該為巴勒網此舉鼓掌，而非叫它放開管控，使所有人都"暢所欲言"，那將是一場災難，不是嗎?<text:line-break/><text:line-break/>當然，一整個國家的言論管控困難多了，言論邊界收緊時一定也會發生各種亂象。但你要是出過國，見過各國媒體 (各國就是西方的意思，這世界的聲音完全被西方壟斷) 是怎麼"自由"地妖魔化中國，見過各色人種因此怎麼"自由"地歧視醜化中國和中國人，你恐怕就會立刻明白一個事實，那就是中國不是管得太嚴，而是管得太少，管得太差了。<text:line-break/><text:line-break/>因為家有家規，我們管不了別人，但至少自己家裡得管好，這樣的道理應該不難懂，但家長本來就是一種吃力不討好的角色，小孩往往只有長大了懂事了，甚至自己也變成家長的那一天，才會明白做家長的難處和苦心。</text:span></text:p>
      <text:p text:style-name="P2"><text:span text:style-name="T1">欧阳阳   |  2020.06.04 07:46   |   </text:span><text:a xlink:type="simple" xlink:href="http://palinfo.habago.org/Entry?Command=Information_PrintForum&amp;iPage=2#FORUM39407"><text:span text:style-name="T2">#</text:span></text:a></text:p>
      <text:p text:style-name="P3"><text:span text:style-name="T1">阿水，<text:line-break/><text:line-break/>再以美国为例，它应该是西方宪政体制一个典型吧？ 它在全世界发动的战争，给世界所作的那些恶，都是通过“民主”授权的，不是吗？<text:line-break/>那它的那定期民主選舉、權力分立、監督、法治、立法原則、政治道德等等也没有发挥应有的作用！归根到底，就是没有解决民主宪政下“多数人的愚蠢”或者“多数人的暴力”问题！</text:span></text:p>
      <text:p text:style-name="P2"><text:span text:style-name="T1">阿水   |  2020.06.04 07:44   |   </text:span><text:a xlink:type="simple" xlink:href="http://palinfo.habago.org/Entry?Command=Information_PrintForum&amp;iPage=2#FORUM39406"><text:span text:style-name="T2">#</text:span></text:a></text:p>
      <text:p text:style-name="P4"><text:span text:style-name="T1">喔，樓下是阿水我本人，GOOGLE會記憶，提供方便選項，不必每次重覆輸入，但沒有防呆。</text:span></text:p>
      <text:p text:style-name="P2"><text:span text:style-name="T1">欧阳阳   |  2020.06.04 07:39   |   </text:span><text:a xlink:type="simple" xlink:href="http://palinfo.habago.org/Entry?Command=Information_PrintForum&amp;iPage=3#FORUM39405"><text:span text:style-name="T2">#</text:span></text:a></text:p>
      <text:p text:style-name="P4"><text:span text:style-name="T1">阿水，<text:line-break/>我前面搜集的些古希腊民主实践过程发生的一些弊端，我想说的是，这些弊端在今天世界各国的民主实践中依然普遍存在，也就是如何解决“多数人的愚蠢”或者“多数人的暴力”问题！ 就比如台湾最近对韩国瑜发动的罢免，这种事情再当初古希腊民主实践中也发生了，不是吗？<text:line-break/><text:line-break/>你说的定期民主選舉、權力分立、監督、法治、立法原則、政治道德等等，这些机制能够良好运作，终究还是要取决于其中的人，依然无法解决“多数人的愚蠢”或者“多数人的暴力”问题！<text:line-break/>就以台湾为例，当前的台湾的立法，監督，定期民主選舉这些，基本上都是服从党意不是嘛？除了一个定期民主選舉，其它方面没有感觉与中国大陆的一党专政有本质区别！<text:line-break/><text:line-break/></text:span></text:p>
      <text:p text:style-name="P2"><text:span text:style-name="T1">SC HOU   |  2020.06.04 07:38   |   </text:span><text:a xlink:type="simple" xlink:href="http://palinfo.habago.org/Entry?Command=Information_PrintForum&amp;iPage=3#FORUM39404"><text:span text:style-name="T2">#</text:span></text:a></text:p>
      <text:p text:style-name="P3"><text:span text:style-name="T1">小魚兄：<text:line-break/><text:line-break/>這有什麼好佩服的呢？如您所說，台灣法律界還是有百分之９以下不親綠呀！法律界所學所知，從「聽其言」來說，親綠很正常；從「觀其行」這面，對綠營就會一直以甘寧為吾師了（「甘寧老師」是台灣髒話，大陸同胞不要學）。<text:line-break/><text:line-break/>我也時常覺得，台灣政界的法律人不應該是這樣子的，明目張瞻違反所學所知，陳真兄點出的是是非非，孰不知同一件事從我們法律專業人士看來，綠營讓人爆氣的點更多！因為以我們對民主自由體制價值的瞭解，違反「政治道德」在民主國家是相當嚴重的事。<text:line-break/></text:span></text:p>
      <text:p text:style-name="P2"><text:span text:style-name="T1">鄭豐遠   |  2020.06.04 07:23   |   </text:span><text:a xlink:type="simple" xlink:href="http://palinfo.habago.org/Entry?Command=Information_PrintForum&amp;iPage=3#FORUM39403"><text:span text:style-name="T2">#</text:span></text:a></text:p>
      <text:p text:style-name="P4"><text:span text:style-name="T1">刘旭好，<text:line-break/><text:line-break/>謝謝你分享對內地的切身觀察，若非這幾天的大量留言，我都不知道原來巴勒網有這麼多內地同胞在關注。我沒在大陸生活過，不便評論事件本身及對一般民眾的影響。俗話說家家有本難念的經，就算是親兄弟，他和老丈人吵架了你恐怕也插不上嘴，箇中感受只有對方自己能懂。但台灣也是一個政治壓迫力量很強的社會，過去是來自國民黨，現今是綠色一言堂，基於一種同理，我多多少少也能理解那樣一種憤怒。<text:line-break/><text:line-break/>憤怒是不是好的我不確定，但憤怒應該指向何方卻很重要，怒火燒向錯誤的方向，往往只會燒出更多不幸。我四十歲出了國，帶著中年人的皺紋和傷痕，學了新的語言，見了幾年世面，這些或多或少改變一些我原本看待世界的方式。我的許多移民朋友來自不同國家，他們也都各自有著類似心路歷程，那就是離鄉背井多年後，看待自己國家的眼光發生了本質上的變化，有些甚至可以用恍然大悟來形容。<text:line-break/><text:line-break/>當我回台灣或大陸時，與自己的親友或一般人交談時，這種感覺更是明顯。不單只是關於政治 (我私下不和人聊政治話題)，而是一整個看待世界，看待東方與西方、國內與國外的方式。比方說台灣很崇洋，有些台灣朋友一提起西方白人往往露出迷濛眼神，推崇備至，但我心裡往往會想"天哪! 西方人怎麼會是你(妳)說的這樣? 這樣想不是腦袋壞了嗎? 你若以後交個西方朋友，肯定有你(妳)苦頭吃的"。<text:line-break/><text:line-break/>回到你說的，你說<text:line-break/><text:line-break/>"我知道那地方有很多违章建筑，造成火灾隐患，这是在政府长期忽视下形成的，外来务工人员的聚集地，然后发生火灾，由于政治压力，必须在短期内拆除，一时间那么多外来务工人员，找不到可以搬迁的地方，不愿意搬迁，而警察上门强拆。你觉得这种野蛮霸道的做法合理吗？ 中国大陆这几十年城市发展，有很多的城中村，都有火灾隐患，但是城中村拆迁前，都会提前很久通知，给在城中村生活的人充分的时间准备，这个事件，是当地政府长期懒政，而发生事故之后，又雷厉风行，不给人一点缓冲的时间。<text:line-break/>而当时报道的人，反对的不是拆迁，而是反对的暴力蛮横的拆迁。而报道的后果，被当地机关政府，以各种手段找麻烦。"<text:line-break/><text:line-break/>顯然你很清楚這主要是當地政府問題，而其他城中村拆遷時就沒有發生這麼嚴重的矛盾。一個中國那麼大，那麼多個地方政府，發生零星的這樣的亂象難道不是很正常的嗎? 我不是說這樣的亂象應該被容許，而是說一個這麼大的國家，不可能每個地方政府都很完美很良善，中央也不可能無時無刻都觸及並照顧每個角落。如你所說"中国大陆这几十年城市发展，有很多的城中村，都有火灾隐患，但是城中村拆迁前，都会提前很久通知，给在城中村生活的人充分的时间准备"，那不就表示其他地方政府還是做得不錯的嗎?<text:line-break/><text:line-break/>這個時候一怒三千里，甚至像那位華涌一樣把整個中國政府和共產黨都恨上了，甚至恨之入骨，非得以反共為一生職志不可，難道你不會覺得很奇怪嗎? 我以前手心上長顆痣，醫生一看說這不太好喔，該處理一下，我聽了心裡非常緊張，那我當時應該請醫生把整隻手或整個上半身切除嗎? 這樣一種義憤不叫義憤，只有憤，沒有義。它也許仍然是出於個人的一種善意，但不管善意多好，仍不能合理化脫序的憤怒和行為。<text:line-break/><text:line-break/>至於地方差異或中央與地方的管理矛盾，過去四十年來，它究竟是每況愈下，還是年年在改善，造福整體民眾的生活水平? 答案難道不是很明顯嗎? 最重要的是，中國現在之所以承受這些問題，如果真該有個終極怪罪方向，你的怒火該指向何方? 世界不是只有中國，還有其他五十幾億人，兩百多個國家生活在這個地球上，許多國家在或遠或近的歷史上都影響了中國，甚至大大造就了中國現今的處境。只聚精會神盯著一個中國共產黨來判斷事非對錯，這樣的思維視角不會顯得有些奇怪嗎?<text:line-break/><text:line-break/>我無意說服誰，因為我知道每個人都有自己一套看待世界的方式，而且很難改變，除非一個人自己願意改變。但世上不過一個理字，很多時候想清楚一件事畢竟比發洩情緒更重要。<text:line-break/><text:line-break/>至於什麼言論自由開倒車也是一樣，純屬鬼扯蛋。言論最重要的是邊界，而不是自由，自由只有在某個邊界之內才具有意義。藝術和音樂夠自由吧? 但你能在畫框之外畫畫，在 88 個琴鍵之外彈奏嗎? 中國的問題不是言論管控太緊，而是言論管控太鬆了。</text:span></text:p>
      <text:p text:style-name="P2"><text:span text:style-name="T1">刘旭   |  2020.06.04 07:16   |   </text:span><text:a xlink:type="simple" xlink:href="http://palinfo.habago.org/Entry?Command=Information_PrintForum&amp;iPage=3#FORUM39402"><text:span text:style-name="T2">#</text:span></text:a></text:p>
      <text:p text:style-name="P3"><text:span text:style-name="T1">蔡亦鸣<text:line-break/>言论管控，最可笑的是。共青团中央，发的社论文章，都会因为政治敏感，而被网站自动删除。我最气的是，锵锵三人行被停播，我打小开始看，看了十几年，这个节目已经如此小心翼翼的说话了，党还是容不下他。习上台之后，就搞起了小文革。如果你们有去新疆和西藏就知道了，那里言论更加紧张，去年我在拉萨，报了团去珠峰，在旅游大巴上，司机一开头就和我们说，在大巴车上不要谈论任何政治问题，因为车上有监控和录音，在西藏和新疆，就算是私人的微信，也尽量不能聊政治相关的话题，因为政府会直接监听和监控这些信息。这些信息是我从当地藏民那听来的，在西藏大家都有默契，就算在私下里，对政治问题也绝口不提。因为如果你说了，一些反党反国的话，被知道了会被直接抓走。在西藏几十里路，就设下一个关卡，要下车检查身份证，有的地方还有脸部识别，我最多的一天，被检查了八次身份证，真是1984里面的世界，老大哥在时刻看着我们。</text:span></text:p>
      <text:p text:style-name="P2"><text:span text:style-name="T1">阿水   |  2020.06.04 07:10   |   </text:span><text:a xlink:type="simple" xlink:href="http://palinfo.habago.org/Entry?Command=Information_PrintForum&amp;iPage=3#FORUM39401"><text:span text:style-name="T2">#</text:span></text:a></text:p>
      <text:p text:style-name="P4"><text:span text:style-name="T1">陽陽葛格：<text:line-break/><text:line-break/>我借用「防呆設計」來比喻國家政治體制及其價值得以長久、良好而且沒有偏差運行的相關機制，而西方民主國家這方面的機制有定期民主選舉、權力分立、監督、法治、立法原則、政治道德等等，但我從來沒有說西方的憲政制度比中國還優秀，只是不瞭解中國共產黨這個憲政太上組識，究竟有什麼防呆設計？<text:line-break/><text:line-break/>上面的問題，我還在瞭解中，但您似乎還是繞著西方民主的起源及弊病打轉，我就先把我目前瞭解所得簡略剪貼出來，免得咱倆誤入歧途沒有對焦。<text:line-break/><text:line-break/>果不其然，中共對其在憲政居於首要地位頗具認識，對內防呆設計洋洋灑灑（黨外的防呆還沒瞭解），黨也一再耳提面命，並建立諸多規章制度，以供上行下效，較諸西方政黨規章，猶如小蝦米對上大鯨魚，但這也是應該的。有意思的是，共產黨堅持集體領導，反對個人專斷。<text:line-break/><text:line-break/>中共十九屆四中全會強調「堅持和完善黨和國家監督體系，強化對權力運行的制約和監督」。以全面從嚴治黨為最高指導，完善黨內監督體系，監督全覆蓋。為此頒訂一系列法規制度，包括《中國共產黨章程》《關於新形勢下黨內政治生活的若干准則》《中國共產黨黨內監督條例》《中國共產黨廉潔自律准則》《中國共產黨紀律處分條例》《中國共產黨問責條例》等，進一步形成靠制度管權、管事、管人的長效機制，推動監督制度更加成熟更加定型。<text:line-break/><text:line-break/>還有底下的重要原則：<text:line-break/><text:line-break/>分權制約：權力加以配置並對權力的運行進行有效制約，必須堅持權責法定，健全分事行權、分崗設權、分級授權、定期輪崗制度，明晰權力邊界工作流程，強化權力制約。<text:line-break/><text:line-break/>公開透明：增強公開性、透明度。鑒於此，必須落實黨務等各領域辦事公開制度，積極推進電子政務建設，做到規則公開、程序公開、結果公開，以公開促公正、以透明保廉潔。<text:line-break/><text:line-break/>決策理性民主：要在重大問題的決策程序上，真正做到科學決策、民主決策、依法決策。要推行社會聽証、專家咨詢等制度，增強決策透明度和公眾參與度。<text:line-break/><text:line-break/></text:span></text:p>
      <text:p text:style-name="P2"><text:span text:style-name="T1">蔡亦鸣   |  2020.06.04 06:10   |   </text:span><text:a xlink:type="simple" xlink:href="http://palinfo.habago.org/Entry?Command=Information_PrintForum&amp;iPage=3#FORUM39400"><text:span text:style-name="T2">#</text:span></text:a></text:p>
      <text:p text:style-name="P3"><text:span text:style-name="T1">顺便一提我并不反对刘旭对习上台后言论自由大开倒车的评论，巴勒网多是台湾人，并没有在大陆长久的生活，所以很难了解大陆这一块荒腔走板的程度。<text:line-break/><text:line-break/></text:span><text:a xlink:type="simple" xlink:href="https://bbs.saraba1st.com/2b/thread-1938438-1-1.html"><text:span text:style-name="T4">https://bbs.saraba1st.com/2b/thread-1938438-1-1.html</text:span></text:a><text:span text:style-name="T1"><text:line-break/>这是一个大陆比较古早主要讨论游戏动漫的论坛，服务器在上海，随着成员年纪增大，开始讨论的话题也越来越多，然后论坛管理员就开始处于常年被上海网警请去喝茶的境地，说是太爱讨论了。而这几年爱讨论的边界越来越小，就在最近终于小到都不用CIA编纂就可以出中国笑话的地步，而这已经是一个相对而言比较支持党的论坛了。<text:line-break/><text:line-break/>中国**是中国工人阶级的先锋队，同时是中国人民和中华民族的先锋队，是中国特色社会主义事业的领导**，代表中国先进生产力的发展要求，代表中国先进文化的前进方向，代表中国最广大人民的根本利益。**的最高理想和最终目标是实现**主义。<text:line-break/>中国**以马克思列宁主义、**思想、**理论、“**”重要思想、科学发展观及**新时代中国特色社会主义思想作为自己的行动指南，最终目的是实现**主义的社会制度。中国**领导是中国特色社会主义最本质的特征。<text:line-break/><text:line-break/>**公民有言论、出版、**、结社、**、**的自由<text:line-break/><text:line-break/>言论管控该管，可是管的如此之难看，效果是如此的‘有效’，中宣部又蠢又坏都已经不足以形容了，已经到了让人怀疑</text:span><text:span text:style-name="T5">敌</text:span><text:span text:style-name="T1">在中宣部是不是真的地步了。</text:span></text:p>
      <text:p text:style-name="P2"><text:span text:style-name="T1">蔡亦鸣   |  2020.06.04 05:16   |   </text:span><text:a xlink:type="simple" xlink:href="http://palinfo.habago.org/Entry?Command=Information_PrintForum&amp;iPage=3#FORUM39399"><text:span text:style-name="T2">#</text:span></text:a></text:p>
      <text:p text:style-name="P4"><text:a xlink:type="simple" xlink:href="https://www.tandfonline.com/doi/abs/10.1080/1369118X.2018.1476576"><text:span text:style-name="T4">https://www.tandfonline.com/doi/abs/10.1080/1369118X.2018.1476576</text:span></text:a><text:span text:style-name="T1"><text:line-break/>Chinese computational propaganda: automation, algorithms and the manipulation of information about Chinese politics on Twitter and Weibo<text:line-break/><text:line-break/>这样一篇开弓时目的是为了找中国政府雇佣水军证据，最后射中的靶子却是水军都在反中的论文……国外的脑残们会在乎么，会看这文章的外国人能有1%么，言论自由当然很好，可是得人口中绝大部分是人，而不是脑残，才不会变成梦魇。<text:line-break/><text:line-break/></text:span><text:a xlink:type="simple" xlink:href="https://www.zhihu.com/question/397221243/answer/1247409689"><text:span text:style-name="T4">https://www.zhihu.com/question/397221243/answer/1247409689</text:span></text:a><text:span text:style-name="T1"><text:line-break/>最近在赞比亚有三个中国人被残忍</text:span><text:span text:style-name="T5">杀</text:span><text:span text:style-name="T1">害，而赞比亚人对主流媒体中铺天盖地的反中信息照单全收的脑残更是数不胜数。<text:line-break/><text:line-break/>脑残才是一种普世现象，不因肤色种族国籍而有所不同。<text:line-break/><text:line-break/>脑残不可怕，来到巴勒网后我发现了自己脑残的事实，可怕的是我近乎绝望的发现这病……无药可救，伴随终生。</text:span></text:p>
      <text:p text:style-name="P2"><text:span text:style-name="T1">刘旭   |  2020.06.04 02:21   |   </text:span><text:a xlink:type="simple" xlink:href="http://palinfo.habago.org/Entry?Command=Information_PrintForum&amp;iPage=3#FORUM39398"><text:span text:style-name="T2">#</text:span></text:a></text:p>
      <text:p text:style-name="P3"><text:span text:style-name="T1">涓<text:line-break/>我知道那地方有很多违章建筑，造成火灾隐患，这是在政府长期忽视下形成的，外来务工人员的聚集地，然后发生火灾，由于政治压力，必须在短期内拆除，一时间那么多外来务工人员，找不到可以搬迁的地方，不愿意搬迁，而警察上门强拆。你觉得这种野蛮霸道的做法合理吗？ 中国大陆这几十年城市发展，有很多的城中村，都有火灾隐患，但是城中村拆迁前，都会提前很久通知，给在城中村生活的人充分的时间准备，这个事件，是当地政府长期懒政，而发生事故之后，又雷厉风行，不给人一点缓冲的时间。<text:line-break/>而当时报道的人，反对的不是拆迁，而是反对的暴力蛮横的拆迁。而报道的后果，被当地机关政府，以各种手段找麻烦。</text:span></text:p>
      <text:p text:style-name="P2"><text:span text:style-name="T1">小魚   |  2020.06.04 00:27   |   </text:span><text:a xlink:type="simple" xlink:href="http://palinfo.habago.org/Entry?Command=Information_PrintForum&amp;iPage=3#FORUM39397"><text:span text:style-name="T2">#</text:span></text:a></text:p>
      <text:p text:style-name="P4"><text:span text:style-name="T1">其實我是很佩服阿水律師的，能夠來這裡跟大家討論，因為在台灣法律界，我認為百分之90以上是親綠的，當然醫生會計師聽說也是，雖然我脫離這個界很久，但是我始終知道我無法跟我的同學對談。記得當年某位因為肚子痛要去汽車旅館上廁所的大法官，在上課的時候，突然不說話，問著在台下的我們，『各位，昨天台鐵出軌了，各位知道什麼意思』，我是真的不知道什麼意思，但是他說『這代表台灣有很多第五縱隊』....我只想說，甘寧真是一個偉大的老師！<text:line-break/>有時常覺得，台灣的問題，就是太多法律人在政界了，所以才會有一堆似是而非的概念，曾經有人說，相比對岸都是理工科的在政界...</text:span></text:p>
      <text:p text:style-name="P2"><text:span text:style-name="T1">欧阳阳   |  2020.06.03 21:38   |   </text:span><text:a xlink:type="simple" xlink:href="http://palinfo.habago.org/Entry?Command=Information_PrintForum&amp;iPage=3#FORUM39396"><text:span text:style-name="T2">#</text:span></text:a></text:p>
      <text:p text:style-name="P3"><text:span text:style-name="T1">陳真前辈，<text:line-break/><text:line-break/>前面的两段是自己的一些想法，后面的历史典故是从网上搜集而来，是否完全符合历史事实，目前个人还没法考证。</text:span></text:p>
      <text:p text:style-name="P2"><text:span text:style-name="T1">涓   |  2020.06.03 21:36   |   </text:span><text:a xlink:type="simple" xlink:href="http://palinfo.habago.org/Entry?Command=Information_PrintForum&amp;iPage=3#FORUM39395"><text:span text:style-name="T2">#</text:span></text:a></text:p>
      <text:p text:style-name="P4"><text:span text:style-name="T1">欧阳阳<text:line-break/><text:line-break/>&gt;&gt;刘旭，<text:line-break/>你说的“北京轰轰烈烈的驱除低端人口事件”，据我了解是因为一起火灾事件引发了北京当局治理火灾隐泛，因为对一些中下层的聚居之地造成一定负面影响，但是西方以及某些媒体就把它炒作成“驱除低端人口事件”！北京当然是不可能“驱除低端人口”，这个是用常识可以判断的，北京怎么可能没有“低端人口”？<text:line-break/><text:line-break/>北京当局应对火灾隐泛的政策可能有一些不足，但是如果让人利用此一事件时间放大渲染，做政治炒作，那我也是不赞同的<text:line-break/><text:line-break/><text:line-break/>你說的是對的，我去年到北京旅遊，北京朋友開車載我回旅館途中有經過那塊地區<text:line-break/>他有對有解釋了這件事的來龍去脈<text:line-break/><text:line-break/>我朋友是老北京人<text:line-break/>他說的跟你講的並無太大差異<text:line-break/>他也提到這種火災隱憂本來就該好好處理，不然到時哪天發生大火，眾人又是另番說法罵政府了。<text:line-break/><text:line-break/></text:span></text:p>
      <text:p text:style-name="P2"><text:span text:style-name="T1">陳真   |  2020.06.03 20:57   |   </text:span><text:a xlink:type="simple" xlink:href="http://palinfo.habago.org/Entry?Command=Information_PrintForum&amp;iPage=4#FORUM39394"><text:span text:style-name="T2">#</text:span></text:a></text:p>
      <text:p text:style-name="P4"><text:span text:style-name="T1">幾點回應：<text:line-break/><text:line-break/>一，<text:line-break/><text:line-break/>陳文茜如果講那樣，什麼「玻利維亞總統做得很好，但是因為執政太久所以討人厭就被人民驅逐下台」，那當然就是在鬼扯蛋，怎麼會沒問題？講那樣不是很蠢很外行嗎？這些名嘴，每天胡說八道，信口開河，卻個個成為億萬富翁。<text:line-break/><text:line-break/>只要稍微有點國際常識的人，我想應該都不會從陳文茜那邊學習國際知識才對，那不就越學越倒退嗎？<text:line-break/><text:line-break/>關於美國在玻利維亞發動政變，我有幾篇翻譯文字，請參考：<text:line-break/><text:line-break/></text:span><text:a xlink:type="simple" xlink:href="https://bit.ly/2U6R0fj"><text:span text:style-name="T4">https://bit.ly/2U6R0fj</text:span></text:a><text:span text:style-name="T1"> <text:line-break/><text:line-break/></text:span><text:a xlink:type="simple" xlink:href="https://bit.ly/2BuWIBl"><text:span text:style-name="T4">https://bit.ly/2BuWIBl</text:span></text:a><text:span text:style-name="T1"><text:line-break/><text:line-break/></text:span><text:a xlink:type="simple" xlink:href="https://bit.ly/2XXz73D"><text:span text:style-name="T4">https://bit.ly/2XXz73D</text:span></text:a><text:span text:style-name="T1"><text:line-break/><text:line-break/>二，<text:line-break/><text:line-break/>欧阳阳寫的 (或轉貼的？) 蘇格拉底也是胡扯。蘇格拉底怎麼會「主張民主」？更不可能把所謂民主和「真理」畫等號。這太離譜了。那差不多就等於說「陳真熱愛人渣黨」一樣荒唐。<text:line-break/><text:line-break/>大家寫東西或貼東西請註明清楚，若是轉貼，務必註明轉貼。而且，最好要自己先查證一下內容，畢竟我沒有時間亦無意願去做這類事實審查。<text:line-break/><text:line-break/>三，<text:line-break/><text:line-break/>台灣自我催眠「全世界都在看自己」，「全世界都好佩服自已」，由來已久，從蔣家年代到現在始終都是搞這一套，自欺欺人說台灣或台灣人多麼不同凡響，全世界看到我們都肅然起敬云云。只有極重度腦殘會相信這個。<text:line-break/><text:line-break/>四，<text:line-break/><text:line-break/>學歷不是反映智商，而是反映社經條件。特別是「教改」之後，更是如此。<text:line-break/><text:line-break/>高等教育需要一種門檻，估計智商需要大概一百以上，就足以念台灣或世界上任何一所大學。兩者並非線性關係。<text:line-break/><text:line-break/>高智商者只有極少數，但這不保證他可以有好學歷。<text:line-break/><text:line-break/>十三年前回國後，在台大雲林分院工作，經常聽到院方在講世界排名，有些人講得眉飛色舞，其實台大只是排一百多名，這有什麼值得興奮的嗎？比賽當然是只看前幾名，哪有人考一百多名還很興奮的？<text:line-break/><text:line-break/>我姐嫁到日本四十年，幾個小孩一句中文也不會講。幾年前，聽她講起一件事，覺得很好笑。話說當時日本電視台有個節目，報導了東京大學當年的世界大學排名是十七名，比一百多名的台大厲害吧？<text:line-break/><text:line-break/>但是，報導一出，卻群情嘩然，很多日本人大吃一驚，很詫異：「啥咪！第17名！我還以為東京大學平常那麼跩是因為它是世界第一，原來只是第17名！！」。這意思是說，第17名是在跩個什麼碗糕？<text:line-break/><text:line-break/>智能這東西是這樣：絕大多數人都是泛泛之輩，只有那幾百萬分一的人，也許才來炫耀智能也不遲。至於其他人，其實都差不多。史蒂芬霍金說得對，他說：「我不知道自己的智商多少，我也不知道智商是什麼，只有魯蛇才會在乎這東西。」<text:line-break/><text:line-break/>五，<text:line-break/><text:line-break/>我很認同世勤所說，理想或人格種種，惟有在血肉生活中才有意義。用我的話來說就是：你「怎麼活」才是重點。至於「說」，大家都會「說」，誰不會？人渣黨及其文人走狗們，在「說」這方面，肯定是世界冠軍。</text:span></text:p>
      <text:p text:style-name="P2"><text:span text:style-name="T1">欧阳阳   |  2020.06.03 18:18   |   </text:span><text:a xlink:type="simple" xlink:href="http://palinfo.habago.org/Entry?Command=Information_PrintForum&amp;iPage=4#FORUM39393"><text:span text:style-name="T2">#</text:span></text:a></text:p>
      <text:p text:style-name="P3"><text:span text:style-name="T1">刘旭 ,<text:line-break/><text:line-break/>"上台太久13年人民厌倦了他，所以将他赶下台", 这有什么问题呢？ 你前面自己也说了“大多数人是容易被操控，不理智的”，所以人民会喜新厌旧，这有什么问题吗？</text:span></text:p>
      <text:p text:style-name="P2"><text:span text:style-name="T1">刘旭   |  2020.06.03 17:43   |   </text:span><text:a xlink:type="simple" xlink:href="http://palinfo.habago.org/Entry?Command=Information_PrintForum&amp;iPage=4#FORUM39392"><text:span text:style-name="T2">#</text:span></text:a></text:p>
      <text:p text:style-name="P4"><text:span text:style-name="T1">許世勤<text:line-break/>说到三观确定就无法改变他看待世界的方式，有个例子，前段时间，我看文茜的世界周报，报导了玻利维亚的政变，是这样描述的，莫拉莱斯是玻利维亚的贫民总统，他上台期间，玻利维亚的经济发展较快，一些矿产资源的国有化带来了大量资金，大大改善了玻利维亚贫民和普通民众的生活，但是由于上台太久13年人民厌倦了他，所以将他赶下台。<text:line-break/>注意到里面的逻辑切换没有，一个总统做的很好，唯一的缺点是干太长了，所以人民把他赶下台。但凡有点逻辑和智商的人，也能察觉这种叙述的矛盾和不合理，而文茜的世界周报，号称是台湾，拥有国际视野和相对客观的新闻节目了，只能感叹台湾新闻从业者的素质之低，就算你有固定的政治观点，要论述莫拉莱斯的下台是合理的，那么应该拿出莫拉莱斯下台的合理性的论证，而不是这种明显前后矛盾，逻辑无法自洽的言论。<text:line-break/>还是在台湾人的逻辑里，这种论述是没毛病的，一个总统就算干的再好，只要上台太久，还想继续执政，就是要搞独裁，就要赶他下台？</text:span></text:p>
      <text:p text:style-name="P2"><text:span text:style-name="T1">欧阳阳   |  2020.06.03 17:39   |   </text:span><text:a xlink:type="simple" xlink:href="http://palinfo.habago.org/Entry?Command=Information_PrintForum&amp;iPage=4#FORUM39391"><text:span text:style-name="T2">#</text:span></text:a></text:p>
      <text:p text:style-name="P3"><text:span text:style-name="T1">阿水前面提到的“防呆設計”，在历史上，一个统治阶层犯了错误，往往会被人民以武力推翻的方式来纠错，前面的几千年都是如此，但是千古轮回，一个朝代更替一个朝代，也没有从根本上解决问题！<text:line-break/><text:line-break/>现在，很多国家施行以全民投票的方式来进行政权更替，看上去好像是降低了纠错的代价，但是如果是“人民”本身犯下的错误，要以什么方式来纠错，这是一个问题！也就是如何解决“多数人的愚蠢”或者“多数人的暴力”问题？<text:line-break/><text:line-break/>全民投票制度的始祖可以追溯到古希腊雅典政治家伯里克利，“从规范层面讲，民主是一种值得推崇的理念，正如伯利克里所言，它不仅尊重个体的自由选择，允许多种可能性存在，也给予所有人平等参与政治事务的机会，能满足人们心理上对于程序公平的要求。但是，历史上有诸多思想家——包括柏拉图、美国国父汉密尔顿、托克维尔等——都对民主保持着极为警惕的态度，因为在他们看来，民主实践所依赖的“少数服从多数”原则随时都有令国家陷入“多数人暴政”（tyranny of the majority）的风险。”<text:line-break/><text:line-break/>怀疑论者认为，政治决策是一项专业性颇高的事务，大多数人都只能发表意见却不能形成专业性的知识，允许多数人参与政治事务就是对专业性的否定，民主作为一种以数量代替质量的做法，最终会走向外行领导内行的结果。为了避免这一问题，柏拉图在《理想国》中提出了被后人总结为“专家治国论”的学说，即主张国家应该由具备智识能力、掌握政治技艺的哲学王来管理，因为他能凭借专业知识为国家确立实践的最佳方向。<text:line-break/><text:line-break/><text:line-break/><text:line-break/>伯利克里执政时以民主政治为核心展开建设，使民主制度得到空前的发展，同时带动了国家的经济发展，增强军事实力，使希腊成为海上的霸主。<text:line-break/>但是到了公元前430年雅典突然发生了严重的瘟疫，雅典人心混乱，怨声四起，伯里克利的政</text:span><text:span text:style-name="T5">敌</text:span><text:span text:style-name="T1">趁机活动起来。在伯罗奔尼撒战争爆发前，伯里克利的好友阿纳克萨哥拉斯和菲狄亚斯己先后受到他们的指控而被迫离开雅典。连阿斯帕西亚也遭到了所谓不敬神的控告。他们直接攻击伯里克利，把战争的不幸归咎于他，伯里克利被判罚款。<text:line-break/><text:line-break/>公元前429年，瘟疫便带走了伯里克利的生命，伯里克利本人是一个非常善于运用演说技巧说服民众，同时又具备战略眼光的领导人。他死后，克勒昂上台，他们利用公民大会通过了很多不理智的法律，比如压迫自己的同盟者，比如对失败者进行屠</text:span><text:span text:style-name="T5">杀</text:span><text:span text:style-name="T1">。但公民大会作出最为人诟病的决定，还是针对亚西比德的</text:span><text:span text:style-name="T5">远</text:span><text:span text:style-name="T1">征。<text:line-break/>亚西比德是一个年青政客，他说服雅典人派他带领一支大军</text:span><text:span text:style-name="T5">远</text:span><text:span text:style-name="T1">征西西里，以</text:span><text:span text:style-name="T5">巩</text:span><text:span text:style-name="T1">固雅典同盟的后方。但是在他领军途中，他的政治对手在雅典国内诬蔑他毁坏城内赫尔墨斯雕像，公民大会要求他立即回来受审。亚西比德听闻此事，直接在行军途中逃往斯巴达。雅典</text:span><text:span text:style-name="T5">远</text:span><text:span text:style-name="T1">征军失去首领，改由尼西阿斯统率。但是尼西阿斯军事经验不足，导致雅典</text:span><text:span text:style-name="T5">远</text:span><text:span text:style-name="T1">征西西里惨败。之后一批富人在雅典发动了一场政变，政变推翻了民主政体，建立起寡头政体，但只维持了几个月，民主政体又重新恢复。恢复之后，公民大会以“败坏青年，传播新的宗教”为名处死了政变者中几个人的老师，著名哲学家苏格拉底。<text:line-break/><text:line-break/>公元前399年，苏格拉底被雅典民主法庭通过民主投票的方式死刑。罪名是不敬神和败坏青年。判决之后，苏格拉底作最后发言，他说：“我缺的不是言辞，而是厚颜无耻，哭哭啼啼，说你们爱听的话。你们习惯于看别人这样，但是这种事不配我做。逃死不难，逃罪恶难，罪恶追人比死快。我又老又纯，所以被跑慢的追上，你们敏捷，所以被跑快的追上。我们各受各约惩罚。”<text:line-break/>据说，宣判之后他的学生柏拉图曾劝苏格拉底逃跑，被他所拒绝了。他说：民主是我主张的，现在民主投票判处我死，我宁愿接受这个判决。我如果跑了将没有人再相信真理。<text:line-break/><text:line-break/>后来亚西比德返回雅典，重建雅典海陆军，但是当新的海军遭受一次失败后，公民大会又马上把他换掉了。之后在阿吉纽西岛，雅典与斯巴达展开了一场海上大战。雅典军队获得胜利，但是因为一些雅典水手没能被及时救起，公民大会审判了当时的八名海军将领，两名逃走，六名被处死。自此之后，雅典再也没有有经验的军事家了。第二年，雅典舰队与斯巴达舰队再度交战，雅典战败。又过了一年，雅典全面投降。<text:line-break/><text:line-break/><text:line-break/></text:span></text:p>
      <text:p text:style-name="P2"><text:span text:style-name="T1">欧阳阳   |  2020.06.03 16:42   |   </text:span><text:a xlink:type="simple" xlink:href="http://palinfo.habago.org/Entry?Command=Information_PrintForum&amp;iPage=4#FORUM39390"><text:span text:style-name="T2">#</text:span></text:a></text:p>
      <text:p text:style-name="P4"><text:span text:style-name="T1">《乌合之众：大众心理研究》是法国社会心理学家古斯塔夫·勒庞创作的社会心理学著作，首次出版于1895年。<text:line-break/>《乌合之众：大众心理研究》是一本研究大众心理学的著作。在书中，勒庞阐述了群体以及群体心理的特征，指出了当个人是一个孤立的个体时，他有着自己鲜明的个性化特征，而当这个人融入了群体后，他的所有个性都会被这个群体所淹没，他的思想立刻就会被群体的思想所取代。而当一个群体存在时，他就有着情绪化、无异议、低智商等特征。<text:line-break/><text:line-break/>《乌合之众》这本书对台湾还有中国大陆等地区的狂热群众运动做了一些解释，鼓动民粹主义往往是政客们争权夺利，获取选票支持的比较廉价的工具，被广泛利用！当年的希特勒如此，当今的美国选举也是如此，民进党如此，香港的反对派也是如此！<text:line-break/>这也是我对目前西方普遍实施的全民选举制度很有疑</text:span><text:span text:style-name="T5">虑</text:span><text:span text:style-name="T1">的地方。</text:span></text:p>
      <text:p text:style-name="P2"><text:span text:style-name="T1">許世勤   |  2020.06.03 15:56   |   </text:span><text:a xlink:type="simple" xlink:href="http://palinfo.habago.org/Entry?Command=Information_PrintForum&amp;iPage=4#FORUM39389"><text:span text:style-name="T2">#</text:span></text:a></text:p>
      <text:p text:style-name="P3"><text:span text:style-name="T1">劉旭，<text:line-break/><text:line-break/>學歷高低其實並不能反映邏輯能力的高低，尤其當一個人的三觀已經固定的時候，你很難改變他看世界的方式。我有許多學弟妹都非常優秀，我是指在專業學科方面，能念到台大基本上在某些學科方面是數一數二的。<text:line-break/><text:line-break/>2014年太陽花的時候，因為我們實驗室在台大醫院，離立法院只有幾步之遙，所以我許多學弟妹都去參與了抗爭，同一時期我則是參加了白色正義聯盟舉辦的活動。他們說要「反服貿」，但仔細問他們相關的內容，往往是搬出已經包裝好的、罐頭式的回覆，而他們在意識裡壓根否定「中國」，所以背後的真正目的就是反華，即使在表面上一定要表現地好像無所畏懼，一切都是為了人民似的。<text:line-break/><text:line-break/>過去我在搭計程車的時候，剛好司機在聽地下電台的廣播，內容大意就是「台灣人不是中國人，中國人就是死支那、骯髒醜惡的、落後落伍的，我們是偉大的台灣人」，還有「日本人是優秀的民族，我們的祖先以前是日本人」當時聽到的時候，直覺是這樣無腦且無恥的言論，怎麼會有人相信？可是台灣的教育，從反共教育開始，一直到台獨教育，都是教育兩岸是不同的國家，進化到是不同的種族，其中包裹著「台灣中心論」及「台灣人優越主義」。<text:line-break/><text:line-break/>有一次搭飛機從法國飛回台灣的時候，一名台灣乘客向大陸乘客提到「台灣人有嚴重的種族歧視」，我的指導老師也曾在實驗室開會的時候提到同樣的問題。台灣的社會教育、家庭教育，一直有著某種程度的悲情宣傳，而在這個悲情之下建立莫名其妙的自大自戀意識。而要建立這樣的自大意識，就需要塑造「敵人」，好達成「團結」自己人的目的，所以在此宣傳下的二元對立劃分有：台灣人 vs. 中國人, 本省人 vs. 外省人, 人民 vs. 18%退休公務員。許多人從小就是在這樣的風氣中長大，他思考世界的方式能不因此而固化嗎？<text:line-break/></text:span></text:p>
      <text:p text:style-name="P2"><text:span text:style-name="T1">刘旭   |  2020.06.03 13:26   |   </text:span><text:a xlink:type="simple" xlink:href="http://palinfo.habago.org/Entry?Command=Information_PrintForum&amp;iPage=4#FORUM39388"><text:span text:style-name="T2">#</text:span></text:a></text:p>
      <text:p text:style-name="P4"><text:span text:style-name="T1">看陈真先生的 卡韓政變(246)：一樣年輕兩樣情<text:line-break/>聊一聊我对台湾的刻板印象。<text:line-break/>对于台湾，有一点我始终很好奇。就是台湾第一和台湾南波万和所谓台湾之光，这种思想为什么能成为主流，有段时间看一些台湾节目，无论谈到什么，时常都以台湾如何棒为结尾。就算是国际上，一些与台湾完全无关的新闻，也能扯到台湾。然后台湾最棒。当然大陆也有，厉害了我的国。和惊诧友邦这种标题党，但是这些人，是被嘲笑的人，无法成为主流。我想请问一下诸位，这种台湾最棒，这种自我安慰，成为电视上的主流，是从什么时候开始的？<text:line-break/>还有第二点，有段时间我看台湾的公开课，以朱云汉先生的为例，他在台湾大学做演讲，最后的学生提问环节，学生总是习惯性的，以老师某本书上怎么说为开头，例，中国的经济成长是假的，是泡沫，什么时候崩溃等等，那时我感到十分错愕，这可是台湾大学，这些大学生代表的是台湾最聪明的一批年轻人，不提他的政治观点和倾向如何。很多连，基本的语言通顺都做不到，我想请问一下，现在台湾青年的，普遍失智，和反智，是从什么时候开始的？<text:line-break/>但是我在大陆接触到的台湾人，则完全不同，都是很有思考能力的人，我想问一下，台湾的人才外流是不是太严重了？</text:span></text:p>
      <text:p text:style-name="P2"><text:span text:style-name="T1">阿水   |  2020.06.03 11:56   |   </text:span><text:a xlink:type="simple" xlink:href="http://palinfo.habago.org/Entry?Command=Information_PrintForum&amp;iPage=4#FORUM39387"><text:span text:style-name="T2">#</text:span></text:a></text:p>
      <text:p text:style-name="P3"><text:span text:style-name="T1">謝謝底下有關王道與霸道，連同防呆設計的回應。因為時間的關係，只能自說自話以代回應，沒有針對性的回應，其實也回應了。<text:line-break/><text:line-break/>上次提到「霸道之術」，這次提「王道之術」，當年國共金門砲戰有一則笑話：<text:line-break/><text:line-break/>炮战前夕，我军为达到出其不意的效果，命令所有炮应一齐开火。拿旗的指挥员一直把旗举着，只要手一挥，就万炮齐发。结果上面命令一直没下来，指挥员手都酸了，也不敢动，毕竟一门炮走火就是天大的罪啊。于是指挥员只好自己举着手走到各个跑位上，说“大家都歇一歇，这太他妈累了”<text:line-break/><text:line-break/>陳真兄上次也提到美國的不對稱戰爭。而中共也提倡不對稱戰爭，其中有一個戰略「你打你的，我打我的」。<text:line-break/><text:line-break/>從「王道之術」來看，還是要準備萬炮齊發的陣勢，甚至指揮員的手還是要隨時舉著，但是萬一台灣要真是獨立了，就一個「王道」者來說，打不打？打哪裡？要打誰？中國還要和平崛起嗎？到時再見真章。<text:line-break/><text:line-break/>以力假仁者霸，但以仁假力者也不失為王道，但不能讓大家看出來，被識破就是蠢蛋了。</text:span></text:p>
      <text:p text:style-name="P2"><text:span text:style-name="T1">許世勤   |  2020.06.03 11:24   |   </text:span><text:a xlink:type="simple" xlink:href="http://palinfo.habago.org/Entry?Command=Information_PrintForum&amp;iPage=4#FORUM39386"><text:span text:style-name="T2">#</text:span></text:a></text:p>
      <text:p text:style-name="P4"><text:span text:style-name="T1">王道或霸道，不知道以現今的語言能否稱作「軟實力」以及「硬實力」？也許在個人的層面有許多悲天憫人的理想，但不能無視於現實的社會，乃至於國際社會走的其實是叢林法則。「實力」絕對是生存的必要條件，如果沒有「硬實力」打底，所有的「軟實力」都將無從發揮。只有國家強盛了，不懼於強敵環伺，那麼才能保護真正的弱勢。只有成為獅子，才能悠然於草原之中。<text:line-break/><text:line-break/>所以自始至終，政府都要真正做到「為人民服務」，哪天這個本質變了，政府為少數人控制，成為謀私利的工具時，那麼就應該進行革命，人民有權力推翻質變的政府。<text:line-break/><text:line-break/>悲天憫人、關懷弱勢的精神非常好，但是要真正走進弱勢體會生活。我過去在大太陽底下，跟著農民在秀姑巒溪的河床上採收大西瓜，幾十噸幾十噸的搬運，親身體會了什麼叫「汗滴禾下土」。三個月下來，除了身體曬到黑亮，因為搬運大西瓜所以肌腱發炎。後來2014年的時候，看著那些養尊處優的年輕人，佔領立法院，連冷氣沒了都可以叫苦連天，然後美其名為「革命」，為了人民「反服貿」。那年我參與了陳明忠新書「無悔」發表會，會中請了悲情城市侯導講話，他一開口先直接批評說「太陽花這一群人就是一堆假貨！」我深表認同。真正的悲天憫人，要落實於艱苦的真實生活中去觀察，才能培養出胸懷。<text:line-break/><text:line-break/></text:span></text:p>
      <text:p text:style-name="P2"><text:span text:style-name="T1">陳真   |  2020.06.03 11:19   |   </text:span><text:a xlink:type="simple" xlink:href="http://palinfo.habago.org/Entry?Command=Information_PrintForum&amp;iPage=4#FORUM39385"><text:span text:style-name="T2">#</text:span></text:a></text:p>
      <text:p text:style-name="P3"><text:span text:style-name="T1">卡韓政變(246)：一樣年輕兩樣情<text:line-break/><text:line-break/>陳真<text:line-break/><text:line-break/>2020. 06. 02.<text:line-break/><text:line-break/><text:line-break/>交大學生會為了罷韓，居然針對設籍高雄的學生，出動免費專車接送，甚至還補貼數百元。今天，如果是藍營的人幹這種事，老早被抓起來，然後相關人等會被網軍與綠營支持者們鬥爭得體無完膚。<text:line-break/><text:line-break/>前些日子，罷韓陣營贈送200元洗手液進行賄選，所謂法務部長那個人渣黨的御用打手，居然說30元之賄選標準「不是絕對標準」。<text:line-break/><text:line-break/>罷韓那些人渣，最近還冒用法務部的logo製作文宣，公然偽造文書，檢調理當提起公訴，繩之以法，所謂法務部居然說可以原諒他們。原來法律也可以私下原諒。<text:line-break/><text:line-break/>類似的事情，二十幾年來成千上萬，罄竹難書，人渣黨及其文人走狗們的行事作風就是這樣，只要是自己人，不論如何貪贓枉法作奸犯科，統統不會有事，甚至還會大加讚賞其非法行徑。<text:line-break/><text:line-break/>但是，針對異己，針對非我族類，哪怕你根本一點事也沒有，甚至不管你多麼清廉正直勤於任事，照樣能夠透過幾乎所有媒體和走狗爪牙們以及以巨額公帑豢養的強大網軍，造謠抹黑，對你進行人格毀滅，或是打壓你的工作與前途，甚至以司法為工具，進行迫害，無所不用其極。<text:line-break/><text:line-break/>綠營的支持者普遍缺乏基本是非觀念，他們被灌輸一套敵我意識，只要是我方做的事，即便臭不可聞，一概當做沒事，甚至大加讚賞，對於本黨以外的「敵人」，則視為寇讎，完全不管是非善惡。<text:line-break/><text:line-break/>更為齷齪的是，那些帶頭的檯面人渣或是什麼親綠學者之類的文人走狗，卻又一方面總是以各種美麗理念做為一種攻擊異已的武器。事實上，他們幾時在乎過什麼理想或理念？全是鬼扯蛋。你從所謂「罷韓理由書」就能清楚看到這點特徵：滿口漂亮理想，其實全是他們從來不相信也根本不在乎的東西。他們唯一在乎的就是權位與利益。綠營絕大部份人，純粹就是靠著這一套騙術進行套利奪權的歹徒。<text:line-break/><text:line-break/>如果一件事情僅有一個例子，我們無須在意，因為那叫特例。但是，當例子千千萬萬，當詐騙作惡時間長達至少二、三十年，這時候，我們難道依舊只能一個例子一個例子拼命在後面追，進行幾乎毫無意義的批評？人渣們跟本不會在乎公然使壞，因為他吃定了島上幾乎全是他們製造出來的腦殘。<text:line-break/><text:line-break/>我常感不解，不管多麼封閉或保守的國家，比方說我略有一些了解的印度、印尼、南韓或英國，年輕人往往是混亂時局之中的一股清流，也許相較於總人口，為數不多，但這股清流現象基本上是很明顯的。<text:line-break/><text:line-break/>惟有在台灣，年輕一代或學生，不但不是清流，反而是幫凶作惡最為積極的一種惡勢力。舊國民黨時代如此，蔣經國過世後的新殖民時期，更是變本加厲。為何一樣都是年輕生命，意義與價值卻截然相反？毫無一絲清新理想與熱血可言，而是充滿虛榮，爭相表態，爭相向主流靠攏，而且非常愚昧腦殘，好像完全沒有活在這個世界上那種極端封閉無知的感覺。<text:line-break/><text:line-break/>比方說，居然有人真的相信全世界都在讚賞台灣的什麼民主與防疫，台灣人多麼神氣風光等等。很難想像洗腦居然可以洗成這副德性。<text:line-break/><text:line-break/>人渣黨花納稅人的錢，用重金收買國外一些無良政客，請他們講些沒有人相信的鬼話，然後台灣媒體再大加宣傳「我們台灣人」多麼與眾不同，全世界都在稱讚說我們幫助了全世界，比「他們中國人」優秀太多了，西方人好佩服好感謝我們哦，他們只歧視大陸人。<text:line-break/><text:line-break/>像這麼蠢的一些鬼話，居然也會有人相信。我認識好多醫生護士或學生就是對此深信不疑。除了跟他們談天氣，我不知道還能談什麼。<text:line-break/><text:line-break/>=================<text:line-break/>交大學生聯合會<text:line-break/><text:line-break/>2020年5月31日<text:line-break/><text:line-break/>【返鄉陪媽媽專車&amp;;返程專車】<text:line-break/><text:line-break/>交大學聯會已完成交通規劃，一同倡議三不五時、愛要及時、開口說愛、讓愛遠傳，不分年級年齡，讓同學都能多回家陪家人！<text:line-break/><text:line-break/>陪媽媽專車僅限設籍於高雄的同學搭乘，搭車時須出示學生證+身分證 發車後直達高雄車站！！ <text:line-break/>費用：免費。</text:span></text:p>
      <text:p text:style-name="P2"><text:span text:style-name="T1">欧阳阳   |  2020.06.03 11:14   |   </text:span><text:a xlink:type="simple" xlink:href="http://palinfo.habago.org/Entry?Command=Information_PrintForum&amp;iPage=4#FORUM39384"><text:span text:style-name="T2">#</text:span></text:a></text:p>
      <text:p text:style-name="P4"><text:span text:style-name="T1">儒家奉行王道，而法家奉行霸道；<text:line-break/><text:line-break/>“王道和霸道思想，其实和历史背景是分不开的，王道的思想来源于周朝先祖们的冶国思想，当时以周天子为中心的周王朝，礼乐文化是核心，各个诸侯国相处和睦其乐融融，并不需要兵戎相见，所以有句话叫“内圣而外王”，讲的是以仁德服人；<text:line-break/><text:line-break/>在春秋战国时期，虽然孟子和孔子的儒家思想不厌其烦地去各国游说，但是收效甚微，很少有君主能真的践行。<text:line-break/><text:line-break/>法家霸道，尊爵必赏，有罪必罚。法家思想在春秋战国大行其道，商鞅、韩非子就是法家思想的代表人物。法家思想为秦国强大，灭六国而实现大一统奠定了基础。<text:line-break/><text:line-break/>但霸道思想也有其局限性，因为其他人并不是真的信服，所以当霸主的势力衰落，或者民众开始反抗时，就很容易出现朝代更迭，比如秦朝末年陈胜吴广揭竿而起，秦朝短短14年就亡国了。<text:line-break/><text:line-break/>王道和霸道在人性出发点上是不一样的。王道相信，人性向善，所以，需要扶持楷模和圣人，弘扬人性善的一面；霸道相信，人性本恶，所以，需要加以武力挟持，遏制人性的恶的一面。”</text:span></text:p>
      <text:p text:style-name="P2"><text:span text:style-name="T1">欧阳阳   |  2020.06.03 11:03   |   </text:span><text:a xlink:type="simple" xlink:href="http://palinfo.habago.org/Entry?Command=Information_PrintForum&amp;iPage=5#FORUM39383"><text:span text:style-name="T2">#</text:span></text:a></text:p>
      <text:p text:style-name="P4"><text:span text:style-name="T1">阿水，<text:line-break/><text:line-break/>王道思想以“性善论”为人性基础，其价值追求在于实现“圣王之治”的社会理想<text:line-break/>霸道思想以“性恶论”为人性基础，其价值追求在于“富国强兵”和“以力服人”<text:line-break/>王道思想具有“理想主义”特点，具有一定“乌托邦”性质；<text:line-break/>霸道思想具有“现实主义”特质，立足于解决现实社会中存在的实际问题。<text:line-break/><text:line-break/>王道：掌控天下，以德服人，是为王道；<text:line-break/><text:line-break/>霸道：掌控一方，以力服人，是为霸道；<text:line-break/><text:line-break/>个人观点：<text:line-break/>从台海的现实而言，如果没有美国的干预，可以用“王道”来感化，首先你要是王，能够掌控局面，然后才能施以“王道”。<text:line-break/>“王道以德服人，霸道以力服人，王霸兼用，敬天治人”；台湾问题如此，香港问题也是如此。<text:line-break/>意思就是要用仁政来感化百姓，谋利百姓，同时要用力量威慑宵小之辈。</text:span></text:p>
      <text:p text:style-name="P2"><text:span text:style-name="T1">阿水   |  2020.06.03 10:04   |   </text:span><text:a xlink:type="simple" xlink:href="http://palinfo.habago.org/Entry?Command=Information_PrintForum&amp;iPage=5#FORUM39382"><text:span text:style-name="T2">#</text:span></text:a></text:p>
      <text:p text:style-name="P3"><text:span text:style-name="T1">陽陽兄：<text:line-break/><text:line-break/>大陸網友也有人把國台辦謔之為「跪台辦」，也擔心韓國瑜當選台灣總統又要把大陸當提款機了。大概的意思應該是台灣人對大陸都已經離心離德了，大陸當局幹嘛要對台灣人這麼好。所以，您說的我心裡也有數。<text:line-break/><text:line-break/>但大陸當局對台灣人的好，還是以統一為前提的，這條「統獨分裂底線」是大陸定的並以武力為後盾，這樣還是「以力服人」。「以德服人者，中心悅而誠服」，「以力假仁者霸」，所以基本上大陸當局對台灣人的好，會被評為霸道之術。<text:line-break/><text:line-break/>或許您認為那條底線是天經地義，但是在孔、孟兩位老夫子看來應該不是。不過，春秋戰國有諸子百家，儒家也只是一說。<text:line-break/><text:line-break/></text:span></text:p>
      <text:p text:style-name="P2"><text:span text:style-name="T1">陈默   |  2020.06.03 09:48   |   </text:span><text:a xlink:type="simple" xlink:href="http://palinfo.habago.org/Entry?Command=Information_PrintForum&amp;iPage=5#FORUM39381"><text:span text:style-name="T2">#</text:span></text:a></text:p>
      <text:p text:style-name="P4"><text:span text:style-name="T1">刘先生：<text:line-break/>我是长期潜水浏览陈真先生的巴勒网，从来不发言，但今次看到刘旭先生的发言我实在忍不住要讲两句，我在军队服役过二十多年，和武警部队也经常有交流，对军队和武警的运作规则可以说非常了解，武警是绝对不可能参与地方的强拆行动的，地方政府无权调用武警，调用武警必需中央军委批准，这是法律规定。某个地方的拆迁就动用武警，那中央没事干了还天天配合地方做这种事？中国这么大，北京中央怎么可能去配合一个小小的地方的拆迁工作，要知道中国拆迁千千万，有点常识的人想想都不可能的。而且据我部队服役掌握的经验和常识，地方上驻扎的武警根本就不会理睬地方的要求，也没这个义务也没这个能力，因为驻扎在当地的武警的级别很低，比如一个中队，一个大队，在中国，这种级别太低了，他们上面还有地市级的支队，省级的总队，北京武警总部，中央军委，所以他们根本就没权力和义务派出武警执行任何任务。那些穿防暴服的一定是公安局的防暴警察（100%）。中国老百姓基本上都分不不清防暴警察和武警的区别，经常把穿防暴服的警察当作是武警，我老婆就是其中一个，她根本分不清防暴警察和武警的区别，我们当地有时也会出动防暴警察维持秩序，她就说出动武警了，我就会来一句那是防暴警察。其实武警的服装和防暴警察是有很大区别的，我们业内人一看就明白，圈外人是不懂的。</text:span></text:p>
      <text:p text:style-name="P2"><text:span text:style-name="T1">許世勤   |  2020.06.03 09:19   |   </text:span><text:a xlink:type="simple" xlink:href="http://palinfo.habago.org/Entry?Command=Information_PrintForum&amp;iPage=5#FORUM39380"><text:span text:style-name="T2">#</text:span></text:a></text:p>
      <text:p text:style-name="P3"><text:span text:style-name="T1">最近有人提到，在美國黑人被白人歧視，但黑人並不是地位最低下者，地位最低下者是黃皮膚的亞洲人。白人歧視黑人與亞洲人，黑人又歧視亞洲人。談到體制的問題，美國的對內或對外體制，本質就是結構性暴力，但在表面上裝飾著民主、自由、人權。Assange也只是接露美國在世界各地的戰爭罪行，為什麼美國政府要追殺他到天涯海角，置之死地而後快？<text:line-break/><text:line-break/>RT的一篇報導提到過半數的美國人支持動用軍隊的武力，鎮壓Floyd之死帶來的騷亂。Trump可能會在這個對內鎮壓行動中，得到更多的支持，白種人優越主義將更強烈。不過Trump如果可以連任，因此加速美國霸權的衰落，未嘗不是件好事。<text:line-break/><text:line-break/>台灣的許多小清新，從2014太陽花以來，一直到香港暴動都是無役不與，但是對於發生在美國的暴亂似乎都靜悄悄的？在我看來，這群小清新就是一堆假貨，表面悲天憫人，實則自我中心。剛好我又看到一個參與抗爭的美國白人發文，在此簡單翻譯一下:「X你的香港抗爭者，X你的那些把香港抗爭跟美國抗爭拿來比較的人，美國發生的抗爭是因為抗議美國政府長期以來的不平等與歧視，但香港的抗爭卻是要求美國政府侵略中國！」果然是旁觀者清。<text:line-break/></text:span></text:p>
      <text:p text:style-name="P2"><text:span text:style-name="T1">周舟   |  2020.06.03 08:39   |   </text:span><text:a xlink:type="simple" xlink:href="http://palinfo.habago.org/Entry?Command=Information_PrintForum&amp;iPage=5#FORUM39379"><text:span text:style-name="T2">#</text:span></text:a></text:p>
      <text:p text:style-name="P4"><text:span text:style-name="T1">修亮姐那篇方遠談黃順興的文章，我早上也在臉書讀到，深受感動。沒想到這麼有勇氣堅持自己反對意見的人，竟然能在對岸而不是在「民主」台灣被包容。<text:line-break/>能吾道一以貫之的台灣人，在當今這塊土地是幾乎見不到了，更不用說還能繼續在政壇上發聲。台灣人成天嘲諷共產黨獨裁鴨霸，卻沒想過要深入理解這個黨，甘於被膚淺的二元化想像洗腦。<text:line-break/>我慶幸黃順興先生當年做了明智的決定，他如果留在台灣，見到國民黨雖然半死不活，但民進黨如今更不顧人民死活，明目張膽的違法亂紀，恐怕會吐血。</text:span></text:p>
      <text:p text:style-name="P2"><text:span text:style-name="T1">欧阳阳   |  2020.06.03 08:35   |   </text:span><text:a xlink:type="simple" xlink:href="http://palinfo.habago.org/Entry?Command=Information_PrintForum&amp;iPage=5#FORUM39378"><text:span text:style-name="T2">#</text:span></text:a></text:p>
      <text:p text:style-name="P3"><text:span text:style-name="T1">阿水,<text:line-break/><text:line-break/>我没有感觉到中共对台湾有霸道的问题，只有在触及统独分裂底线的时候才会显示出霸道，其它，比如在治理方式等各个方面感觉都是可以谈的姿态。<text:line-break/><text:line-break/>对外也是同样的道理，相比美国，甚至俄罗斯而言，中共对外是相对温和的，愿意协商解决问题，但是面对一些底线问题，比较主权问题，也是会比较坚持的，甚至不惜战争。<text:line-break/><text:line-break/>刘旭,<text:line-break/><text:line-break/>華涌事件恐怕不是拍照然后宣传这么简单，从性格上分析，应该属于那种比较偏执的人，其内在目的可能就是视频中他透露出来的本性，只是不知道是他自己主动逃去海外，还是有另外的势力协助鼓动他逃往海外！当年，微博上拍照的人有很多，连很多网站都有报道。</text:span></text:p>
      <text:p text:style-name="P2"><text:span text:style-name="T1">良哲   |  2020.06.03 05:38   |   </text:span><text:a xlink:type="simple" xlink:href="http://palinfo.habago.org/Entry?Command=Information_PrintForum&amp;iPage=5#FORUM39377"><text:span text:style-name="T2">#</text:span></text:a></text:p>
      <text:p text:style-name="P4"><text:span text:style-name="T1">黃順興到大陸是1980年代的事情，但他和大陸的接觸是1970年代就有的事。<text:line-break/><text:line-break/>那時，劉進慶成功策反陳逸松去大陸之後，曾經和陳明忠商量，由陳明忠策反黃順興，沒想到黃順興另找他在日本留學的女兒黃妮娜到大陸拿信給周恩來，並大陸待了一段時間。黃妮娜返台後，黃順興與黃妮娜被捕，黃妮娜後來轉為汙點證人供出陳明忠，導致陳明忠第二次入獄。陳明忠原本被判為死刑，經海外保釣留學生串聯聲援營救，改判15年徒刑。<text:line-break/><text:line-break/>陳逸松、劉進慶、陳明忠、黃順興......這些人都不存在於當今主流的歷史敘事和記憶裡......我自己對這些人事物一樣也是後知後覺，所知有限......<text:line-break/><text:line-break/></text:span><text:a xlink:type="simple" xlink:href="http://huzhuhui.org.tw/?p=123"><text:span text:style-name="T4">http://huzhuhui.org.tw/?p=123</text:span></text:a></text:p>
      <text:p text:style-name="P2"><text:span text:style-name="T1">王修亮   |  2020.06.03 01:45   |   </text:span><text:a xlink:type="simple" xlink:href="http://palinfo.habago.org/Entry?Command=Information_PrintForum&amp;iPage=5#FORUM39376"><text:span text:style-name="T2">#</text:span></text:a></text:p>
      <text:p text:style-name="P3"><text:span text:style-name="T1">刘旭先生<text:line-break/>一個人識不識字，聰不聰明，善不善良，是否容易上當受騙，彼此都沒有絕對關係。<text:line-break/><text:line-break/>生小貧困，我四周許多又單純又笨又善良又老實又不識字的同伴，逐漸長大，有的人醇厚如一，有的人卻騙盡鄉里，有的人很有原則，不會輕易上當，也不欺負他人，有的人在順境中充滿愛心與正義，在逆境時卻怨天尤人，恨透了所有成功的人。<text:line-break/><text:line-break/>這很重要：「有的人在順境中充滿愛心與正義，在逆境時卻怨天尤人，恨透了所有成功的人。」<text:line-break/><text:line-break/>這就是自我，只有狹隘的自我，但是許多人卻不了解自己的自我與自私，剩下的只有仇恨與抱怨。<text:line-break/>其餘的我就不多說了，那是您自己選擇的相信。<text:line-break/><text:line-break/>鄉愿也是好人，也很善良、正義。<text:line-break/>王莽更是如此。<text:line-break/><text:line-break/></text:span></text:p>
      <text:p text:style-name="P2"><text:span text:style-name="T1">江南   |  2020.06.03 01:31   |   </text:span><text:a xlink:type="simple" xlink:href="http://palinfo.habago.org/Entry?Command=Information_PrintForum&amp;iPage=5#FORUM39375"><text:span text:style-name="T2">#</text:span></text:a></text:p>
      <text:p text:style-name="P4"><text:span text:style-name="T1">我感觉刘旭的年龄可能不大，容易听信一面之词。对于生活在台湾的朋友们来说，有些地方也可能会有误解。所以我就留言里面的几个问题做一些解释。<text:line-break/><text:line-break/>第一、限制离境的问题<text:line-break/><text:line-break/>中国公民限制离境的情形的法律依据：《中华人民共和国出境入境管理法》第十二条 中国公民有下列情形之一的，不准出境：<text:line-break/><text:line-break/>(一)未持有效出境入境证件或者拒绝、逃避接受边防检查的;<text:line-break/><text:line-break/>(二)被判处刑罚尚未执行完毕或者属于刑事案件被告人、犯罪嫌疑人的;<text:line-break/><text:line-break/>(三)有未了结的民事案件，人民法院决定不准出境的;<text:line-break/><text:line-break/>(四)因妨害国(边)境管理受到刑事处罚或者因非法出境、非法居留、非法就业被其他国家或者地区遣返，未满不准出境规定年限的;<text:line-break/><text:line-break/>(五)可能危害国家安全和利益，国务院有关主管部门决定不准出境的;<text:line-break/><text:line-break/>(六)法律、行政法规规定不准出境的其他情形。其他情形散落在其他法律、法规中，如《保密法》第三十七条　涉密人员出回境应当经有关部门批准答，有关机关认为涉密人员出境将对国家安全造成危害或者对国家利益造成重大损失的，不得批准出境。<text:line-break/><text:line-break/>如果被限制出境了，需要了解清楚被限制出境的原因，然后才能够进行相应的处理。华涌妻子限制离境的原因不可能是政府部门为了打压华涌，华涌都能出境，何况他的妻子呢？<text:line-break/><text:line-break/>第二、寻衅滋事的问题<text:line-break/><text:line-break/>寻衅滋事罪的法律依据：《中华人民共和国治安管理处罚法》第二十六条规定，有下列行为之一的，处五日以上十日以下拘留，可以并处五百元以下罚款；情节较重的，处十日以上十五日以下拘留，可以并处一千元以下罚款：<text:line-break/><text:line-break/>（一）结伙斗殴的；<text:line-break/><text:line-break/>（二）追逐、拦截他人的；<text:line-break/><text:line-break/>（三）强拿硬要或者任意损毁、占用公私财物的；<text:line-break/><text:line-break/>（四）其他寻衅滋事行为；但是如果情节严重，构成寻衅滋事罪，即指在公共场所无事生非、起哄闹事，造成公共场所秩序严重混乱的，追逐、拦截、辱骂、恐吓他人，强拿硬要或者任意损毁、占用公私财物，破坏社会秩序，情节严重的行为。则需要按照刑法处罚。<text:line-break/><text:line-break/>我并不知道这位华涌先生当时做了什么事情，但他一定是触犯了法律，不然不可能以寻衅滋事罪逮捕。虽然可能以你的角度来看，他并没有违法。<text:line-break/><text:line-break/>你在文中说华涌只是在看守所被关了几天就放了出来，那说明他犯罪并不严重，公安机关何必对他穷追不放？穷追不放的原因可能还有其他，只是你并不知道。<text:line-break/><text:line-break/>你说的各个政府部门的杯葛，以我的人生经验来说，可能性不大，各个政府部门之间怎么会对一个蹲了几天看守所的人全力打击呢？政府各个部门之间还是相对独立的，一个政府部门的检查不会应另一个部门的要求而去单独做，而是整个系统按照年度的工作计划依照时间节点从上而下的执行的。他可能是碰到了一些检查，他都把这些检查都归因到那个寻衅滋事的问题上去了。至于你说的生意上的伙伴和他断了联系，我想在一般的社会也正常，一般人都是本着多一事不如少一事的态度来处事的。<text:line-break/><text:line-break/>第三、武警拆迁<text:line-break/><text:line-break/>我从来没有见过武警参与拆迁的，也不可能有武警参与拆迁。这是由武警部队的性质决定的。<text:line-break/><text:line-break/>武警部队主要担负执勤、处突、反恐怖、海上维权、抢险救援、防卫作战等任务，拓展了维护国家领土主权完整和国家安全职能。<text:line-break/><text:line-break/>人民武装警察部队执行下列安全保卫任务：<text:line-break/><text:line-break/>1、国家规定的警卫对象、目标和重大活动的武装警卫。<text:line-break/><text:line-break/>2、关系国计民生的重要公共设施、企业、仓库、水源地、水利工程、电力设施、通信枢纽的重要部位的武装守卫。<text:line-break/><text:line-break/>3、主要交通干线重要位置的桥梁、隧道的武装守护。<text:line-break/><text:line-break/>4、监狱和看守所的外围武装警戒。<text:line-break/><text:line-break/>5、直辖市，省、自治区人民政府所在地的市，以及其他重要城市的重点区域、特殊时期的武装巡逻。<text:line-break/><text:line-break/>6、协助政法机关依法执行逮捕、追捕、押解、押运任务，协助其他有关机关执行重要的押运任务。<text:line-break/><text:line-break/>7、参加处置暴乱、骚乱、严重暴力犯罪事件、恐怖袭击事件和其他社会安全事件。<text:line-break/><text:line-break/>8、国家赋予的其他安全保卫任务。<text:line-break/><text:line-break/>以上是武警的职责，主要是维护领土主权完整和国家安全智能。武警属于国家武装力量，地方政府、公安部门无权调动。对违反规定调动、使用人民武装警察部队的，人民武装警察部队应当拒绝执行，并立即向上级报告。<text:line-break/><text:line-break/>武警不可能参与拆迁，是不是误会成警察了？其实在前些年是存在一些野蛮拆迁的问题，有些事件还蛮轰动的，但即使在哪个时候警察也是不能直接介入的，他只能是在外围维持秩序。2010年国务院还发布了一个通知，该通知明确限制了警察参与拆迁，如有违反会追究有关领导和责任人的责任。这样的情况下，警察更不可能介入拆迁了。下面是这个文件。国务院办公厅关于进一步严格征地拆迁管理工作切实维护群众合法权益的紧急通知国办发〔2010〕15号<text:line-break/><text:line-break/>各地要立即对所有征地拆迁项目组织开展一次全面排查清理，重点检查征地程序是否合法、拆迁行为是否规范，补偿安置是否合理、保障政革是否落实等情况,限期整改排查清理中发现的各种问题。对采取停水、停电、阻断交通等野蛮手段逼迫搬迁，以及采取“株连式拆迁”和“突击拆迁”等方式违法强制拆迁的，要严格追究有关责任单位和责任人的责任。因暴力拆迁和征地造成人员伤亡或严重财产损失的，公安机关要加大办案力度，尽快查清事实，依法版严厉惩处犯罪分子。对因工作不力引发征地拆迁恶性事件、大规模群体性上访事件，以及存在官商勾结、权钱交易的，要权追究有关领导和直接责任人的责任，构成犯罪的，要依法严厉追究刑事责任。对随意动用公安民警参与强制征地拆迁造成严重后果的，要严肃追究有关党政领导的责任。</text:span></text:p>
      <text:p text:style-name="P2"><text:span text:style-name="T1">王修亮   |  2020.06.03 01:29   |   </text:span><text:a xlink:type="simple" xlink:href="http://palinfo.habago.org/Entry?Command=Information_PrintForum&amp;iPage=5#FORUM39374"><text:span text:style-name="T2">#</text:span></text:a></text:p>
      <text:p text:style-name="P3"><text:span text:style-name="T1">這是我不知道的歷史，我不知道的人物。<text:line-break/><text:line-break/>一個人的生命能有多長？能有足夠的時間看過幾個歷史的真實？<text:line-break/><text:line-break/>一個人的生命也不過就這麼長，但是能有幾人貫徹了自己一生的真實？<text:line-break/><text:line-break/>我有滿腔熱烈，但同時我有許多的恐懼與膽怯。<text:line-break/>我知道自己的熱烈，也深知自己的灰暗。<text:line-break/>一個平庸的人。<text:line-break/>無能成聖成賢，只期許光暗糾結的自我，能透徹保有一貫的真實。<text:line-break/><text:line-break/>下文轉自方遠北杯講看麥<text:line-break/>.........................................................<text:line-break/><text:line-break/>【那個在中國人大高喊「我反對」的台灣人】<text:line-break/><text:line-break/></text:span><text:span text:style-name="T10">1⃣</text:span><text:span text:style-name="T1"><text:line-break/><text:line-break/>今天不談美國，我想藉著「港版國安法」講個故事。<text:line-break/><text:line-break/>5月28日下午3時10分，中國全國人大表決被稱為「港版國安法」的《關於建立健全香港特別行政區維護國家安全的法律制度和執行機制的決定》。表決結果，2878票贊成、反對1票、棄權6票。<text:line-break/><text:line-break/>結果出爐，台灣的反應一如過往，開始在「反對1票」這件事情上大做文章，嘲諷人大只是「橡皮圖章」、「假民主」等等，卻沒人記得美國眾議院以415票贊成、0票反對通過《台北法案》，也以413票贊成、1票反對通過《2020年維吾爾人權政策法案》。而台灣民進黨去年底強行通過的《反滲透法》，亦以67：0的懸殊票數三讀。「民主陣營」所謂的「壓倒性」票數，放到了中國就變成了「假民主」。<text:line-break/><text:line-break/></text:span><text:span text:style-name="T10">2⃣</text:span><text:span text:style-name="T1"><text:line-break/><text:line-break/>我想談一個台灣人。1923年出生於日據時期的台灣彰化人黃順興。<text:line-break/><text:line-break/>黃順興是台灣黨外民主運動繞不過去的一位人物，他比今天民進黨所有檯面上的「大老」都要資深。1990年《自立晚報》編者是這樣形容黃順興的──「是台灣近五十年來反對運動史上，最資深的一位黨外運動前輩」。<text:line-break/><text:line-break/>這一位在台派聖經《百年追求》被輕輕帶過的黨外前輩，早年曾東渡日本深造，台灣光復後，他即投入台灣地方政壇，擔任過三屆台東縣議員、一屆台東縣長，競選連任失利後，回到彰化老家改選立法委員，落選兩次、當選一次。<text:line-break/><text:line-break/>以今天民進黨政治人物的仕途來對比，黃順興的民選之路並不順遂，但他與李萬居、郭雨新、余登發等幾位老黨外都有往來，經歷過二二八事件、橋頭事件、美麗島事件，同時又是台灣環保運動的先驅，在1981年創辦台灣第一份環保刊物《生活與環境》。再借用《自立晚報》的說法，黃老一生的經歷可說是「一部感人的台灣黨外運動史」。<text:line-break/><text:line-break/>黃順興做為日本「殖民地的孩子」，從小就對祖國中國有著嚮往。1985年，黃順興利用赴美探親轉赴中國大陸定居，當時人大台灣代表團推選他為七屆全國人大代表，並當選為人大常委。<text:line-break/><text:line-break/></text:span><text:span text:style-name="T10">3⃣</text:span><text:span text:style-name="T1"><text:line-break/><text:line-break/>黃老在中國人大的經歷，又是另一場傳奇。<text:line-break/><text:line-break/>1988年中國七屆人大全體會議在人民大會堂召開，在通過七個專門委員會成員時，他走到麥克風前大聲說了：「我反對！」<text:line-break/><text:line-break/>黃順興反對由89歲的周谷城先生擔任主委，「難道沒有年輕人為國家做事？」黃順興語畢，全場響起掌聲。儘管周谷城仍然當選，但據資料所載，這是自1954年第一屆人大召開以來，第一次出現的反對票，來自台灣人黃順興。<text:line-break/><text:line-break/>同年，黃順興還提議設立秘密投票處，這個建議被採納；他也首度提出全國人大應增列大會發言的環節，被納入了人大議事規則。<text:line-break/><text:line-break/>除此之外，他在人大常委會，還提議允許記者進入會場採訪，他說：「人大號稱最高權力機關，類似現代國家的國會，國會怎麼可以不許記者進會採訪？國會討論的情況怎麼可以不馬上傳播出去與大眾見面？外面的意見怎麼可以不迅速返回來？如果這些都沒有，怎麼能具代表性？要建立這樣一個循環，媒體記者是少不了的。世界上無論哪個國家，包括獨裁的蔣介石政府都有，為什麼人民民主的共和國反而沒有？」<text:line-break/><text:line-break/></text:span><text:span text:style-name="T10">4⃣</text:span><text:span text:style-name="T1"><text:line-break/><text:line-break/>另外一個故事則發生在1992年。那年4月3日下午兩點半，全國人大代表紛紛踏進人民大會堂，他們將在大會上審議表決「三峽大壩工程」。<text:line-break/><text:line-break/>下午3點20分，大會螢幕上顯示了「長江三峽工程決議案」的字樣。就在執行主席宣布開始表決後，黃順興突然拍桌而起，舉起手中的紙條，大聲表態：「三峽應做為重大議案處理，必須有三分之二的多數票才能通過，怎麼能輕率地做為一般議案處理呢？我多次請求發言，為什麼不讓我講話呢？」<text:line-break/><text:line-break/>黃順興這個舉動是在場人士始料未及的，隨後會場內外國和港澳台記者紛紛舉起錄音機、照相機團團圍住黃順興。當時的執行主席解釋：「今天的議程不包括大會發言」。<text:line-break/><text:line-break/>黃順興站起來後，另一位台灣代表、1937年出生於台灣嘉義的天文學家劉彩品女士也離席，表示她贊成黃順興的意見。後來，黃順興和劉彩品退到議場外的宴會廳，現場舉行起了「臨時記者會」，向大批海外記者表達想法和理念。與此同時，場內繼續表決，最後以1767票贊成、171票反對、664票棄權、25人未按表決器的結果，通過了三峽工程議案。<text:line-break/><text:line-break/>數次在人大會場表達反對意見的黃順興，並沒有如同台灣人想像的那般「被消失」，而在辭去人大常委之後，於北京安度晚年，直到2002年因心臟病離世，享年79歲。<text:line-break/><text:line-break/></text:span><text:span text:style-name="T10">5⃣</text:span><text:span text:style-name="T1"><text:line-break/><text:line-break/>這一位幾乎被台灣當前經典民主敘事所「遺忘」的老人，一方面以台灣人的風骨見證了中國人大議事殿堂並非外界所認為的那般「一言堂」，既對台灣民主發展有著無可抹滅的貢獻，也對大陸的政治歷程留下了翻不過去的一頁歷史。<text:line-break/><text:line-break/>而另一方面之於台灣內部，黃順興的名字也說明了，台灣黨外民主運動的歷史，在民進黨成立及至執政之後完全被其收割，原來的面貌是相當立體、多元的，絕非今日所流傳的「致自由」、「反中國」、「爭民主」那般平面而單一的論述。<text:line-break/><text:line-break/>黃順興曾經說過：「我主張與大陸統一的主要理由是考慮到台灣勞動人民的未來生存的安全和出路的條件。因為像台灣這樣的蕞爾小島，缺少工業發展所需的資源條件；而相對的，大陸在這方面的條件正好可以互通有無，彌補缺欠。何況還有同族、同語文、同文化淵源種種溝通上的方便。儘管目前有著政治思想上和體制上的問題存在，但在『和平解決』的前提下，這些問題可以逐步的分階段解決。總之，光站在台灣一方利益著想也好，兩岸只能和而不能再分裂；從勞動人民的生存前景看，除了以統一為目標，我看不出還有更好的路子可走。」<text:line-break/><text:line-break/>而在黨外時期，黃順興走訪海外時，也曾被台獨人士批評，他則反問：「我打從你還沒降生在台灣的時候就在從事台灣人民主自由的運動，幾十年來未曾間斷。後來，你們也加入這運動了，你我所爭的『自由民主』應該是同義的，同樣有思想、言論、結社等自由的含義吧！既然如此，你可以提倡台獨，我為什麼不可以主張統一？」<text:line-break/><text:line-break/>黃順興感慨地回憶：「我也擔憂如果讓這樣思想閉塞、胸襟狹窄的人來管理台灣政務，說不定會和國民黨一樣，下禁令不准像我這樣的人回台灣故鄉呢！」<text:line-break/><text:line-break/></text:span><text:span text:style-name="T10">6⃣</text:span><text:span text:style-name="T1"><text:line-break/><text:line-break/>1990年台灣解嚴後不久，黃順興以中共人大常委身分在台灣出版了自述回憶錄《走不完的路》。黃順興逝世至今將近20年，現在回過頭來看當年他的憂慮，似乎一點都不違和。<text:line-break/><text:line-break/>當然，歷史沒有如果。但，如果黃老今天仍在世，恐怕會是「國安五法」、《反滲透法》首波被網羅的對象，恐怕也難逃「舔共」、「假台灣人」的種種罵名，儘管他是台灣黨外民主運動的重要前輩。<text:line-break/><text:line-break/>覺青們常說：「不要忘記這一切得來不易」。那個在中國人大高喊「我反對」的台灣人黃順興，他的一生也紮實地提醒著我們：「不要忘記這一切得來不易」。</text:span></text:p>
      <text:p text:style-name="P2"><text:span text:style-name="T1">陳真   |  2020.06.03 01:21   |   </text:span><text:a xlink:type="simple" xlink:href="http://palinfo.habago.org/Entry?Command=Information_PrintForum&amp;iPage=5#FORUM39373"><text:span text:style-name="T2">#</text:span></text:a></text:p>
      <text:p text:style-name="P4"><text:span text:style-name="T1">其實我沒看我貼的那些有關這位 "藝術家" 華涌的視頻，我只是隨便挑出幾則，然後瞄了兩三秒鐘，我覺得這樣就已足夠理解一些事了。因為重點不是一個人說什麼，而是他怎麼說以及說話的那個樣子。<text:line-break/><text:line-break/>一個人是什麼樣子就什麼樣子，不會因為所謂 "迫害" 而變了個樣子。這位先生，因為被公安找麻煩，然後就變了個樣子？然後就要跟大家募款來 "革命"，號召 "滅共"。好吧，那滅完之後呢？他自己當領導嗎？還是怎樣？十四億人就地不敬禮解散？實在有夠荒唐。<text:line-break/><text:line-break/>一個人，自認為遭受了什麼不合理待遇，然後就要滅共？我跟這個世界顯然八字不合，所以我也該想辦法毀滅人類嗎？大家手頭方便的話，要不要捐款給我響應毀滅世界的革命行動呢？<text:line-break/><text:line-break/>我不相信有人會被他感動或響應他的號召，太無厘頭了。美國人卻努力抬舉他，會不會太荒唐了點？除了 "革命滅共" 之外，他究竟是想幹嘛呢？<text:line-break/><text:line-break/>這不是什麼善不善良的問題，這純粹就是無厘頭；是吃飽太閒吧？他要是跟我一樣一輩子每天累得跟狗一樣，三更燈火五更雞，一天當五天用，應該就不會搞這些無聊之舉了。</text:span></text:p>
      <text:p text:style-name="P2"><text:span text:style-name="T1">阿水   |  2020.06.03 00:06   |   </text:span><text:a xlink:type="simple" xlink:href="http://palinfo.habago.org/Entry?Command=Information_PrintForum&amp;iPage=6#FORUM39372"><text:span text:style-name="T2">#</text:span></text:a></text:p>
      <text:p text:style-name="P4"><text:span text:style-name="T1">我之前所貼華涌自介的文章，是在大陸〈知乎〉網站上找到的，也只看過維基百科，那時還沒看到陳真兄貼的視頻，現在只有一個感覺：卿本佳人，奈何被逼上梁山，而且是華涌不適合上的梁山。<text:line-break/><text:line-break/>我曾在另一個群組裡砍大山的提到「如果大家仔細看，中國對內霸道（包括台灣），但對外王道，也不敢不王道，所以許多弱勢國家對中國頗有好評，對歐美強權卻是恨得要命。」馬上有人回我「這是策略！」，我則是回說「是的，這是策略，國策從來就跟摩西十誡沒有關係。」<text:line-break/><text:line-break/>我對中國對外「王道」的做法，不會直接跟中國人愛好和平等傳統文化連結，而是認為中國和平崛起是一個明智的國策。至於中國對內霸道的做法，也知道基本上中國是採用人民民主專政的體制，中國也自認是民主國家，只對無產階級的敵人專政，只是這「無產階級的敵人」的標準是跟著中國共產黨的價值思想游動，本版也有不少人認為這是必要的霸道。<text:line-break/><text:line-break/>我是統派，至今以中華民國為正統，不反對一國兩制，也理解多數台灣同胞想脫離大陸當局統治的想法，更明白可能因為這個多數台灣同胞的想法而被武統。所以瞭解大陸體制，關乎自己的身家，不會只從中國對外王道的一面去看，我會關心大陸對內霸道的一面。<text:line-break/><text:line-break/>大陸當局近年來推崇法治，民法、刑法、行政法、訴訟法等大都承襲西方大陸法系，大體而言，大陸目前只有中央體制與西方民主國家不同，但其他主要的法律跟西方民主國家的法律精神及價值差異不是很大。但就司法獨立這部分，體制上還是在中國共產黨之下，始終無法如西方一般獨立，至於共產黨介入司法的情形如何，這部分大陸網友在討論時，大都點到為止，曖昧不明，尚待探究。我的感覺，應該跟台灣蔣經國解除戒嚴之前的民主法治可堪比擬吧！？<text:line-break/></text:span></text:p>
      <text:p text:style-name="P2"><text:span text:style-name="T1">子夷   |  2020.06.02 23:48   |   </text:span><text:a xlink:type="simple" xlink:href="http://palinfo.habago.org/Entry?Command=Information_PrintForum&amp;iPage=6#FORUM39371"><text:span text:style-name="T2">#</text:span></text:a></text:p>
      <text:p text:style-name="P3"><text:span text:style-name="T1">刘先生<text:line-break/><text:line-break/>我将您的回复分成三部分，<text:line-break/><text:line-break/>关于立法，先不论言论的划分非常微妙却又失之毫厘差以千里，首先由谁来提诉就是一个问题。由政府全面主导恐怕不现实，一方面这会极大耗费行政资源，另一方面为了应对这样庞大的工作量，必然会有海量的相关行政人员，也就是说其中也必然会出现新一拨的官僚主义和形式主义，事情又回到了原点。如果由民众来担当监督主体呢？不知道您怎么想，我个人感觉短期内民众恐怕没有这种公民意识。<text:line-break/><text:line-break/>关于这几年的趋势，我理解成一种特别时期的对应。同这种民众舆论工作在美国的版本相比，“攘外必先安内”已经算比较温和的选项了。当然，它仍然会有副作用，公众意识在长期上的趋势有其他需要慎重考量的因素。但是没有办法，一来不作为是消极投降，二来文化宣传相关部门的能力一直极其低下，恐怕也只能勉强做这种粗糙潦草的工作了。<text:line-break/><text:line-break/>关于那位先生的经历，首先要说正因为我不会轻易直面风险，我个人在感情上是肯定您们这类对不公有着使命冲动的人的。但是就如同善良不等于知能、勇气不等于坚韧一样，能力也不等于品格；也就是说，在庞大的行政群体中，一定会且一直会存在造成这类遭遇的人。我没有过研究，但是中南海的廉政建设大概就是为了建立一种体制内的负责制，以尽量遏制这类情况的吧。</text:span></text:p>
      <text:p text:style-name="P2"><text:span text:style-name="T1">刘旭   |  2020.06.02 23:11   |   </text:span><text:a xlink:type="simple" xlink:href="http://palinfo.habago.org/Entry?Command=Information_PrintForum&amp;iPage=6#FORUM39370"><text:span text:style-name="T2">#</text:span></text:a></text:p>
      <text:p text:style-name="P4"><text:span text:style-name="T1">子夷好<text:line-break/>这是政府立法的问题，对于谣言和新闻媒体要有合理的处罚和提告机制。可以参考新加坡的法律，规定什么能说，什么不能说，我想中共的政府要做到这个因该不难，我也知道，绝对的新闻和言论自由，所带来的危害，但是凡事有个程度的差别，常在大陆生活的人，因该不难体会出，这几年对于言论和思想的压迫的程度在加剧。<text:line-break/>但是以，华涌先生为例，他没有触犯任何法律，就被政府运用各种手段，而在社会上不能立足,这显然也与习主席，建设现代化法制国家的理想相悖。</text:span></text:p>
      <text:p text:style-name="P2"><text:span text:style-name="T1">刘旭   |  2020.06.02 22:41   |   </text:span><text:a xlink:type="simple" xlink:href="http://palinfo.habago.org/Entry?Command=Information_PrintForum&amp;iPage=6#FORUM39369"><text:span text:style-name="T2">#</text:span></text:a></text:p>
      <text:p text:style-name="P3"><text:span text:style-name="T1">王修亮<text:line-break/>一个善良的人，不等于他是一个聪明的人。<text:line-break/>以我母亲为例，我母亲是个佛教徒，非常的善良，但是缺乏知识，容易受到人的哄骗，容易相信一些虚假的谣言。<text:line-break/>其实我没接触过华涌，我是透过他的姐姐和朋友了解他的，但是和他姐姐相处的半个月，华姐和我聊她的过去和童年，家庭，以及她弟弟华涌，华姐是个善良，热心，真诚的人，而他的朋友也是，善良和礼貌的人，我想他在这样一个家庭长大，有这样的姐姐和朋友。于是我也相信，华涌是个好人。当然这很没道理。仅仅是我，通过几个人的记忆和印象而形成的个人感觉。<text:line-break/>其实这件事情的重点是，华涌，直播了强拆，而因此，就无法在社会上立足，这件事情本身合理吗？</text:span></text:p>
      <text:p text:style-name="P2"><text:span text:style-name="T1">子夷   |  2020.06.02 22:39   |   </text:span><text:a xlink:type="simple" xlink:href="http://palinfo.habago.org/Entry?Command=Information_PrintForum&amp;iPage=6#FORUM39368"><text:span text:style-name="T2">#</text:span></text:a></text:p>
      <text:p text:style-name="P4"><text:span text:style-name="T1">刘先生好<text:line-break/><text:line-break/>理想人人都有，然而很遗憾，因为人有七情六欲而且常常知性不足，在一个组织和社会中，常常必须面对取舍，如果这个群体还同时面临外在危险时，这种牺牲就会更酷烈。譬如经济发展和环境保护、再譬如您提到的发声空间。更多的空间哪里好，好在有志有识的人能有正当的发声渠道；哪里不好？不好在除了前者以外的所有的下九流会以更大的声音发出噪音。民众有足够的能力在千种声音中分辨出有宜的那些吗？连站在了竞选平台上的桑德斯都失败了。如果没有一个理想的方案能在收和放之间扬利抑弊，松开公共话语权的危险想必毋需多言。</text:span></text:p>
      <text:p text:style-name="P2"><text:span text:style-name="T1">王修亮   |  2020.06.02 22:15   |   </text:span><text:a xlink:type="simple" xlink:href="http://palinfo.habago.org/Entry?Command=Information_PrintForum&amp;iPage=6#FORUM39367"><text:span text:style-name="T2">#</text:span></text:a></text:p>
      <text:p text:style-name="P3"><text:span text:style-name="T1">一個人受過委屈與迫害是值得同情也值得協助，但是一個人若因為遭受了委屈與迫害，就失去對真實的堅持，甚至刻意扭曲真實，抹黑栽贓來報復對他不公平的人事物，那這個人一點也不值得同情與寬恕。<text:line-break/>因為這證明他本質是個自我、自私的人，只有個性強悍，完全沒有群性的負責與包容。他只是沒有機會先欺凌他人，若是擁有那個環境與權勢，他一樣會因為某些自私的原因，扭曲真實，抹黑栽贓，霸凌他人。<text:line-break/><text:line-break/>這是我生命的經驗。<text:line-break/><text:line-break/>我也從來不敢倚賴自己在國小中曾遭受過的打壓迫害，就理直氣壯的去汙衊所有的國小教師、校長，都很黑很爛很不專業。我遇過的黑暗很多，但是不代表全部，也不代表二十年前如此，至今仍是如此。</text:span></text:p>
      <text:p text:style-name="P2"><text:span text:style-name="T1">刘旭   |  2020.06.02 22:07   |   </text:span><text:a xlink:type="simple" xlink:href="http://palinfo.habago.org/Entry?Command=Information_PrintForum&amp;iPage=6#FORUM39366"><text:span text:style-name="T2">#</text:span></text:a></text:p>
      <text:p text:style-name="P4"><text:span text:style-name="T1">周舟好<text:line-break/>我并不痛恨共产党，我对共产党的看法是复</text:span><text:span text:style-name="T5">杂</text:span><text:span text:style-name="T1">的。使我感到不平的是，一些具体的行为，而不必扩大到整个政党。共产党是这样巨大的一个组织，有这么多的人，简单的给它冠一个好或坏的判断，是很幼稚的。<text:line-break/>要说共产党的好，我也可以举出无限多的例子，但是这些已经有很多人在说了，不比我多加一句，但是在一些社会的角落，一些人被野蛮的压迫，而这些被压迫者，在媒体上在网络上是看不见的。没有属于他们的声音。会被听见，会被看见。我想的是，更多一点的舆论空间，让这些丑恶的地方，能被看见，能被改变，而不是掩盖在，人民生活幸福，党的英明领导这样表面一片祥和的虚假宣传之下。</text:span></text:p>
      <text:p text:style-name="P2"><text:span text:style-name="T1">刘旭   |  2020.06.02 21:50   |   </text:span><text:a xlink:type="simple" xlink:href="http://palinfo.habago.org/Entry?Command=Information_PrintForum&amp;iPage=6#FORUM39365"><text:span text:style-name="T2">#</text:span></text:a></text:p>
      <text:p text:style-name="P3"><text:span text:style-name="T1">陳真先生<text:line-break/>这些视频，是在他被迫害之后发表的，我并不同意，他的想法，或许幼稚，偏激，但这是在他，被长期压迫之后的结果。不是每个人，在苦难中都能保持理智。<text:line-break/>他是个理想冲动，善良的人，政治上冷感，在直播武警拆迁之前，拥有不错的工作和社会地位，而因为看到武警拆迁之中的野蛮行为，他决定，将这些事情公之于众，而在直播之后，他失去了一切。<text:line-break/>华涌先生，触犯了中国的哪一条法律？ 华涌直播之后，被以寻衅滋事罪，在看守所关了几天之后就放了出来,但是随之而来的是，各种政府部门的杯葛，他工作和生意上的伙伴，受到压力和他断了联系，画室被各种政府机关单位，以检查为名骚扰，房东拒绝继续出租给他。以至于在社会上完全无法立足，在油管继续上发了一些牢骚之后，公安机关便开始追捕他，他的老家，他的朋友，他的姐姐，都被公安机关上门关照过。这也就是为什么我在云南刚好碰到云南的警方上门来找华涌。于是他跑到了泰国，想接妻女团聚，他老婆到了机场，被告知限制离境。<text:line-break/>他只是披露了一些现实，便遭受到如此的对待，难道不令人侧目吗？<text:line-break/>共产党无法用合法的手段拘捕他，因为他是个守法的公民，但是利用各种压力让他在社会上无法立足。这合理吗？ 让我感到不平的是这个。<text:line-break/></text:span></text:p>
      <text:p text:style-name="P2"><text:span text:style-name="T1">周舟   |  2020.06.02 21:26   |   </text:span><text:a xlink:type="simple" xlink:href="http://palinfo.habago.org/Entry?Command=Information_PrintForum&amp;iPage=6#FORUM39364"><text:span text:style-name="T2">#</text:span></text:a></text:p>
      <text:p text:style-name="P4"><text:span text:style-name="T1">我看了劉旭對共產黨不滿的理由，再看了華涌的一段視頻，一種熟悉的既視感油然而生。<text:line-break/><text:line-break/>十年前我也是單純天真的人，參加反核活動(每年在凱道大概不到200人)，相信左派的自由平等和人權，認識幾位很有理想也身體力行的社運朋友，還有一位好友曾是台權會秘書長，我對他們奉獻小我的熱情和行動力很佩服。<text:line-break/>直到2014年，文林苑，大埔案，華光社區拆除，洪仲丘案，這些朋友都無役不與，每天討論要去哪裏遊行開會。那時有人提到南鐵東移案要不要關切一下，立刻有人警告別碰，因為台南市長是賴清德。那時我很疑惑，若政府徵收土地不正義，侵犯人民財產，在台南在台北不都該一樣用力聲援?<text:line-break/><text:line-break/>等到聲勢驚人的反核大遊行，人數和報導反常踴躍，我就感到不對勁，那年我頭一次不參加反核活動。後來又是反旺中媒體壟斷，太陽花運動，我才看清這些看似理想正義，又非常感性能言的高知識份子，任何行為都只有很簡單的動機:國民黨一定要倒。有的是因為父輩原是地主，因為國民黨土改政策家道中落，所以恨之入骨，卻不提他家又乘著台灣經濟奇蹟賺了大錢，以至今日富到可以不必工作，到處搞社運。有的是從國外带高學歷回來，也把西方那套進步價值觀現成挪用，在媒體上刊出一篇篇看似深奧其實扭曲，有特定立場的公知文章。<text:line-break/><text:line-break/>等等我補足了核能知識，才明白這些人反核的根基有多淺。服貿我大致了解內容，與他們辯論之後，更對這些人為政治目的刻意偷換概念感到不齒。我感覺他們嘴上說的光明美好想望，和實際上只有破壞而無建設的復仇，其實只是自我感覺良好的行動，渾然不覺背後有更大的力量在操縱他們。<text:line-break/><text:line-break/>劉旭對共產黨痛恨，我能理解，如同被奪去財產或殺掉親人而仇恨國民黨一樣。但若因此而崇拜一個和你有共同敵人，善於表達自己的行動者，你可能得再多觀察這人各種作為的真正動機，或許並不如你想像的純正善良。</text:span></text:p>
      <text:p text:style-name="P2"><text:span text:style-name="T1">陳真   |  2020.06.02 20:37   |   </text:span><text:a xlink:type="simple" xlink:href="http://palinfo.habago.org/Entry?Command=Information_PrintForum&amp;iPage=6#FORUM39363"><text:span text:style-name="T2">#</text:span></text:a></text:p>
      <text:p text:style-name="P3"><text:span text:style-name="T1">今晚沒啥病人，利用看診空檔，我看到這位華涌 "藝術家" 的一些視頻，數量非常多，感覺挺可怕，你說這個叫做理想主義？你被這個感動？我的天！<text:line-break/><text:line-break/>我只瞄了其中兩則，看了幾秒鐘，覺得很可怕，很扭曲，很邪門。我看不出任何善意，任何理想，任何一點理性，甚至看不出任何思維邏輯，根本不知意欲為何，只看得出仇視共產黨，看得出美國 CIA 所經營的一些邪惡媒體之刻意吹捧。真是很不像話。<text:line-break/><text:line-break/></text:span><text:a xlink:type="simple" xlink:href="https://bit.ly/3drWKbk"><text:span text:style-name="T4">https://bit.ly/3drWKbk</text:span></text:a><text:span text:style-name="T1"><text:line-break/><text:line-break/></text:span><text:a xlink:type="simple" xlink:href="https://bit.ly/36THAZP"><text:span text:style-name="T4">https://bit.ly/36THAZP</text:span></text:a><text:span text:style-name="T1"><text:line-break/><text:line-break/></text:span><text:a xlink:type="simple" xlink:href="https://bit.ly/2ZYdtz2"><text:span text:style-name="T4">https://bit.ly/2ZYdtz2</text:span></text:a><text:span text:style-name="T1"><text:line-break/><text:line-break/></text:span><text:a xlink:type="simple" xlink:href="https://bit.ly/2zTzp3G"><text:span text:style-name="T4">https://bit.ly/2zTzp3G</text:span></text:a></text:p>
      <text:p text:style-name="P2"><text:span text:style-name="T1">阿水   |  2020.06.02 20:37   |   </text:span><text:a xlink:type="simple" xlink:href="http://palinfo.habago.org/Entry?Command=Information_PrintForum&amp;iPage=6#FORUM39362"><text:span text:style-name="T2">#</text:span></text:a></text:p>
      <text:p text:style-name="P4"><text:span text:style-name="T1">劉旭葛格，您的意思是上一級法院也被滲透？對不起，沒告過的話，我不能僅憑您的三言兩語就相信，列入待查事項。</text:span></text:p>
      <text:p text:style-name="P2"><text:span text:style-name="T1">刘旭   |  2020.06.02 20:26   |   </text:span><text:a xlink:type="simple" xlink:href="http://palinfo.habago.org/Entry?Command=Information_PrintForum&amp;iPage=7#FORUM39361"><text:span text:style-name="T2">#</text:span></text:a></text:p>
      <text:p text:style-name="P4"><text:span text:style-name="T1">阿水<text:line-break/>当地公检法都被渗透，官官相护，裁判和球员都是他，拿什么提告？</text:span></text:p>
      <text:p text:style-name="P2"><text:span text:style-name="T1">阿水   |  2020.06.02 20:18   |   </text:span><text:a xlink:type="simple" xlink:href="http://palinfo.habago.org/Entry?Command=Information_PrintForum&amp;iPage=7#FORUM39360"><text:span text:style-name="T2">#</text:span></text:a></text:p>
      <text:p text:style-name="P3"><text:span text:style-name="T1">劉旭葛格：<text:line-break/>大陸的行政訴訟法規定，申請行政機關履行保護人身權、財產權等合法權益的法定職責，行政機關拒絕履行或者不予答覆的，可以向人民法院提起行政訴訟。為什麼工廠汙染事件，執法單位包庇，村民不依法起訴呢？是有什麼阻礙嗎？</text:span></text:p>
      <text:p text:style-name="P2"><text:span text:style-name="T1">刘旭   |  2020.06.02 19:10   |   </text:span><text:a xlink:type="simple" xlink:href="http://palinfo.habago.org/Entry?Command=Information_PrintForum&amp;iPage=7#FORUM39359"><text:span text:style-name="T2">#</text:span></text:a></text:p>
      <text:p text:style-name="P4"><text:span text:style-name="T1">欧阳阳<text:line-break/>我所关注的是，为什么一个人因为直播了该事情，让人看见一些事实，而要被压迫到这个程度。<text:line-break/>陈真先生<text:line-break/>不是每个人都能保持理智，不是每个人都有强大的内心，人是很脆弱，很软弱的，在长期遭受迫害的情况下，还能保持理智的毕竟只是少数人。<text:line-break/></text:span></text:p>
      <text:p text:style-name="P2"><text:span text:style-name="T1">欧阳阳   |  2020.06.02 18:57   |   </text:span><text:a xlink:type="simple" xlink:href="http://palinfo.habago.org/Entry?Command=Information_PrintForum&amp;iPage=7#FORUM39358"><text:span text:style-name="T2">#</text:span></text:a></text:p>
      <text:p text:style-name="P3"><text:span text:style-name="T1">刘旭，<text:line-break/>你说的“北京轰轰烈烈的驱除低端人口事件”，据我了解是因为一起火灾事件引发了北京当局治理火灾隐泛，因为对一些中下层的聚居之地造成一定负面影响，但是西方以及某些媒体就把它炒作成“驱除低端人口事件”！北京当然是不可能“驱除低端人口”，这个是用常识可以判断的，北京怎么可能没有“低端人口”？<text:line-break/><text:line-break/>北京当局应对火灾隐泛的政策可能有一些不足，但是如果让人利用此一事件时间放大渲染，做政治炒作，那我也是不赞同的</text:span></text:p>
      <text:p text:style-name="P2"><text:span text:style-name="T1">陳真   |  2020.06.02 18:56   |   </text:span><text:a xlink:type="simple" xlink:href="http://palinfo.habago.org/Entry?Command=Information_PrintForum&amp;iPage=7#FORUM39357"><text:span text:style-name="T2">#</text:span></text:a></text:p>
      <text:p text:style-name="P4"><text:span text:style-name="T1">刘旭好，<text:line-break/><text:line-break/>我不明白華涌這個人，但是，如果遭遇挫折或傷害就要「失去理智」，那他也許應該要先管理好自己的理智才對，而非任意作為，畢竟事關公眾之事總非兒戲，隨便喊個什麼「不合作、不復工、不還貸」的什麼「三不運動」，那不是很荒唐很兒戲嗎？那不叫做「理想主義」，那叫做無厘頭。胡亂作為很容易，但是，意義呢？後果呢？重要性呢？他有想過嗎？<text:line-break/><text:line-break/>我要是中國領導人，我想我會管控得更嚴格而不是更寬鬆，因為稍有不慎，後果難以預料，所有人都付不起這個代價。從香港之完全不設防，你就可以看見它的後果。<text:line-break/><text:line-break/>唐吉訶德神經很大條，不會這麼容易「失去理智」。</text:span></text:p>
      <text:p text:style-name="P2"><text:span text:style-name="T1">欧阳阳   |  2020.06.02 18:44   |   </text:span><text:a xlink:type="simple" xlink:href="http://palinfo.habago.org/Entry?Command=Information_PrintForum&amp;iPage=7#FORUM39356"><text:span text:style-name="T2">#</text:span></text:a></text:p>
      <text:p text:style-name="P3"><text:span text:style-name="T1">刘旭，<text:line-break/>有些西方人喜欢攻击中国的新疆等少数民族政策，但据我了解，中共对少数民族从政策上是非常友善的，不管是生活，还是教育，连高考，少数民族的录取分数线都要比汉族高很多！但是有些情况下，有些少数民族确实是很不讲道理的，最典型的要数前几年发生的“切糕党”事件！<text:line-break/><text:line-break/>现有的这个社会还有很多黑暗面，中共的统治逻辑比较倾向于正能量宣传统治，对于一些黑暗事件，它比较倾向于在局部解决问题！如果任由媒体炒作报道，这个社会氛围可能会充满负能量，所以我们前面说“中庸”，很多事情过犹不及，要有个度！<text:line-break/><text:line-break/><text:line-break/>华涌，我确实不了解，陈真前辈已经查了一些资料，与劉曉波类似；或许他是一个好人，但是他或许在心中有某种偏执，如果任由媒体把他塑造成一个“英雄”，对这个社会整体未必就是一件好事！好人也会干坏事的。<text:line-break/><text:line-break/>你说你走过很多地方，知道很多事情，但是我个人是希望你不要走劉曉波们的老路，不要偏执，中庸之道在于阴阳平衡，不要只去寻找发掘一些阴暗面，也要学会去了解一些阳光面，这样才能比较全面地看待这个社会！</text:span></text:p>
      <text:p text:style-name="P2"><text:span text:style-name="T1">刘旭   |  2020.06.02 18:30   |   </text:span><text:a xlink:type="simple" xlink:href="http://palinfo.habago.org/Entry?Command=Information_PrintForum&amp;iPage=7#FORUM39355"><text:span text:style-name="T2">#</text:span></text:a></text:p>
      <text:p text:style-name="P4"><text:span text:style-name="T1">陈真先生<text:line-break/>华涌在政治上变得偏激是在他，流亡之后的事情，在那之前，他一直和政治绝缘。当年北京轰轰烈烈的驱除低端人口事件，他因为直播该事件，而遭到各种迫害，以至于现在流亡海外。可以用妻离子散，家破人亡来形容他，他之所以变得同情64和香港，也是可以理解，因为在他看来都是同样受到压迫的人，不免心有戚戚焉。<text:line-break/>在那旅馆住了半个月，我透过他的姐姐，和朋友认识到他是什么样的人，他让我想到了堂吉诃德，虽然有些愚蠢，但他们一样都是勇敢的面对风车，不惜粉身碎骨。面对别人的苦难，他挺身而出，希望透过曝光，共产党能有所收敛，但是等到的是，打击报复和政治压迫。各种部门，上来杯葛他，他被失业，被查封，被拘捕，现在他的妻女被限制离境，家母重病，而不敢回国。孤身一人流亡海外，怎么能不愤恨呢。不失去理智呢。<text:line-break/>高耀洁医生现在移民美国了，现在关于她为何移民网络上有很多报道。不知是真是假，以下仅供参考，</text:span></text:p>
      <text:p text:style-name="P2"><text:span text:style-name="T1">陳真   |  2020.06.02 17:52   |   </text:span><text:a xlink:type="simple" xlink:href="http://palinfo.habago.org/Entry?Command=Information_PrintForum&amp;iPage=7#FORUM39354"><text:span text:style-name="T2">#</text:span></text:a></text:p>
      <text:p text:style-name="P3"><text:span text:style-name="T1">幾點看法：<text:line-break/><text:line-break/>一，我看不出劉曉波哪一點稱得上是個「理想主義者」。如果他是，那麼，台灣人口至少一半以上的腦殘都是。台灣腦殘絕大部份都自認是理想主義者。事實上，腦殘之所以是腦殘，意味著他們並非壞人，只是腦袋進水而已。<text:line-break/><text:line-break/>但是，劉曉波卻比台灣腦殘們要更惡劣許多。他是極有意識地為美國、為CIA 從事政治鬥爭，絲毫不單純。你很難說他是腦殘，但我也不會說他是個壞蛋，畢竟劉曉波「們」千千萬萬數不清：仰慕西方，鄙視中國，凡事都是西方好，屬「凡是派」，凡是中國的一定爛，凡是西方的肯定「冇得頂」。<text:line-break/><text:line-break/>二，我不知道你們在討論的華湧是誰，維基百科上有此人之介紹：<text:line-break/><text:line-break/></text:span><text:a xlink:type="simple" xlink:href="https://bit.ly/2yZ3Q8e"><text:span text:style-name="T4">https://bit.ly/2yZ3Q8e</text:span></text:a><text:span text:style-name="T1">  <text:line-break/><text:line-break/>從資料上看，挺可怕，我是說行為上令人難以茍同，又是支持六四，又是支持港獨，又是攻擊什麼共產黨「防疫不力」。如果這叫「不力」，那麼，全世界沒有一個國家的'防疫工作及格了。<text:line-break/><text:line-break/>這位華涌現在人在泰國，成立一個什麼「中國公眾黨」，「譴責中國當局應對2019冠狀病毒病疫情不力」，發起「不合作、不復工、不還貸」三不運動。<text:line-break/><text:line-break/>真是我的天啊！<text:line-break/><text:line-break/>我想說的是，蠢血沸騰是有害的，他也許是個好人，但是，人還是得要有點腦子，得要有點最基本的是非判斷能力才行。<text:line-break/><text:line-break/>三，我參與過中國大陸早期有關愛滋病的一些事情，例如河南愛滋村的事。我和學姐的個人網站--「生命親系譜」的圖騰，就是收容愛滋病父母之小孩的「東珍小學」裏頭一位小朋友所畫。我想說的是，在20年前的參與中，我深深了解共產黨對於那些秉持善意的個人之打壓，比方說李丹，高耀潔醫師，還有我最仰慕的桂希恩醫師。<text:line-break/><text:line-break/>但是，這就好像我在三十幾年前在台灣、在國際上為兒童福利與人權的奮鬥，搞到叛亂案加身，搞到家破人亡一樣。我不會因此懷恨國民黨，也不會覺得這是什麼很特別的事情。這類事情當然很惡劣，但是，一個社會或國家的進步不就是這樣一步一腳印、一動一灘血，慢慢往前走嗎？<text:line-break/><text:line-break/>別說宣揚「兒童人權」在三十幾年前的台灣是如此敏感、幾乎是要砍頭的事情，就連我和戴振耀等人在八零年代最早站出來從事環保工作時，幾乎也都是像在冒著生命危險那樣，不斷被威脅被恐嚇，非常痛苦。<text:line-break/><text:line-break/>但是，你看，三十幾年前的高雄乃至全台灣哪一條河川是乾淨的？特別是高雄，連飲用水都有油漬，含有重金屬，甚至能夠點燃，每條高雄河川被所有工廠任意污染得五顏六色，空氣惡臭，肺癌盛行率是其它縣市的七、八倍，這合理嗎？像話嗎？<text:line-break/><text:line-break/>但是，批評這樣一些現象，在三十幾年前的台灣卻要冒著槍炮黑牢對付的危險，非常痛苦。就連我在高醫某學生社團只是站起來講了幾句話，希望大家關心高雄水源污染的問題，隔天，一大群學弟十幾人居然跑來我的教室堵人(還好我幾乎天天翹課，沒被堵到)，要我滾出社團，叫我不要誣衊政府，不要污染校園，隨後還在高醫校園裏頭差點被學弟們圍毆。<text:line-break/><text:line-break/>我要說的是，三十年前的台灣就是這樣啊，二十年前的大陸也是這樣啊。但是，桂希恩和高耀潔等人，現在都平反了，愛滋病人的權益問題也得到了相當程度的改善與重視。<text:line-break/><text:line-break/>我是說，生活中或社會上總有千千萬萬個問題需要我們每個人去努力，這樣一些過程，勢必永無止盡。英國難道就比較文明？還不是一樣有各種荒唐問題存在。我還聽說劍橋大學當年決定招收女生時，男學生們還抬棺材在校門口圍堵抗議，不准女學生進入神聖校園呢。把這樣一些不合理現象看成是大陸社會所特有，或是看成一種制度問題的弊病，那是完全說不通的。<text:line-break/><text:line-break/>比方說，我們現在罵種族歧視罵得這麼自然，但是，二十年前我在英國發起「反種族歧視運動」(英文簡稱CARD)，那可是要承受多大的痛苦與抹黑，完全就是人格毀滅戰，完全不擇手段。<text:line-break/><text:line-break/>但是，現在呢？不管是哪個黨或哪些個人，會因為你批評西方人之種族歧視而不擇手段要毀滅你嗎？<text:line-break/><text:line-break/>別說太高遠的，就說醫界和藥商之間的不當利益輸送關係，我是台灣第一個把這個陳年老問題公諸於世的人，結果呢？我頓時成為醫界公敵，一些醫界大老，前前後後用各種方式折磨我，長達一兩年。<text:line-break/><text:line-break/>但是，現在呢？任誰都能很自然地批評說醫生本來就不應該跟藥商拿回扣或接受各種什麼「性招待」或旅遊或賄賂。<text:line-break/><text:line-break/>我不是說問題已經解決，事實上沒有，只是從檯面上公然進行轉為地下。但是，至少至少，批評者已經不用再承受那種「千夫所指」、成為「眾矢之的」的痛苦。<text:line-break/><text:line-break/>我不是要說我功勞很大，而是說，社會的種種發展，我們無法、也不應置身事外，光是譴責什麼制度是很荒唐的。</text:span></text:p>
      <text:p text:style-name="P2"><text:span text:style-name="T1">許世勤   |  2020.06.02 17:35   |   </text:span><text:a xlink:type="simple" xlink:href="http://palinfo.habago.org/Entry?Command=Information_PrintForum&amp;iPage=7#FORUM39353"><text:span text:style-name="T2">#</text:span></text:a></text:p>
      <text:p text:style-name="P4"><text:span text:style-name="T1">神經生物學為了研究複雜的神經傳導機制，是利用簡單的線蟲作為模型，藉此來理解神經細胞的功能。線蟲是構造簡單的生物，所以簡單的神經元結構就可以應付環境中的種種需求與挑戰，但人體不行。愈是高度複雜的機體，愈是需要強而有力的中樞。如果以此衍伸來觀察人類的政治制度，如果一個國家只是幾千幾百個公民所組成的小國家，那麼稍微鬆散的中央不成問題，人民也可以充分享有自由。但是組成愈複雜、矛盾愈多的國家，如果沒有強而有力的中樞，那麼就得面臨機體崩潰的危險。所以我認為大陸把權力高度集中在一黨，是不得不然的結果。大陸即使是國民黨統治，孫中山的理想政治制度叫做「民主集權制」。<text:line-break/><text:line-break/>但是劉旭先生提到的問題，是遠離中央發生在周圍地區的問題，是人民切身相關的問題，而中央往往只看到整體數據。為了解決這個問題，就應該強化地方自治與公民意識。孫中山的設計是以「村、鄰、里」來達成地方自治的藍圖，也就是主權在民，由人民做監督，這個部分黨就應該放手。共產黨應該試著對地方小區的言論鬆手，但我不很了解中共的制度設計，所以這樣有什麼問題還得請熟悉中共體制的專家來解答了。<text:line-break/></text:span></text:p>
      <text:p text:style-name="P2"><text:span text:style-name="T1">刘旭   |  2020.06.02 17:20   |   </text:span><text:a xlink:type="simple" xlink:href="http://palinfo.habago.org/Entry?Command=Information_PrintForum&amp;iPage=7#FORUM39352"><text:span text:style-name="T2">#</text:span></text:a></text:p>
      <text:p text:style-name="P3"><text:span text:style-name="T1">陳真先生<text:line-break/>广东有句话，</text:span><text:span text:style-name="T5">杀</text:span><text:span text:style-name="T1">人放火金腰带，造桥铺路无命骸。所谓好人好报，不过是一般人的自我安慰。在大多数情况下，大多数时间里，都是那些左右逢源，见风使舵，的奸诈小人，更容易获得成功，如果决定当一个君子和正直的人，就要有被人排斥和边缘化的觉悟。<text:line-break/>您说有一段时间要来大陆工作，我想如果您学不会沉默的话，大陆会比台湾辛苦。<text:line-break/>我看到了共产党的很多问题，但我并不认为民主是唯一的解决方式，我家乡有村民选举，我看见了，没有文化和公民意识的人，拥有选票会多么的混乱。<text:line-break/>绝对的好和坏，黑和白，只在少数情况下存在，大多数政党或人，都是在好坏之间。一味的歌功颂德，和一味的抹黑唱衰，在我看来都很愚蠢，但是很多问题，一直存在，不因让人沉默，这些问题就会消失不见，有时共产党的做法，太过蛮横和粗暴。<text:line-break/>我抗议和拒绝的是一个个具体的事情。<text:line-break/>为什么工厂的污染，不让人知道，为什么北京的强拆，报道的人要，要遭受这种待遇。这是每个中国人，都因该关心的事情，因为这关系到我们具体的生活，<text:line-break/></text:span></text:p>
      <text:p text:style-name="P2"><text:span text:style-name="T1">阿水   |  2020.06.02 16:51   |   </text:span><text:a xlink:type="simple" xlink:href="http://palinfo.habago.org/Entry?Command=Information_PrintForum&amp;iPage=7#FORUM39351"><text:span text:style-name="T2">#</text:span></text:a></text:p>
      <text:p text:style-name="P4"><text:span text:style-name="T1">就拿劉旭葛格說的事來舉例：「鼎信化工厂事件，这些人上访，抗争，拉横幅游行，但是这些你能在媒体上看到吗？ 到现在这些村名还在喝污染的水。为什么这些不能让人知道？」<text:line-break/><text:line-break/>一、「讓人知道」也是西方式的防呆設計。意思是：有人違法，政府又行政執法不中立不處理時，透過言論自由、集會遊行等方式吸引輿論，藉由輿論公評給執法部門及上級單位壓力，使工廠不再繼續違法污染，民眾也不必透過煩雜的司法程序獲得賠償。<text:line-break/><text:line-break/>二、大陸可以不用跟隨西方國家採用上面這一套防呆設計，但應配合一套發現、監督及解決機制來防呆。比如說，當地居民可以依法律進行司法訴訟，請求禁止排污及損害賠償，並要求執行部門有所作為及國家賠償。若是政府利益衡量的結果，政绩和GDP比較重要，那就應該有一套遷村及補償機制；可是這也應配合防呆機制來預防民眾健康及財產的損失，例如規定補償的標準或另由公正人士組成委員會來認定。再怎麼不濟，政府沒有財力可解決，也該立法給這些為國家犧牲的村民立碑或進英雄紀念堂。這些如果形成制度，就不必靠英明的領導來解決。<text:line-break/></text:span></text:p>
      <text:p text:style-name="P2"><text:span text:style-name="T1">刘旭   |  2020.06.02 16:33   |   </text:span><text:a xlink:type="simple" xlink:href="http://palinfo.habago.org/Entry?Command=Information_PrintForum&amp;iPage=8#FORUM39350"><text:span text:style-name="T2">#</text:span></text:a></text:p>
      <text:p text:style-name="P4"><text:span text:style-name="T1">欧阳阳<text:line-break/>华涌这个人，真实的存在，你可以在油管上看到他的视频，只有几百到几千的播放量。你看搞笑吧，在反党这项事业上，郭文贵这种人渣更有市场。<text:line-break/>我喜欢旅行，喜欢和人聊天，也很会和人聊天，我可以在街边和一个素不相识的大叔，聊上两三个小时。由此我知道了很多人的故事和过去。你在中国这片土地上多走走，多敞开心扉和人聊天，你会看到不同人的过去，他们的遭遇，你会对国家，有一个更完整的看法。</text:span></text:p>
      <text:p text:style-name="P2"><text:span text:style-name="T1">刘旭   |  2020.06.02 15:48   |   </text:span><text:a xlink:type="simple" xlink:href="http://palinfo.habago.org/Entry?Command=Information_PrintForum&amp;iPage=8#FORUM39349"><text:span text:style-name="T2">#</text:span></text:a></text:p>
      <text:p text:style-name="P3"><text:span text:style-name="T1">欧阳阳<text:line-break/>华涌，流亡是现在正在进行时，从他直播报道，北京拆除低端人口居住地之后，便丢了工作和画室。而他在窘迫中凑集钱为朋友做手术，也不过是去年的事情。<text:line-break/>村民对污染的抗争是三年前的事情，是我路过的时候看见一堆人在集解，我问了抗议的人才知道事情的原委，而现在工厂还在当地官员的包庇下还在偷偷的排污。<text:line-break/>我发了微博和微信，没有几个小时后就被自动删除了。<text:line-break/>为什么要被人知道才好，因为没有社会的关注和压力，这些弱势的村民，能做到什么，能改变什么?<text:line-break/>这些事情，发生在我居住地几十公里外的地方，如果我不是亲身遇到，我也不会会知道。而我的父母和朋友，居住在一个城市内，如果不是我和他们说，他们也不会知道。你以为这些事情都发生在很</text:span><text:span text:style-name="T5">远</text:span><text:span text:style-name="T1">之外？ 很可能发生在你身边，但你的眼睛被蒙住，你的耳朵被堵住。你不会知道。<text:line-break/>和你说个事情，去年我到西藏的时候，在一个温泉酒店，泡温泉的时候，遇到藏族的大哥，和他攀谈了起来，和他聊熟之后，我很好奇他对达赖的看法，便开口问他。他和我说，在西藏不要聊政治，因为你一旦被人知道，你有反动的思想，明天警察就上门了。我说哪有那么夸张，这里就我们五个人，警察那么神通广大？ 他说在西藏，能不说就不要说，因为你不知道谁是秘密警察，会举报你。<text:line-break/>你以为文革离我们很</text:span><text:span text:style-name="T5">远</text:span><text:span text:style-name="T1">吗？<text:line-break/></text:span></text:p>
      <text:p text:style-name="P2"><text:span text:style-name="T1">老羊   |  2020.06.02 15:23   |   </text:span><text:a xlink:type="simple" xlink:href="http://palinfo.habago.org/Entry?Command=Information_PrintForum&amp;iPage=8#FORUM39348"><text:span text:style-name="T2">#</text:span></text:a></text:p>
      <text:p text:style-name="P4"><text:span text:style-name="T1">補充一點，如果你認為川普只是偶然事件，你真的需要先去研究歷史再來研究政治。川普只不過是以非常戲劇化的方式對全世界暴露美國存在已久的問題；而那些問題過去僅僅是靠著美元霸權、媒體霸權、和軍事霸權掩蓋罷了。<text:line-break/><text:line-break/>2011年，復旦大學的張維為教授和「歷史終結論」的法蘭西斯福山在上海舉行一場辯論會；當時福山預言中國不久也會出現阿拉伯之春，張維為的回答是不但不會，而且阿拉伯之春會變成阿拉伯之冬；還有美國有可能選出比小布希還糟的總統（當時普遍認為小布希夠差了）。<text:line-break/><text:line-break/>誰的「預言」更符合現實，答案是很清楚的。</text:span></text:p>
      <text:p text:style-name="P2"><text:span text:style-name="T1">老羊   |  2020.06.02 15:05   |   </text:span><text:a xlink:type="simple" xlink:href="http://palinfo.habago.org/Entry?Command=Information_PrintForum&amp;iPage=8#FORUM39347"><text:span text:style-name="T2">#</text:span></text:a></text:p>
      <text:p text:style-name="P3"><text:span text:style-name="T1">如果今天某國還在搞帝王世襲，防呆還有點道理；因為難保現任明君的唯一太子不是個傻子，所以要防呆。但是政治制度的防呆難道不該是防止傻子瘋子上台，而不是減低傻子能造成的損害嗎？機械操作上所謂的防呆(foolproof)不過就是個方便記憶的詞彙罷了，真正的目的是避免因不當操作造成損害而不是讓傻瓜來操作也沒關係；核電廠難不成真的會讓個傻瓜來管理嗎？<text:line-break/><text:line-break/>但是一海票的傻瓜絕對能用選票送一個傻瓜或是一個大壞蛋上台。張忠謀這樣聰明的人怎麼沒想到設計個防呆制度讓不管是誰掌管台積電都可以，而是從他優秀的班底裡培養遴選最優秀的人接班呢？<text:line-break/><text:line-break/>不用談什麼大道理，就問個良心問題：如果西式民主制度這麼棒，可以讓國家富強，那美國幹嘛要在全世界包括前蘇聯、俄國和中國大陸推銷民主？哪個霸主願意在自己的地盤上看到能取代他的角色？當你手上有數不完的錢，你絕對希望一人一票；因為你可以操縱「神聖的民意」。<text:line-break/><text:line-break/>任何研究政治學的人都應該先去學習西方國家（尤其是英美法德）自工業革命之後的歷史；然後想一想他們是因為民主而發家，還是先發家才搞民主？然後這家又是怎麼發的？<text:line-break/><text:line-break/>另外，程序正義並不會防止腐敗。美國國會的遊說團體每年要花掉二、三十億美元(去年是34.7億)讓議員為各種利益團體通過有利於他們的法案；全都合法啊！但是死老百姓有錢去遊說議員嗎？<text:line-break/><text:line-break/>最後，任何一個研究中國大陸政治或是社會的人都應該先把一個基本事實記在心裡：14億人口，五十六個民族。</text:span></text:p>
      <text:p text:style-name="P2"><text:span text:style-name="T1">阿水   |  2020.06.02 14:38   |   </text:span><text:a xlink:type="simple" xlink:href="http://palinfo.habago.org/Entry?Command=Information_PrintForum&amp;iPage=8#FORUM39346"><text:span text:style-name="T2">#</text:span></text:a></text:p>
      <text:p text:style-name="P4"><text:span text:style-name="T1">糗了，我怎麼會把川普想成民主黨，樓下更正為「共和黨」，不好意思。</text:span></text:p>
      <text:p text:style-name="P2"><text:span text:style-name="T1">阿水   |  2020.06.02 14:33   |   </text:span><text:a xlink:type="simple" xlink:href="http://palinfo.habago.org/Entry?Command=Information_PrintForum&amp;iPage=8#FORUM39345"><text:span text:style-name="T2">#</text:span></text:a></text:p>
      <text:p text:style-name="P3"><text:span text:style-name="T1">珀瑋葛格：<text:line-break/><text:line-break/>我就是記得制度要靠人執行，才會獨斷的說任何政治體制都需要防呆設計，而且光制度還不夠，還要大家形成「政治道德」並納入是不是要投給某位政治人物的重要參考。<text:line-break/><text:line-break/>西方民主國家的防呆設計，我比較清楚，可是大陸對我來說，還是個謎，我還在研究。若是您認為大陸的政治體制不須要有一套防呆設計，那我也再武斷的跟您說：這只能證明──此時此刻的共產黨優於美國的民主黨，此時此刻的習近平，優於美國的川普。但在制度上美國還是優於大陸，因為大陸在將來很有可能會產生一個更恐怖的川普。<text:line-break/></text:span></text:p>
      <text:p text:style-name="P2"><text:span text:style-name="T1">欧阳阳   |  2020.06.02 14:24   |   </text:span><text:a xlink:type="simple" xlink:href="http://palinfo.habago.org/Entry?Command=Information_PrintForum&amp;iPage=8#FORUM39344"><text:span text:style-name="T2">#</text:span></text:a></text:p>
      <text:p text:style-name="P4"><text:span text:style-name="T1">简而言之，就是目前普遍实施的西方民主憲政无法做到良好的“抑恶扬善”效果。</text:span></text:p>
      <text:p text:style-name="P2"><text:span text:style-name="T1">欧阳阳   |  2020.06.02 14:19   |   </text:span><text:a xlink:type="simple" xlink:href="http://palinfo.habago.org/Entry?Command=Information_PrintForum&amp;iPage=8#FORUM39343"><text:span text:style-name="T2">#</text:span></text:a></text:p>
      <text:p text:style-name="P3"><text:span text:style-name="T1">阿水，<text:line-break/><text:line-break/>你所讲的「防呆」機制，比如權力分立，言論自由，集會結社自由，媒體「權」，依法行政，公平原則、比例原則等等原則，这是一种理想主义状态。就如共产主义所讲的，消灭剥削，人人平等，共同富裕等等。<text:line-break/><text:line-break/>就现实结果而言，在施行西方民主憲政的国家里面，「防呆」機制是否能够真正发挥作用，我看是非常少，包括美国在全世界所作的恶，这个论坛前面已经讲了很多，就不重复了！其它还有很多，比如印度，比如当年的希特勒等等<text:line-break/><text:line-break/>历史事实证明，西方民主憲政并没起到实际的「防呆」效果，那我们再来分析后面的原因。<text:line-break/><text:line-break/>不管什么机制，其实施效果，终究取决于其中的人，你想分权，带来的可能是恶行竞争，群魔乱舞；你想言论自由，可能带来的善的自由，也可能会带来恶的污言秽语；做个比方，在上世纪90年代，法轮功在很短时间内就在中国大陆发展出数千万信徒，是否应该容忍这种自由？<text:line-break/><text:line-break/>你问中国目前有什么很好的防呆設計，我自己心里也没有完整的概念，用邓小平的话说是“摸着石头过河”，又如同道家致力于阴阳调和；致力于双方共存，矛盾各方不断组合同化逐渐形成关系结构更加复</text:span><text:span text:style-name="T5">杂</text:span><text:span text:style-name="T1">的利益演化，促使组织结构不断优化。<text:line-break/><text:line-break/>更直白的地说，世界各种制度可以区域内各自演化，相互融合又相互竞争，而不是谁一定要消灭谁。</text:span></text:p>
      <text:p text:style-name="P2"><text:span text:style-name="T1">劉珀瑋   |  2020.06.02 13:52   |   </text:span><text:a xlink:type="simple" xlink:href="http://palinfo.habago.org/Entry?Command=Information_PrintForum&amp;iPage=8#FORUM39342"><text:span text:style-name="T2">#</text:span></text:a></text:p>
      <text:p text:style-name="P4"><text:span text:style-name="T1">所謂的西方式民主體制的防呆, 運行數十年的結果是貧富兩極分化, 民粹主義盛行. 如今奉行西式民主體制的國家連一些基本的體制改革都做不到. 川普都能當選成為美國總統的事實已經說明了這個體制根本連所謂防呆都防不了...又或者這些高舉西式民主憲政體制的防呆機制, 只是真正掌權者拿來忽悠一般民眾的手法呢? 人民總是想著在這個體制下選出不好的人最多忍耐幾年就可以把他換下來, 但是換了一次又一次, 有真的找出好的領導者嗎? 有解決任何問題嗎? 如果只沉醉在所謂制度的優越性, 卻忘記了制度還是要靠人來執行, 結果只是拿它來自我安慰罷了</text:span></text:p>
      <text:p text:style-name="P2"><text:span text:style-name="T1">阿水   |  2020.06.02 13:38   |   </text:span><text:a xlink:type="simple" xlink:href="http://palinfo.habago.org/Entry?Command=Information_PrintForum&amp;iPage=8#FORUM39341"><text:span text:style-name="T2">#</text:span></text:a></text:p>
      <text:p text:style-name="P3"><text:span text:style-name="T1">樓下所談的防呆設計，舉個以前我曾在同學群組裡討論過的問題當例子，台灣政府因為防疫的緊急需求，依法徵用民間生產的口罩並禁止出口，但後來台灣政府對外國捐贈口罩，這時我們就可以提出質疑：<text:line-break/><text:line-break/>「從憲法的角度來看，國家徵用口罩限制出口，是否能拿去捐助國外？不然，口罩廠商若能出口口罩，一片所賺到應該不只14元。」<text:line-break/><text:line-break/>「政府在緊急必要的範圍內限制人民的財產權，但不能限制過頭。」<text:line-break/><text:line-break/>「緊急防疫居家隔離措施我同意不必事先送法院審查，但當政府拿口罩捐助國外時，就應檢討是否應許可廠商出口口罩。」<text:line-break/></text:span></text:p>
      <text:p text:style-name="P2"><text:span text:style-name="T1">阿水   |  2020.06.02 12:09   |   </text:span><text:a xlink:type="simple" xlink:href="http://palinfo.habago.org/Entry?Command=Information_PrintForum&amp;iPage=8#FORUM39340"><text:span text:style-name="T2">#</text:span></text:a></text:p>
      <text:p text:style-name="P4"><text:span text:style-name="T1">歐陽陽葛格：<text:line-break/><text:line-break/>您說「好的制度应该抑恶扬善，能够善于学习，不断进步，这就是好的制度。从这一点上，我不并不认为中国现有的制度要比美国要差！ 当然，这不代表我认同中国现有的制度是完美的，它可以在演化中前进。」<text:line-break/><text:line-break/>一個良好的制度，在抑惡揚善的設計時，理所當然應該有「防呆」機制。所謂的「防呆」又稱錯誤校對，是一種預防矯正的行為約束手段，運用防止錯誤發生的限制方法，讓操作者不需要花費注意力、也不需要經驗與專業知識，憑藉直覺即可準確無誤地完成的操作。「防呆」是一個源自於日本圍棋與將棋的術語，後來運用在工業管理上，如果常常自己組裝傢俱或電腦時，會發現有許多這種防呆設計。在這裡我拿來作為政治制度的比喻。<text:line-break/><text:line-break/>在西方民主憲政之下，憲法最大，不是任何個人或政黨最大，雖然政府是定期民選的，但還不放心不信任，還有權力分立，有言論自由，有集會結社自由，有媒體「權」，有依法行政，有公平原則、比例原則等等原則，除此之外，吾師林騰鷂教授還力主要有政治道德良知，而「政治道德」的源起，跟傳統道德的良善與直觀沒有那麼直接關聯，其主要因素是：在這套民主憲政下的政治人物，都是視為對這套民主憲政價值的許諾，因此除了上述的防呆設計還不夠，為了維護這套民主憲政體制，還必須建立足以防呆的政治道德。<text:line-break/><text:line-break/>我為了找大陸政治體制的防呆設計，發現共產黨最大，所以除了去翻「中華人民共和國憲法」以外，還去翻共產黨的黨章；我首要關心的就是防呆設計。等我研究完，有空再談，若是您有心得，麻煩您也提供給我，謝謝。</text:span></text:p>
      <text:p text:style-name="P2"><text:span text:style-name="T1">欧阳阳   |  2020.06.02 11:57   |   </text:span><text:a xlink:type="simple" xlink:href="http://palinfo.habago.org/Entry?Command=Information_PrintForum&amp;iPage=9#FORUM39339"><text:span text:style-name="T2">#</text:span></text:a></text:p>
      <text:p text:style-name="P4"><text:span text:style-name="T1">刘旭 ,<text:line-break/><text:line-break/>你的文字里面说，“华涌是一个勇敢的人，十八岁时，那是三十年前一个人骑着摩托车走遍了中国的大西北，是一个有爱心的人，就算在流亡，因为朋友生病，不顾自己的窘迫，筹集了十五万，给朋友做手术”<text:line-break/><text:line-break/>30年的中国大陆能够拥有摩托车的人基本上是属于比较富裕的家庭，十八岁就能够拥有摩托车，还能够走遍了中国的大西北，说明其家境应该很富有，能够拿出15万，那更是不简单！那时候中国大陆普通工人的一月的薪资大概就是300元左右。<text:line-break/><text:line-break/>我不知道这个华涌是不是真实存在，但我相信中国是有这样的理想主义者的，比如劉暁波！<text:line-break/>我从心底很敬佩他们，但是并不代表我就完全认同他们！</text:span></text:p>
      <text:p text:style-name="P2"><text:span text:style-name="T1">欧阳阳   |  2020.06.02 11:16   |   </text:span><text:a xlink:type="simple" xlink:href="http://palinfo.habago.org/Entry?Command=Information_PrintForum&amp;iPage=9#FORUM39338"><text:span text:style-name="T2">#</text:span></text:a></text:p>
      <text:p text:style-name="P3"><text:span text:style-name="T1">刘旭 ,<text:line-break/>从你的文字，家境应该还算不错的，因为你可以到处旅游，而且一住就是半个月，你父亲也可以去朝鲜旅游，你也可以发这么多问题，看上去，你以及你的家人就是很自由的人，比很多人都自由，包括很多台湾人。<text:line-break/><text:line-break/>你说你的的家乡，引入一家化工厂，然后导致很多人致癌，我不知道这个前因后果，也不知道是不是化工厂就导致致癌！但是不明白，为什么非要媒体大肆渲染，才算是好的制度？你也说“越长大我越发现，大部分的人类是十分愚蠢的生物。很容易被洗脑，很容易被操控，很容易没有理智。”，既然觉得大部分人很容易被操控，为什么又希望媒体大势渲染，难道要演变成今天美国打砸抢这样的大规模游行，才是解决问题的最好方法？<text:line-break/><text:line-break/>再说工厂污染问题，在80，90年代确实比较严重，一方面当然是认识不足，另外一方面也有政策因素，但是到今天已经改善很多，这是毫无疑问，很多地方的环境评估已经达到了很苛刻的地步，如果说有为官者知道会致癌，还故意开放，这在今天，中国的主流舆论也容不下它。这种黑暗面，可能会有，但是绝对非常罕见！<text:line-break/><text:line-break/>总体而言，中国的环境越来越好，人均寿命也越来越高，这是事实！<text:line-break/><text:line-break/>我认为，好的制度应该抑恶扬善，能够善于学习，不断进步，这就是好的制度。从这一点上，我不并不认为中国现有的制度要比美国要差！ 当然，这不代表我认同中国现有的制度是完美的，它可以在演化中前进。<text:line-break/><text:line-break/></text:span></text:p>
      <text:p text:style-name="P2"><text:span text:style-name="T1">陳真   |  2020.06.02 10:59   |   </text:span><text:a xlink:type="simple" xlink:href="http://palinfo.habago.org/Entry?Command=Information_PrintForum&amp;iPage=9#FORUM39337"><text:span text:style-name="T2">#</text:span></text:a></text:p>
      <text:p text:style-name="P4"><text:span text:style-name="T1">前些日子去看一位黨外前輩，他生了病，一些朋友也來了。席間談到一些吃香喝辣的人渣，全是下三濫的小癟三，過去窩囊，面對權勢，屁都不敢放一個，現在卻個個坐擁權位，儼然「愛台急先鋒」，每天忙著點名誰誰誰親中賣台。<text:line-break/><text:line-break/>現場一位過去也是黨外的朋友略帶玩笑地說：「怎麼辦？陳真要不要出來收拾他們？」我也玩笑回應說：「等解放軍來收拾比較快。」但我隨即表明是玩笑，並且補充說「解放軍來了之後，我看是我被收拾，而不是這些人渣。」我畢竟不會幼稚到以為解放軍一來，萬事萬物便朝著光明的方向飛奔而去。<text:line-break/><text:line-break/>你看，當初國民黨帶著軍隊來台灣，被收拾的不是那些台奸漢奸，反而是抗日人士，比方說我常提起的陳明忠。為什麼會這樣呢？當時曾有位國民黨高官這麼說：「你既然敢反抗日本統治，就會反抗國民黨，不收拾你要收拾誰？」反而是台奸漢奸們，至今左右逢源，飛黃騰達。<text:line-break/><text:line-break/>世道如此不公，可是，倘若時光倒流，我想，我們還是照樣會做那該做的事，而不會因此背棄初衷。<text:line-break/><text:line-break/>這其實沒什麼好遺憾，畢竟在地球毀滅之前，歷史不會有「現在完成式」。當我們以一己數十寒暑的生命長度做為一種計算單位時，就會覺得文明的進展竟如此緩慢；可是，當我們放大時間分母，以千百年為單位，也許就不會覺得慢；它既不快也不慢，只是事物之必然；即便浪濤要沖垮一座堤防，也得千迴百轉，所謂「笨鳥先飛」，我不在乎當那第一個犧牲的浪頭。<text:line-break/><text:line-break/>島內統派宛如鳳毛麟角般稀少，屈指可數。但不知道為什麼，看到市面上一些統派，我卻往往沒有多少同志感，也許那是因為彼此內在仍有些不同。套句巴勒網一句座右銘，「我掛念的是『人』，而不是國家」，當然更不是黨。<text:line-break/><text:line-break/>每當聽到那種「黨就是這麼好，這麼棒！中國就是這麼了不起！」的言論(例如黃智賢)，我就馬上「轉台」或「翻頁」。重點就在於這個「就是」，彷彿這一切都必然如此。那種感覺，就好像開了一張空白支票給黨，給國家，隨便讓他們填。我沒這麼大方，我的支持是有條件的，那就是不能背棄基本良善，不能背棄「人」；不光是中國人，也必須是所有人。<text:line-break/><text:line-break/>黨不是我忠誠的對象，「人」或「生命」才是。黨若使壞，我們就應該想辦法教訓它，讓它變好，就猶如我們希望美國可以放下屠刀一樣，不要每天幹些傷天害理之事，這其實也才是美國人之福，而非一味縱容其政府使壞作惡。<text:line-break/><text:line-break/>共產黨當然也一樣，我們不能把空白支票交到黨手上，人民還是應該要負起主導執政者的責任，就好像董事長要管好總經理一樣。<text:line-break/><text:line-break/>因此，生活中各種事務，能改善就要改善，而且不能老期待一個英明的政府自動向善，自動為我們解決一切，天底下沒這回事。人民的素質，終究才是一切政治良莠的基礎。<text:line-break/><text:line-break/>但這並不是說我們應該蠢到總是被敵人利用來進行更大的破壞。我們還是應該睜大眼睛，打好算盤，想清楚現實之輕重緩急與大小及其結構性因素，而非往一種一廂情願的絕對主義方向走。<text:line-break/><text:line-break/>我不要求事物十全十美，只求持續改善；我不要求毫無缺點，只求無大惡，只求明天會比今天好，下一代會過得比這一代好。<text:line-break/><text:line-break/>至於一己榮辱與個人悲歡，就留給時間長河，任憑處置。<text:line-break/></text:span></text:p>
      <text:p text:style-name="P2"><text:span text:style-name="T1">阿水   |  2020.06.02 10:13   |   </text:span><text:a xlink:type="simple" xlink:href="http://palinfo.habago.org/Entry?Command=Information_PrintForum&amp;iPage=9#FORUM39336"><text:span text:style-name="T2">#</text:span></text:a></text:p>
      <text:p text:style-name="P3"><text:span text:style-name="T1">我的同學在LINE群組裡說我有「見樹不見林」的毛病，仔細想想，確實這樣。整體林相如何，我自認無法掌握。我市韓市長在查察高雄登革熱時，爬上三層樓高的樹去看看樹洞有沒有封好，引來媒體名嘴網友等無限嘲弄譏諷，當然還有舉出專家的意見來證明韓市長爬查樹洞對疾病防治並無實益。<text:line-break/><text:line-break/>可是從韓市長爬樹當時的眼神跟舉止以及過去的言行來看，我認為他不是在作秀，而是他真的急切。高雄市政府前朝該做的都做了，也按一般的公衛標準去做了，但是幾乎每年都有本土登革熱發生；當陳其邁行政院副院長南下視察，韓市長也問為何每年傳染起點都在三民區金獅湖附近？結果被媒體斷章取義，也引來那群傻B說這市長怎麼當的，怎麼連登革熱的病源都不知道。總之，對防治漏洞的找尋，韓市長真的很急，我也看不出來他是在作秀。<text:line-break/><text:line-break/>這也是題外話，謝謝劉旭葛格介紹了華涌，但我不急著「見林」，我正在仔細「見樹」，這顆樹曾經這麼說：<text:line-break/><text:line-break/>我叫华涌，自我定义为颓废的浪漫主义者、充满负能量的后理想主义者、逃离城市的失败者、不读书报不看电视电影的艺术工作者、无文化无理想无信仰的三无人员、愤而不青还装嫩的小老头，其实定义为有家无家都不归的流浪汉最为准确。最后补充一个：我是个反人类主义者，反对智能群居动物发明的一切，因为我也在消费这些发明，所以只能称为口头反对的反人类主义者。<text:line-break/>　　本来让我讲讲旅行，旅行对我来说太奢侈也太短暂，因为旅行（还是说流浪更贴切）是我以前和今后的生活状态和生活方式。当然也有被暂停的时候，因为我坐过牢，警察叔叔不让乱跑。不过那时候有大把的时间面壁而坐，灵魂会不受时间和空间的局限冲破维度遨游在无边的幸福的虚空中。<text:line-break/><text:line-break/>　　问我为什么坐牢？反正不是调戏妇女，虽然这是我天生的恶习。如果你问我何时停止？好像只有死亡。那也只是灵肉分离的间歇，我相信有灵魂，它会依旧带我行走。行走在另外一个原始混沌中成为另一次大爆炸中的力的缘起。<text:line-break/><text:line-break/>　　继续说流浪。我的流浪中，看风景并不是一个重要因素，遇到的人然后发生的事才是意义所在。当然最希望遇见的是一个美丽善良的姑娘，然后在下里巴人的篱笆下发生一场风花雪月的事。谁能拒绝</text:span><text:span text:style-name="T5">远</text:span><text:span text:style-name="T1">方美丽姑娘皮鞭的轻轻抚慰呢？</text:span></text:p>
      <text:p text:style-name="P2"><text:span text:style-name="T1">刘旭   |  2020.06.02 09:24   |   </text:span><text:a xlink:type="simple" xlink:href="http://palinfo.habago.org/Entry?Command=Information_PrintForum&amp;iPage=9#FORUM39335"><text:span text:style-name="T2">#</text:span></text:a></text:p>
      <text:p text:style-name="P4"><text:span text:style-name="T1">欧阳阳<text:line-break/>别人的错误，并不能拿来佐证你的错误就是合理的。我并不认为，引入自由和民主，中国就一定会变得更好。我不认为这世界上有完美的制度，可以解决一切问题。<text:line-break/>我可以问几个非常具体的问题，我的家乡，前些年由于引进了鼎信化工厂，这家工厂为了节约成本，不开环保的设备，偷偷的排污，而执法部门视而不见，官员为了政绩和GDP包庇，现在工厂下游的村落，开始有大批的人罹患的癌症，这些人上访，抗争，拉横幅游行，但是这些你能在媒体上看到吗？ 到现在这些村名还在喝污染的水。为什么这些不能让人知道？</text:span></text:p>
      <text:p text:style-name="P2"><text:span text:style-name="T1">李念淨   |  2020.06.02 09:11   |   </text:span><text:a xlink:type="simple" xlink:href="http://palinfo.habago.org/Entry?Command=Information_PrintForum&amp;iPage=9#FORUM39334"><text:span text:style-name="T2">#</text:span></text:a></text:p>
      <text:p text:style-name="P3"><text:span text:style-name="T1">劉旭先生說的話我覺得很有道理<text:line-break/>但是你的境遇，在伊拉克、在敘利亞、在委內瑞拉...甚至在美國本身，甚至在台灣，這樣的案例只會多，不會少<text:line-break/><text:line-break/>我認為一個人的同情心不該分種族宗教國籍就是<text:line-break/>如有冒犯 請多見諒</text:span></text:p>
      <text:p text:style-name="P2"><text:span text:style-name="T1">李念淨   |  2020.06.02 09:06   |   </text:span><text:a xlink:type="simple" xlink:href="http://palinfo.habago.org/Entry?Command=Information_PrintForum&amp;iPage=9#FORUM39333"><text:span text:style-name="T2">#</text:span></text:a></text:p>
      <text:p text:style-name="P4"><text:span text:style-name="T1">以下只是我的一點看法<text:line-break/><text:line-break/>我的阿公在日據時代當過公務員了<text:line-break/>生活鐵定不錯。<text:line-break/><text:line-break/>但是我們家並不是特別喜歡，或是說像外面一般人那樣認為會諂媚日本人，因為有在那個年代生存過的人跟只讀人渣黨教科書的情況是完全不同的<text:line-break/><text:line-break/>我的爸爸也是吃公家飯的，三民主義讀一堆，可是他始終都沒有加入國民黨，整天給兒子看李敖跟柏楊的書，但更有趣的是他從來沒投過李登輝。<text:line-break/><text:line-break/>每一個家庭的背後都會形成一個人的政治觀，這是很自然的事情，但是在固有觀點及印象以外，對現狀的關心其實更重要，因為那代表你自己本身就有的智商跟智慧<text:line-break/><text:line-break/>最近美國大亂就是一個例子<text:line-break/>很難想像一個到處去外國宣揚美國夢的超級大國<text:line-break/>居然連自己民眾的生命財產安全都不能保證，首都火光沖天<text:line-break/>從這點來看，誰還能相信美國說的比中國可信呢？</text:span></text:p>
      <text:p text:style-name="P2"><text:span text:style-name="T1">刘旭   |  2020.06.02 09:03   |   </text:span><text:a xlink:type="simple" xlink:href="http://palinfo.habago.org/Entry?Command=Information_PrintForum&amp;iPage=9#FORUM39332"><text:span text:style-name="T2">#</text:span></text:a></text:p>
      <text:p text:style-name="P3"><text:span text:style-name="T1">欧阳阳<text:line-break/>言论自由有两个层面，第一是你可以说，第二是你说的可以被人知道，可以被传播。没有第二个的话，第一个有什么意义呢？ 没有被人知道的话，不过是自言自语而已。<text:line-break/>去年我在云南雨奔村的徒步者之家，遇到了一大批警察上门搜查。旅店老板娘的弟弟，被警方通缉，他叫华涌，一个画家，平时不碰政治，因为直播了武警强拆的画面，丢了工作和画室。现在还在海外流浪。妻子和孩子被控制而不能出国团聚，去年母亲病重而不能回国。我在那旅店住了半个月，透过他的姐姐了解到华涌是什么人，华涌是一个勇敢的人，十八岁时，那是三十年前一个人骑着摩托车走遍了中国的大西北，是一个有爱心的人，就算在流亡，因为朋友生病，不顾自己的窘迫，筹集了十五万，给朋友做手术，是一个正直的人，他姐姐问他为什么那么傻，为什么不服软，他说面对不公，不义和暴力，他不能弯曲他的脊梁，面对别人的苦难，他不能视而不见。这是他的父亲教会他的，华涌在军人家庭长大。<text:line-break/>而这些故事，如果不是我亲身遇到，我永</text:span><text:span text:style-name="T5">远</text:span><text:span text:style-name="T1">都不会知道，因为共产党的媒体永</text:span><text:span text:style-name="T5">远</text:span><text:span text:style-name="T1">不会报道他。现在的大部分中国人，活在一个虚假的泡沫中，你能看到的，你能知道的，是党想让你看到的，党能让你知道的。<text:line-break/>越长大我越发现，大部分的人类是十分愚蠢的生物。很容易被洗脑，很容易被操控，很容易没有理智。<text:line-break/>虽然假设没有意义，如果没有毛泽东。还会有文革吗？这个答案无从知晓。但为什么，毛泽东一死，四人帮就被抓了，文革就结束了？是人民的道德和思想一夕之间有了大变化？ 你低估了领袖的力量，低估了政府的力量，低估了媒体洗脑，和宣传的力量。</text:span></text:p>
      <text:p text:style-name="P2"><text:span text:style-name="T1">欧阳阳   |  2020.06.02 08:36   |   </text:span><text:a xlink:type="simple" xlink:href="http://palinfo.habago.org/Entry?Command=Information_PrintForum&amp;iPage=9#FORUM39331"><text:span text:style-name="T2">#</text:span></text:a></text:p>
      <text:p text:style-name="P4"><text:span text:style-name="T1">刘旭，<text:line-break/><text:line-break/>香港的一国两制，就是中国中庸，兼容并包文化思维的一种体现！<text:line-break/>但是香港的一些人受西方思维的影响，或者有西方势力想利用香港来消灭破坏中国大陆的制度，这就是一种典型的二维思维，小人哲学，我认为这就是香港骚乱发生的内在原因。<text:line-break/><text:line-break/>而国内，也有一些像你这样的文革受害者，以为引入美国的干涉，施行自由民主主义，中国人民就会走向美好幸福的生活？我认为，这是一种典型的有病乱求医的思维，以为中国所有的错误都是共产党造成的，其实不是这样的</text:span></text:p>
      <text:p text:style-name="P2"><text:span text:style-name="T1">欧阳阳   |  2020.06.02 08:16   |   </text:span><text:a xlink:type="simple" xlink:href="http://palinfo.habago.org/Entry?Command=Information_PrintForum&amp;iPage=9#FORUM39330"><text:span text:style-name="T2">#</text:span></text:a></text:p>
      <text:p text:style-name="P3"><text:span text:style-name="T1">刘旭，<text:line-break/>中东上千万人家破人亡，去年法国的“黄马甲”运动，香港的骚乱，现今美国正在发生的骚乱，这些都不是偶然的！其内在的根源都来自制度，文化与人民等因素！<text:line-break/><text:line-break/>中国的制度并非完美，但是西方的制度产生恶也正在显现，中东人民所遭受的灾难，其直接的推动者，制造者就是以美国受为首的文化制度霸权主义！<text:line-break/><text:line-break/>现在，美国自己国内也正在遭受这种恶，而且我认为，这种恶还会持续下去，在所有自以为是的自由民主主义国家。</text:span></text:p>
      <text:p text:style-name="P2"><text:span text:style-name="T1">欧阳阳   |  2020.06.02 07:58   |   </text:span><text:a xlink:type="simple" xlink:href="http://palinfo.habago.org/Entry?Command=Information_PrintForum&amp;iPage=9#FORUM39329"><text:span text:style-name="T2">#</text:span></text:a></text:p>
      <text:p text:style-name="P4"><text:span text:style-name="T1">刘旭，<text:line-break/><text:line-break/>你或许对未来充满不确定性，会担心中国将来会有什么样的领导人，什么样的领导人都会受制于制度，文化与人民；单纯一个“领导人”他是做不了什么的，毛泽东也不例外，毛泽东能够发动文革，是因为很多人希望文革，而且由于其本身思维的局限性，大概是受马克思主义阶级斗争思维的影响比较深，但是如果没有广大人民群众的支持，文革是不可能成功展开的。<text:line-break/><text:line-break/>所以，我觉得当前中国的社会文化氛围，制度总体上还是良善的，在这种良善的制度与氛围下，不会产生很例外的领导人或者说这种可能性非常低。</text:span></text:p>
      <text:p text:style-name="P2"><text:span text:style-name="T1">欧阳阳   |  2020.06.02 07:49   |   </text:span><text:a xlink:type="simple" xlink:href="http://palinfo.habago.org/Entry?Command=Information_PrintForum&amp;iPage=10#FORUM39328"><text:span text:style-name="T2">#</text:span></text:a></text:p>
      <text:p text:style-name="P4"><text:span text:style-name="T1">刘旭，<text:line-break/>已经没有什么好说的了，共产党曾经犯下的错误或者正在犯下的错误，其根源在于文化，思维与制度，共产党也是由人民构成的，其政策实践者是人民，受益者，受害者也是人民。<text:line-break/>当今世界，那些被美国搞得家破人亡的，被暴徒洗劫的......就如你一样，他们心中可能也会有恨。<text:line-break/><text:line-break/>我也是生活在大陆，就个人感受而言，中国的制度是有很多可取的地方，我也没有感受到讲话要小心翼翼，没有感受到有恐惧，我想我周围的大多数人都没有这种感觉。<text:line-break/><text:line-break/>你在电视上公开讲话的时候，确实会有一定约束，因为你影响的是很多人。其实，在美国，在台湾也会一样，连比尔盖茨都受到了死亡威胁！<text:line-break/>在美国，在台湾，在香港，你如果是公众人物，在公开场所讲的话让“人民”不爱听，也会被围攻！<text:line-break/><text:line-break/>中国的制度并非完美，但是与西方的制度可以共存，然后相互演化；但是现在西方那种文化专制，想消灭其他制度人的思维，确实充满了专制，蛮霸</text:span></text:p>
      <text:p text:style-name="P2"><text:span text:style-name="T1">刘旭   |  2020.06.02 04:07   |   </text:span><text:a xlink:type="simple" xlink:href="http://palinfo.habago.org/Entry?Command=Information_PrintForum&amp;iPage=10#FORUM39327"><text:span text:style-name="T2">#</text:span></text:a></text:p>
      <text:p text:style-name="P3"><text:span text:style-name="T1">欧阳阳<text:line-break/>我说的不仅仅是文革，自然灾害在1960年，严打在九十年代，而我初中朋友的死，在十四年前。 历史的必然，是披着唯物主义的外衣的唯心主义，历史真的有必然吗？ 就算真的有，是我们后来者解释的那些原因吗？ 我小时候，不止一次的在想，毛泽东如果在建立新中国后死去，中国还会不会有大跃进？和文化大革命？现在的共产党，和中国古代的皇朝有什么不同呢？ 唯一的差别只是，没有一个家族在固定的继承。主席和皇帝一样，是一切，权力不受限制。不同的领导人，对国家的影响是巨大的，毛泽东和邓小平，在拥有相似的共产党的权力结构背景下，因为领导人的不同，而对国家和人民，也产生了截然不同的影响。我从小学开始看的锵锵三人行，该节目在舆论控制的底线内，小心翼翼的说话，而习近平上台之后，对于思想言论的控制，连一个小心翼翼说话的节目也容不下，在言论日趋紧张的情况下该节目被无限期暂停了。电视里留下的是，党的英明领导，人民的生活幸福。<text:line-break/>我父亲去朝鲜旅游之后回来和我说，在一些地方会安排孩子表演，朝鲜的孩子的笑，让他难受。是真心？ 是假意？ 是表演？ 还是面具?<text:line-break/>很多人对于共产党的恐惧在于，不是共产党有多坏，而是你不知道，接下来会有什么样的领导人，能有什么样的未来。</text:span></text:p>
      <text:p text:style-name="P2"><text:span text:style-name="T1">蔡亦鸣   |  2020.06.02 03:50   |   </text:span><text:a xlink:type="simple" xlink:href="http://palinfo.habago.org/Entry?Command=Information_PrintForum&amp;iPage=10#FORUM39326"><text:span text:style-name="T2">#</text:span></text:a></text:p>
      <text:p text:style-name="P4"><text:span text:style-name="T1">说起文革，我去年才知道我爷爷的死因当年在文革中批斗举报他人，被举报者于数年后的一场山洪中对我爷爷见死不救。之后我奶奶独自一人拉扯大了5个孩子。听我奶奶提起时的神情，我不知道该如何描述，也许该用五味</text:span><text:span text:style-name="T5">杂</text:span><text:span text:style-name="T1">陈。我问奶奶恨么？奶奶说欠的总归要还。<text:line-break/>恨要如何不恨，只是该恨谁呢，被举报者？还是疯狂的政治。<text:line-break/>上个月底我外婆脑出血中风，送医后放弃治疗任由她在家等死，因为没法保证完全治好。所有亲戚都不想开销亦不想接受可能的植物人负担，就连我母亲这般感情用事的人，最后也只选择了留在老家照顾她最后一程。<text:line-break/>最初我对母亲充满了愤怒不解，激烈的态度换来的答案令我窒息，是我……是因为要照顾我……所以母亲承受不起第二个负担。<text:line-break/>我该恨谁呢，亲戚，母亲，还是我自己，或是造就这一切的生活环境。<text:line-break/>身为一个中国人，历史与现实……每一个底层弱势者的苦难，他人的，自身的，过去的，现在的，民族的，乃至世界的，最后全都令人愤怒和心碎。因为不该是这样的，人不该这么活。但人就是这么活着的，千百年来莫不如是。<text:line-break/>在中国大陆，对于这个党不管是支持还是反对的，只要成年了，恐怕心中都憋着一股气，这股气最后会结出什么果实我不知道，我原本是倾向于甜美果实的（或者说我更期望这样），但是来了巴勒网后，我似乎清醒了一些，于是我更迷茫了。</text:span></text:p>
      <text:p text:style-name="P2"><text:span text:style-name="T1">陳真   |  2020.06.02 01:54   |   </text:span><text:a xlink:type="simple" xlink:href="http://palinfo.habago.org/Entry?Command=Information_PrintForum&amp;iPage=10#FORUM39325"><text:span text:style-name="T2">#</text:span></text:a></text:p>
      <text:p text:style-name="P3"><text:span text:style-name="T1">刘旭好，謝謝你告訴我這些悲傷往事。我如果事先知道這些，就不會跟你談那些無謂的事實與邏輯了。冒犯之處，還請原諒。<text:line-break/><text:line-break/>跟你一樣，我不會忠於任何一個黨，但我會忠於別的一些東西。<text:line-break/><text:line-break/>差不多20年前，我寫過一篇文字叫「非暴力：一個愛情故事」，有家英文媒體出高價想刊登。條件有二，一是自行翻譯成英文，二是要我刪減部份內容，因為字數太多了，是篇長文。翻成英文沒問題，但我不願意刪減哪怕只是一個標點符號。<text:line-break/><text:line-break/>那篇文章寫些什麼我忘了，但是標題之「愛情」二字倒是始終記得。我想說的是，我沒有「對抗暴政」之類的一絲心思，那不是我的個性，也不是我的心態。<text:line-break/><text:line-break/>許多時候，為了屈就一般說法，或是為了方便溝通起見，我一樣會使用諸如「反抗蔣家」之類的說法，但那畢竟不是一種正確描述，反倒帶給我一種強烈的屈辱感，因為我不是那樣的人，而且說不定恰恰是那樣一種人的反面。<text:line-break/><text:line-break/>「對抗暴政」的反面不是「迎合暴政」，而是根本無所謂對抗；就如同我也不認為耶穌的作為是在「對抗暴政」。應該沒那麼低級吧？天底下會有什麼東西需要對抗？套句亨利梭羅的話，再大的暴力帝國 (指美國)，「在我眼裏，也不過就像大海中的碎紙片」。聽起來很阿Q，但我的確由衷是這麼想的。<text:line-break/><text:line-break/>因此，每當有人以一種什麼正義感或是對抗這個對抗那個或什麼黨外前輩之類的眼光來理解我，我就有一種萬箭穿心的感覺，有一種難以言喻的寂寞，很想逃回「一個人的洞穴」裏療傷止痛。<text:line-break/><text:line-break/>我當然沒有任何一絲意思自比耶穌，而只是以之為例，但是，梭羅的心思，理應不難理解。<text:line-break/><text:line-break/>我相信淚水，相信孤獨，相信愛，相信善，相信這一切才是真正的力量，暴力不是，它沒有力量，它根本不是對手，就如同黑暗不會是光的對手一樣。光根本不需要去對抗黑暗；光的存在自身，就是它的存在目的。<text:line-break/><text:line-break/>我講這些，並非要為自己辯駁，而只是想說，我們畢竟不是神，沒法預知長遠的未來，未來始終充滿不確定性，惟一可以確定的是像愛情那樣一種東西，不光是男女間或親子間的愛，而是更為根本的，普遍的，存在於人性之內在深處；一如淚水，它才是世上最大的力量。依靠它，我們就無須害怕不可測的未來；並非說我們不會遭害，不會痛苦，而是說那終究才是永恆的歸宿而無所畏懼。<text:line-break/><text:line-break/>暴力可以輕易奪走任何生命與家園，卻沒有任何力量能奪走你心裏的愛戀。</text:span></text:p>
      <text:p text:style-name="P2"><text:span text:style-name="T1">欧阳阳   |  2020.06.01 23:24   |   </text:span><text:a xlink:type="simple" xlink:href="http://palinfo.habago.org/Entry?Command=Information_PrintForum&amp;iPage=10#FORUM39324"><text:span text:style-name="T2">#</text:span></text:a></text:p>
      <text:p text:style-name="P4"><text:span text:style-name="T1">当年，美苏冷战，即使马克思共产主义思维与民主自由主义思维的一次对撞；<text:line-break/>现在马克思共产主义思维已经基本解体，或许还有半残留在中国！但是，以美国为首的民主自由主义思维还依然存在！<text:line-break/>前些年，中国向外输出孔子学院，大概是想以此为媒介输出中国传统文化，但是最近，一些西方政客，不知道是因为害怕还是别的什么原因，开始抵制打压孔子学院！</text:span></text:p>
      <text:p text:style-name="P2"><text:span text:style-name="T1">欧阳阳   |  2020.06.01 23:01   |   </text:span><text:a xlink:type="simple" xlink:href="http://palinfo.habago.org/Entry?Command=Information_PrintForum&amp;iPage=10#FORUM39323"><text:span text:style-name="T2">#</text:span></text:a></text:p>
      <text:p text:style-name="P3"><text:span text:style-name="T1">刘旭，<text:line-break/>文革的发生有其历史背景，是马克思主义思想引导下必然要发生的历史错误，马克思主义是一种典型的西式的排他性斗争思维，强调你死我活的阶级斗争！！人民群众有恶的一面，也有善的一面，当制度与文化无法扬善抑恶，恶就显露出来！！这种恶来自人民，也由人民来承受！！<text:line-break/><text:line-break/>当前，美国四处干涉他国，造成中东等无数国家的灾难，与马克思主义思维一样，都是西式二元思维下的一丘之貉，它代表的是一种思想和文化专制，对他们而言不存在和谐并存的矛盾双方，也不存在双方受益的共赢局面。矛盾的一方必定要战胜另一方！！去年发生的法国“黄背心”运动，香港骚乱，到最近美国自己国内发生的骚乱，群众运动引发出来的打砸抢，我认为都与制度与文化有关联。<text:line-break/><text:line-break/>相比而言，在儒家传统价值观中，中庸被当做最高的价值标准其意义在于，中是一种超越二元逻辑的逻辑概念。是一种多元逻辑下以调和而非斗争的方式解决矛盾的思维模式。<text:line-break/>如同道家以阴阳立论，却绝不致力于阴阳斗争的一面，而是致力于阴阳调和的一面；从不致力于以此胜彼，而是致力于双方共存。以斗争的方式解决矛盾会形成递减效应，最终会形成单方独立的垄断并因此导致矛盾的崩溃而重新开始新的循环；而以调和的方式解决矛盾则产生递增效应，矛盾各方不断组合同化逐渐形成关系结构更加复</text:span><text:span text:style-name="T5">杂</text:span><text:span text:style-name="T1">的利益共同体。从这个角度讲，二元理性产生的是一种促使组织结构不断退化分解的野蛮文化，而多元理性产生的则是一种促使组织结构不断集中复</text:span><text:span text:style-name="T5">杂</text:span><text:span text:style-name="T1">化的文明文化。<text:line-break/><text:line-break/>在思維方式上，中國和而不同（即和合）的多元思維與西方非此即彼的二元對立思維有著本質的區別，這種區別是造成中西方文化差異的主要原因。<text:line-break/><text:line-break/>中国共产党进些年抛弃了一些马克思主义错误思维，引入一些中国传统中庸思维，可能是近年来表现相对和平的主要原因，也就是所谓有中国特色的社会主义，与此同时并不是要否认西方的政治与文化，两者可以并存发展，相互演化！！<text:line-break/><text:line-break/>以上是个人的一些看法！<text:line-break/></text:span></text:p>
      <text:p text:style-name="P2"><text:span text:style-name="T1">刘旭   |  2020.06.01 21:45   |   </text:span><text:a xlink:type="simple" xlink:href="http://palinfo.habago.org/Entry?Command=Information_PrintForum#FORUM39322"><text:span text:style-name="T2">#</text:span></text:a></text:p>
      <text:p text:style-name="P4"><text:span text:style-name="T1">陳真先生，我是个懦弱的人，我一生都无法和您一样拥有对抗暴政和暴力，和坚持真理的勇气。<text:line-break/>您说过去几十年来美国的殖民主义造成了几千万的死难，而中国过去几十年没有侵略过别的国家，对非洲和南美的交往也是互利互惠。但过去如此，将来也会如此吗？中国过去几十年，没有侵略和颠覆别国政府，是不愿？还是没有能力？以我站在局外人的角度来看，也委实难以分清。当中国顶替美国成为世界的霸主时，会不会和美国一样，为维护自己的利益，变得野蛮而霸道呢？ 现在没有人会知道<text:line-break/>观察这个论坛，你们对共产党似乎有很多正面的看法，但我由于家庭和个人的遭遇，始终对共产党，始终抱有疑</text:span><text:span text:style-name="T5">虑</text:span><text:span text:style-name="T1"><text:line-break/>我的祖父在文革中被批斗，因为不堪受辱而自</text:span><text:span text:style-name="T5">杀</text:span><text:span text:style-name="T1">，大伯在文革中被打断了一条腿。最小的姑姑，在所谓的自然灾害中饿死。而那时闽东根本没有灾害，是因为政府官员为了政绩，而收缴了过多的粮食，以至于人连维持生命的粮食都不足够。九几年严打，一个邻居，因为偷窃300源人民币的物品被判了死刑，我初中的朋友，被人殴打致死，而</text:span><text:span text:style-name="T5">杀</text:span><text:span text:style-name="T1">人犯没有几年，便被透过各种关系被捞了出来。而这些苦难冤屈中死去的人，是不会被报道，不会被知道的，只能留在我们这些亲人和朋友，小小的记忆中。<text:line-break/></text:span></text:p>
      <text:p text:style-name="P2"><text:span text:style-name="T1">陳真   |  2020.06.01 20:40   |   </text:span><text:a xlink:type="simple" xlink:href="http://palinfo.habago.org/Entry?Command=Information_PrintForum#FORUM39321"><text:span text:style-name="T2">#</text:span></text:a></text:p>
      <text:p text:style-name="P4"><text:span text:style-name="T1">曾舉過一個例子，是齊克果講的，他說，有個精神病人從「瘋人院」翻牆逃出，在街上走著，很怕別人發現他不正常又把他抓回去，於是盡量表現得很正常。他心裏想，為了避免被人發現，我不能講一些不正確的事，我得講出事實才行。於是，當他看到地上有一顆球，他就大喊：「碰！地球是圓的！」<text:line-break/><text:line-break/>碰！應賅是宇宙大爆炸的聲音，地球誕生了。這也許是個事實，至少地球是圓的這總錯不了吧。於是，他就不斷喃喃自語「碰！地球是圓的！」、「碰！地球是圓的！」、「碰！地球是圓的！」...以為這下子沒有人會知道我腦子有病了吧。<text:line-break/><text:line-break/>這故事告訴我們，光是說出事實沒有用，重要的是意義何在，而非事實本身。<text:line-break/><text:line-break/>二十二年前，我寫了一本書，沒出版的書，書名也許可以叫做「螺疾推論知多少」，相信應該可以媲美殷海光寫的《邏輯新引》，我找出了兩百多種思考謬誤類型，全是網友們「教」我的各種「螺疾」推論；他們現身說法，提供我各種謬誤實例。如果可以列為中小學基本教材，相信應該對於治療腦殘、促進世界和平會有一點幫助。<text:line-break/><text:line-break/>維根斯坦說，「智慧在愚蠢之谷」。這就像看病一樣，病人「教」給我們的，總是遠遠大於健康寶寶。從各種謬誤中，你也許有可能避免犯錯，從而趨近真理，至少比較不會被蒙蔽或自欺欺人。</text:span></text:p>
      <text:p text:style-name="P2"><text:span text:style-name="T1">陳真   |  2020.06.01 20:13   |   </text:span><text:a xlink:type="simple" xlink:href="http://palinfo.habago.org/Entry?Command=Information_PrintForum#FORUM39320"><text:span text:style-name="T2">#</text:span></text:a></text:p>
      <text:p text:style-name="P3"><text:span text:style-name="T1">刘旭好，<text:line-break/><text:line-break/>很多年前，差不多三十年了，醫學院剛畢業時，有一回，被迫參加一個研討會，主講者是我朋友。他講完後，點名我要評論，於是我就真的評了，結果是一場悲劇。<text:line-break/><text:line-break/>我質疑他那研究有概念上的根本問題而難以成立。我那朋友聽完後，很不悅地當場抱怨說他做這研究多麼辛苦；潛台詞的意思是說，他都已經這麼盡力了，我為什麼還要批評、不給他面子？<text:line-break/><text:line-break/>但我其實沒有想到這些所謂面子或人情因素的考量，而只想到知識本身。我其實完全抱著好意，儘可能想要對朋友的研究做出最深入的批評。因為，這對他往後的研究難道不是好事嗎？<text:line-break/><text:line-break/>類似悲劇發生許多次，我慢慢才明白，原來我得罪了多少同事與老師。學界、醫界待久之後，我就不想再多說什麼了，至今也已經十多年不再參加學術研討會，因為我害怕又被點名，將會讓我陷入天人交戰，究竟是要我說實話，還是要我說違心之論？實話我不敢說了，而違心之論我至今還沒全盤學會。<text:line-break/><text:line-break/>記得第一次在劍橋參加研討會，有個新來的教授，對系上一位資深教授的想法提出殘酷批評，講得一文不值。我真不敢相信我的耳朵。當時我就坐在那位資深教授身邊，很擔心等一下兩個人是不是會當場打起來？<text:line-break/><text:line-break/>沒想到，中場休息吃餅乾喝咖啡時，看到他們兩個人相談甚歡；也許心裏幹聲連連我不知道，但至少表面上，他們展現了對於知識的熱情與尊重，是什麼就說什麼，相信什麼就說什麼，言語由衷，對錯分明。<text:line-break/><text:line-break/>這可能是劍橋教給我的主要一門課：在真理面前，永不退卻。<text:line-break/><text:line-break/>總之，請刘旭別介意。</text:span></text:p>
      <text:p text:style-name="P2"><text:span text:style-name="T1">鄭豐遠   |  2020.06.01 19:25   |   </text:span><text:a xlink:type="simple" xlink:href="http://palinfo.habago.org/Entry?Command=Information_PrintForum#FORUM39319"><text:span text:style-name="T2">#</text:span></text:a></text:p>
      <text:p text:style-name="P4"><text:span text:style-name="T1">刘旭好，<text:line-break/><text:line-break/>巴勒網留言百無禁忌，想說啥就說啥，不需感到抱歉或壓力，唯一和其他論壇的差別是我們不針對人身發言; 任何想法上的岐異和批評都歡迎，哪怕是把某個想法批評得一文不值 (只要你說出個道理來)，唯一是絕對禁止對著人身指點或攻訐，比如兩岸各種論壇最喜歡的扣帽子文化，在本版面是絕對不容許出現，人身的重要性在這論壇有無限大，要絕對尊重。除此之外人人都可以暢所欲言。我應該算是思想品質不大 ok 的那種，對許多人事物的判斷經常在幾年後回頭看都感到十分羞愧，雖感挫折，但我也沒有因此閉嘴。<text:line-break/><text:line-break/>愛國情緒或對西方的批判，在大陸也許是主流，大陸同胞也許聽都聽到膩了，我能理解那種感受。不過對台灣人來說是完全相反的狀況，崇洋媚外和仇中反華才是每天如雷貫耳照三餐播放的旋律。身為台灣人，對這類崇洋反華思想說幾句反話，也不過一點微不足道的平衡，但那終究不是一種隨波逐流，更不是違心之論。<text:line-break/><text:line-break/>豐遠</text:span></text:p>
      <text:p text:style-name="P2"><text:span text:style-name="T1">刘旭   |  2020.06.01 18:48   |   </text:span><text:a xlink:type="simple" xlink:href="http://palinfo.habago.org/Entry?Command=Information_PrintForum#FORUM39318"><text:span text:style-name="T2">#</text:span></text:a></text:p>
      <text:p text:style-name="P3"><text:span text:style-name="T1">陳真先生，由于我长期在大陆论坛，和人打嘴炮，于是养成了拉大皮扯虎皮的说话习惯，由于语言的使用不够精确和具体，造成很多的歧义。<text:line-break/>其实我想要说的是，近来由于中国大陆在经济上的崛起，从过去的仰视西方，西方一切都好的论调。逐渐开始有了另一种论调，也就是将西方人形容为，充满暴力，道德低下的野蛮人。而中国人，自古是礼仪之邦，爱好和平，从不恃强凌弱，他们时常会拿郑和下西洋作为例子。来论证，西方的船队到了非洲和东南亚，是奴役和战争。而中国人尽管有强大的军队，却没有想过要奴役东南亚和非洲人民。由此得出，中国人在道德上的优越性，和中国人更加爱好和平，和不暴力的论证。而在这个论坛上，也许是我理解的偏差，看到了相似的想法。<text:line-break/>我想反对的是这个，中国人并不是天生更道德，更爱好和平的的人类，欧洲人是也不是更加邪恶的人类，中国的汉人，在对外扩张和殖民的时候，也是充满着暴力，屠</text:span><text:span text:style-name="T5">杀</text:span><text:span text:style-name="T1">，甚至是种族灭绝。 以此作为反例，来反驳，中国人是更加道德的人，这一推论。<text:line-break/>第二点是，西方人种族歧视，和蔑视权威，我想也许可以在西方的哲学和历史中找到一些借</text:span><text:span text:style-name="T5">鉴</text:span><text:span text:style-name="T1">和参考，试图去理解一下，这些想法的形成和基础，人类社会不是一天形成的，而是过去文化历史惯性下的产物。由于我语言使用上的懒惰，而变成了独断式的发言，在这深感抱歉。<text:line-break/><text:line-break/></text:span></text:p>
      <text:p text:style-name="P2"><text:span text:style-name="T1">阿水   |  2020.06.01 17:16   |   </text:span><text:a xlink:type="simple" xlink:href="http://palinfo.habago.org/Entry?Command=Information_PrintForum#FORUM39317"><text:span text:style-name="T2">#</text:span></text:a></text:p>
      <text:p text:style-name="P4"><text:span text:style-name="T1">我國的民主憲政體制承襲自西方政制及國父三民主義，再經制憲者各取所需乃形成「四不像」體制，惟仍可歸類於民主自由體制；現時仍參酌西方主流民主國家體制及其政治思潮為解釋及適用之依歸。惟因目前大陸經濟發展超越台灣，台灣及西方民主國家亂象頻仍，不少大陸同胞乃棄之如敝屣，本板亦鮮見好評。<text:line-break/><text:line-break/>吾師林騰鷂教授，好出銘言，近日復出銘言一則：「對憲政敵人的警覺與反制，是法律人日常的工作與一生的志業」<text:line-break/><text:line-break/>林教授以七十有餘之高齡，於退休後猶屢屢振筆直言時政，聲討「憲政敵人」。今我台灣地區多數民眾，固知以中共政權為我國憲政之敵人，卻不知當下台灣地區之憲政敵人亦為數甚夥或未以憲政價值之維護為首要職志，徒以隱昧未明之事，佐以惡質政客媒體之抹黑渲染，誅心譏評政治人物並定其好惡，竟就諸般彰彰明甚違反我國憲政政治道德之政客，心無掛礙，無有恐怖，此為林教授疾疾為文之餘，更以身為憲法教授而引以為恥。<text:line-break/><text:line-break/>茲舉林教授一文如下，雖其所高倡之政治道德良知，於相異之政治體制未可一體適用，然而此為我國數十年來於政治體制所宗仰及實行之民主自由價值，諸君或可側目一視。<text:line-break/><text:line-break/>監察院亂「菊」的憲政災難<text:line-break/>2020/05/11 中國時報　言論 林騰鷂<text:line-break/><text:line-break/>日前各大媒體報導，陳菊將出任下屆監察院長。對此人事安排，學者批為大開民主倒車。因為在2008年馬英九執政後就謹守憲政分際，聘任王建煊、張博雅等非執政黨籍的監察院長，以求憲政權力之平衡，但號稱民主進步的執政黨，卻選了黨性堅強、爭議性極高的陳菊出任監察院長，在台灣民主史上留下汙名。<text:line-break/><text:line-break/>監察院本是間接民選的民意代表機關，自民國81年改由總統提名後，爭議不斷。前監察院長王建煊就明白表示，監察院是雞肋、養老院，是社會亂源。而民進黨於2014年7月29日「針對立法院行使監察院人事同意權結果」發表聲明，也明白主張回歸「三權分立」的憲政架構，要及早終結監察院。<text:line-break/><text:line-break/>2015年3月30日民進黨中央又發布「修憲要看國家長遠利益」，蔡英文主席裁示，「廢除考監兩院」應該列入第一階段修憲。但蔡英文就任總統，全面執政4年來自食其言，並未終結監察院。其所要追求的「三權分立」憲政架構，也異化為五權一統的變種黨國架構。<text:line-break/><text:line-break/>2015年3月30日民進黨中央又發布「修憲要看國家長遠利益」，蔡英文主席裁示，「廢除考監兩院」應該列入第一階段修憲。但蔡英文就任總統，全面執政4年來自食其言，並未終結監察院。其所要追求的「三權分立」憲政架構，也異化為五權一統的變種黨國架構。<text:line-break/><text:line-break/>陳菊出任下屆監察院長後，依今年1月8日公布之《監察院國家人權委員會組織法》第3條規定，將兼任主任委員，每年並可隨意遴派當然委員以外之兩位監委為國家人權委員會委員。由於監察院已不是民意代表機關，蔡英文這種以黨派監察院長來包攬國家人權委員會的作法，也背離了全世界多數國家所採行「國會監察」制度的主流！<text:line-break/><text:line-break/>另蔡英文占用不良憲法結構便宜，在前年九合一地方選舉敗選後，未經立法院同意，就任命蘇貞昌、陳其邁、林佳龍等組成敗選者內閣，在中央掌大權，監督地方自治事務，讓地方敗選近百萬票、失去民意的人，轉為獲得民意勝選者之中央長官，這種胡亂任命，敗壞了「統治權的行使，應有人民同意」的憲政民主價值。<text:line-break/><text:line-break/>而這種比美國總統人事任命權還要龐大的權力，可以延伸到恣意任免眾多政府出資設立的財團法人、社團法人、行政法人之首長及其董監事人選，造成「一人當選，雞犬升天」的酬庸亂象。在總統有權無責下，層層遞延出行政院院長、各部會首長、各財團法人、社團法人、行政法人之首長都有權無責，造成責任政治虛無的亂象。<text:line-break/><text:line-break/>憲法是最大、最多空隙之法律，必須以政治道德良知來補充。蔡英文如延續近4年來，恣意任命行政首長之後，又指派缺乏政治道德良知的黨派監察院長，來包庇當前行政院體系中用人不依編制、花錢不按預算、辦事不照法律等過多不負責的現象，則將給台灣人民帶來很大的憲政災難。<text:line-break/><text:line-break/>（作者為東海大學法律系退休教授）<text:line-break/></text:span></text:p>
      <text:p text:style-name="P2"><text:span text:style-name="T1">許世勤   |  2020.06.01 16:27   |   </text:span><text:a xlink:type="simple" xlink:href="http://palinfo.habago.org/Entry?Command=Information_PrintForum#FORUM39316"><text:span text:style-name="T2">#</text:span></text:a></text:p>
      <text:p text:style-name="P3"><text:span text:style-name="T1">陳真醫師說的忠良陷落、豺狼當道，其實台灣這一大批年輕人如同香港的青年，他們是當真打從心底認為自己正從事一件救國救民的偉大事業，然後全世界都站在自己這一邊。所以當他們的行為踰越法律與道德規範的時候，他們早已自我催眠自己是站在「正義的一方」，所有的行為都可被原諒。<text:line-break/><text:line-break/>他們的理由其實也很簡單，「中國」兩個字代表的就是萬惡與罪惡的淵藪，必需從這個世界上徹底消滅，凡是替「中國」說話者皆是敵人。簡單的二分法，建立起「我們」是「正義」的，而「敵人」是「邪惡」的對立論。以往我聽到地下電台在宣傳這種對立論調的時候，經常覺得是怎樣的智障才會去相信這種鬼扯，現在卻赫然發現，這樣的人還真不少。另外弔詭的是，每當提到去中國大陸「賺錢」的時候，這些人又都是充滿樂意、躍躍欲試。因此這種「地頭蛇的價值」，即使一個「外地人」再怎麼努力做好建設，但因為他不是「在地人」，所以有著永遠不能被接受的「原罪」。當初馬英九就是個「外人」，韓國瑜也是「外人」，在他們的眼中，韓國瑜能選上高雄市長是他們暫時認為它可以是條「好狗」所以「給個機會」，然而韓國瑜卻跑去「選總統」，是台灣人最不能接受的「背骨」。這個理由我聽多了，我也是南部出身的，太清楚這種地頭蛇思想，但我就是無法認同這種思想。<text:line-break/><text:line-break/>自2014年以來，我身邊的這些八年級生學弟妹，或是大陸稱的九零後，基本上說到「台灣價值」皆充滿自豪，似乎不去對「中國人」吐個口水罵個「支那」就趕不上潮流似的，幾乎各個爭先恐後，而且視「這個國家」的蔡大總統為世界人類的救星，川普更是世界的偉人。整天民主、自由、人權掛在口上，但是從Eric Garner到George Floyd，不是一問三不知，就是看三民自一類的新聞替美國擦脂抹粉。面對真正重大的問題時，這些年輕人往往就慫了，但相信一旦接近選舉，他們很快就會再次「沸騰」了，而且攻擊力十足。<text:line-break/></text:span></text:p>
      <text:p text:style-name="P2"><text:span text:style-name="T1">陳真   |  2020.06.01 10:34   |   </text:span><text:a xlink:type="simple" xlink:href="http://palinfo.habago.org/Entry?Command=Information_PrintForum#FORUM39315"><text:span text:style-name="T2">#</text:span></text:a></text:p>
      <text:p text:style-name="P4"><text:span text:style-name="T1">謝謝刘旭不介意我的直言。你的想法有一種台灣叫做「寫作文」的傾向，有幾點特徵：<text:line-break/><text:line-break/>一，獨斷。<text:line-break/><text:line-break/>獨斷英文叫做dogmatic，簡單說就是教條，亦即既定的結論顛撲不破且不需事實或論證支撐，自行成立，自己說了算。<text:line-break/><text:line-break/>或者這樣說：輕易便有結論，但這結論究竟打哪來，卻沒有任何說明。更簡單地說就是喊口號。你的口號就是「差不多」或「都一樣」。人和動物「差不多」，「沒什麼不同」，中西方及全世界為非作歹之行徑「都一樣」等等。<text:line-break/><text:line-break/>所謂台獨人士，長年以來流行一句話叫做「台獨是台灣惟一的活路」。不管講什麼，這項宣稱不但沒有任何論證，而且居然變成一種「證據」，一種善惡是非的前提。這就是獨斷。<text:line-break/><text:line-break/>二，以修辭取代論證<text:line-break/><text:line-break/>修辭就是「作文」的基本特徵，文情並茂，但卻缺乏基本理性。市面上的廣告或各種文宣，就是一種作文，表達或煽動一種情緒與態度或立場，而不是論證一道命題或主張。<text:line-break/><text:line-break/>作文沒什麼不好，問題是屬性上的運用，你總不能把修辭(rhetoric)當成一種論證 (argument)。<text:line-break/><text:line-break/>舉個例，你憑空「挖出」亞里斯多德的某句話，然後一推三千里，推論說整個西方文明就是這樣。這會不會太離譜了點？<text:line-break/><text:line-break/>記得小時候，不管什麼考試，常有一題如下：「我國早有民主思想，以民主立基，請問出自何人？」答案是孟子，因為他說「民為貴，社稷次之，君為輕。」<text:line-break/><text:line-break/>很可怕吧？台灣的所謂「教育」就是這樣整人的，把人「教育」成腦殘。孟子講那些話跟現代的民主思想豈是一樣的東西？明明不一樣，卻講成「差不多」，然後把一人之言，無限擴大成整個中華民族的政治思想與文化就是「民主」，因此我國自古便是「世界民主的先驅」。<text:line-break/><text:line-break/>我被台灣的所謂「教育」，真是虐待得有夠痛苦，想到學校我就怕，我只有昧著良心、想辦法讓腦子進水，才能一直考第一名。<text:line-break/><text:line-break/>三，先有結論與態度，再有其它。<text:line-break/><text:line-break/>簡單說就是成見已定，然後再來四處挖(根本不是證據的)「證據」，以為佐證，所以才會有那些奇怪的「哲學」論述。 <text:line-break/><text:line-break/>四，胡亂比較。<text:line-break/><text:line-break/>比方說，中國古代戰亂或饑荒，何止人砍人，人吃人，甚且易子而食，小孩互相交換吃，因此，美帝之長年四處姦殺擄掠「沒什麼」，「中西方都一樣」。這樣一種比較不會太荒唐嗎？<text:line-break/><text:line-break/>美軍在過去半個多世紀以來發動數以百計的侵略戰爭，殺害五、六千萬人，製造上億的難民。中國呢？中國有發個一炮一彈去侵略過誰嗎？這兩者能夠稱為「差不多」或「都一樣」嗎？<text:line-break/><text:line-break/>五，差不多精神<text:line-break/><text:line-break/>你的想法有一基本特色，充滿「差不多精神」。<text:line-break/><text:line-break/>周星馳和馬雲曾公開見面，馬雲對周星馳說：「我一天賺191億，你呢？」周星馳轉頭對觀眾說：「我和馬雲之間的差別就只是一個阿里巴巴。」觀眾大笑。這就好像說我和愛因斯坦「都一樣」，都「差不多」，我和愛因斯坦的差別就只是一個相對論。請問這叫「差不多」嗎？<text:line-break/><text:line-break/>六，搞混事實與意義。<text:line-break/><text:line-break/>事實是事實，意義是意義，兩者不同。舉個吾友柏楊先生的例子。他說，醫生看病只說症狀，不說其他。比方說，醫生告訴病人說他有肝硬化、膽結石及腎衰竭。這時候，病人很不滿，「反駁」說，「可是我皮膚白嫩，身材誘人，頭髮烏溜溜」。也許這些都是事實，但是，當它做為某種反駁時，卻缺乏意義。<text:line-break/><text:line-break/>同理，當我們說美國近半個多世紀來在全世界各地進行侵略與殺戮，殺害數千萬人，這時候，講什麼明朝末年張獻忠殺了多少人，台灣人吃過原住民的人肉等等等，這不會太穿越了點嗎？何不乾脆說說山頂洞人幹了哪些壞事？這樣一種議論，太沒營養。</text:span></text:p>
      <text:p text:style-name="P2"><text:span text:style-name="T1">阿水   |  2020.06.01 10:26   |   </text:span><text:a xlink:type="simple" xlink:href="http://palinfo.habago.org/Entry?Command=Information_PrintForum#FORUM39314"><text:span text:style-name="T2">#</text:span></text:a></text:p>
      <text:p text:style-name="P3"><text:span text:style-name="T1">劉旭葛格：<text:line-break/>（註：「葛格」是台灣老骨頭早年玩網路論壇對男生表示親暱的稱呼，對女生就叫「美眉」。）<text:line-break/><text:line-break/>您說「纯粹的虚无和怀疑主义，除了破坏之外，什么也建立不了，确实是混账的也是糊涂的」<text:line-break/><text:line-break/>在佛教禪宗修行方法中，有一個方法叫「參話頭」。不過，我要分享給您是關於內心心行的一個探索方法，有時不妨找一段時間，就這樣純粹的虛無和懷疑到底，問問自己一切的起心動念是虛無的嗎？我的知見都是真的嗎？<text:line-break/><text:line-break/>剛開始每天半個小時就好，不然可能會瘋掉。已離世的現代禪李元松先生曾以搬家為業，有次替客戶搬冰箱時，一面爬樓梯一面思索一個問題，正當緊要關頭，他自然而然停下腳步，背著重重的冰箱站在樓梯定住不動，害得客戶緊張以為他怎麼了。<text:line-break/><text:line-break/>用這種方法在還沒有找到「真理」之前，請記得正常的生活，四維八德都要信守，也不要闖紅燈或酒駕，更不要跟人家說一切都虛無或值得懷疑，因為我們連自己都還沒找到所謂的「意義」或「虛無」，所以先極端的「個人主義」一番，至於「兼善天下」才是下一個問題。<text:line-break/></text:span></text:p>
      <text:p text:style-name="P2"><text:span text:style-name="T1">穎芝   |  2020.06.01 09:28   |   </text:span><text:a xlink:type="simple" xlink:href="http://palinfo.habago.org/Entry?Command=Information_PrintForum#FORUM39313"><text:span text:style-name="T2">#</text:span></text:a></text:p>
      <text:p text:style-name="P4"><text:span text:style-name="T1">補充：<text:line-break/><text:line-break/>「一顆老鼠屎壞了一鍋粥」這大概就是刘旭想述說的重點吧！</text:span></text:p>
      <text:p text:style-name="P2"><text:span text:style-name="T1">穎芝   |  2020.06.01 09:27   |   </text:span><text:a xlink:type="simple" xlink:href="http://palinfo.habago.org/Entry?Command=Information_PrintForum#FORUM39312"><text:span text:style-name="T2">#</text:span></text:a></text:p>
      <text:p text:style-name="P3"><text:span text:style-name="T1">「一竿子打翻一船人」、「以偏概全」大概都是某些人的通病，這一點我在刘旭的回文中又看到了！</text:span></text:p>
      <text:p text:style-name="P2"><text:span text:style-name="T1">刘旭   |  2020.06.01 02:37   |   </text:span><text:a xlink:type="simple" xlink:href="http://palinfo.habago.org/Entry?Command=Information_PrintForum#FORUM39311"><text:span text:style-name="T2">#</text:span></text:a></text:p>
      <text:p text:style-name="P4"><text:span text:style-name="T1">谢谢，陈真先生的回复，我确实是哲学的门外汉，只是自学了点皮毛却在这里班门弄斧，惭愧，惭愧。<text:line-break/>对于真理和正义，应该是人类应该寻求的，就算无法得到，但是对于真理的追寻本身，就会让人接近真理和正义，这个过程本身是有意义的，纯粹的虚无和怀疑主义，除了破坏之外，什么也建立不了，确实是混账的也是糊涂的。<text:line-break/>人类是这样一种动物，充满了暴力，在原始状态下，和动物没什么不同，但是人类组成了社会，那么对于道德和正义必须有所追求，如果人与人之间，没有一些基本的道德观念和规则的遵循，那么人类就无法在社会中彼此依存。真理和正义的寻求，对于人类社会的存在，本身是有意义的，也是值得人追求的。<text:line-break/>最近墙内有一种论调，说中国人自古爱好和平，在这里我看了几页回复，也看到了类似的观念，所以我想稍稍泼下冷水，我下午要说的是，大多数提倡道德的人，并不遵循他们的道德，西方高举，自由和民主人权的大旗。却在全球，挑起战争，颠覆</text:span><text:span text:style-name="T5">敌</text:span><text:span text:style-name="T1">国政府，剥削和奴役第三世界国家的人，但是中国历史上也有无数相似的例子，人类的丑恶和暴力，并不因为国家和民族的不同，而有太大的差别。中国人并没有道德上的优越性，但是并不代表这种丑恶和暴力就是合理的，因为人对于道德和正义的追求，正是人类区别于动物的理由。<text:line-break/></text:span></text:p>
      <text:p text:style-name="P6"><text:span text:style-name="T1">陳真   |  2020.06.01 01:17   |   </text:span><text:a xlink:type="simple" xlink:href="http://palinfo.habago.org/Entry?Command=Information_PrintForum&amp;iPage=2#FORUM39310"><text:span text:style-name="T2">#</text:span></text:a></text:p>
      <text:p text:style-name="P4"><text:span text:style-name="T1">philosophy of mind 的各種想法裏頭，對於「心靈」(mind) 有一種看法，叫做取消主義 (eliminativism)，認為「心靈」做為一種概念是多餘的，無用的，甚至阻礙我們對於大腦科學的進步。它有個口號是這樣：「我們所需關注的，不過就是個大腦」。倘若如此，何必說什麼「心靈」呢？<text:line-break/><text:line-break/>這樣一種觀點，在哲學與科學史上有它巨大的貢獻，因為它「取消」了許多無謂的「形而上」議論，從而專注在神經生物學或分子遺傳層次上的實證性進展。然而，大腦「本身」終究不是一切；取消「心靈」的同時，事實上也取消了關乎對於大腦的理解之諸多可能性。<text:line-break/><text:line-break/>為什麼呢？因為，認定「大腦本身蘊含著有關生命一切問題的最終解答」終究只是一種假設，而非「先驗」(transcendental) 事實。比方說，我們所擁有的並不僅僅只是「疼痛」 (pain)，更多的是「痛苦」(suffer)；即便「疼痛」都不一定能客觀量化，何況必然含有更多「規範性」(normative) 概念的「痛苦」，而「規範性」這東西卻無法取消。<text:line-break/><text:line-break/>對於philosophy of mind 上的取消主義，大約只能講到這，接下來就很難用通俗語言說明了。不過，我要說的不是philosophy of mind 上的取消主義，而是其它類型的取消主義，具有一種庸俗反智的特徵，動不動就要取消這個，取消那個；缺乏認知內涵，卻又姿態擺得很高；什麼也沒說出來，抑或是儘說些可笑想法，卻企圖取消其它所有觀點存在的可能性。<text:line-break/><text:line-break/>在各種議論中，你事實上可以看到取消主義無所不在。它不尋求建立觀點或形成概念，而是以一種高姿態直接告訴大家說「你們都不用講了，講那些都是多餘的啦」。<text:line-break/><text:line-break/>刘旭在這版上所言，便是一例。他說，中國歷史上，中國人也屠殺中國人啊，因此中國人也沒有多好多文明啦；還說非洲人也是互相殺來殺去啊，人類沒有誰比誰更無辜啦；全是叢林法則，弱肉強食啦；沒什麼好講的啦，人都一樣啦。<text:line-break/><text:line-break/>可是，這樣講不是打迷糊仗嗎？如果這樣一種廉價議論說得通，那我們應該取消文字，取消思想，取消一切物理化學與自然科學以外的課程才對，因為「人都一樣啦，文化都一樣啦，是非善惡都是鬼扯蛋啦，沒什麼好講的啦」。<text:line-break/><text:line-break/>思想或思考，就跟藝術或科學一樣，講究一種微妙，而不是講究差不多。正所謂「差之毫釐，失之千里」，一個原子之差，一小段DNA之差，億萬分之一秒之差，所造成的結果就差很多，甚至截然不同。<text:line-break/><text:line-break/>反過來說也一樣，套句周星馳電影「新喜劇之王」的對白，「比爾蓋茲有幾顆眼睛？你有幾顆眼睛？」都是兩顆，難道這就意味著你也可以成為比爾蓋茲？或是套用「小王子」：「這朵」玫瑰跟其它千千萬萬朵玫瑰，難道會是一樣的？難道你的愛人不是「一」，而只是世界上億億萬萬個人「之一」？<text:line-break/><text:line-break/>如果刘旭所言說得通，那麼，我們不光是應該取消文字，取消思想，取消一切非科學之課程 (因為統統都是多餘的)，同時也要取消民族，取消文明，取消國家，取消族群，取消價值，取消所有理念、理想與情感，甚至也得取消人性才對，因為「人性都一樣啦」、「中西方文明都一樣啦」、「都是互相殺來殺去，叢林法則啦，弱肉強食啦」等等。<text:line-break/><text:line-break/>這樣一種議論，不會太沒營養嗎？<text:line-break/><text:line-break/>我上大學前的暑假，因為打抱不平，見義勇為，得罪黑白兩道，結果被兩輛黑頭車當街一前一後包抄，近距離開了三槍，兩槍被我閃過，一槍打中脖子。找了兩家醫院都不敢收，因為那個年代槍擊案少見，醫護人員怕惹禍上身。後來，有一家現在已經倒閉的醫院，勇敢地願意治療我。我記得醫生看完 X 光片後，笑嘻嘻地跟我說恭喜恭喜。我被黑白兩道開槍打得血流如注，他怎麼還跟我恭喜？因為他說，「子彈離我的頸動脈僅有千萬分之一公分，只要子彈稍微再偏一點點，我就沒命了。」<text:line-break/><text:line-break/>各位懂我的意思吧？雖然只差「千萬分之一公分」，但是，後果卻是生死之別。這時候還講「差不多」，那是很無聊的。大家知道，有個「差不多先生」就是這樣，什麼都差不多；既然差不多，那也就沒什麼好講的啦，所有論點和主張統統都應該取消，因為都差不多。<text:line-break/><text:line-break/>「差不多先生」還有個兄弟當法官，外號叫做「各打五十大板先生」，凡事都各打五十大板，以示公平與智慧清高。這也是很腦殘。<text:line-break/><text:line-break/>「差不多先生」有個姐姐，同樣是位熱愛智慧的宗教人士，喜歡講心胸講豁達，信奉「相對主義」，把人生現實種種統統講成相對概念，意思是說好壞相對成立，沒有人該負責，因為沒有「絕對」這回事啦。<text:line-break/><text:line-break/>這也是很傻很無聊。因為，我們畢竟根本不需要訴諸「絕對」概念，照樣能清楚地理解事情，照樣能夠在人事物之間做出善惡是非的明顯區別。打擊「絕對主義」沒有用，因為「絕對」的對立面並非「相對」，兩者之間，仍有無限的程度差異，而生命與生活恰恰就是落在這個光譜上，而非訴諸「絕對」與「相對」之兩個極端。<text:line-break/><text:line-break/>「差不多先生」還有個弟弟，整天喜歡講「兩顆爛蘋果理論」，以示智慧崇高；簡單說就是「兩個都一樣爛啦，都不是好東西啦」，因此也就「沒什麼好計較的啦」、「沒什麼好議論、好努力的啦」、「不用去投票啦，每個黨都一樣爛啦」，因為「都是爛蘋果啦」。<text:line-break/><text:line-break/>問題是，一顆可能只是爛表皮，切掉局部就好，另一顆卻是爛到整顆發霉發臭，這兩顆所謂「爛蘋果」，會是一樣的嗎？不值得做出比較嗎？<text:line-break/><text:line-break/>每當你提到比方說貪污或種族歧視時，上述各類型的「取消主義」一定不絕於耳，以示智慧清明與眼光高遠。取消主義者會跟你說：「哪個國家沒貪污？哪個黨沒貪污？哪個地方沒有歧視？哪個人沒有偏見？」<text:line-break/><text:line-break/>對於這樣一種「智慧」，我只能無言。<text:line-break/><text:line-break/>以上是第一課，接著第二課來了：並非說刘旭所說的那些統統是假的或錯的，而是說，即便是一個完全正確的事實，當它拿來做為某種理由時，它就不再是一種事實與否的問題，而是意義問題了。<text:line-break/><text:line-break/>我寫東西常使用一詞，英文叫做「in a sense」，中文的意思就是「在某個意義上」。小時候學會識字之後，差不多是小學三年級開始，來自文字上最大的震撼就是諸如「在某個意義上」或是「基本上來說」、「一般而言」等等這些辭彙，帶給我一種很深的啟發，原來「意義」(meaning) 是這麼抽象微妙而神奇的一個東西，透過文字上的某種排列組合，我們居然可以傳達出各式各樣深淺不一、寬鬆不一的微妙意涵。<text:line-break/><text:line-break/>回到刘旭所說的那些什麼「中國人也這樣那樣、大家都一樣殺來殺去啦」，即便它是事實 (我是說假設是事實)，當它拿來做為某種反駁時，它就完全走樣了，它已經傳遞出遠超過它本身所能蘊含的意義。或者說，它不可能做為那樣一種反駁。或者再換個方式說，當我們訴說某種意思時，得自己先搞清楚自己究竟是在一種「什麼樣的意義上」(in what sense) 進行陳述。<text:line-break/><text:line-break/>我發現，思想品質的好壞，往往從「in what sense」上可以看得出來。思維低劣者往往以為把意義儘可能擴大比較厲害，最好包山包海。但事實上，「意義」之適用範圍應該越小越好，最好小到像一顆原子那樣小，最有力量。也就是說，我僅僅只是在「某個 (極其有限的)意義」上做出宣稱。這將確保我的宣稱之有效性與微妙意義之所在。我不會傻到用一大團漿糊狀、不清不楚、籠籠統統甚至不知所云的東西去反駁某個細如原子的思維或論點。<text:line-break/><text:line-break/>至於刘旭對於其所謂「西方思想」或「西方哲學」的那些說法，只能說「不知所云」，全然外行。這樣一種理解方式，令人無言。</text:span></text:p>
      <text:p text:style-name="P2"><text:span text:style-name="T1">庆彬   |  2020.06.01 00:10   |   </text:span><text:a xlink:type="simple" xlink:href="http://palinfo.habago.org/Entry?Command=Information_PrintForum&amp;iPage=2#FORUM39309"><text:span text:style-name="T2">#</text:span></text:a></text:p>
      <text:p text:style-name="P3"><text:span text:style-name="T1">我是84年的，也有历史虚无主义的想法。<text:line-break/>唯物论，矛盾论，辩证法，三体里面的“黑暗森林法则”“失去人性失去很多，失去兽性失去一切”。<text:line-break/>升斗小民还能有爱恨情仇， 国家民族都是一个组织体系为控制他的利益阶层争取无止境的利益。</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